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153.04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>
      <style:table-cell-properties fo:border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1" style:family="table-cell" style:parent-style-name="Pivot_20_Table_20_Value" style:data-style-name="N0"/>
    <style:style style:name="ce4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5" style:family="table-cell" style:parent-style-name="Default">
      <style:table-cell-properties fo:background-color="#fff200"/>
    </style:style>
    <style:style style:name="ce51" style:family="table-cell" style:parent-style-name="Default">
      <style:table-cell-properties fo:background-color="#faa61a"/>
    </style:style>
    <style:style style:name="ce52" style:family="table-cell" style:parent-style-name="Default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19-10-21 01:38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320139" calcext:value-type="float">
            <text:p>0.000320139</text:p>
          </table:table-cell>
          <table:table-cell office:value-type="float" office:value="0.00057709" calcext:value-type="float">
            <text:p>0.00057709</text:p>
          </table:table-cell>
          <table:table-cell office:value-type="float" office:value="0.000314258" calcext:value-type="float">
            <text:p>0.000314258</text:p>
          </table:table-cell>
          <table:table-cell office:value-type="float" office:value="0.00057709" calcext:value-type="float">
            <text:p>0.00057709</text:p>
          </table:table-cell>
          <table:table-cell office:value-type="float" office:value="0.000314258" calcext:value-type="float">
            <text:p>0.000314258</text:p>
          </table:table-cell>
          <table:table-cell office:value-type="float" office:value="0.00057709" calcext:value-type="float">
            <text:p>0.00057709</text:p>
          </table:table-cell>
          <table:table-cell office:value-type="float" office:value="0.000314258" calcext:value-type="float">
            <text:p>0.000314258</text:p>
          </table:table-cell>
        </table:table-row>
        <table:table-row table:style-name="ro1">
          <table:table-cell office:value-type="string" calcext:value-type="string">
            <text:p>2019-10-21 01:38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691499271" calcext:value-type="float">
            <text:p>1.691499271</text:p>
          </table:table-cell>
          <table:table-cell office:value-type="float" office:value="1.671863053" calcext:value-type="float">
            <text:p>1.671863053</text:p>
          </table:table-cell>
          <table:table-cell office:value-type="float" office:value="1.672653121" calcext:value-type="float">
            <text:p>1.672653121</text:p>
          </table:table-cell>
          <table:table-cell office:value-type="float" office:value="1.671863053" calcext:value-type="float">
            <text:p>1.671863053</text:p>
          </table:table-cell>
          <table:table-cell office:value-type="float" office:value="1.672653121" calcext:value-type="float">
            <text:p>1.672653121</text:p>
          </table:table-cell>
          <table:table-cell office:value-type="float" office:value="1.671863053" calcext:value-type="float">
            <text:p>1.671863053</text:p>
          </table:table-cell>
          <table:table-cell office:value-type="float" office:value="1.672653121" calcext:value-type="float">
            <text:p>1.672653121</text:p>
          </table:table-cell>
        </table:table-row>
        <table:table-row table:style-name="ro1">
          <table:table-cell office:value-type="string" calcext:value-type="string">
            <text:p>2019-10-21 01:38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399828" calcext:value-type="float">
            <text:p>0.000399828</text:p>
          </table:table-cell>
          <table:table-cell office:value-type="float" office:value="0.00058818" calcext:value-type="float">
            <text:p>0.00058818</text:p>
          </table:table-cell>
          <table:table-cell office:value-type="float" office:value="0.000478145" calcext:value-type="float">
            <text:p>0.000478145</text:p>
          </table:table-cell>
          <table:table-cell office:value-type="float" office:value="0.00117636" calcext:value-type="float">
            <text:p>0.00117636</text:p>
          </table:table-cell>
          <table:table-cell office:value-type="float" office:value="0.00095629" calcext:value-type="float">
            <text:p>0.00095629</text:p>
          </table:table-cell>
          <table:table-cell office:value-type="float" office:value="0.00029409" calcext:value-type="float">
            <text:p>0.00029409</text:p>
          </table:table-cell>
          <table:table-cell office:value-type="float" office:value="0.0002390725" calcext:value-type="float">
            <text:p>0.0002390725</text:p>
          </table:table-cell>
        </table:table-row>
        <table:table-row table:style-name="ro1">
          <table:table-cell office:value-type="string" calcext:value-type="string">
            <text:p>2019-10-21 01:38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1.94926245" calcext:value-type="float">
            <text:p>1.94926245</text:p>
          </table:table-cell>
          <table:table-cell office:value-type="float" office:value="1.73565838" calcext:value-type="float">
            <text:p>1.73565838</text:p>
          </table:table-cell>
          <table:table-cell office:value-type="float" office:value="1.760170441" calcext:value-type="float">
            <text:p>1.760170441</text:p>
          </table:table-cell>
          <table:table-cell office:value-type="float" office:value="3.47131676" calcext:value-type="float">
            <text:p>3.47131676</text:p>
          </table:table-cell>
          <table:table-cell office:value-type="float" office:value="3.520340882" calcext:value-type="float">
            <text:p>3.520340882</text:p>
          </table:table-cell>
          <table:table-cell office:value-type="float" office:value="0.86782919" calcext:value-type="float">
            <text:p>0.86782919</text:p>
          </table:table-cell>
          <table:table-cell office:value-type="float" office:value="0.8800852205" calcext:value-type="float">
            <text:p>0.8800852205</text:p>
          </table:table-cell>
        </table:table-row>
        <table:table-row table:style-name="ro1">
          <table:table-cell office:value-type="string" calcext:value-type="string">
            <text:p>2019-10-21 01:38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89509" calcext:value-type="float">
            <text:p>0.000389509</text:p>
          </table:table-cell>
          <table:table-cell office:value-type="float" office:value="0.000585195" calcext:value-type="float">
            <text:p>0.000585195</text:p>
          </table:table-cell>
          <table:table-cell office:value-type="float" office:value="0.000498503" calcext:value-type="float">
            <text:p>0.000498503</text:p>
          </table:table-cell>
          <table:table-cell office:value-type="float" office:value="0.001755585" calcext:value-type="float">
            <text:p>0.001755585</text:p>
          </table:table-cell>
          <table:table-cell office:value-type="float" office:value="0.001495509" calcext:value-type="float">
            <text:p>0.001495509</text:p>
          </table:table-cell>
          <table:table-cell office:value-type="float" office:value="0.000195065" calcext:value-type="float">
            <text:p>0.000195065</text:p>
          </table:table-cell>
          <table:table-cell office:value-type="float" office:value="0.000166167666666667" calcext:value-type="float">
            <text:p>0.000166167666667</text:p>
          </table:table-cell>
        </table:table-row>
        <table:table-row table:style-name="ro1">
          <table:table-cell office:value-type="string" calcext:value-type="string">
            <text:p>2019-10-21 01:38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717125937" calcext:value-type="float">
            <text:p>1.717125937</text:p>
          </table:table-cell>
          <table:table-cell office:value-type="float" office:value="0.975915568" calcext:value-type="float">
            <text:p>0.975915568</text:p>
          </table:table-cell>
          <table:table-cell office:value-type="float" office:value="1.930792866" calcext:value-type="float">
            <text:p>1.930792866</text:p>
          </table:table-cell>
          <table:table-cell office:value-type="float" office:value="2.927746704" calcext:value-type="float">
            <text:p>2.927746704</text:p>
          </table:table-cell>
          <table:table-cell office:value-type="float" office:value="5.792378598" calcext:value-type="float">
            <text:p>5.792378598</text:p>
          </table:table-cell>
          <table:table-cell office:value-type="float" office:value="0.325305189333333" calcext:value-type="float">
            <text:p>0.325305189333333</text:p>
          </table:table-cell>
          <table:table-cell office:value-type="float" office:value="0.643597622" calcext:value-type="float">
            <text:p>0.643597622</text:p>
          </table:table-cell>
        </table:table-row>
        <table:table-row table:style-name="ro1">
          <table:table-cell office:value-type="string" calcext:value-type="string">
            <text:p>2019-10-21 01:38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446295" calcext:value-type="float">
            <text:p>0.000446295</text:p>
          </table:table-cell>
          <table:table-cell office:value-type="float" office:value="0.000762046" calcext:value-type="float">
            <text:p>0.000762046</text:p>
          </table:table-cell>
          <table:table-cell office:value-type="float" office:value="0.000625109" calcext:value-type="float">
            <text:p>0.000625109</text:p>
          </table:table-cell>
          <table:table-cell office:value-type="float" office:value="0.003048184" calcext:value-type="float">
            <text:p>0.003048184</text:p>
          </table:table-cell>
          <table:table-cell office:value-type="float" office:value="0.002500436" calcext:value-type="float">
            <text:p>0.002500436</text:p>
          </table:table-cell>
          <table:table-cell office:value-type="float" office:value="0.0001905115" calcext:value-type="float">
            <text:p>0.0001905115</text:p>
          </table:table-cell>
          <table:table-cell office:value-type="float" office:value="0.00015627725" calcext:value-type="float">
            <text:p>0.00015627725</text:p>
          </table:table-cell>
        </table:table-row>
        <table:table-row table:style-name="ro1">
          <table:table-cell office:value-type="string" calcext:value-type="string">
            <text:p>2019-10-21 01:38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.782645511" calcext:value-type="float">
            <text:p>1.782645511</text:p>
          </table:table-cell>
          <table:table-cell office:value-type="float" office:value="0.701916873" calcext:value-type="float">
            <text:p>0.701916873</text:p>
          </table:table-cell>
          <table:table-cell office:value-type="float" office:value="2.08259564" calcext:value-type="float">
            <text:p>2.08259564</text:p>
          </table:table-cell>
          <table:table-cell office:value-type="float" office:value="2.807667492" calcext:value-type="float">
            <text:p>2.807667492</text:p>
          </table:table-cell>
          <table:table-cell office:value-type="float" office:value="8.33038256" calcext:value-type="float">
            <text:p>8.33038256</text:p>
          </table:table-cell>
          <table:table-cell office:value-type="float" office:value="0.17547921825" calcext:value-type="float">
            <text:p>0.17547921825</text:p>
          </table:table-cell>
          <table:table-cell office:value-type="float" office:value="0.52064891" calcext:value-type="float">
            <text:p>0.52064891</text:p>
          </table:table-cell>
        </table:table-row>
        <table:table-row table:style-name="ro1">
          <table:table-cell office:value-type="string" calcext:value-type="string">
            <text:p>2019-10-21 01:3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412933" calcext:value-type="float">
            <text:p>0.000412933</text:p>
          </table:table-cell>
          <table:table-cell office:value-type="float" office:value="0.001110628" calcext:value-type="float">
            <text:p>0.001110628</text:p>
          </table:table-cell>
          <table:table-cell office:value-type="float" office:value="0.000544088" calcext:value-type="float">
            <text:p>0.000544088</text:p>
          </table:table-cell>
          <table:table-cell office:value-type="float" office:value="0.00555314" calcext:value-type="float">
            <text:p>0.00555314</text:p>
          </table:table-cell>
          <table:table-cell office:value-type="float" office:value="0.00272044" calcext:value-type="float">
            <text:p>0.00272044</text:p>
          </table:table-cell>
          <table:table-cell office:value-type="float" office:value="0.0002221256" calcext:value-type="float">
            <text:p>0.0002221256</text:p>
          </table:table-cell>
          <table:table-cell office:value-type="float" office:value="0.0001088176" calcext:value-type="float">
            <text:p>0.0001088176</text:p>
          </table:table-cell>
        </table:table-row>
        <table:table-row table:style-name="ro1">
          <table:table-cell office:value-type="string" calcext:value-type="string">
            <text:p>2019-10-21 01:3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774848664" calcext:value-type="float">
            <text:p>1.774848664</text:p>
          </table:table-cell>
          <table:table-cell office:value-type="float" office:value="1.334475663" calcext:value-type="float">
            <text:p>1.334475663</text:p>
          </table:table-cell>
          <table:table-cell office:value-type="float" office:value="1.653266181" calcext:value-type="float">
            <text:p>1.653266181</text:p>
          </table:table-cell>
          <table:table-cell office:value-type="float" office:value="6.672378315" calcext:value-type="float">
            <text:p>6.672378315</text:p>
          </table:table-cell>
          <table:table-cell office:value-type="float" office:value="8.266330905" calcext:value-type="float">
            <text:p>8.266330905</text:p>
          </table:table-cell>
          <table:table-cell office:value-type="float" office:value="0.2668951326" calcext:value-type="float">
            <text:p>0.2668951326</text:p>
          </table:table-cell>
          <table:table-cell office:value-type="float" office:value="0.3306532362" calcext:value-type="float">
            <text:p>0.3306532362</text:p>
          </table:table-cell>
        </table:table-row>
        <table:table-row table:style-name="ro1">
          <table:table-cell office:value-type="string" calcext:value-type="string">
            <text:p>2019-10-21 01:3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371776" calcext:value-type="float">
            <text:p>0.000371776</text:p>
          </table:table-cell>
          <table:table-cell office:value-type="float" office:value="0.000901577" calcext:value-type="float">
            <text:p>0.000901577</text:p>
          </table:table-cell>
          <table:table-cell office:value-type="float" office:value="0.000859819" calcext:value-type="float">
            <text:p>0.000859819</text:p>
          </table:table-cell>
          <table:table-cell office:value-type="float" office:value="0.005409462" calcext:value-type="float">
            <text:p>0.005409462</text:p>
          </table:table-cell>
          <table:table-cell office:value-type="float" office:value="0.005158914" calcext:value-type="float">
            <text:p>0.005158914</text:p>
          </table:table-cell>
          <table:table-cell office:value-type="float" office:value="0.000150262833333333" calcext:value-type="float">
            <text:p>0.000150262833333</text:p>
          </table:table-cell>
          <table:table-cell office:value-type="float" office:value="0.000143303166666667" calcext:value-type="float">
            <text:p>0.000143303166667</text:p>
          </table:table-cell>
        </table:table-row>
        <table:table-row table:style-name="ro1">
          <table:table-cell office:value-type="string" calcext:value-type="string">
            <text:p>2019-10-21 01:3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635047094" calcext:value-type="float">
            <text:p>1.635047094</text:p>
          </table:table-cell>
          <table:table-cell office:value-type="float" office:value="0.45784438" calcext:value-type="float">
            <text:p>0.45784438</text:p>
          </table:table-cell>
          <table:table-cell office:value-type="float" office:value="2.404858134" calcext:value-type="float">
            <text:p>2.404858134</text:p>
          </table:table-cell>
          <table:table-cell office:value-type="float" office:value="2.74706628" calcext:value-type="float">
            <text:p>2.74706628</text:p>
          </table:table-cell>
          <table:table-cell office:value-type="float" office:value="14.429148804" calcext:value-type="float">
            <text:p>14.429148804</text:p>
          </table:table-cell>
          <table:table-cell office:value-type="float" office:value="0.0763073966666667" calcext:value-type="float">
            <text:p>0.076307396666667</text:p>
          </table:table-cell>
          <table:table-cell office:value-type="float" office:value="0.400809689" calcext:value-type="float">
            <text:p>0.400809689</text:p>
          </table:table-cell>
        </table:table-row>
        <table:table-row table:style-name="ro1">
          <table:table-cell office:value-type="string" calcext:value-type="string">
            <text:p>2019-10-21 01:3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3738" calcext:value-type="float">
            <text:p>0.0003738</text:p>
          </table:table-cell>
          <table:table-cell office:value-type="float" office:value="0.000862423" calcext:value-type="float">
            <text:p>0.000862423</text:p>
          </table:table-cell>
          <table:table-cell office:value-type="float" office:value="0.000567111" calcext:value-type="float">
            <text:p>0.000567111</text:p>
          </table:table-cell>
          <table:table-cell office:value-type="float" office:value="0.006036961" calcext:value-type="float">
            <text:p>0.006036961</text:p>
          </table:table-cell>
          <table:table-cell office:value-type="float" office:value="0.003969777" calcext:value-type="float">
            <text:p>0.003969777</text:p>
          </table:table-cell>
          <table:table-cell office:value-type="float" office:value="0.000123203285714286" calcext:value-type="float">
            <text:p>0.000123203285714</text:p>
          </table:table-cell>
          <table:table-cell office:value-type="float" office:value="0.0000810158571428572" calcext:value-type="float">
            <text:p>8.10158571428572E-05</text:p>
          </table:table-cell>
        </table:table-row>
        <table:table-row table:style-name="ro1">
          <table:table-cell office:value-type="string" calcext:value-type="string">
            <text:p>2019-10-21 01:3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553982566" calcext:value-type="float">
            <text:p>1.553982566</text:p>
          </table:table-cell>
          <table:table-cell office:value-type="float" office:value="1.362285274" calcext:value-type="float">
            <text:p>1.362285274</text:p>
          </table:table-cell>
          <table:table-cell office:value-type="float" office:value="1.580878248" calcext:value-type="float">
            <text:p>1.580878248</text:p>
          </table:table-cell>
          <table:table-cell office:value-type="float" office:value="9.535996918" calcext:value-type="float">
            <text:p>9.535996918</text:p>
          </table:table-cell>
          <table:table-cell office:value-type="float" office:value="11.066147736" calcext:value-type="float">
            <text:p>11.066147736</text:p>
          </table:table-cell>
          <table:table-cell office:value-type="float" office:value="0.194612182" calcext:value-type="float">
            <text:p>0.194612182</text:p>
          </table:table-cell>
          <table:table-cell office:value-type="float" office:value="0.225839749714286" calcext:value-type="float">
            <text:p>0.225839749714286</text:p>
          </table:table-cell>
        </table:table-row>
        <table:table-row table:style-name="ro1">
          <table:table-cell office:value-type="string" calcext:value-type="string">
            <text:p>2019-10-21 01:39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381785" calcext:value-type="float">
            <text:p>0.000381785</text:p>
          </table:table-cell>
          <table:table-cell office:value-type="float" office:value="0.001245029" calcext:value-type="float">
            <text:p>0.001245029</text:p>
          </table:table-cell>
          <table:table-cell office:value-type="float" office:value="0.000952833" calcext:value-type="float">
            <text:p>0.000952833</text:p>
          </table:table-cell>
          <table:table-cell office:value-type="float" office:value="0.009960232" calcext:value-type="float">
            <text:p>0.009960232</text:p>
          </table:table-cell>
          <table:table-cell office:value-type="float" office:value="0.007622664" calcext:value-type="float">
            <text:p>0.007622664</text:p>
          </table:table-cell>
          <table:table-cell office:value-type="float" office:value="0.000155628625" calcext:value-type="float">
            <text:p>0.000155628625</text:p>
          </table:table-cell>
          <table:table-cell office:value-type="float" office:value="0.000119104125" calcext:value-type="float">
            <text:p>0.000119104125</text:p>
          </table:table-cell>
        </table:table-row>
        <table:table-row table:style-name="ro1">
          <table:table-cell office:value-type="string" calcext:value-type="string">
            <text:p>2019-10-21 01:39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66655373" calcext:value-type="float">
            <text:p>1.66655373</text:p>
          </table:table-cell>
          <table:table-cell office:value-type="float" office:value="0.306529268" calcext:value-type="float">
            <text:p>0.306529268</text:p>
          </table:table-cell>
          <table:table-cell office:value-type="float" office:value="2.689122335" calcext:value-type="float">
            <text:p>2.689122335</text:p>
          </table:table-cell>
          <table:table-cell office:value-type="float" office:value="2.452234144" calcext:value-type="float">
            <text:p>2.452234144</text:p>
          </table:table-cell>
          <table:table-cell office:value-type="float" office:value="21.51297868" calcext:value-type="float">
            <text:p>21.51297868</text:p>
          </table:table-cell>
          <table:table-cell office:value-type="float" office:value="0.0383161585" calcext:value-type="float">
            <text:p>0.0383161585</text:p>
          </table:table-cell>
          <table:table-cell office:value-type="float" office:value="0.336140291875" calcext:value-type="float">
            <text:p>0.336140291875</text:p>
          </table:table-cell>
        </table:table-row>
        <table:table-row table:style-name="ro1">
          <table:table-cell office:value-type="string" calcext:value-type="string">
            <text:p>2019-10-21 01:39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35232" calcext:value-type="float">
            <text:p>0.00035232</text:p>
          </table:table-cell>
          <table:table-cell office:value-type="float" office:value="0.000861331" calcext:value-type="float">
            <text:p>0.000861331</text:p>
          </table:table-cell>
          <table:table-cell office:value-type="float" office:value="0.001424284" calcext:value-type="float">
            <text:p>0.001424284</text:p>
          </table:table-cell>
          <table:table-cell office:value-type="float" office:value="0.007751979" calcext:value-type="float">
            <text:p>0.007751979</text:p>
          </table:table-cell>
          <table:table-cell office:value-type="float" office:value="0.012818556" calcext:value-type="float">
            <text:p>0.012818556</text:p>
          </table:table-cell>
          <table:table-cell office:value-type="float" office:value="0.0000957034444444444" calcext:value-type="float">
            <text:p>9.57034444444444E-05</text:p>
          </table:table-cell>
          <table:table-cell office:value-type="float" office:value="0.000158253777777778" calcext:value-type="float">
            <text:p>0.000158253777778</text:p>
          </table:table-cell>
        </table:table-row>
        <table:table-row table:style-name="ro1">
          <table:table-cell office:value-type="string" calcext:value-type="string">
            <text:p>2019-10-21 01:39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540513979" calcext:value-type="float">
            <text:p>1.540513979</text:p>
          </table:table-cell>
          <table:table-cell office:value-type="float" office:value="0.214757759" calcext:value-type="float">
            <text:p>0.214757759</text:p>
          </table:table-cell>
          <table:table-cell office:value-type="float" office:value="2.825374104" calcext:value-type="float">
            <text:p>2.825374104</text:p>
          </table:table-cell>
          <table:table-cell office:value-type="float" office:value="1.932819831" calcext:value-type="float">
            <text:p>1.932819831</text:p>
          </table:table-cell>
          <table:table-cell office:value-type="float" office:value="25.428366936" calcext:value-type="float">
            <text:p>25.428366936</text:p>
          </table:table-cell>
          <table:table-cell office:value-type="float" office:value="0.0238619732222222" calcext:value-type="float">
            <text:p>0.023861973222222</text:p>
          </table:table-cell>
          <table:table-cell office:value-type="float" office:value="0.313930456" calcext:value-type="float">
            <text:p>0.313930456</text:p>
          </table:table-cell>
        </table:table-row>
        <table:table-row table:style-name="ro1">
          <table:table-cell office:value-type="string" calcext:value-type="string">
            <text:p>2019-10-21 01:39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373739" calcext:value-type="float">
            <text:p>0.000373739</text:p>
          </table:table-cell>
          <table:table-cell office:value-type="float" office:value="0.001038833" calcext:value-type="float">
            <text:p>0.001038833</text:p>
          </table:table-cell>
          <table:table-cell office:value-type="float" office:value="0.001272421" calcext:value-type="float">
            <text:p>0.001272421</text:p>
          </table:table-cell>
          <table:table-cell office:value-type="float" office:value="0.01038833" calcext:value-type="float">
            <text:p>0.01038833</text:p>
          </table:table-cell>
          <table:table-cell office:value-type="float" office:value="0.01272421" calcext:value-type="float">
            <text:p>0.01272421</text:p>
          </table:table-cell>
          <table:table-cell office:value-type="float" office:value="0.0001038833" calcext:value-type="float">
            <text:p>0.0001038833</text:p>
          </table:table-cell>
          <table:table-cell office:value-type="float" office:value="0.0001272421" calcext:value-type="float">
            <text:p>0.0001272421</text:p>
          </table:table-cell>
        </table:table-row>
        <table:table-row table:style-name="ro1">
          <table:table-cell office:value-type="string" calcext:value-type="string">
            <text:p>2019-10-21 01:39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648392012" calcext:value-type="float">
            <text:p>1.648392012</text:p>
          </table:table-cell>
          <table:table-cell office:value-type="float" office:value="1.540873481" calcext:value-type="float">
            <text:p>1.540873481</text:p>
          </table:table-cell>
          <table:table-cell office:value-type="float" office:value="1.715903432" calcext:value-type="float">
            <text:p>1.715903432</text:p>
          </table:table-cell>
          <table:table-cell office:value-type="float" office:value="15.40873481" calcext:value-type="float">
            <text:p>15.40873481</text:p>
          </table:table-cell>
          <table:table-cell office:value-type="float" office:value="17.15903432" calcext:value-type="float">
            <text:p>17.15903432</text:p>
          </table:table-cell>
          <table:table-cell office:value-type="float" office:value="0.1540873481" calcext:value-type="float">
            <text:p>0.1540873481</text:p>
          </table:table-cell>
          <table:table-cell office:value-type="float" office:value="0.1715903432" calcext:value-type="float">
            <text:p>0.1715903432</text:p>
          </table:table-cell>
        </table:table-row>
        <table:table-row table:style-name="ro1">
          <table:table-cell office:value-type="string" calcext:value-type="string">
            <text:p>2019-10-21 01:39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376094" calcext:value-type="float">
            <text:p>0.000376094</text:p>
          </table:table-cell>
          <table:table-cell office:value-type="float" office:value="0.001390471" calcext:value-type="float">
            <text:p>0.001390471</text:p>
          </table:table-cell>
          <table:table-cell office:value-type="float" office:value="0.000972981" calcext:value-type="float">
            <text:p>0.000972981</text:p>
          </table:table-cell>
          <table:table-cell office:value-type="float" office:value="0.015295181" calcext:value-type="float">
            <text:p>0.015295181</text:p>
          </table:table-cell>
          <table:table-cell office:value-type="float" office:value="0.010702791" calcext:value-type="float">
            <text:p>0.010702791</text:p>
          </table:table-cell>
          <table:table-cell office:value-type="float" office:value="0.000126406454545455" calcext:value-type="float">
            <text:p>0.000126406454545</text:p>
          </table:table-cell>
          <table:table-cell office:value-type="float" office:value="0.0000884528181818182" calcext:value-type="float">
            <text:p>8.84528181818182E-05</text:p>
          </table:table-cell>
        </table:table-row>
        <table:table-row table:style-name="ro1">
          <table:table-cell office:value-type="string" calcext:value-type="string">
            <text:p>2019-10-21 01:39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577721813" calcext:value-type="float">
            <text:p>1.577721813</text:p>
          </table:table-cell>
          <table:table-cell office:value-type="float" office:value="0.573323765" calcext:value-type="float">
            <text:p>0.573323765</text:p>
          </table:table-cell>
          <table:table-cell office:value-type="float" office:value="2.414045614" calcext:value-type="float">
            <text:p>2.414045614</text:p>
          </table:table-cell>
          <table:table-cell office:value-type="float" office:value="6.306561415" calcext:value-type="float">
            <text:p>6.306561415</text:p>
          </table:table-cell>
          <table:table-cell office:value-type="float" office:value="26.554501754" calcext:value-type="float">
            <text:p>26.554501754</text:p>
          </table:table-cell>
          <table:table-cell office:value-type="float" office:value="0.0521203422727273" calcext:value-type="float">
            <text:p>0.052120342272727</text:p>
          </table:table-cell>
          <table:table-cell office:value-type="float" office:value="0.219458692181818" calcext:value-type="float">
            <text:p>0.219458692181818</text:p>
          </table:table-cell>
        </table:table-row>
        <table:table-row table:style-name="ro1">
          <table:table-cell office:value-type="string" calcext:value-type="string">
            <text:p>2019-10-21 01:39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41189" calcext:value-type="float">
            <text:p>0.00041189</text:p>
          </table:table-cell>
          <table:table-cell office:value-type="float" office:value="0.000851884" calcext:value-type="float">
            <text:p>0.000851884</text:p>
          </table:table-cell>
          <table:table-cell office:value-type="float" office:value="0.001745625" calcext:value-type="float">
            <text:p>0.001745625</text:p>
          </table:table-cell>
          <table:table-cell office:value-type="float" office:value="0.010222608" calcext:value-type="float">
            <text:p>0.010222608</text:p>
          </table:table-cell>
          <table:table-cell office:value-type="float" office:value="0.0209475" calcext:value-type="float">
            <text:p>0.0209475</text:p>
          </table:table-cell>
          <table:table-cell office:value-type="float" office:value="0.0000709903333333333" calcext:value-type="float">
            <text:p>7.09903333333333E-05</text:p>
          </table:table-cell>
          <table:table-cell office:value-type="float" office:value="0.00014546875" calcext:value-type="float">
            <text:p>0.00014546875</text:p>
          </table:table-cell>
        </table:table-row>
        <table:table-row table:style-name="ro1">
          <table:table-cell office:value-type="string" calcext:value-type="string">
            <text:p>2019-10-21 01:39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631755236" calcext:value-type="float">
            <text:p>1.631755236</text:p>
          </table:table-cell>
          <table:table-cell office:value-type="float" office:value="0.069960461" calcext:value-type="float">
            <text:p>0.069960461</text:p>
          </table:table-cell>
          <table:table-cell office:value-type="float" office:value="3.006414963" calcext:value-type="float">
            <text:p>3.006414963</text:p>
          </table:table-cell>
          <table:table-cell office:value-type="float" office:value="0.839525532" calcext:value-type="float">
            <text:p>0.839525532</text:p>
          </table:table-cell>
          <table:table-cell office:value-type="float" office:value="36.076979556" calcext:value-type="float">
            <text:p>36.076979556</text:p>
          </table:table-cell>
          <table:table-cell office:value-type="float" office:value="0.00583003841666667" calcext:value-type="float">
            <text:p>0.005830038416667</text:p>
          </table:table-cell>
          <table:table-cell office:value-type="float" office:value="0.25053458025" calcext:value-type="float">
            <text:p>0.25053458025</text:p>
          </table:table-cell>
        </table:table-row>
        <table:table-row table:style-name="ro1">
          <table:table-cell office:value-type="string" calcext:value-type="string">
            <text:p>2019-10-21 01:3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402212" calcext:value-type="float">
            <text:p>0.000402212</text:p>
          </table:table-cell>
          <table:table-cell office:value-type="float" office:value="0.000644025" calcext:value-type="float">
            <text:p>0.000644025</text:p>
          </table:table-cell>
          <table:table-cell office:value-type="float" office:value="0.001676076" calcext:value-type="float">
            <text:p>0.001676076</text:p>
          </table:table-cell>
          <table:table-cell office:value-type="float" office:value="0.008372325" calcext:value-type="float">
            <text:p>0.008372325</text:p>
          </table:table-cell>
          <table:table-cell office:value-type="float" office:value="0.021788988" calcext:value-type="float">
            <text:p>0.021788988</text:p>
          </table:table-cell>
          <table:table-cell office:value-type="float" office:value="0.0000495403846153846" calcext:value-type="float">
            <text:p>4.95403846153846E-05</text:p>
          </table:table-cell>
          <table:table-cell office:value-type="float" office:value="0.000128928923076923" calcext:value-type="float">
            <text:p>0.000128928923077</text:p>
          </table:table-cell>
        </table:table-row>
        <table:table-row table:style-name="ro1">
          <table:table-cell office:value-type="string" calcext:value-type="string">
            <text:p>2019-10-21 01:3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86541532" calcext:value-type="float">
            <text:p>1.86541532</text:p>
          </table:table-cell>
          <table:table-cell office:value-type="float" office:value="0.423459667" calcext:value-type="float">
            <text:p>0.423459667</text:p>
          </table:table-cell>
          <table:table-cell office:value-type="float" office:value="2.773559544" calcext:value-type="float">
            <text:p>2.773559544</text:p>
          </table:table-cell>
          <table:table-cell office:value-type="float" office:value="5.504975671" calcext:value-type="float">
            <text:p>5.504975671</text:p>
          </table:table-cell>
          <table:table-cell office:value-type="float" office:value="36.056274072" calcext:value-type="float">
            <text:p>36.056274072</text:p>
          </table:table-cell>
          <table:table-cell office:value-type="float" office:value="0.0325738205384615" calcext:value-type="float">
            <text:p>0.032573820538462</text:p>
          </table:table-cell>
          <table:table-cell office:value-type="float" office:value="0.213350734153846" calcext:value-type="float">
            <text:p>0.213350734153846</text:p>
          </table:table-cell>
        </table:table-row>
        <table:table-row table:style-name="ro1">
          <table:table-cell office:value-type="string" calcext:value-type="string">
            <text:p>2019-10-21 01:3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390721" calcext:value-type="float">
            <text:p>0.000390721</text:p>
          </table:table-cell>
          <table:table-cell office:value-type="float" office:value="0.001512459" calcext:value-type="float">
            <text:p>0.001512459</text:p>
          </table:table-cell>
          <table:table-cell office:value-type="float" office:value="0.001051858" calcext:value-type="float">
            <text:p>0.001051858</text:p>
          </table:table-cell>
          <table:table-cell office:value-type="float" office:value="0.021174426" calcext:value-type="float">
            <text:p>0.021174426</text:p>
          </table:table-cell>
          <table:table-cell office:value-type="float" office:value="0.014726012" calcext:value-type="float">
            <text:p>0.014726012</text:p>
          </table:table-cell>
          <table:table-cell office:value-type="float" office:value="0.000108032785714286" calcext:value-type="float">
            <text:p>0.000108032785714</text:p>
          </table:table-cell>
          <table:table-cell office:value-type="float" office:value="0.0000751327142857143" calcext:value-type="float">
            <text:p>7.51327142857143E-05</text:p>
          </table:table-cell>
        </table:table-row>
        <table:table-row table:style-name="ro1">
          <table:table-cell office:value-type="string" calcext:value-type="string">
            <text:p>2019-10-21 01:3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67570879" calcext:value-type="float">
            <text:p>1.67570879</text:p>
          </table:table-cell>
          <table:table-cell office:value-type="float" office:value="1.598027876" calcext:value-type="float">
            <text:p>1.598027876</text:p>
          </table:table-cell>
          <table:table-cell office:value-type="float" office:value="1.857546709" calcext:value-type="float">
            <text:p>1.857546709</text:p>
          </table:table-cell>
          <table:table-cell office:value-type="float" office:value="22.372390264" calcext:value-type="float">
            <text:p>22.372390264</text:p>
          </table:table-cell>
          <table:table-cell office:value-type="float" office:value="26.005653926" calcext:value-type="float">
            <text:p>26.005653926</text:p>
          </table:table-cell>
          <table:table-cell office:value-type="float" office:value="0.114144848285714" calcext:value-type="float">
            <text:p>0.114144848285714</text:p>
          </table:table-cell>
          <table:table-cell office:value-type="float" office:value="0.132681907785714" calcext:value-type="float">
            <text:p>0.132681907785714</text:p>
          </table:table-cell>
        </table:table-row>
        <table:table-row table:style-name="ro1">
          <table:table-cell office:value-type="string" calcext:value-type="string">
            <text:p>2019-10-21 01:3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25119" calcext:value-type="float">
            <text:p>0.00025119</text:p>
          </table:table-cell>
          <table:table-cell office:value-type="float" office:value="0.001084288" calcext:value-type="float">
            <text:p>0.001084288</text:p>
          </table:table-cell>
          <table:table-cell office:value-type="float" office:value="0.001440846" calcext:value-type="float">
            <text:p>0.001440846</text:p>
          </table:table-cell>
          <table:table-cell office:value-type="float" office:value="0.01626432" calcext:value-type="float">
            <text:p>0.01626432</text:p>
          </table:table-cell>
          <table:table-cell office:value-type="float" office:value="0.02161269" calcext:value-type="float">
            <text:p>0.02161269</text:p>
          </table:table-cell>
          <table:table-cell office:value-type="float" office:value="0.0000722858666666667" calcext:value-type="float">
            <text:p>7.22858666666667E-05</text:p>
          </table:table-cell>
          <table:table-cell office:value-type="float" office:value="0.0000960564" calcext:value-type="float">
            <text:p>9.60564E-05</text:p>
          </table:table-cell>
        </table:table-row>
        <table:table-row table:style-name="ro1">
          <table:table-cell office:value-type="string" calcext:value-type="string">
            <text:p>2019-10-21 01:3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664414009" calcext:value-type="float">
            <text:p>1.664414009</text:p>
          </table:table-cell>
          <table:table-cell office:value-type="float" office:value="0.083542603" calcext:value-type="float">
            <text:p>0.083542603</text:p>
          </table:table-cell>
          <table:table-cell office:value-type="float" office:value="3.172015793" calcext:value-type="float">
            <text:p>3.172015793</text:p>
          </table:table-cell>
          <table:table-cell office:value-type="float" office:value="1.253139045" calcext:value-type="float">
            <text:p>1.253139045</text:p>
          </table:table-cell>
          <table:table-cell office:value-type="float" office:value="47.580236895" calcext:value-type="float">
            <text:p>47.580236895</text:p>
          </table:table-cell>
          <table:table-cell office:value-type="float" office:value="0.00556950686666667" calcext:value-type="float">
            <text:p>0.005569506866667</text:p>
          </table:table-cell>
          <table:table-cell office:value-type="float" office:value="0.211467719533333" calcext:value-type="float">
            <text:p>0.211467719533333</text:p>
          </table:table-cell>
        </table:table-row>
        <table:table-row table:style-name="ro1">
          <table:table-cell office:value-type="string" calcext:value-type="string">
            <text:p>2019-10-21 01:39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352229" calcext:value-type="float">
            <text:p>0.000352229</text:p>
          </table:table-cell>
          <table:table-cell office:value-type="float" office:value="0.001290494" calcext:value-type="float">
            <text:p>0.001290494</text:p>
          </table:table-cell>
          <table:table-cell office:value-type="float" office:value="0.001434975" calcext:value-type="float">
            <text:p>0.001434975</text:p>
          </table:table-cell>
          <table:table-cell office:value-type="float" office:value="0.020647904" calcext:value-type="float">
            <text:p>0.020647904</text:p>
          </table:table-cell>
          <table:table-cell office:value-type="float" office:value="0.0229596" calcext:value-type="float">
            <text:p>0.0229596</text:p>
          </table:table-cell>
          <table:table-cell office:value-type="float" office:value="0.000080655875" calcext:value-type="float">
            <text:p>8.0655875E-05</text:p>
          </table:table-cell>
          <table:table-cell office:value-type="float" office:value="0.0000896859375" calcext:value-type="float">
            <text:p>8.96859375E-05</text:p>
          </table:table-cell>
        </table:table-row>
        <table:table-row table:style-name="ro1">
          <table:table-cell office:value-type="string" calcext:value-type="string">
            <text:p>2019-10-21 01:39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1.870118099" calcext:value-type="float">
            <text:p>1.870118099</text:p>
          </table:table-cell>
          <table:table-cell office:value-type="float" office:value="0.320429955" calcext:value-type="float">
            <text:p>0.320429955</text:p>
          </table:table-cell>
          <table:table-cell office:value-type="float" office:value="2.95949006" calcext:value-type="float">
            <text:p>2.95949006</text:p>
          </table:table-cell>
          <table:table-cell office:value-type="float" office:value="5.12687928" calcext:value-type="float">
            <text:p>5.12687928</text:p>
          </table:table-cell>
          <table:table-cell office:value-type="float" office:value="47.35184096" calcext:value-type="float">
            <text:p>47.35184096</text:p>
          </table:table-cell>
          <table:table-cell office:value-type="float" office:value="0.0200268721875" calcext:value-type="float">
            <text:p>0.0200268721875</text:p>
          </table:table-cell>
          <table:table-cell office:value-type="float" office:value="0.18496812875" calcext:value-type="float">
            <text:p>0.18496812875</text:p>
          </table:table-cell>
        </table:table-row>
        <table:table-row table:style-name="ro1">
          <table:table-cell office:value-type="string" calcext:value-type="string">
            <text:p>2019-10-21 01:40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432539" calcext:value-type="float">
            <text:p>0.000432539</text:p>
          </table:table-cell>
          <table:table-cell office:value-type="float" office:value="0.001855462" calcext:value-type="float">
            <text:p>0.001855462</text:p>
          </table:table-cell>
          <table:table-cell office:value-type="float" office:value="0.000783175" calcext:value-type="float">
            <text:p>0.000783175</text:p>
          </table:table-cell>
          <table:table-cell office:value-type="float" office:value="0.031542854" calcext:value-type="float">
            <text:p>0.031542854</text:p>
          </table:table-cell>
          <table:table-cell office:value-type="float" office:value="0.013313975" calcext:value-type="float">
            <text:p>0.013313975</text:p>
          </table:table-cell>
          <table:table-cell office:value-type="float" office:value="0.000109144823529412" calcext:value-type="float">
            <text:p>0.000109144823529</text:p>
          </table:table-cell>
          <table:table-cell office:value-type="float" office:value="0.0000460691176470588" calcext:value-type="float">
            <text:p>4.60691176470588E-05</text:p>
          </table:table-cell>
        </table:table-row>
        <table:table-row table:style-name="ro1">
          <table:table-cell office:value-type="string" calcext:value-type="string">
            <text:p>2019-10-21 01:40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810326253" calcext:value-type="float">
            <text:p>1.810326253</text:p>
          </table:table-cell>
          <table:table-cell office:value-type="float" office:value="1.092221262" calcext:value-type="float">
            <text:p>1.092221262</text:p>
          </table:table-cell>
          <table:table-cell office:value-type="float" office:value="2.305828999" calcext:value-type="float">
            <text:p>2.305828999</text:p>
          </table:table-cell>
          <table:table-cell office:value-type="float" office:value="18.567761454" calcext:value-type="float">
            <text:p>18.567761454</text:p>
          </table:table-cell>
          <table:table-cell office:value-type="float" office:value="39.199092983" calcext:value-type="float">
            <text:p>39.199092983</text:p>
          </table:table-cell>
          <table:table-cell office:value-type="float" office:value="0.0642483095294118" calcext:value-type="float">
            <text:p>0.064248309529412</text:p>
          </table:table-cell>
          <table:table-cell office:value-type="float" office:value="0.135636999941176" calcext:value-type="float">
            <text:p>0.135636999941176</text:p>
          </table:table-cell>
        </table:table-row>
        <table:table-row table:style-name="ro1">
          <table:table-cell office:value-type="string" calcext:value-type="string">
            <text:p>2019-10-21 01:40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345466" calcext:value-type="float">
            <text:p>0.000345466</text:p>
          </table:table-cell>
          <table:table-cell office:value-type="float" office:value="0.001074881" calcext:value-type="float">
            <text:p>0.001074881</text:p>
          </table:table-cell>
          <table:table-cell office:value-type="float" office:value="0.001781864" calcext:value-type="float">
            <text:p>0.001781864</text:p>
          </table:table-cell>
          <table:table-cell office:value-type="float" office:value="0.019347858" calcext:value-type="float">
            <text:p>0.019347858</text:p>
          </table:table-cell>
          <table:table-cell office:value-type="float" office:value="0.032073552" calcext:value-type="float">
            <text:p>0.032073552</text:p>
          </table:table-cell>
          <table:table-cell office:value-type="float" office:value="0.0000597156111111111" calcext:value-type="float">
            <text:p>5.97156111111111E-05</text:p>
          </table:table-cell>
          <table:table-cell office:value-type="float" office:value="0.0000989924444444444" calcext:value-type="float">
            <text:p>9.89924444444444E-05</text:p>
          </table:table-cell>
        </table:table-row>
        <table:table-row table:style-name="ro1">
          <table:table-cell office:value-type="string" calcext:value-type="string">
            <text:p>2019-10-21 01:40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.903131436" calcext:value-type="float">
            <text:p>1.903131436</text:p>
          </table:table-cell>
          <table:table-cell office:value-type="float" office:value="0.008010838" calcext:value-type="float">
            <text:p>0.008010838</text:p>
          </table:table-cell>
          <table:table-cell office:value-type="float" office:value="3.049774588" calcext:value-type="float">
            <text:p>3.049774588</text:p>
          </table:table-cell>
          <table:table-cell office:value-type="float" office:value="0.144195084" calcext:value-type="float">
            <text:p>0.144195084</text:p>
          </table:table-cell>
          <table:table-cell office:value-type="float" office:value="54.895942584" calcext:value-type="float">
            <text:p>54.895942584</text:p>
          </table:table-cell>
          <table:table-cell office:value-type="float" office:value="0.000445046555555556" calcext:value-type="float">
            <text:p>0.000445046555556</text:p>
          </table:table-cell>
          <table:table-cell office:value-type="float" office:value="0.169431921555556" calcext:value-type="float">
            <text:p>0.169431921555556</text:p>
          </table:table-cell>
        </table:table-row>
        <table:table-row table:style-name="ro1">
          <table:table-cell office:value-type="string" calcext:value-type="string">
            <text:p>2019-10-21 01:4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33691" calcext:value-type="float">
            <text:p>0.00033691</text:p>
          </table:table-cell>
          <table:table-cell office:value-type="float" office:value="0.001185337" calcext:value-type="float">
            <text:p>0.001185337</text:p>
          </table:table-cell>
          <table:table-cell office:value-type="float" office:value="0.001673341" calcext:value-type="float">
            <text:p>0.001673341</text:p>
          </table:table-cell>
          <table:table-cell office:value-type="float" office:value="0.022521403" calcext:value-type="float">
            <text:p>0.022521403</text:p>
          </table:table-cell>
          <table:table-cell office:value-type="float" office:value="0.031793479" calcext:value-type="float">
            <text:p>0.031793479</text:p>
          </table:table-cell>
          <table:table-cell office:value-type="float" office:value="0.0000623861578947368" calcext:value-type="float">
            <text:p>6.23861578947368E-05</text:p>
          </table:table-cell>
          <table:table-cell office:value-type="float" office:value="0.0000880705789473684" calcext:value-type="float">
            <text:p>8.80705789473684E-05</text:p>
          </table:table-cell>
        </table:table-row>
        <table:table-row table:style-name="ro1">
          <table:table-cell office:value-type="string" calcext:value-type="string">
            <text:p>2019-10-21 01:4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746717956" calcext:value-type="float">
            <text:p>1.746717956</text:p>
          </table:table-cell>
          <table:table-cell office:value-type="float" office:value="0.025533763" calcext:value-type="float">
            <text:p>0.025533763</text:p>
          </table:table-cell>
          <table:table-cell office:value-type="float" office:value="2.949979998" calcext:value-type="float">
            <text:p>2.949979998</text:p>
          </table:table-cell>
          <table:table-cell office:value-type="float" office:value="0.485141497" calcext:value-type="float">
            <text:p>0.485141497</text:p>
          </table:table-cell>
          <table:table-cell office:value-type="float" office:value="56.049619962" calcext:value-type="float">
            <text:p>56.049619962</text:p>
          </table:table-cell>
          <table:table-cell office:value-type="float" office:value="0.00134388226315789" calcext:value-type="float">
            <text:p>0.001343882263158</text:p>
          </table:table-cell>
          <table:table-cell office:value-type="float" office:value="0.155262105157895" calcext:value-type="float">
            <text:p>0.155262105157895</text:p>
          </table:table-cell>
        </table:table-row>
        <table:table-row table:style-name="ro1">
          <table:table-cell office:value-type="string" calcext:value-type="string">
            <text:p>2019-10-21 01:4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440865" calcext:value-type="float">
            <text:p>0.000440865</text:p>
          </table:table-cell>
          <table:table-cell office:value-type="float" office:value="0.001066155" calcext:value-type="float">
            <text:p>0.001066155</text:p>
          </table:table-cell>
          <table:table-cell office:value-type="float" office:value="0.00161396" calcext:value-type="float">
            <text:p>0.00161396</text:p>
          </table:table-cell>
          <table:table-cell office:value-type="float" office:value="0.0213231" calcext:value-type="float">
            <text:p>0.0213231</text:p>
          </table:table-cell>
          <table:table-cell office:value-type="float" office:value="0.0322792" calcext:value-type="float">
            <text:p>0.0322792</text:p>
          </table:table-cell>
          <table:table-cell office:value-type="float" office:value="0.00005330775" calcext:value-type="float">
            <text:p>5.330775E-05</text:p>
          </table:table-cell>
          <table:table-cell office:value-type="float" office:value="0.000080698" calcext:value-type="float">
            <text:p>8.0698E-05</text:p>
          </table:table-cell>
        </table:table-row>
        <table:table-row table:style-name="ro1">
          <table:table-cell office:value-type="string" calcext:value-type="string">
            <text:p>2019-10-21 01:4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877011868" calcext:value-type="float">
            <text:p>1.877011868</text:p>
          </table:table-cell>
          <table:table-cell office:value-type="float" office:value="0.077669785" calcext:value-type="float">
            <text:p>0.077669785</text:p>
          </table:table-cell>
          <table:table-cell office:value-type="float" office:value="2.918801326" calcext:value-type="float">
            <text:p>2.918801326</text:p>
          </table:table-cell>
          <table:table-cell office:value-type="float" office:value="1.5533957" calcext:value-type="float">
            <text:p>1.5533957</text:p>
          </table:table-cell>
          <table:table-cell office:value-type="float" office:value="58.37602652" calcext:value-type="float">
            <text:p>58.37602652</text:p>
          </table:table-cell>
          <table:table-cell office:value-type="float" office:value="0.00388348925" calcext:value-type="float">
            <text:p>0.00388348925</text:p>
          </table:table-cell>
          <table:table-cell office:value-type="float" office:value="0.1459400663" calcext:value-type="float">
            <text:p>0.1459400663</text:p>
          </table:table-cell>
        </table:table-row>
        <table:table-row table:style-name="ro1">
          <table:table-cell office:value-type="string" calcext:value-type="string">
            <text:p>2019-10-21 01:40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43843" calcext:value-type="float">
            <text:p>0.00043843</text:p>
          </table:table-cell>
          <table:table-cell office:value-type="float" office:value="0.001018215" calcext:value-type="float">
            <text:p>0.001018215</text:p>
          </table:table-cell>
          <table:table-cell office:value-type="float" office:value="0.001945821" calcext:value-type="float">
            <text:p>0.001945821</text:p>
          </table:table-cell>
          <table:table-cell office:value-type="float" office:value="0.021382515" calcext:value-type="float">
            <text:p>0.021382515</text:p>
          </table:table-cell>
          <table:table-cell office:value-type="float" office:value="0.040862241" calcext:value-type="float">
            <text:p>0.040862241</text:p>
          </table:table-cell>
          <table:table-cell office:value-type="float" office:value="0.0000484864285714286" calcext:value-type="float">
            <text:p>4.84864285714286E-05</text:p>
          </table:table-cell>
          <table:table-cell office:value-type="float" office:value="0.0000926581428571429" calcext:value-type="float">
            <text:p>9.26581428571429E-05</text:p>
          </table:table-cell>
        </table:table-row>
        <table:table-row table:style-name="ro1">
          <table:table-cell office:value-type="string" calcext:value-type="string">
            <text:p>2019-10-21 01:40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1.743912688" calcext:value-type="float">
            <text:p>1.743912688</text:p>
          </table:table-cell>
          <table:table-cell office:value-type="float" office:value="0.291261443" calcext:value-type="float">
            <text:p>0.291261443</text:p>
          </table:table-cell>
          <table:table-cell office:value-type="float" office:value="3.005147084" calcext:value-type="float">
            <text:p>3.005147084</text:p>
          </table:table-cell>
          <table:table-cell office:value-type="float" office:value="6.116490303" calcext:value-type="float">
            <text:p>6.116490303</text:p>
          </table:table-cell>
          <table:table-cell office:value-type="float" office:value="63.108088764" calcext:value-type="float">
            <text:p>63.108088764</text:p>
          </table:table-cell>
          <table:table-cell office:value-type="float" office:value="0.0138695925238095" calcext:value-type="float">
            <text:p>0.01386959252381</text:p>
          </table:table-cell>
          <table:table-cell office:value-type="float" office:value="0.143102242095238" calcext:value-type="float">
            <text:p>0.143102242095238</text:p>
          </table:table-cell>
        </table:table-row>
        <table:table-row table:style-name="ro1">
          <table:table-cell office:value-type="string" calcext:value-type="string">
            <text:p>2019-10-21 01:40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382836" calcext:value-type="float">
            <text:p>0.000382836</text:p>
          </table:table-cell>
          <table:table-cell office:value-type="float" office:value="0.00097291" calcext:value-type="float">
            <text:p>0.00097291</text:p>
          </table:table-cell>
          <table:table-cell office:value-type="float" office:value="0.001951591" calcext:value-type="float">
            <text:p>0.001951591</text:p>
          </table:table-cell>
          <table:table-cell office:value-type="float" office:value="0.02140402" calcext:value-type="float">
            <text:p>0.02140402</text:p>
          </table:table-cell>
          <table:table-cell office:value-type="float" office:value="0.042935002" calcext:value-type="float">
            <text:p>0.042935002</text:p>
          </table:table-cell>
          <table:table-cell office:value-type="float" office:value="0.0000442231818181818" calcext:value-type="float">
            <text:p>4.42231818181818E-05</text:p>
          </table:table-cell>
          <table:table-cell office:value-type="float" office:value="0.0000887086818181818" calcext:value-type="float">
            <text:p>8.87086818181818E-05</text:p>
          </table:table-cell>
        </table:table-row>
        <table:table-row table:style-name="ro1">
          <table:table-cell office:value-type="string" calcext:value-type="string">
            <text:p>2019-10-21 01:40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.646102261" calcext:value-type="float">
            <text:p>1.646102261</text:p>
          </table:table-cell>
          <table:table-cell office:value-type="float" office:value="0.613398492" calcext:value-type="float">
            <text:p>0.613398492</text:p>
          </table:table-cell>
          <table:table-cell office:value-type="float" office:value="2.541462858" calcext:value-type="float">
            <text:p>2.541462858</text:p>
          </table:table-cell>
          <table:table-cell office:value-type="float" office:value="13.494766824" calcext:value-type="float">
            <text:p>13.494766824</text:p>
          </table:table-cell>
          <table:table-cell office:value-type="float" office:value="55.912182876" calcext:value-type="float">
            <text:p>55.912182876</text:p>
          </table:table-cell>
          <table:table-cell office:value-type="float" office:value="0.0278817496363636" calcext:value-type="float">
            <text:p>0.027881749636364</text:p>
          </table:table-cell>
          <table:table-cell office:value-type="float" office:value="0.115521039" calcext:value-type="float">
            <text:p>0.115521039</text:p>
          </table:table-cell>
        </table:table-row>
        <table:table-row table:style-name="ro1">
          <table:table-cell office:value-type="string" calcext:value-type="string">
            <text:p>2019-10-21 01:40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481791" calcext:value-type="float">
            <text:p>0.000481791</text:p>
          </table:table-cell>
          <table:table-cell office:value-type="float" office:value="0.000872743" calcext:value-type="float">
            <text:p>0.000872743</text:p>
          </table:table-cell>
          <table:table-cell office:value-type="float" office:value="0.00212724" calcext:value-type="float">
            <text:p>0.00212724</text:p>
          </table:table-cell>
          <table:table-cell office:value-type="float" office:value="0.020073089" calcext:value-type="float">
            <text:p>0.020073089</text:p>
          </table:table-cell>
          <table:table-cell office:value-type="float" office:value="0.04892652" calcext:value-type="float">
            <text:p>0.04892652</text:p>
          </table:table-cell>
          <table:table-cell office:value-type="float" office:value="0.000037945347826087" calcext:value-type="float">
            <text:p>3.7945347826087E-05</text:p>
          </table:table-cell>
          <table:table-cell office:value-type="float" office:value="0.0000924886956521739" calcext:value-type="float">
            <text:p>9.24886956521739E-05</text:p>
          </table:table-cell>
        </table:table-row>
        <table:table-row table:style-name="ro1">
          <table:table-cell office:value-type="string" calcext:value-type="string">
            <text:p>2019-10-21 01:40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80225811" calcext:value-type="float">
            <text:p>1.80225811</text:p>
          </table:table-cell>
          <table:table-cell office:value-type="float" office:value="1.487686364" calcext:value-type="float">
            <text:p>1.487686364</text:p>
          </table:table-cell>
          <table:table-cell office:value-type="float" office:value="2.198509102" calcext:value-type="float">
            <text:p>2.198509102</text:p>
          </table:table-cell>
          <table:table-cell office:value-type="float" office:value="34.216786372" calcext:value-type="float">
            <text:p>34.216786372</text:p>
          </table:table-cell>
          <table:table-cell office:value-type="float" office:value="50.565709346" calcext:value-type="float">
            <text:p>50.565709346</text:p>
          </table:table-cell>
          <table:table-cell office:value-type="float" office:value="0.064682015826087" calcext:value-type="float">
            <text:p>0.064682015826087</text:p>
          </table:table-cell>
          <table:table-cell office:value-type="float" office:value="0.0955873522608696" calcext:value-type="float">
            <text:p>0.09558735226087</text:p>
          </table:table-cell>
        </table:table-row>
        <table:table-row table:style-name="ro1">
          <table:table-cell office:value-type="string" calcext:value-type="string">
            <text:p>2019-10-21 01:4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271388" calcext:value-type="float">
            <text:p>0.000271388</text:p>
          </table:table-cell>
          <table:table-cell office:value-type="float" office:value="0.001394349" calcext:value-type="float">
            <text:p>0.001394349</text:p>
          </table:table-cell>
          <table:table-cell office:value-type="float" office:value="0.001363391" calcext:value-type="float">
            <text:p>0.001363391</text:p>
          </table:table-cell>
          <table:table-cell office:value-type="float" office:value="0.033464376" calcext:value-type="float">
            <text:p>0.033464376</text:p>
          </table:table-cell>
          <table:table-cell office:value-type="float" office:value="0.032721384" calcext:value-type="float">
            <text:p>0.032721384</text:p>
          </table:table-cell>
          <table:table-cell office:value-type="float" office:value="0.000058097875" calcext:value-type="float">
            <text:p>5.8097875E-05</text:p>
          </table:table-cell>
          <table:table-cell office:value-type="float" office:value="0.0000568079583333333" calcext:value-type="float">
            <text:p>5.68079583333333E-05</text:p>
          </table:table-cell>
        </table:table-row>
        <table:table-row table:style-name="ro1">
          <table:table-cell office:value-type="string" calcext:value-type="string">
            <text:p>2019-10-21 01:4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887260254" calcext:value-type="float">
            <text:p>1.887260254</text:p>
          </table:table-cell>
          <table:table-cell office:value-type="float" office:value="0.000217567" calcext:value-type="float">
            <text:p>0.000217567</text:p>
          </table:table-cell>
          <table:table-cell office:value-type="float" office:value="3.280038521" calcext:value-type="float">
            <text:p>3.280038521</text:p>
          </table:table-cell>
          <table:table-cell office:value-type="float" office:value="0.005221608" calcext:value-type="float">
            <text:p>0.005221608</text:p>
          </table:table-cell>
          <table:table-cell office:value-type="float" office:value="78.720924504" calcext:value-type="float">
            <text:p>78.720924504</text:p>
          </table:table-cell>
          <table:table-cell office:value-type="float" office:value="0.00000906529166666667" calcext:value-type="float">
            <text:p>9.06529166666667E-06</text:p>
          </table:table-cell>
          <table:table-cell office:value-type="float" office:value="0.136668271708333" calcext:value-type="float">
            <text:p>0.136668271708333</text:p>
          </table:table-cell>
        </table:table-row>
        <table:table-row table:style-name="ro1">
          <table:table-cell office:value-type="string" calcext:value-type="string">
            <text:p>2019-10-21 01:40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441376" calcext:value-type="float">
            <text:p>0.000441376</text:p>
          </table:table-cell>
          <table:table-cell office:value-type="float" office:value="0.001370484" calcext:value-type="float">
            <text:p>0.001370484</text:p>
          </table:table-cell>
          <table:table-cell office:value-type="float" office:value="0.001337493" calcext:value-type="float">
            <text:p>0.001337493</text:p>
          </table:table-cell>
          <table:table-cell office:value-type="float" office:value="0.0342621" calcext:value-type="float">
            <text:p>0.0342621</text:p>
          </table:table-cell>
          <table:table-cell office:value-type="float" office:value="0.033437325" calcext:value-type="float">
            <text:p>0.033437325</text:p>
          </table:table-cell>
          <table:table-cell office:value-type="float" office:value="0.00005481936" calcext:value-type="float">
            <text:p>5.481936E-05</text:p>
          </table:table-cell>
          <table:table-cell office:value-type="float" office:value="0.00005349972" calcext:value-type="float">
            <text:p>5.349972E-05</text:p>
          </table:table-cell>
        </table:table-row>
        <table:table-row table:style-name="ro1">
          <table:table-cell office:value-type="string" calcext:value-type="string">
            <text:p>2019-10-21 01:40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.80540653" calcext:value-type="float">
            <text:p>1.80540653</text:p>
          </table:table-cell>
          <table:table-cell office:value-type="float" office:value="0.000395249" calcext:value-type="float">
            <text:p>0.000395249</text:p>
          </table:table-cell>
          <table:table-cell office:value-type="float" office:value="3.479618474" calcext:value-type="float">
            <text:p>3.479618474</text:p>
          </table:table-cell>
          <table:table-cell office:value-type="float" office:value="0.009881225" calcext:value-type="float">
            <text:p>0.009881225</text:p>
          </table:table-cell>
          <table:table-cell office:value-type="float" office:value="86.99046185" calcext:value-type="float">
            <text:p>86.99046185</text:p>
          </table:table-cell>
          <table:table-cell office:value-type="float" office:value="0.00001580996" calcext:value-type="float">
            <text:p>1.580996E-05</text:p>
          </table:table-cell>
          <table:table-cell office:value-type="float" office:value="0.13918473896" calcext:value-type="float">
            <text:p>0.13918473896</text:p>
          </table:table-cell>
        </table:table-row>
        <table:table-row table:style-name="ro1">
          <table:table-cell office:value-type="string" calcext:value-type="string">
            <text:p>2019-10-21 01:40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94748" calcext:value-type="float">
            <text:p>0.000394748</text:p>
          </table:table-cell>
          <table:table-cell office:value-type="float" office:value="0.001425527" calcext:value-type="float">
            <text:p>0.001425527</text:p>
          </table:table-cell>
          <table:table-cell office:value-type="float" office:value="0.001488114" calcext:value-type="float">
            <text:p>0.001488114</text:p>
          </table:table-cell>
          <table:table-cell office:value-type="float" office:value="0.037063702" calcext:value-type="float">
            <text:p>0.037063702</text:p>
          </table:table-cell>
          <table:table-cell office:value-type="float" office:value="0.038690964" calcext:value-type="float">
            <text:p>0.038690964</text:p>
          </table:table-cell>
          <table:table-cell office:value-type="float" office:value="0.0000548279615384615" calcext:value-type="float">
            <text:p>5.48279615384615E-05</text:p>
          </table:table-cell>
          <table:table-cell office:value-type="float" office:value="0.0000572351538461538" calcext:value-type="float">
            <text:p>5.72351538461538E-05</text:p>
          </table:table-cell>
        </table:table-row>
        <table:table-row table:style-name="ro1">
          <table:table-cell office:value-type="string" calcext:value-type="string">
            <text:p>2019-10-21 01:40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2.045089785" calcext:value-type="float">
            <text:p>2.045089785</text:p>
          </table:table-cell>
          <table:table-cell office:value-type="float" office:value="0.000821738" calcext:value-type="float">
            <text:p>0.000821738</text:p>
          </table:table-cell>
          <table:table-cell office:value-type="float" office:value="3.672676555" calcext:value-type="float">
            <text:p>3.672676555</text:p>
          </table:table-cell>
          <table:table-cell office:value-type="float" office:value="0.021365188" calcext:value-type="float">
            <text:p>0.021365188</text:p>
          </table:table-cell>
          <table:table-cell office:value-type="float" office:value="95.48959043" calcext:value-type="float">
            <text:p>95.48959043</text:p>
          </table:table-cell>
          <table:table-cell office:value-type="float" office:value="0.0000316053076923077" calcext:value-type="float">
            <text:p>3.16053076923077E-05</text:p>
          </table:table-cell>
          <table:table-cell office:value-type="float" office:value="0.141256790576923" calcext:value-type="float">
            <text:p>0.141256790576923</text:p>
          </table:table-cell>
        </table:table-row>
        <table:table-row table:style-name="ro1">
          <table:table-cell office:value-type="string" calcext:value-type="string">
            <text:p>2019-10-21 01:40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424304" calcext:value-type="float">
            <text:p>0.000424304</text:p>
          </table:table-cell>
          <table:table-cell office:value-type="float" office:value="0.001461434" calcext:value-type="float">
            <text:p>0.001461434</text:p>
          </table:table-cell>
          <table:table-cell office:value-type="float" office:value="0.0014912" calcext:value-type="float">
            <text:p>0.0014912</text:p>
          </table:table-cell>
          <table:table-cell office:value-type="float" office:value="0.039458718" calcext:value-type="float">
            <text:p>0.039458718</text:p>
          </table:table-cell>
          <table:table-cell office:value-type="float" office:value="0.0402624" calcext:value-type="float">
            <text:p>0.0402624</text:p>
          </table:table-cell>
          <table:table-cell office:value-type="float" office:value="0.0000541271851851852" calcext:value-type="float">
            <text:p>5.41271851851852E-05</text:p>
          </table:table-cell>
          <table:table-cell office:value-type="float" office:value="0.0000552296296296296" calcext:value-type="float">
            <text:p>5.52296296296296E-05</text:p>
          </table:table-cell>
        </table:table-row>
        <table:table-row table:style-name="ro1">
          <table:table-cell office:value-type="string" calcext:value-type="string">
            <text:p>2019-10-21 01:40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.909735695" calcext:value-type="float">
            <text:p>1.909735695</text:p>
          </table:table-cell>
          <table:table-cell office:value-type="float" office:value="0.003291948" calcext:value-type="float">
            <text:p>0.003291948</text:p>
          </table:table-cell>
          <table:table-cell office:value-type="float" office:value="3.784906803" calcext:value-type="float">
            <text:p>3.784906803</text:p>
          </table:table-cell>
          <table:table-cell office:value-type="float" office:value="0.088882596" calcext:value-type="float">
            <text:p>0.088882596</text:p>
          </table:table-cell>
          <table:table-cell office:value-type="float" office:value="102.192483681" calcext:value-type="float">
            <text:p>102.192483681</text:p>
          </table:table-cell>
          <table:table-cell office:value-type="float" office:value="0.000121924" calcext:value-type="float">
            <text:p>0.000121924</text:p>
          </table:table-cell>
          <table:table-cell office:value-type="float" office:value="0.140181733444444" calcext:value-type="float">
            <text:p>0.140181733444444</text:p>
          </table:table-cell>
        </table:table-row>
        <table:table-row table:style-name="ro1">
          <table:table-cell office:value-type="string" calcext:value-type="string">
            <text:p>2019-10-21 01:40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5268" calcext:value-type="float">
            <text:p>0.00035268</text:p>
          </table:table-cell>
          <table:table-cell office:value-type="float" office:value="0.000911025" calcext:value-type="float">
            <text:p>0.000911025</text:p>
          </table:table-cell>
          <table:table-cell office:value-type="float" office:value="0.002040839" calcext:value-type="float">
            <text:p>0.002040839</text:p>
          </table:table-cell>
          <table:table-cell office:value-type="float" office:value="0.0255087" calcext:value-type="float">
            <text:p>0.0255087</text:p>
          </table:table-cell>
          <table:table-cell office:value-type="float" office:value="0.057143492" calcext:value-type="float">
            <text:p>0.057143492</text:p>
          </table:table-cell>
          <table:table-cell office:value-type="float" office:value="0.0000325366071428571" calcext:value-type="float">
            <text:p>3.25366071428571E-05</text:p>
          </table:table-cell>
          <table:table-cell office:value-type="float" office:value="0.0000728871071428572" calcext:value-type="float">
            <text:p>7.28871071428572E-05</text:p>
          </table:table-cell>
        </table:table-row>
        <table:table-row table:style-name="ro1">
          <table:table-cell office:value-type="string" calcext:value-type="string">
            <text:p>2019-10-21 01:40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.885575182" calcext:value-type="float">
            <text:p>1.885575182</text:p>
          </table:table-cell>
          <table:table-cell office:value-type="float" office:value="0.012205456" calcext:value-type="float">
            <text:p>0.012205456</text:p>
          </table:table-cell>
          <table:table-cell office:value-type="float" office:value="3.763078152" calcext:value-type="float">
            <text:p>3.763078152</text:p>
          </table:table-cell>
          <table:table-cell office:value-type="float" office:value="0.341752768" calcext:value-type="float">
            <text:p>0.341752768</text:p>
          </table:table-cell>
          <table:table-cell office:value-type="float" office:value="105.366188256" calcext:value-type="float">
            <text:p>105.366188256</text:p>
          </table:table-cell>
          <table:table-cell office:value-type="float" office:value="0.000435909142857143" calcext:value-type="float">
            <text:p>0.000435909142857</text:p>
          </table:table-cell>
          <table:table-cell office:value-type="float" office:value="0.134395648285714" calcext:value-type="float">
            <text:p>0.134395648285714</text:p>
          </table:table-cell>
        </table:table-row>
        <table:table-row table:style-name="ro1">
          <table:table-cell office:value-type="string" calcext:value-type="string">
            <text:p>2019-10-21 01:41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260627" calcext:value-type="float">
            <text:p>0.000260627</text:p>
          </table:table-cell>
          <table:table-cell office:value-type="float" office:value="0.001277299" calcext:value-type="float">
            <text:p>0.001277299</text:p>
          </table:table-cell>
          <table:table-cell office:value-type="float" office:value="0.001673972" calcext:value-type="float">
            <text:p>0.001673972</text:p>
          </table:table-cell>
          <table:table-cell office:value-type="float" office:value="0.037041671" calcext:value-type="float">
            <text:p>0.037041671</text:p>
          </table:table-cell>
          <table:table-cell office:value-type="float" office:value="0.048545188" calcext:value-type="float">
            <text:p>0.048545188</text:p>
          </table:table-cell>
          <table:table-cell office:value-type="float" office:value="0.0000440447931034483" calcext:value-type="float">
            <text:p>4.40447931034483E-05</text:p>
          </table:table-cell>
          <table:table-cell office:value-type="float" office:value="0.0000577231724137931" calcext:value-type="float">
            <text:p>5.77231724137931E-05</text:p>
          </table:table-cell>
        </table:table-row>
        <table:table-row table:style-name="ro1">
          <table:table-cell office:value-type="string" calcext:value-type="string">
            <text:p>2019-10-21 01:41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2.091989492" calcext:value-type="float">
            <text:p>2.091989492</text:p>
          </table:table-cell>
          <table:table-cell office:value-type="float" office:value="0.041649143" calcext:value-type="float">
            <text:p>0.041649143</text:p>
          </table:table-cell>
          <table:table-cell office:value-type="float" office:value="3.729512904" calcext:value-type="float">
            <text:p>3.729512904</text:p>
          </table:table-cell>
          <table:table-cell office:value-type="float" office:value="1.207825147" calcext:value-type="float">
            <text:p>1.207825147</text:p>
          </table:table-cell>
          <table:table-cell office:value-type="float" office:value="108.155874216" calcext:value-type="float">
            <text:p>108.155874216</text:p>
          </table:table-cell>
          <table:table-cell office:value-type="float" office:value="0.00143617734482759" calcext:value-type="float">
            <text:p>0.001436177344828</text:p>
          </table:table-cell>
          <table:table-cell office:value-type="float" office:value="0.128603893241379" calcext:value-type="float">
            <text:p>0.128603893241379</text:p>
          </table:table-cell>
        </table:table-row>
        <table:table-row table:style-name="ro1">
          <table:table-cell office:value-type="string" calcext:value-type="string">
            <text:p>2019-10-21 01:41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47951" calcext:value-type="float">
            <text:p>0.000347951</text:p>
          </table:table-cell>
          <table:table-cell office:value-type="float" office:value="0.001584785" calcext:value-type="float">
            <text:p>0.001584785</text:p>
          </table:table-cell>
          <table:table-cell office:value-type="float" office:value="0.001540803" calcext:value-type="float">
            <text:p>0.001540803</text:p>
          </table:table-cell>
          <table:table-cell office:value-type="float" office:value="0.04754355" calcext:value-type="float">
            <text:p>0.04754355</text:p>
          </table:table-cell>
          <table:table-cell office:value-type="float" office:value="0.04622409" calcext:value-type="float">
            <text:p>0.04622409</text:p>
          </table:table-cell>
          <table:table-cell office:value-type="float" office:value="0.0000528261666666667" calcext:value-type="float">
            <text:p>5.28261666666667E-05</text:p>
          </table:table-cell>
          <table:table-cell office:value-type="float" office:value="0.0000513601" calcext:value-type="float">
            <text:p>5.13601E-05</text:p>
          </table:table-cell>
        </table:table-row>
        <table:table-row table:style-name="ro1">
          <table:table-cell office:value-type="string" calcext:value-type="string">
            <text:p>2019-10-21 01:41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1.880219744" calcext:value-type="float">
            <text:p>1.880219744</text:p>
          </table:table-cell>
          <table:table-cell office:value-type="float" office:value="0.095487883" calcext:value-type="float">
            <text:p>0.095487883</text:p>
          </table:table-cell>
          <table:table-cell office:value-type="float" office:value="3.62263351" calcext:value-type="float">
            <text:p>3.62263351</text:p>
          </table:table-cell>
          <table:table-cell office:value-type="float" office:value="2.86463649" calcext:value-type="float">
            <text:p>2.86463649</text:p>
          </table:table-cell>
          <table:table-cell office:value-type="float" office:value="108.6790053" calcext:value-type="float">
            <text:p>108.6790053</text:p>
          </table:table-cell>
          <table:table-cell office:value-type="float" office:value="0.00318292943333333" calcext:value-type="float">
            <text:p>0.003182929433333</text:p>
          </table:table-cell>
          <table:table-cell office:value-type="float" office:value="0.120754450333333" calcext:value-type="float">
            <text:p>0.120754450333333</text:p>
          </table:table-cell>
        </table:table-row>
        <table:table-row table:style-name="ro1">
          <table:table-cell office:value-type="string" calcext:value-type="string">
            <text:p>2019-10-21 01:41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429574" calcext:value-type="float">
            <text:p>0.000429574</text:p>
          </table:table-cell>
          <table:table-cell office:value-type="float" office:value="0.001477995" calcext:value-type="float">
            <text:p>0.001477995</text:p>
          </table:table-cell>
          <table:table-cell office:value-type="float" office:value="0.001502191" calcext:value-type="float">
            <text:p>0.001502191</text:p>
          </table:table-cell>
          <table:table-cell office:value-type="float" office:value="0.045817845" calcext:value-type="float">
            <text:p>0.045817845</text:p>
          </table:table-cell>
          <table:table-cell office:value-type="float" office:value="0.046567921" calcext:value-type="float">
            <text:p>0.046567921</text:p>
          </table:table-cell>
          <table:table-cell office:value-type="float" office:value="0.0000476772580645161" calcext:value-type="float">
            <text:p>4.76772580645161E-05</text:p>
          </table:table-cell>
          <table:table-cell office:value-type="float" office:value="0.0000484577741935484" calcext:value-type="float">
            <text:p>4.84577741935484E-05</text:p>
          </table:table-cell>
        </table:table-row>
        <table:table-row table:style-name="ro1">
          <table:table-cell office:value-type="string" calcext:value-type="string">
            <text:p>2019-10-21 01:41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1.826003028" calcext:value-type="float">
            <text:p>1.826003028</text:p>
          </table:table-cell>
          <table:table-cell office:value-type="float" office:value="0.223866252" calcext:value-type="float">
            <text:p>0.223866252</text:p>
          </table:table-cell>
          <table:table-cell office:value-type="float" office:value="3.826106656" calcext:value-type="float">
            <text:p>3.826106656</text:p>
          </table:table-cell>
          <table:table-cell office:value-type="float" office:value="6.939853812" calcext:value-type="float">
            <text:p>6.939853812</text:p>
          </table:table-cell>
          <table:table-cell office:value-type="float" office:value="118.609306336" calcext:value-type="float">
            <text:p>118.609306336</text:p>
          </table:table-cell>
          <table:table-cell office:value-type="float" office:value="0.007221492" calcext:value-type="float">
            <text:p>0.007221492</text:p>
          </table:table-cell>
          <table:table-cell office:value-type="float" office:value="0.123422795354839" calcext:value-type="float">
            <text:p>0.123422795354839</text:p>
          </table:table-cell>
        </table:table-row>
        <table:table-row table:style-name="ro1">
          <table:table-cell office:value-type="string" calcext:value-type="string">
            <text:p>2019-10-21 01:41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401441" calcext:value-type="float">
            <text:p>0.000401441</text:p>
          </table:table-cell>
          <table:table-cell office:value-type="float" office:value="0.001588121" calcext:value-type="float">
            <text:p>0.001588121</text:p>
          </table:table-cell>
          <table:table-cell office:value-type="float" office:value="0.001356879" calcext:value-type="float">
            <text:p>0.001356879</text:p>
          </table:table-cell>
          <table:table-cell office:value-type="float" office:value="0.050819872" calcext:value-type="float">
            <text:p>0.050819872</text:p>
          </table:table-cell>
          <table:table-cell office:value-type="float" office:value="0.043420128" calcext:value-type="float">
            <text:p>0.043420128</text:p>
          </table:table-cell>
          <table:table-cell office:value-type="float" office:value="0.00004962878125" calcext:value-type="float">
            <text:p>4.962878125E-05</text:p>
          </table:table-cell>
          <table:table-cell office:value-type="float" office:value="0.00004240246875" calcext:value-type="float">
            <text:p>4.240246875E-05</text:p>
          </table:table-cell>
        </table:table-row>
        <table:table-row table:style-name="ro1">
          <table:table-cell office:value-type="string" calcext:value-type="string">
            <text:p>2019-10-21 01:41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.82243935" calcext:value-type="float">
            <text:p>1.82243935</text:p>
          </table:table-cell>
          <table:table-cell office:value-type="float" office:value="0.438111442" calcext:value-type="float">
            <text:p>0.438111442</text:p>
          </table:table-cell>
          <table:table-cell office:value-type="float" office:value="3.308858786" calcext:value-type="float">
            <text:p>3.308858786</text:p>
          </table:table-cell>
          <table:table-cell office:value-type="float" office:value="14.019566144" calcext:value-type="float">
            <text:p>14.019566144</text:p>
          </table:table-cell>
          <table:table-cell office:value-type="float" office:value="105.883481152" calcext:value-type="float">
            <text:p>105.883481152</text:p>
          </table:table-cell>
          <table:table-cell office:value-type="float" office:value="0.0136909825625" calcext:value-type="float">
            <text:p>0.0136909825625</text:p>
          </table:table-cell>
          <table:table-cell office:value-type="float" office:value="0.1034018370625" calcext:value-type="float">
            <text:p>0.1034018370625</text:p>
          </table:table-cell>
        </table:table-row>
        <table:table-row table:style-name="ro1">
          <table:table-cell office:value-type="string" calcext:value-type="string">
            <text:p>2019-10-21 01:41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3" calcext:value-type="float">
            <text:p>33</text:p>
          </table:table-cell>
          <table:table-cell office:value-type="float" office:value="0.000357409" calcext:value-type="float">
            <text:p>0.000357409</text:p>
          </table:table-cell>
          <table:table-cell office:value-type="float" office:value="0.00124555" calcext:value-type="float">
            <text:p>0.00124555</text:p>
          </table:table-cell>
          <table:table-cell office:value-type="float" office:value="0.002193704" calcext:value-type="float">
            <text:p>0.002193704</text:p>
          </table:table-cell>
          <table:table-cell office:value-type="float" office:value="0.04110315" calcext:value-type="float">
            <text:p>0.04110315</text:p>
          </table:table-cell>
          <table:table-cell office:value-type="float" office:value="0.072392232" calcext:value-type="float">
            <text:p>0.072392232</text:p>
          </table:table-cell>
          <table:table-cell office:value-type="float" office:value="0.0000377439393939394" calcext:value-type="float">
            <text:p>3.77439393939394E-05</text:p>
          </table:table-cell>
          <table:table-cell office:value-type="float" office:value="0.0000664758787878788" calcext:value-type="float">
            <text:p>6.64758787878788E-05</text:p>
          </table:table-cell>
        </table:table-row>
        <table:table-row table:style-name="ro1">
          <table:table-cell office:value-type="string" calcext:value-type="string">
            <text:p>2019-10-21 01:41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3" calcext:value-type="float">
            <text:p>33</text:p>
          </table:table-cell>
          <table:table-cell office:value-type="float" office:value="2.106565094" calcext:value-type="float">
            <text:p>2.106565094</text:p>
          </table:table-cell>
          <table:table-cell office:value-type="float" office:value="0.807573384" calcext:value-type="float">
            <text:p>0.807573384</text:p>
          </table:table-cell>
          <table:table-cell office:value-type="float" office:value="3.202621212" calcext:value-type="float">
            <text:p>3.202621212</text:p>
          </table:table-cell>
          <table:table-cell office:value-type="float" office:value="26.649921672" calcext:value-type="float">
            <text:p>26.649921672</text:p>
          </table:table-cell>
          <table:table-cell office:value-type="float" office:value="105.686499996" calcext:value-type="float">
            <text:p>105.686499996</text:p>
          </table:table-cell>
          <table:table-cell office:value-type="float" office:value="0.0244719207272727" calcext:value-type="float">
            <text:p>0.024471920727273</text:p>
          </table:table-cell>
          <table:table-cell office:value-type="float" office:value="0.0970491276363636" calcext:value-type="float">
            <text:p>0.097049127636364</text:p>
          </table:table-cell>
        </table:table-row>
        <table:table-row table:style-name="ro1">
          <table:table-cell office:value-type="string" calcext:value-type="string">
            <text:p>2019-10-21 01:41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4" calcext:value-type="float">
            <text:p>34</text:p>
          </table:table-cell>
          <table:table-cell office:value-type="float" office:value="0.000326261" calcext:value-type="float">
            <text:p>0.000326261</text:p>
          </table:table-cell>
          <table:table-cell office:value-type="float" office:value="0.001642653" calcext:value-type="float">
            <text:p>0.001642653</text:p>
          </table:table-cell>
          <table:table-cell office:value-type="float" office:value="0.00198266" calcext:value-type="float">
            <text:p>0.00198266</text:p>
          </table:table-cell>
          <table:table-cell office:value-type="float" office:value="0.055850202" calcext:value-type="float">
            <text:p>0.055850202</text:p>
          </table:table-cell>
          <table:table-cell office:value-type="float" office:value="0.06741044" calcext:value-type="float">
            <text:p>0.06741044</text:p>
          </table:table-cell>
          <table:table-cell office:value-type="float" office:value="0.0000483133235294118" calcext:value-type="float">
            <text:p>4.83133235294118E-05</text:p>
          </table:table-cell>
          <table:table-cell office:value-type="float" office:value="0.0000583135294117647" calcext:value-type="float">
            <text:p>5.83135294117647E-05</text:p>
          </table:table-cell>
        </table:table-row>
        <table:table-row table:style-name="ro1">
          <table:table-cell office:value-type="string" calcext:value-type="string">
            <text:p>2019-10-21 01:41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4" calcext:value-type="float">
            <text:p>34</text:p>
          </table:table-cell>
          <table:table-cell office:value-type="float" office:value="2.146076678" calcext:value-type="float">
            <text:p>2.146076678</text:p>
          </table:table-cell>
          <table:table-cell office:value-type="float" office:value="1.310148143" calcext:value-type="float">
            <text:p>1.310148143</text:p>
          </table:table-cell>
          <table:table-cell office:value-type="float" office:value="2.643138342" calcext:value-type="float">
            <text:p>2.643138342</text:p>
          </table:table-cell>
          <table:table-cell office:value-type="float" office:value="44.545036862" calcext:value-type="float">
            <text:p>44.545036862</text:p>
          </table:table-cell>
          <table:table-cell office:value-type="float" office:value="89.866703628" calcext:value-type="float">
            <text:p>89.866703628</text:p>
          </table:table-cell>
          <table:table-cell office:value-type="float" office:value="0.0385337689117647" calcext:value-type="float">
            <text:p>0.038533768911765</text:p>
          </table:table-cell>
          <table:table-cell office:value-type="float" office:value="0.077739363" calcext:value-type="float">
            <text:p>0.077739363</text:p>
          </table:table-cell>
        </table:table-row>
        <table:table-row table:style-name="ro1">
          <table:table-cell office:value-type="string" calcext:value-type="string">
            <text:p>2019-10-21 01:41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5" calcext:value-type="float">
            <text:p>35</text:p>
          </table:table-cell>
          <table:table-cell office:value-type="float" office:value="0.0004118" calcext:value-type="float">
            <text:p>0.0004118</text:p>
          </table:table-cell>
          <table:table-cell office:value-type="float" office:value="0.001928868" calcext:value-type="float">
            <text:p>0.001928868</text:p>
          </table:table-cell>
          <table:table-cell office:value-type="float" office:value="0.001505537" calcext:value-type="float">
            <text:p>0.001505537</text:p>
          </table:table-cell>
          <table:table-cell office:value-type="float" office:value="0.06751038" calcext:value-type="float">
            <text:p>0.06751038</text:p>
          </table:table-cell>
          <table:table-cell office:value-type="float" office:value="0.052693795" calcext:value-type="float">
            <text:p>0.052693795</text:p>
          </table:table-cell>
          <table:table-cell office:value-type="float" office:value="0.0000551105142857143" calcext:value-type="float">
            <text:p>5.51105142857143E-05</text:p>
          </table:table-cell>
          <table:table-cell office:value-type="float" office:value="0.0000430153428571429" calcext:value-type="float">
            <text:p>4.30153428571429E-05</text:p>
          </table:table-cell>
        </table:table-row>
        <table:table-row table:style-name="ro1">
          <table:table-cell office:value-type="string" calcext:value-type="string">
            <text:p>2019-10-21 01:41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5" calcext:value-type="float">
            <text:p>35</text:p>
          </table:table-cell>
          <table:table-cell office:value-type="float" office:value="2.01613783" calcext:value-type="float">
            <text:p>2.01613783</text:p>
          </table:table-cell>
          <table:table-cell office:value-type="float" office:value="2.109981245" calcext:value-type="float">
            <text:p>2.109981245</text:p>
          </table:table-cell>
          <table:table-cell office:value-type="float" office:value="2.510108642" calcext:value-type="float">
            <text:p>2.510108642</text:p>
          </table:table-cell>
          <table:table-cell office:value-type="float" office:value="73.849343575" calcext:value-type="float">
            <text:p>73.849343575</text:p>
          </table:table-cell>
          <table:table-cell office:value-type="float" office:value="87.85380247" calcext:value-type="float">
            <text:p>87.85380247</text:p>
          </table:table-cell>
          <table:table-cell office:value-type="float" office:value="0.0602851784285714" calcext:value-type="float">
            <text:p>0.060285178428571</text:p>
          </table:table-cell>
          <table:table-cell office:value-type="float" office:value="0.0717173897714286" calcext:value-type="float">
            <text:p>0.071717389771429</text:p>
          </table:table-cell>
        </table:table-row>
        <table:table-row table:style-name="ro1">
          <table:table-cell office:value-type="string" calcext:value-type="string">
            <text:p>2019-10-21 01:41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6" calcext:value-type="float">
            <text:p>36</text:p>
          </table:table-cell>
          <table:table-cell office:value-type="float" office:value="0.000412561" calcext:value-type="float">
            <text:p>0.000412561</text:p>
          </table:table-cell>
          <table:table-cell office:value-type="float" office:value="0.000520443" calcext:value-type="float">
            <text:p>0.000520443</text:p>
          </table:table-cell>
          <table:table-cell office:value-type="float" office:value="0.003513013" calcext:value-type="float">
            <text:p>0.003513013</text:p>
          </table:table-cell>
          <table:table-cell office:value-type="float" office:value="0.018735948" calcext:value-type="float">
            <text:p>0.018735948</text:p>
          </table:table-cell>
          <table:table-cell office:value-type="float" office:value="0.126468468" calcext:value-type="float">
            <text:p>0.126468468</text:p>
          </table:table-cell>
          <table:table-cell office:value-type="float" office:value="0.00001445675" calcext:value-type="float">
            <text:p>1.445675E-05</text:p>
          </table:table-cell>
          <table:table-cell office:value-type="float" office:value="0.0000975836944444444" calcext:value-type="float">
            <text:p>9.75836944444444E-05</text:p>
          </table:table-cell>
        </table:table-row>
        <table:table-row table:style-name="ro1">
          <table:table-cell office:value-type="string" calcext:value-type="string">
            <text:p>2019-10-21 01:41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6" calcext:value-type="float">
            <text:p>36</text:p>
          </table:table-cell>
          <table:table-cell office:value-type="float" office:value="1.852367686" calcext:value-type="float">
            <text:p>1.852367686</text:p>
          </table:table-cell>
          <table:table-cell office:value-type="float" office:value="0.00021359" calcext:value-type="float">
            <text:p>0.00021359</text:p>
          </table:table-cell>
          <table:table-cell office:value-type="float" office:value="3.893378571" calcext:value-type="float">
            <text:p>3.893378571</text:p>
          </table:table-cell>
          <table:table-cell office:value-type="float" office:value="0.00768924" calcext:value-type="float">
            <text:p>0.00768924</text:p>
          </table:table-cell>
          <table:table-cell office:value-type="float" office:value="140.161628556" calcext:value-type="float">
            <text:p>140.161628556</text:p>
          </table:table-cell>
          <table:table-cell office:value-type="float" office:value="0.00000593305555555556" calcext:value-type="float">
            <text:p>5.93305555555556E-06</text:p>
          </table:table-cell>
          <table:table-cell office:value-type="float" office:value="0.10814940475" calcext:value-type="float">
            <text:p>0.10814940475</text:p>
          </table:table-cell>
        </table:table-row>
        <table:table-row table:style-name="ro1">
          <table:table-cell office:value-type="string" calcext:value-type="string">
            <text:p>2019-10-21 01:41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7" calcext:value-type="float">
            <text:p>37</text:p>
          </table:table-cell>
          <table:table-cell office:value-type="float" office:value="0.000387475" calcext:value-type="float">
            <text:p>0.000387475</text:p>
          </table:table-cell>
          <table:table-cell office:value-type="float" office:value="0.000562312" calcext:value-type="float">
            <text:p>0.000562312</text:p>
          </table:table-cell>
          <table:table-cell office:value-type="float" office:value="0.002672029" calcext:value-type="float">
            <text:p>0.002672029</text:p>
          </table:table-cell>
          <table:table-cell office:value-type="float" office:value="0.020805544" calcext:value-type="float">
            <text:p>0.020805544</text:p>
          </table:table-cell>
          <table:table-cell office:value-type="float" office:value="0.098865073" calcext:value-type="float">
            <text:p>0.098865073</text:p>
          </table:table-cell>
          <table:table-cell office:value-type="float" office:value="0.0000151976216216216" calcext:value-type="float">
            <text:p>1.51976216216216E-05</text:p>
          </table:table-cell>
          <table:table-cell office:value-type="float" office:value="0.000072217" calcext:value-type="float">
            <text:p>7.2217E-05</text:p>
          </table:table-cell>
        </table:table-row>
        <table:table-row table:style-name="ro1">
          <table:table-cell office:value-type="string" calcext:value-type="string">
            <text:p>2019-10-21 01:41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7" calcext:value-type="float">
            <text:p>37</text:p>
          </table:table-cell>
          <table:table-cell office:value-type="float" office:value="1.918356928" calcext:value-type="float">
            <text:p>1.918356928</text:p>
          </table:table-cell>
          <table:table-cell office:value-type="float" office:value="0.000205554" calcext:value-type="float">
            <text:p>0.000205554</text:p>
          </table:table-cell>
          <table:table-cell office:value-type="float" office:value="3.946318891" calcext:value-type="float">
            <text:p>3.946318891</text:p>
          </table:table-cell>
          <table:table-cell office:value-type="float" office:value="0.007605498" calcext:value-type="float">
            <text:p>0.007605498</text:p>
          </table:table-cell>
          <table:table-cell office:value-type="float" office:value="146.013798967" calcext:value-type="float">
            <text:p>146.013798967</text:p>
          </table:table-cell>
          <table:table-cell office:value-type="float" office:value="0.00000555551351351351" calcext:value-type="float">
            <text:p>5.55551351351351E-06</text:p>
          </table:table-cell>
          <table:table-cell office:value-type="float" office:value="0.106657267324324" calcext:value-type="float">
            <text:p>0.106657267324324</text:p>
          </table:table-cell>
        </table:table-row>
        <table:table-row table:style-name="ro1">
          <table:table-cell office:value-type="string" calcext:value-type="string">
            <text:p>2019-10-21 01:41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8" calcext:value-type="float">
            <text:p>38</text:p>
          </table:table-cell>
          <table:table-cell office:value-type="float" office:value="0.000398666" calcext:value-type="float">
            <text:p>0.000398666</text:p>
          </table:table-cell>
          <table:table-cell office:value-type="float" office:value="0.000725518" calcext:value-type="float">
            <text:p>0.000725518</text:p>
          </table:table-cell>
          <table:table-cell office:value-type="float" office:value="0.002566953" calcext:value-type="float">
            <text:p>0.002566953</text:p>
          </table:table-cell>
          <table:table-cell office:value-type="float" office:value="0.027569684" calcext:value-type="float">
            <text:p>0.027569684</text:p>
          </table:table-cell>
          <table:table-cell office:value-type="float" office:value="0.097544214" calcext:value-type="float">
            <text:p>0.097544214</text:p>
          </table:table-cell>
          <table:table-cell office:value-type="float" office:value="0.0000190925789473684" calcext:value-type="float">
            <text:p>1.90925789473684E-05</text:p>
          </table:table-cell>
          <table:table-cell office:value-type="float" office:value="0.0000675513947368421" calcext:value-type="float">
            <text:p>6.75513947368421E-05</text:p>
          </table:table-cell>
        </table:table-row>
        <table:table-row table:style-name="ro1">
          <table:table-cell office:value-type="string" calcext:value-type="string">
            <text:p>2019-10-21 01:41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8" calcext:value-type="float">
            <text:p>38</text:p>
          </table:table-cell>
          <table:table-cell office:value-type="float" office:value="1.921512732" calcext:value-type="float">
            <text:p>1.921512732</text:p>
          </table:table-cell>
          <table:table-cell office:value-type="float" office:value="0.000195165" calcext:value-type="float">
            <text:p>0.000195165</text:p>
          </table:table-cell>
          <table:table-cell office:value-type="float" office:value="3.523199308" calcext:value-type="float">
            <text:p>3.523199308</text:p>
          </table:table-cell>
          <table:table-cell office:value-type="float" office:value="0.00741627" calcext:value-type="float">
            <text:p>0.00741627</text:p>
          </table:table-cell>
          <table:table-cell office:value-type="float" office:value="133.881573704" calcext:value-type="float">
            <text:p>133.881573704</text:p>
          </table:table-cell>
          <table:table-cell office:value-type="float" office:value="0.00000513592105263158" calcext:value-type="float">
            <text:p>5.13592105263158E-06</text:p>
          </table:table-cell>
          <table:table-cell office:value-type="float" office:value="0.0927157712631579" calcext:value-type="float">
            <text:p>0.092715771263158</text:p>
          </table:table-cell>
        </table:table-row>
        <table:table-row table:style-name="ro1">
          <table:table-cell office:value-type="string" calcext:value-type="string">
            <text:p>2019-10-21 01:42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9" calcext:value-type="float">
            <text:p>39</text:p>
          </table:table-cell>
          <table:table-cell office:value-type="float" office:value="0.000451815" calcext:value-type="float">
            <text:p>0.000451815</text:p>
          </table:table-cell>
          <table:table-cell office:value-type="float" office:value="0.000504013" calcext:value-type="float">
            <text:p>0.000504013</text:p>
          </table:table-cell>
          <table:table-cell office:value-type="float" office:value="0.002498665" calcext:value-type="float">
            <text:p>0.002498665</text:p>
          </table:table-cell>
          <table:table-cell office:value-type="float" office:value="0.019656507" calcext:value-type="float">
            <text:p>0.019656507</text:p>
          </table:table-cell>
          <table:table-cell office:value-type="float" office:value="0.097447935" calcext:value-type="float">
            <text:p>0.097447935</text:p>
          </table:table-cell>
          <table:table-cell office:value-type="float" office:value="0.0000129234102564103" calcext:value-type="float">
            <text:p>1.29234102564103E-05</text:p>
          </table:table-cell>
          <table:table-cell office:value-type="float" office:value="0.0000640683333333333" calcext:value-type="float">
            <text:p>6.40683333333333E-05</text:p>
          </table:table-cell>
        </table:table-row>
        <table:table-row table:style-name="ro1">
          <table:table-cell office:value-type="string" calcext:value-type="string">
            <text:p>2019-10-21 01:42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9" calcext:value-type="float">
            <text:p>39</text:p>
          </table:table-cell>
          <table:table-cell office:value-type="float" office:value="2.095753398" calcext:value-type="float">
            <text:p>2.095753398</text:p>
          </table:table-cell>
          <table:table-cell office:value-type="float" office:value="0.000211506" calcext:value-type="float">
            <text:p>0.000211506</text:p>
          </table:table-cell>
          <table:table-cell office:value-type="float" office:value="3.569011982" calcext:value-type="float">
            <text:p>3.569011982</text:p>
          </table:table-cell>
          <table:table-cell office:value-type="float" office:value="0.008248734" calcext:value-type="float">
            <text:p>0.008248734</text:p>
          </table:table-cell>
          <table:table-cell office:value-type="float" office:value="139.191467298" calcext:value-type="float">
            <text:p>139.191467298</text:p>
          </table:table-cell>
          <table:table-cell office:value-type="float" office:value="0.00000542323076923077" calcext:value-type="float">
            <text:p>5.42323076923077E-06</text:p>
          </table:table-cell>
          <table:table-cell office:value-type="float" office:value="0.0915131277435897" calcext:value-type="float">
            <text:p>0.09151312774359</text:p>
          </table:table-cell>
        </table:table-row>
        <table:table-row table:style-name="ro1">
          <table:table-cell office:value-type="string" calcext:value-type="string">
            <text:p>2019-10-21 01:42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0" calcext:value-type="float">
            <text:p>40</text:p>
          </table:table-cell>
          <table:table-cell office:value-type="float" office:value="0.000397634" calcext:value-type="float">
            <text:p>0.000397634</text:p>
          </table:table-cell>
          <table:table-cell office:value-type="float" office:value="0.000504414" calcext:value-type="float">
            <text:p>0.000504414</text:p>
          </table:table-cell>
          <table:table-cell office:value-type="float" office:value="0.002507341" calcext:value-type="float">
            <text:p>0.002507341</text:p>
          </table:table-cell>
          <table:table-cell office:value-type="float" office:value="0.02017656" calcext:value-type="float">
            <text:p>0.02017656</text:p>
          </table:table-cell>
          <table:table-cell office:value-type="float" office:value="0.10029364" calcext:value-type="float">
            <text:p>0.10029364</text:p>
          </table:table-cell>
          <table:table-cell office:value-type="float" office:value="0.00001261035" calcext:value-type="float">
            <text:p>1.261035E-05</text:p>
          </table:table-cell>
          <table:table-cell office:value-type="float" office:value="0.000062683525" calcext:value-type="float">
            <text:p>6.2683525E-05</text:p>
          </table:table-cell>
        </table:table-row>
        <table:table-row table:style-name="ro1">
          <table:table-cell office:value-type="string" calcext:value-type="string">
            <text:p>2019-10-21 01:42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0" calcext:value-type="float">
            <text:p>40</text:p>
          </table:table-cell>
          <table:table-cell office:value-type="float" office:value="2.226552495" calcext:value-type="float">
            <text:p>2.226552495</text:p>
          </table:table-cell>
          <table:table-cell office:value-type="float" office:value="0.000176921" calcext:value-type="float">
            <text:p>0.000176921</text:p>
          </table:table-cell>
          <table:table-cell office:value-type="float" office:value="3.221997538" calcext:value-type="float">
            <text:p>3.221997538</text:p>
          </table:table-cell>
          <table:table-cell office:value-type="float" office:value="0.00707684" calcext:value-type="float">
            <text:p>0.00707684</text:p>
          </table:table-cell>
          <table:table-cell office:value-type="float" office:value="128.87990152" calcext:value-type="float">
            <text:p>128.87990152</text:p>
          </table:table-cell>
          <table:table-cell office:value-type="float" office:value="0.000004423025" calcext:value-type="float">
            <text:p>4.423025E-06</text:p>
          </table:table-cell>
          <table:table-cell office:value-type="float" office:value="0.08054993845" calcext:value-type="float">
            <text:p>0.08054993845</text:p>
          </table:table-cell>
        </table:table-row>
        <table:table-row table:style-name="ro1">
          <table:table-cell office:value-type="string" calcext:value-type="string">
            <text:p>2019-10-21 01:42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1" calcext:value-type="float">
            <text:p>41</text:p>
          </table:table-cell>
          <table:table-cell office:value-type="float" office:value="0.0004008" calcext:value-type="float">
            <text:p>0.0004008</text:p>
          </table:table-cell>
          <table:table-cell office:value-type="float" office:value="0.000494805" calcext:value-type="float">
            <text:p>0.000494805</text:p>
          </table:table-cell>
          <table:table-cell office:value-type="float" office:value="0.002440246" calcext:value-type="float">
            <text:p>0.002440246</text:p>
          </table:table-cell>
          <table:table-cell office:value-type="float" office:value="0.020287005" calcext:value-type="float">
            <text:p>0.020287005</text:p>
          </table:table-cell>
          <table:table-cell office:value-type="float" office:value="0.100050086" calcext:value-type="float">
            <text:p>0.100050086</text:p>
          </table:table-cell>
          <table:table-cell office:value-type="float" office:value="0.0000120684146341463" calcext:value-type="float">
            <text:p>1.20684146341463E-05</text:p>
          </table:table-cell>
          <table:table-cell office:value-type="float" office:value="0.0000595181951219512" calcext:value-type="float">
            <text:p>5.95181951219512E-05</text:p>
          </table:table-cell>
        </table:table-row>
        <table:table-row table:style-name="ro1">
          <table:table-cell office:value-type="string" calcext:value-type="string">
            <text:p>2019-10-21 01:42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1" calcext:value-type="float">
            <text:p>41</text:p>
          </table:table-cell>
          <table:table-cell office:value-type="float" office:value="1.902401156" calcext:value-type="float">
            <text:p>1.902401156</text:p>
          </table:table-cell>
          <table:table-cell office:value-type="float" office:value="0.000247693" calcext:value-type="float">
            <text:p>0.000247693</text:p>
          </table:table-cell>
          <table:table-cell office:value-type="float" office:value="3.309466298" calcext:value-type="float">
            <text:p>3.309466298</text:p>
          </table:table-cell>
          <table:table-cell office:value-type="float" office:value="0.010155413" calcext:value-type="float">
            <text:p>0.010155413</text:p>
          </table:table-cell>
          <table:table-cell office:value-type="float" office:value="135.688118218" calcext:value-type="float">
            <text:p>135.688118218</text:p>
          </table:table-cell>
          <table:table-cell office:value-type="float" office:value="0.00000604129268292683" calcext:value-type="float">
            <text:p>6.04129268292683E-06</text:p>
          </table:table-cell>
          <table:table-cell office:value-type="float" office:value="0.0807186901951219" calcext:value-type="float">
            <text:p>0.080718690195122</text:p>
          </table:table-cell>
        </table:table-row>
        <table:table-row table:style-name="ro1">
          <table:table-cell office:value-type="string" calcext:value-type="string">
            <text:p>2019-10-21 01:4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2" calcext:value-type="float">
            <text:p>42</text:p>
          </table:table-cell>
          <table:table-cell office:value-type="float" office:value="0.000352339" calcext:value-type="float">
            <text:p>0.000352339</text:p>
          </table:table-cell>
          <table:table-cell office:value-type="float" office:value="0.000459209" calcext:value-type="float">
            <text:p>0.000459209</text:p>
          </table:table-cell>
          <table:table-cell office:value-type="float" office:value="0.002494537" calcext:value-type="float">
            <text:p>0.002494537</text:p>
          </table:table-cell>
          <table:table-cell office:value-type="float" office:value="0.019286778" calcext:value-type="float">
            <text:p>0.019286778</text:p>
          </table:table-cell>
          <table:table-cell office:value-type="float" office:value="0.104770554" calcext:value-type="float">
            <text:p>0.104770554</text:p>
          </table:table-cell>
          <table:table-cell office:value-type="float" office:value="0.0000109335476190476" calcext:value-type="float">
            <text:p>1.09335476190476E-05</text:p>
          </table:table-cell>
          <table:table-cell office:value-type="float" office:value="0.0000593937380952381" calcext:value-type="float">
            <text:p>5.93937380952381E-05</text:p>
          </table:table-cell>
        </table:table-row>
        <table:table-row table:style-name="ro1">
          <table:table-cell office:value-type="string" calcext:value-type="string">
            <text:p>2019-10-21 01:4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2" calcext:value-type="float">
            <text:p>42</text:p>
          </table:table-cell>
          <table:table-cell office:value-type="float" office:value="1.963236916" calcext:value-type="float">
            <text:p>1.963236916</text:p>
          </table:table-cell>
          <table:table-cell office:value-type="float" office:value="0.000227256" calcext:value-type="float">
            <text:p>0.000227256</text:p>
          </table:table-cell>
          <table:table-cell office:value-type="float" office:value="3.256842342" calcext:value-type="float">
            <text:p>3.256842342</text:p>
          </table:table-cell>
          <table:table-cell office:value-type="float" office:value="0.009544752" calcext:value-type="float">
            <text:p>0.009544752</text:p>
          </table:table-cell>
          <table:table-cell office:value-type="float" office:value="136.787378364" calcext:value-type="float">
            <text:p>136.787378364</text:p>
          </table:table-cell>
          <table:table-cell office:value-type="float" office:value="0.00000541085714285714" calcext:value-type="float">
            <text:p>5.41085714285714E-06</text:p>
          </table:table-cell>
          <table:table-cell office:value-type="float" office:value="0.0775438652857143" calcext:value-type="float">
            <text:p>0.077543865285714</text:p>
          </table:table-cell>
        </table:table-row>
        <table:table-row table:style-name="ro1">
          <table:table-cell office:value-type="string" calcext:value-type="string">
            <text:p>2019-10-21 01:4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3" calcext:value-type="float">
            <text:p>43</text:p>
          </table:table-cell>
          <table:table-cell office:value-type="float" office:value="0.000478305" calcext:value-type="float">
            <text:p>0.000478305</text:p>
          </table:table-cell>
          <table:table-cell office:value-type="float" office:value="0.000591837" calcext:value-type="float">
            <text:p>0.000591837</text:p>
          </table:table-cell>
          <table:table-cell office:value-type="float" office:value="0.002667601" calcext:value-type="float">
            <text:p>0.002667601</text:p>
          </table:table-cell>
          <table:table-cell office:value-type="float" office:value="0.025448991" calcext:value-type="float">
            <text:p>0.025448991</text:p>
          </table:table-cell>
          <table:table-cell office:value-type="float" office:value="0.114706843" calcext:value-type="float">
            <text:p>0.114706843</text:p>
          </table:table-cell>
          <table:table-cell office:value-type="float" office:value="0.0000137636511627907" calcext:value-type="float">
            <text:p>1.37636511627907E-05</text:p>
          </table:table-cell>
          <table:table-cell office:value-type="float" office:value="0.0000620372325581395" calcext:value-type="float">
            <text:p>6.20372325581395E-05</text:p>
          </table:table-cell>
        </table:table-row>
        <table:table-row table:style-name="ro1">
          <table:table-cell office:value-type="string" calcext:value-type="string">
            <text:p>2019-10-21 01:4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3" calcext:value-type="float">
            <text:p>43</text:p>
          </table:table-cell>
          <table:table-cell office:value-type="float" office:value="1.943327408" calcext:value-type="float">
            <text:p>1.943327408</text:p>
          </table:table-cell>
          <table:table-cell office:value-type="float" office:value="0.000191318" calcext:value-type="float">
            <text:p>0.000191318</text:p>
          </table:table-cell>
          <table:table-cell office:value-type="float" office:value="3.142827026" calcext:value-type="float">
            <text:p>3.142827026</text:p>
          </table:table-cell>
          <table:table-cell office:value-type="float" office:value="0.008226674" calcext:value-type="float">
            <text:p>0.008226674</text:p>
          </table:table-cell>
          <table:table-cell office:value-type="float" office:value="135.141562118" calcext:value-type="float">
            <text:p>135.141562118</text:p>
          </table:table-cell>
          <table:table-cell office:value-type="float" office:value="0.00000444925581395349" calcext:value-type="float">
            <text:p>4.44925581395349E-06</text:p>
          </table:table-cell>
          <table:table-cell office:value-type="float" office:value="0.0730890006046512" calcext:value-type="float">
            <text:p>0.073089000604651</text:p>
          </table:table-cell>
        </table:table-row>
        <table:table-row table:style-name="ro1">
          <table:table-cell office:value-type="string" calcext:value-type="string">
            <text:p>2019-10-21 01:4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4" calcext:value-type="float">
            <text:p>44</text:p>
          </table:table-cell>
          <table:table-cell office:value-type="float" office:value="0.000439692" calcext:value-type="float">
            <text:p>0.000439692</text:p>
          </table:table-cell>
          <table:table-cell office:value-type="float" office:value="0.00058797" calcext:value-type="float">
            <text:p>0.00058797</text:p>
          </table:table-cell>
          <table:table-cell office:value-type="float" office:value="0.002535043" calcext:value-type="float">
            <text:p>0.002535043</text:p>
          </table:table-cell>
          <table:table-cell office:value-type="float" office:value="0.02587068" calcext:value-type="float">
            <text:p>0.02587068</text:p>
          </table:table-cell>
          <table:table-cell office:value-type="float" office:value="0.111541892" calcext:value-type="float">
            <text:p>0.111541892</text:p>
          </table:table-cell>
          <table:table-cell office:value-type="float" office:value="0.0000133629545454545" calcext:value-type="float">
            <text:p>1.33629545454545E-05</text:p>
          </table:table-cell>
          <table:table-cell office:value-type="float" office:value="0.0000576146136363636" calcext:value-type="float">
            <text:p>5.76146136363636E-05</text:p>
          </table:table-cell>
        </table:table-row>
        <table:table-row table:style-name="ro1">
          <table:table-cell office:value-type="string" calcext:value-type="string">
            <text:p>2019-10-21 01:4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4" calcext:value-type="float">
            <text:p>44</text:p>
          </table:table-cell>
          <table:table-cell office:value-type="float" office:value="2.106900224" calcext:value-type="float">
            <text:p>2.106900224</text:p>
          </table:table-cell>
          <table:table-cell office:value-type="float" office:value="0.000179345" calcext:value-type="float">
            <text:p>0.000179345</text:p>
          </table:table-cell>
          <table:table-cell office:value-type="float" office:value="3.439895986" calcext:value-type="float">
            <text:p>3.439895986</text:p>
          </table:table-cell>
          <table:table-cell office:value-type="float" office:value="0.00789118" calcext:value-type="float">
            <text:p>0.00789118</text:p>
          </table:table-cell>
          <table:table-cell office:value-type="float" office:value="151.355423384" calcext:value-type="float">
            <text:p>151.355423384</text:p>
          </table:table-cell>
          <table:table-cell office:value-type="float" office:value="0.00000407602272727273" calcext:value-type="float">
            <text:p>4.07602272727273E-06</text:p>
          </table:table-cell>
          <table:table-cell office:value-type="float" office:value="0.0781794542272727" calcext:value-type="float">
            <text:p>0.078179454227273</text:p>
          </table:table-cell>
        </table:table-row>
        <table:table-row table:style-name="ro1">
          <table:table-cell office:value-type="string" calcext:value-type="string">
            <text:p>2019-10-21 01:42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5" calcext:value-type="float">
            <text:p>45</text:p>
          </table:table-cell>
          <table:table-cell office:value-type="float" office:value="0.000407062" calcext:value-type="float">
            <text:p>0.000407062</text:p>
          </table:table-cell>
          <table:table-cell office:value-type="float" office:value="0.000601806" calcext:value-type="float">
            <text:p>0.000601806</text:p>
          </table:table-cell>
          <table:table-cell office:value-type="float" office:value="0.002670066" calcext:value-type="float">
            <text:p>0.002670066</text:p>
          </table:table-cell>
          <table:table-cell office:value-type="float" office:value="0.02708127" calcext:value-type="float">
            <text:p>0.02708127</text:p>
          </table:table-cell>
          <table:table-cell office:value-type="float" office:value="0.12015297" calcext:value-type="float">
            <text:p>0.12015297</text:p>
          </table:table-cell>
          <table:table-cell office:value-type="float" office:value="0.0000133734666666667" calcext:value-type="float">
            <text:p>1.33734666666667E-05</text:p>
          </table:table-cell>
          <table:table-cell office:value-type="float" office:value="0.0000593348" calcext:value-type="float">
            <text:p>5.93348E-05</text:p>
          </table:table-cell>
        </table:table-row>
        <table:table-row table:style-name="ro1">
          <table:table-cell office:value-type="string" calcext:value-type="string">
            <text:p>2019-10-21 01:42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5" calcext:value-type="float">
            <text:p>45</text:p>
          </table:table-cell>
          <table:table-cell office:value-type="float" office:value="2.070692241" calcext:value-type="float">
            <text:p>2.070692241</text:p>
          </table:table-cell>
          <table:table-cell office:value-type="float" office:value="0.000209672" calcext:value-type="float">
            <text:p>0.000209672</text:p>
          </table:table-cell>
          <table:table-cell office:value-type="float" office:value="3.324494296" calcext:value-type="float">
            <text:p>3.324494296</text:p>
          </table:table-cell>
          <table:table-cell office:value-type="float" office:value="0.00943524" calcext:value-type="float">
            <text:p>0.00943524</text:p>
          </table:table-cell>
          <table:table-cell office:value-type="float" office:value="149.60224332" calcext:value-type="float">
            <text:p>149.60224332</text:p>
          </table:table-cell>
          <table:table-cell office:value-type="float" office:value="0.00000465937777777778" calcext:value-type="float">
            <text:p>4.65937777777778E-06</text:p>
          </table:table-cell>
          <table:table-cell office:value-type="float" office:value="0.0738776510222222" calcext:value-type="float">
            <text:p>0.073877651022222</text:p>
          </table:table-cell>
        </table:table-row>
        <table:table-row table:style-name="ro1">
          <table:table-cell office:value-type="string" calcext:value-type="string">
            <text:p>2019-10-21 01:4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6" calcext:value-type="float">
            <text:p>46</text:p>
          </table:table-cell>
          <table:table-cell office:value-type="float" office:value="0.000393897" calcext:value-type="float">
            <text:p>0.000393897</text:p>
          </table:table-cell>
          <table:table-cell office:value-type="float" office:value="0.000556812" calcext:value-type="float">
            <text:p>0.000556812</text:p>
          </table:table-cell>
          <table:table-cell office:value-type="float" office:value="0.002674725" calcext:value-type="float">
            <text:p>0.002674725</text:p>
          </table:table-cell>
          <table:table-cell office:value-type="float" office:value="0.025613352" calcext:value-type="float">
            <text:p>0.025613352</text:p>
          </table:table-cell>
          <table:table-cell office:value-type="float" office:value="0.12303735" calcext:value-type="float">
            <text:p>0.12303735</text:p>
          </table:table-cell>
          <table:table-cell office:value-type="float" office:value="0.0000121046086956522" calcext:value-type="float">
            <text:p>1.21046086956522E-05</text:p>
          </table:table-cell>
          <table:table-cell office:value-type="float" office:value="0.0000581461956521739" calcext:value-type="float">
            <text:p>5.81461956521739E-05</text:p>
          </table:table-cell>
        </table:table-row>
        <table:table-row table:style-name="ro1">
          <table:table-cell office:value-type="string" calcext:value-type="string">
            <text:p>2019-10-21 01:4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6" calcext:value-type="float">
            <text:p>46</text:p>
          </table:table-cell>
          <table:table-cell office:value-type="float" office:value="2.339747659" calcext:value-type="float">
            <text:p>2.339747659</text:p>
          </table:table-cell>
          <table:table-cell office:value-type="float" office:value="0.000188633" calcext:value-type="float">
            <text:p>0.000188633</text:p>
          </table:table-cell>
          <table:table-cell office:value-type="float" office:value="3.414244524" calcext:value-type="float">
            <text:p>3.414244524</text:p>
          </table:table-cell>
          <table:table-cell office:value-type="float" office:value="0.008677118" calcext:value-type="float">
            <text:p>0.008677118</text:p>
          </table:table-cell>
          <table:table-cell office:value-type="float" office:value="157.055248104" calcext:value-type="float">
            <text:p>157.055248104</text:p>
          </table:table-cell>
          <table:table-cell office:value-type="float" office:value="0.00000410071739130435" calcext:value-type="float">
            <text:p>4.10071739130435E-06</text:p>
          </table:table-cell>
          <table:table-cell office:value-type="float" office:value="0.0742227070434783" calcext:value-type="float">
            <text:p>0.074222707043478</text:p>
          </table:table-cell>
        </table:table-row>
        <table:table-row table:style-name="ro1">
          <table:table-cell office:value-type="string" calcext:value-type="string">
            <text:p>2019-10-21 01:42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7" calcext:value-type="float">
            <text:p>47</text:p>
          </table:table-cell>
          <table:table-cell office:value-type="float" office:value="0.000397684" calcext:value-type="float">
            <text:p>0.000397684</text:p>
          </table:table-cell>
          <table:table-cell office:value-type="float" office:value="0.00060418" calcext:value-type="float">
            <text:p>0.00060418</text:p>
          </table:table-cell>
          <table:table-cell office:value-type="float" office:value="0.002173106" calcext:value-type="float">
            <text:p>0.002173106</text:p>
          </table:table-cell>
          <table:table-cell office:value-type="float" office:value="0.02839646" calcext:value-type="float">
            <text:p>0.02839646</text:p>
          </table:table-cell>
          <table:table-cell office:value-type="float" office:value="0.102135982" calcext:value-type="float">
            <text:p>0.102135982</text:p>
          </table:table-cell>
          <table:table-cell office:value-type="float" office:value="0.0000128548936170213" calcext:value-type="float">
            <text:p>1.28548936170213E-05</text:p>
          </table:table-cell>
          <table:table-cell office:value-type="float" office:value="0.0000462362978723404" calcext:value-type="float">
            <text:p>4.62362978723404E-05</text:p>
          </table:table-cell>
        </table:table-row>
        <table:table-row table:style-name="ro1">
          <table:table-cell office:value-type="string" calcext:value-type="string">
            <text:p>2019-10-21 01:42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7" calcext:value-type="float">
            <text:p>47</text:p>
          </table:table-cell>
          <table:table-cell office:value-type="float" office:value="1.846067682" calcext:value-type="float">
            <text:p>1.846067682</text:p>
          </table:table-cell>
          <table:table-cell office:value-type="float" office:value="0.000387154" calcext:value-type="float">
            <text:p>0.000387154</text:p>
          </table:table-cell>
          <table:table-cell office:value-type="float" office:value="3.447894301" calcext:value-type="float">
            <text:p>3.447894301</text:p>
          </table:table-cell>
          <table:table-cell office:value-type="float" office:value="0.018196238" calcext:value-type="float">
            <text:p>0.018196238</text:p>
          </table:table-cell>
          <table:table-cell office:value-type="float" office:value="162.051032147" calcext:value-type="float">
            <text:p>162.051032147</text:p>
          </table:table-cell>
          <table:table-cell office:value-type="float" office:value="0.00000823731914893617" calcext:value-type="float">
            <text:p>8.23731914893617E-06</text:p>
          </table:table-cell>
          <table:table-cell office:value-type="float" office:value="0.0733594532127659" calcext:value-type="float">
            <text:p>0.073359453212766</text:p>
          </table:table-cell>
        </table:table-row>
        <table:table-row table:style-name="ro1">
          <table:table-cell office:value-type="string" calcext:value-type="string">
            <text:p>2019-10-21 01:42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8" calcext:value-type="float">
            <text:p>48</text:p>
          </table:table-cell>
          <table:table-cell office:value-type="float" office:value="0.000382275" calcext:value-type="float">
            <text:p>0.000382275</text:p>
          </table:table-cell>
          <table:table-cell office:value-type="float" office:value="0.000641501" calcext:value-type="float">
            <text:p>0.000641501</text:p>
          </table:table-cell>
          <table:table-cell office:value-type="float" office:value="0.002454583" calcext:value-type="float">
            <text:p>0.002454583</text:p>
          </table:table-cell>
          <table:table-cell office:value-type="float" office:value="0.030792048" calcext:value-type="float">
            <text:p>0.030792048</text:p>
          </table:table-cell>
          <table:table-cell office:value-type="float" office:value="0.117819984" calcext:value-type="float">
            <text:p>0.117819984</text:p>
          </table:table-cell>
          <table:table-cell office:value-type="float" office:value="0.0000133646041666667" calcext:value-type="float">
            <text:p>1.33646041666667E-05</text:p>
          </table:table-cell>
          <table:table-cell office:value-type="float" office:value="0.0000511371458333333" calcext:value-type="float">
            <text:p>5.11371458333333E-05</text:p>
          </table:table-cell>
        </table:table-row>
        <table:table-row table:style-name="ro1">
          <table:table-cell office:value-type="string" calcext:value-type="string">
            <text:p>2019-10-21 01:42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8" calcext:value-type="float">
            <text:p>48</text:p>
          </table:table-cell>
          <table:table-cell office:value-type="float" office:value="1.929632317" calcext:value-type="float">
            <text:p>1.929632317</text:p>
          </table:table-cell>
          <table:table-cell office:value-type="float" office:value="0.000322843" calcext:value-type="float">
            <text:p>0.000322843</text:p>
          </table:table-cell>
          <table:table-cell office:value-type="float" office:value="3.499448378" calcext:value-type="float">
            <text:p>3.499448378</text:p>
          </table:table-cell>
          <table:table-cell office:value-type="float" office:value="0.015496464" calcext:value-type="float">
            <text:p>0.015496464</text:p>
          </table:table-cell>
          <table:table-cell office:value-type="float" office:value="167.973522144" calcext:value-type="float">
            <text:p>167.973522144</text:p>
          </table:table-cell>
          <table:table-cell office:value-type="float" office:value="0.00000672589583333333" calcext:value-type="float">
            <text:p>6.72589583333333E-06</text:p>
          </table:table-cell>
          <table:table-cell office:value-type="float" office:value="0.0729051745416667" calcext:value-type="float">
            <text:p>0.072905174541667</text:p>
          </table:table-cell>
        </table:table-row>
        <table:table-row table:style-name="ro1">
          <table:table-cell office:value-type="string" calcext:value-type="string">
            <text:p>2019-10-21 01:42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9" calcext:value-type="float">
            <text:p>49</text:p>
          </table:table-cell>
          <table:table-cell office:value-type="float" office:value="0.000376674" calcext:value-type="float">
            <text:p>0.000376674</text:p>
          </table:table-cell>
          <table:table-cell office:value-type="float" office:value="0.000637262" calcext:value-type="float">
            <text:p>0.000637262</text:p>
          </table:table-cell>
          <table:table-cell office:value-type="float" office:value="0.002476964" calcext:value-type="float">
            <text:p>0.002476964</text:p>
          </table:table-cell>
          <table:table-cell office:value-type="float" office:value="0.031225838" calcext:value-type="float">
            <text:p>0.031225838</text:p>
          </table:table-cell>
          <table:table-cell office:value-type="float" office:value="0.121371236" calcext:value-type="float">
            <text:p>0.121371236</text:p>
          </table:table-cell>
          <table:table-cell office:value-type="float" office:value="0.0000130053469387755" calcext:value-type="float">
            <text:p>1.30053469387755E-05</text:p>
          </table:table-cell>
          <table:table-cell office:value-type="float" office:value="0.0000505502857142857" calcext:value-type="float">
            <text:p>5.05502857142857E-05</text:p>
          </table:table-cell>
        </table:table-row>
        <table:table-row table:style-name="ro1">
          <table:table-cell office:value-type="string" calcext:value-type="string">
            <text:p>2019-10-21 01:42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9" calcext:value-type="float">
            <text:p>49</text:p>
          </table:table-cell>
          <table:table-cell office:value-type="float" office:value="1.807055713" calcext:value-type="float">
            <text:p>1.807055713</text:p>
          </table:table-cell>
          <table:table-cell office:value-type="float" office:value="0.000401041" calcext:value-type="float">
            <text:p>0.000401041</text:p>
          </table:table-cell>
          <table:table-cell office:value-type="float" office:value="3.577523502" calcext:value-type="float">
            <text:p>3.577523502</text:p>
          </table:table-cell>
          <table:table-cell office:value-type="float" office:value="0.019651009" calcext:value-type="float">
            <text:p>0.019651009</text:p>
          </table:table-cell>
          <table:table-cell office:value-type="float" office:value="175.298651598" calcext:value-type="float">
            <text:p>175.298651598</text:p>
          </table:table-cell>
          <table:table-cell office:value-type="float" office:value="0.00000818451020408163" calcext:value-type="float">
            <text:p>8.18451020408163E-06</text:p>
          </table:table-cell>
          <table:table-cell office:value-type="float" office:value="0.0730106837142857" calcext:value-type="float">
            <text:p>0.073010683714286</text:p>
          </table:table-cell>
        </table:table-row>
        <table:table-row table:style-name="ro1">
          <table:table-cell office:value-type="string" calcext:value-type="string">
            <text:p>2019-10-21 01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0" calcext:value-type="float">
            <text:p>50</text:p>
          </table:table-cell>
          <table:table-cell office:value-type="float" office:value="0.000375483" calcext:value-type="float">
            <text:p>0.000375483</text:p>
          </table:table-cell>
          <table:table-cell office:value-type="float" office:value="0.000531314" calcext:value-type="float">
            <text:p>0.000531314</text:p>
          </table:table-cell>
          <table:table-cell office:value-type="float" office:value="0.00255496" calcext:value-type="float">
            <text:p>0.00255496</text:p>
          </table:table-cell>
          <table:table-cell office:value-type="float" office:value="0.0265657" calcext:value-type="float">
            <text:p>0.0265657</text:p>
          </table:table-cell>
          <table:table-cell office:value-type="float" office:value="0.127748" calcext:value-type="float">
            <text:p>0.127748</text:p>
          </table:table-cell>
          <table:table-cell office:value-type="float" office:value="0.00001062628" calcext:value-type="float">
            <text:p>1.062628E-05</text:p>
          </table:table-cell>
          <table:table-cell office:value-type="float" office:value="0.0000510992" calcext:value-type="float">
            <text:p>5.10992E-05</text:p>
          </table:table-cell>
        </table:table-row>
        <table:table-row table:style-name="ro1">
          <table:table-cell office:value-type="string" calcext:value-type="string">
            <text:p>2019-10-21 01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0" calcext:value-type="float">
            <text:p>50</text:p>
          </table:table-cell>
          <table:table-cell office:value-type="float" office:value="1.973469204" calcext:value-type="float">
            <text:p>1.973469204</text:p>
          </table:table-cell>
          <table:table-cell office:value-type="float" office:value="0.000460311" calcext:value-type="float">
            <text:p>0.000460311</text:p>
          </table:table-cell>
          <table:table-cell office:value-type="float" office:value="3.746738625" calcext:value-type="float">
            <text:p>3.746738625</text:p>
          </table:table-cell>
          <table:table-cell office:value-type="float" office:value="0.02301555" calcext:value-type="float">
            <text:p>0.02301555</text:p>
          </table:table-cell>
          <table:table-cell office:value-type="float" office:value="187.33693125" calcext:value-type="float">
            <text:p>187.33693125</text:p>
          </table:table-cell>
          <table:table-cell office:value-type="float" office:value="0.00000920622" calcext:value-type="float">
            <text:p>9.20622E-06</text:p>
          </table:table-cell>
          <table:table-cell office:value-type="float" office:value="0.0749347725" calcext:value-type="float">
            <text:p>0.0749347725</text:p>
          </table:table-cell>
        </table:table-row>
        <table:table-row table:style-name="ro1">
          <table:table-cell office:value-type="string" calcext:value-type="string">
            <text:p>2019-10-21 01:4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1" calcext:value-type="float">
            <text:p>51</text:p>
          </table:table-cell>
          <table:table-cell office:value-type="float" office:value="0.000372857" calcext:value-type="float">
            <text:p>0.000372857</text:p>
          </table:table-cell>
          <table:table-cell office:value-type="float" office:value="0.000556221" calcext:value-type="float">
            <text:p>0.000556221</text:p>
          </table:table-cell>
          <table:table-cell office:value-type="float" office:value="0.002717274" calcext:value-type="float">
            <text:p>0.002717274</text:p>
          </table:table-cell>
          <table:table-cell office:value-type="float" office:value="0.028367271" calcext:value-type="float">
            <text:p>0.028367271</text:p>
          </table:table-cell>
          <table:table-cell office:value-type="float" office:value="0.138580974" calcext:value-type="float">
            <text:p>0.138580974</text:p>
          </table:table-cell>
          <table:table-cell office:value-type="float" office:value="0.0000109062941176471" calcext:value-type="float">
            <text:p>1.09062941176471E-05</text:p>
          </table:table-cell>
          <table:table-cell office:value-type="float" office:value="0.0000532798823529412" calcext:value-type="float">
            <text:p>5.32798823529412E-05</text:p>
          </table:table-cell>
        </table:table-row>
        <table:table-row table:style-name="ro1">
          <table:table-cell office:value-type="string" calcext:value-type="string">
            <text:p>2019-10-21 01:4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1" calcext:value-type="float">
            <text:p>51</text:p>
          </table:table-cell>
          <table:table-cell office:value-type="float" office:value="2.009543407" calcext:value-type="float">
            <text:p>2.009543407</text:p>
          </table:table-cell>
          <table:table-cell office:value-type="float" office:value="0.000657299" calcext:value-type="float">
            <text:p>0.000657299</text:p>
          </table:table-cell>
          <table:table-cell office:value-type="float" office:value="3.532948205" calcext:value-type="float">
            <text:p>3.532948205</text:p>
          </table:table-cell>
          <table:table-cell office:value-type="float" office:value="0.033522249" calcext:value-type="float">
            <text:p>0.033522249</text:p>
          </table:table-cell>
          <table:table-cell office:value-type="float" office:value="180.180358455" calcext:value-type="float">
            <text:p>180.180358455</text:p>
          </table:table-cell>
          <table:table-cell office:value-type="float" office:value="0.0000128882156862745" calcext:value-type="float">
            <text:p>1.28882156862745E-05</text:p>
          </table:table-cell>
          <table:table-cell office:value-type="float" office:value="0.0692734942156863" calcext:value-type="float">
            <text:p>0.069273494215686</text:p>
          </table:table-cell>
        </table:table-row>
        <table:table-row table:style-name="ro1">
          <table:table-cell office:value-type="string" calcext:value-type="string">
            <text:p>2019-10-21 01:4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2" calcext:value-type="float">
            <text:p>52</text:p>
          </table:table-cell>
          <table:table-cell office:value-type="float" office:value="0.000374581" calcext:value-type="float">
            <text:p>0.000374581</text:p>
          </table:table-cell>
          <table:table-cell office:value-type="float" office:value="0.00061445" calcext:value-type="float">
            <text:p>0.00061445</text:p>
          </table:table-cell>
          <table:table-cell office:value-type="float" office:value="0.00277399" calcext:value-type="float">
            <text:p>0.00277399</text:p>
          </table:table-cell>
          <table:table-cell office:value-type="float" office:value="0.0319514" calcext:value-type="float">
            <text:p>0.0319514</text:p>
          </table:table-cell>
          <table:table-cell office:value-type="float" office:value="0.14424748" calcext:value-type="float">
            <text:p>0.14424748</text:p>
          </table:table-cell>
          <table:table-cell office:value-type="float" office:value="0.0000118163461538462" calcext:value-type="float">
            <text:p>1.18163461538462E-05</text:p>
          </table:table-cell>
          <table:table-cell office:value-type="float" office:value="0.0000533459615384615" calcext:value-type="float">
            <text:p>5.33459615384615E-05</text:p>
          </table:table-cell>
        </table:table-row>
        <table:table-row table:style-name="ro1">
          <table:table-cell office:value-type="string" calcext:value-type="string">
            <text:p>2019-10-21 01:4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2" calcext:value-type="float">
            <text:p>52</text:p>
          </table:table-cell>
          <table:table-cell office:value-type="float" office:value="2.126866753" calcext:value-type="float">
            <text:p>2.126866753</text:p>
          </table:table-cell>
          <table:table-cell office:value-type="float" office:value="0.001121819" calcext:value-type="float">
            <text:p>0.001121819</text:p>
          </table:table-cell>
          <table:table-cell office:value-type="float" office:value="3.61389913" calcext:value-type="float">
            <text:p>3.61389913</text:p>
          </table:table-cell>
          <table:table-cell office:value-type="float" office:value="0.058334588" calcext:value-type="float">
            <text:p>0.058334588</text:p>
          </table:table-cell>
          <table:table-cell office:value-type="float" office:value="187.92275476" calcext:value-type="float">
            <text:p>187.92275476</text:p>
          </table:table-cell>
          <table:table-cell office:value-type="float" office:value="0.0000215734423076923" calcext:value-type="float">
            <text:p>2.15734423076923E-05</text:p>
          </table:table-cell>
          <table:table-cell office:value-type="float" office:value="0.0694980601923077" calcext:value-type="float">
            <text:p>0.069498060192308</text:p>
          </table:table-cell>
        </table:table-row>
        <table:table-row table:style-name="ro1">
          <table:table-cell office:value-type="string" calcext:value-type="string">
            <text:p>2019-10-21 01:43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3" calcext:value-type="float">
            <text:p>53</text:p>
          </table:table-cell>
          <table:table-cell office:value-type="float" office:value="0.000390341" calcext:value-type="float">
            <text:p>0.000390341</text:p>
          </table:table-cell>
          <table:table-cell office:value-type="float" office:value="0.000532907" calcext:value-type="float">
            <text:p>0.000532907</text:p>
          </table:table-cell>
          <table:table-cell office:value-type="float" office:value="0.002563046" calcext:value-type="float">
            <text:p>0.002563046</text:p>
          </table:table-cell>
          <table:table-cell office:value-type="float" office:value="0.028244071" calcext:value-type="float">
            <text:p>0.028244071</text:p>
          </table:table-cell>
          <table:table-cell office:value-type="float" office:value="0.135841438" calcext:value-type="float">
            <text:p>0.135841438</text:p>
          </table:table-cell>
          <table:table-cell office:value-type="float" office:value="0.0000100548490566038" calcext:value-type="float">
            <text:p>1.00548490566038E-05</text:p>
          </table:table-cell>
          <table:table-cell office:value-type="float" office:value="0.000048359358490566" calcext:value-type="float">
            <text:p>4.8359358490566E-05</text:p>
          </table:table-cell>
        </table:table-row>
        <table:table-row table:style-name="ro1">
          <table:table-cell office:value-type="string" calcext:value-type="string">
            <text:p>2019-10-21 01:43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3" calcext:value-type="float">
            <text:p>53</text:p>
          </table:table-cell>
          <table:table-cell office:value-type="float" office:value="1.965901857" calcext:value-type="float">
            <text:p>1.965901857</text:p>
          </table:table-cell>
          <table:table-cell office:value-type="float" office:value="0.002549089" calcext:value-type="float">
            <text:p>0.002549089</text:p>
          </table:table-cell>
          <table:table-cell office:value-type="float" office:value="3.616719248" calcext:value-type="float">
            <text:p>3.616719248</text:p>
          </table:table-cell>
          <table:table-cell office:value-type="float" office:value="0.135101717" calcext:value-type="float">
            <text:p>0.135101717</text:p>
          </table:table-cell>
          <table:table-cell office:value-type="float" office:value="191.686120144" calcext:value-type="float">
            <text:p>191.686120144</text:p>
          </table:table-cell>
          <table:table-cell office:value-type="float" office:value="0.0000480960188679245" calcext:value-type="float">
            <text:p>4.80960188679245E-05</text:p>
          </table:table-cell>
          <table:table-cell office:value-type="float" office:value="0.0682399858113207" calcext:value-type="float">
            <text:p>0.068239985811321</text:p>
          </table:table-cell>
        </table:table-row>
        <table:table-row table:style-name="ro1">
          <table:table-cell office:value-type="string" calcext:value-type="string">
            <text:p>2019-10-21 01:43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4" calcext:value-type="float">
            <text:p>54</text:p>
          </table:table-cell>
          <table:table-cell office:value-type="float" office:value="0.000381604" calcext:value-type="float">
            <text:p>0.000381604</text:p>
          </table:table-cell>
          <table:table-cell office:value-type="float" office:value="0.000636621" calcext:value-type="float">
            <text:p>0.000636621</text:p>
          </table:table-cell>
          <table:table-cell office:value-type="float" office:value="0.002671799" calcext:value-type="float">
            <text:p>0.002671799</text:p>
          </table:table-cell>
          <table:table-cell office:value-type="float" office:value="0.034377534" calcext:value-type="float">
            <text:p>0.034377534</text:p>
          </table:table-cell>
          <table:table-cell office:value-type="float" office:value="0.144277146" calcext:value-type="float">
            <text:p>0.144277146</text:p>
          </table:table-cell>
          <table:table-cell office:value-type="float" office:value="0.0000117892777777778" calcext:value-type="float">
            <text:p>1.17892777777778E-05</text:p>
          </table:table-cell>
          <table:table-cell office:value-type="float" office:value="0.0000494777592592593" calcext:value-type="float">
            <text:p>4.94777592592593E-05</text:p>
          </table:table-cell>
        </table:table-row>
        <table:table-row table:style-name="ro1">
          <table:table-cell office:value-type="string" calcext:value-type="string">
            <text:p>2019-10-21 01:43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4" calcext:value-type="float">
            <text:p>54</text:p>
          </table:table-cell>
          <table:table-cell office:value-type="float" office:value="1.957561933" calcext:value-type="float">
            <text:p>1.957561933</text:p>
          </table:table-cell>
          <table:table-cell office:value-type="float" office:value="0.002421631" calcext:value-type="float">
            <text:p>0.002421631</text:p>
          </table:table-cell>
          <table:table-cell office:value-type="float" office:value="3.896005087" calcext:value-type="float">
            <text:p>3.896005087</text:p>
          </table:table-cell>
          <table:table-cell office:value-type="float" office:value="0.130768074" calcext:value-type="float">
            <text:p>0.130768074</text:p>
          </table:table-cell>
          <table:table-cell office:value-type="float" office:value="210.384274698" calcext:value-type="float">
            <text:p>210.384274698</text:p>
          </table:table-cell>
          <table:table-cell office:value-type="float" office:value="0.0000448450185185185" calcext:value-type="float">
            <text:p>4.48450185185185E-05</text:p>
          </table:table-cell>
          <table:table-cell office:value-type="float" office:value="0.0721482423518519" calcext:value-type="float">
            <text:p>0.072148242351852</text:p>
          </table:table-cell>
        </table:table-row>
        <table:table-row table:style-name="ro1">
          <table:table-cell office:value-type="string" calcext:value-type="string">
            <text:p>2019-10-21 01:43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5" calcext:value-type="float">
            <text:p>55</text:p>
          </table:table-cell>
          <table:table-cell office:value-type="float" office:value="0.000372076" calcext:value-type="float">
            <text:p>0.000372076</text:p>
          </table:table-cell>
          <table:table-cell office:value-type="float" office:value="0.000584183" calcext:value-type="float">
            <text:p>0.000584183</text:p>
          </table:table-cell>
          <table:table-cell office:value-type="float" office:value="0.002107532" calcext:value-type="float">
            <text:p>0.002107532</text:p>
          </table:table-cell>
          <table:table-cell office:value-type="float" office:value="0.032130065" calcext:value-type="float">
            <text:p>0.032130065</text:p>
          </table:table-cell>
          <table:table-cell office:value-type="float" office:value="0.11591426" calcext:value-type="float">
            <text:p>0.11591426</text:p>
          </table:table-cell>
          <table:table-cell office:value-type="float" office:value="0.0000106215090909091" calcext:value-type="float">
            <text:p>1.06215090909091E-05</text:p>
          </table:table-cell>
          <table:table-cell office:value-type="float" office:value="0.0000383187636363636" calcext:value-type="float">
            <text:p>3.83187636363636E-05</text:p>
          </table:table-cell>
        </table:table-row>
        <table:table-row table:style-name="ro1">
          <table:table-cell office:value-type="string" calcext:value-type="string">
            <text:p>2019-10-21 01:43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5" calcext:value-type="float">
            <text:p>55</text:p>
          </table:table-cell>
          <table:table-cell office:value-type="float" office:value="2.116314983" calcext:value-type="float">
            <text:p>2.116314983</text:p>
          </table:table-cell>
          <table:table-cell office:value-type="float" office:value="0.002837078" calcext:value-type="float">
            <text:p>0.002837078</text:p>
          </table:table-cell>
          <table:table-cell office:value-type="float" office:value="3.73389549" calcext:value-type="float">
            <text:p>3.73389549</text:p>
          </table:table-cell>
          <table:table-cell office:value-type="float" office:value="0.15603929" calcext:value-type="float">
            <text:p>0.15603929</text:p>
          </table:table-cell>
          <table:table-cell office:value-type="float" office:value="205.36425195" calcext:value-type="float">
            <text:p>205.36425195</text:p>
          </table:table-cell>
          <table:table-cell office:value-type="float" office:value="0.0000515832363636364" calcext:value-type="float">
            <text:p>5.15832363636364E-05</text:p>
          </table:table-cell>
          <table:table-cell office:value-type="float" office:value="0.0678890089090909" calcext:value-type="float">
            <text:p>0.067889008909091</text:p>
          </table:table-cell>
        </table:table-row>
        <table:table-row table:style-name="ro1">
          <table:table-cell office:value-type="string" calcext:value-type="string">
            <text:p>2019-10-21 01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6" calcext:value-type="float">
            <text:p>56</text:p>
          </table:table-cell>
          <table:table-cell office:value-type="float" office:value="0.000527888" calcext:value-type="float">
            <text:p>0.000527888</text:p>
          </table:table-cell>
          <table:table-cell office:value-type="float" office:value="0.000912648" calcext:value-type="float">
            <text:p>0.000912648</text:p>
          </table:table-cell>
          <table:table-cell office:value-type="float" office:value="0.002421871" calcext:value-type="float">
            <text:p>0.002421871</text:p>
          </table:table-cell>
          <table:table-cell office:value-type="float" office:value="0.051108288" calcext:value-type="float">
            <text:p>0.051108288</text:p>
          </table:table-cell>
          <table:table-cell office:value-type="float" office:value="0.135624776" calcext:value-type="float">
            <text:p>0.135624776</text:p>
          </table:table-cell>
          <table:table-cell office:value-type="float" office:value="0.0000162972857142857" calcext:value-type="float">
            <text:p>1.62972857142857E-05</text:p>
          </table:table-cell>
          <table:table-cell office:value-type="float" office:value="0.0000432476964285714" calcext:value-type="float">
            <text:p>4.32476964285714E-05</text:p>
          </table:table-cell>
        </table:table-row>
        <table:table-row table:style-name="ro1">
          <table:table-cell office:value-type="string" calcext:value-type="string">
            <text:p>2019-10-21 01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6" calcext:value-type="float">
            <text:p>56</text:p>
          </table:table-cell>
          <table:table-cell office:value-type="float" office:value="2.132478804" calcext:value-type="float">
            <text:p>2.132478804</text:p>
          </table:table-cell>
          <table:table-cell office:value-type="float" office:value="0.015020473" calcext:value-type="float">
            <text:p>0.015020473</text:p>
          </table:table-cell>
          <table:table-cell office:value-type="float" office:value="3.866890096" calcext:value-type="float">
            <text:p>3.866890096</text:p>
          </table:table-cell>
          <table:table-cell office:value-type="float" office:value="0.841146488" calcext:value-type="float">
            <text:p>0.841146488</text:p>
          </table:table-cell>
          <table:table-cell office:value-type="float" office:value="216.545845376" calcext:value-type="float">
            <text:p>216.545845376</text:p>
          </table:table-cell>
          <table:table-cell office:value-type="float" office:value="0.000268222732142857" calcext:value-type="float">
            <text:p>0.000268222732143</text:p>
          </table:table-cell>
          <table:table-cell office:value-type="float" office:value="0.0690516088571429" calcext:value-type="float">
            <text:p>0.069051608857143</text:p>
          </table:table-cell>
        </table:table-row>
        <table:table-row table:style-name="ro1">
          <table:table-cell office:value-type="string" calcext:value-type="string">
            <text:p>2019-10-21 01:43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7" calcext:value-type="float">
            <text:p>57</text:p>
          </table:table-cell>
          <table:table-cell office:value-type="float" office:value="0.000402333" calcext:value-type="float">
            <text:p>0.000402333</text:p>
          </table:table-cell>
          <table:table-cell office:value-type="float" office:value="0.000514302" calcext:value-type="float">
            <text:p>0.000514302</text:p>
          </table:table-cell>
          <table:table-cell office:value-type="float" office:value="0.003268906" calcext:value-type="float">
            <text:p>0.003268906</text:p>
          </table:table-cell>
          <table:table-cell office:value-type="float" office:value="0.029315214" calcext:value-type="float">
            <text:p>0.029315214</text:p>
          </table:table-cell>
          <table:table-cell office:value-type="float" office:value="0.186327642" calcext:value-type="float">
            <text:p>0.186327642</text:p>
          </table:table-cell>
          <table:table-cell office:value-type="float" office:value="0.00000902284210526316" calcext:value-type="float">
            <text:p>9.02284210526316E-06</text:p>
          </table:table-cell>
          <table:table-cell office:value-type="float" office:value="0.0000573492280701754" calcext:value-type="float">
            <text:p>5.73492280701754E-05</text:p>
          </table:table-cell>
        </table:table-row>
        <table:table-row table:style-name="ro1">
          <table:table-cell office:value-type="string" calcext:value-type="string">
            <text:p>2019-10-21 01:43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7" calcext:value-type="float">
            <text:p>57</text:p>
          </table:table-cell>
          <table:table-cell office:value-type="float" office:value="2.006403455" calcext:value-type="float">
            <text:p>2.006403455</text:p>
          </table:table-cell>
          <table:table-cell office:value-type="float" office:value="0.022179326" calcext:value-type="float">
            <text:p>0.022179326</text:p>
          </table:table-cell>
          <table:table-cell office:value-type="float" office:value="3.91891905" calcext:value-type="float">
            <text:p>3.91891905</text:p>
          </table:table-cell>
          <table:table-cell office:value-type="float" office:value="1.264221582" calcext:value-type="float">
            <text:p>1.264221582</text:p>
          </table:table-cell>
          <table:table-cell office:value-type="float" office:value="223.37838585" calcext:value-type="float">
            <text:p>223.37838585</text:p>
          </table:table-cell>
          <table:table-cell office:value-type="float" office:value="0.00038911098245614" calcext:value-type="float">
            <text:p>0.000389110982456</text:p>
          </table:table-cell>
          <table:table-cell office:value-type="float" office:value="0.0687529657894737" calcext:value-type="float">
            <text:p>0.068752965789474</text:p>
          </table:table-cell>
        </table:table-row>
        <table:table-row table:style-name="ro1">
          <table:table-cell office:value-type="string" calcext:value-type="string">
            <text:p>2019-10-21 01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8" calcext:value-type="float">
            <text:p>58</text:p>
          </table:table-cell>
          <table:table-cell office:value-type="float" office:value="0.000359423" calcext:value-type="float">
            <text:p>0.000359423</text:p>
          </table:table-cell>
          <table:table-cell office:value-type="float" office:value="0.00051355" calcext:value-type="float">
            <text:p>0.00051355</text:p>
          </table:table-cell>
          <table:table-cell office:value-type="float" office:value="0.003391596" calcext:value-type="float">
            <text:p>0.003391596</text:p>
          </table:table-cell>
          <table:table-cell office:value-type="float" office:value="0.0297859" calcext:value-type="float">
            <text:p>0.0297859</text:p>
          </table:table-cell>
          <table:table-cell office:value-type="float" office:value="0.196712568" calcext:value-type="float">
            <text:p>0.196712568</text:p>
          </table:table-cell>
          <table:table-cell office:value-type="float" office:value="0.00000885431034482759" calcext:value-type="float">
            <text:p>8.85431034482759E-06</text:p>
          </table:table-cell>
          <table:table-cell office:value-type="float" office:value="0.0000584757931034483" calcext:value-type="float">
            <text:p>5.84757931034483E-05</text:p>
          </table:table-cell>
        </table:table-row>
        <table:table-row table:style-name="ro1">
          <table:table-cell office:value-type="string" calcext:value-type="string">
            <text:p>2019-10-21 01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8" calcext:value-type="float">
            <text:p>58</text:p>
          </table:table-cell>
          <table:table-cell office:value-type="float" office:value="2.087703092" calcext:value-type="float">
            <text:p>2.087703092</text:p>
          </table:table-cell>
          <table:table-cell office:value-type="float" office:value="0.037567737" calcext:value-type="float">
            <text:p>0.037567737</text:p>
          </table:table-cell>
          <table:table-cell office:value-type="float" office:value="3.894139239" calcext:value-type="float">
            <text:p>3.894139239</text:p>
          </table:table-cell>
          <table:table-cell office:value-type="float" office:value="2.178928746" calcext:value-type="float">
            <text:p>2.178928746</text:p>
          </table:table-cell>
          <table:table-cell office:value-type="float" office:value="225.860075862" calcext:value-type="float">
            <text:p>225.860075862</text:p>
          </table:table-cell>
          <table:table-cell office:value-type="float" office:value="0.000647719603448276" calcext:value-type="float">
            <text:p>0.000647719603448</text:p>
          </table:table-cell>
          <table:table-cell office:value-type="float" office:value="0.0671403317068966" calcext:value-type="float">
            <text:p>0.067140331706897</text:p>
          </table:table-cell>
        </table:table-row>
        <table:table-row table:style-name="ro1">
          <table:table-cell office:value-type="string" calcext:value-type="string">
            <text:p>2019-10-21 01:43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9" calcext:value-type="float">
            <text:p>59</text:p>
          </table:table-cell>
          <table:table-cell office:value-type="float" office:value="0.000369291" calcext:value-type="float">
            <text:p>0.000369291</text:p>
          </table:table-cell>
          <table:table-cell office:value-type="float" office:value="0.000605372" calcext:value-type="float">
            <text:p>0.000605372</text:p>
          </table:table-cell>
          <table:table-cell office:value-type="float" office:value="0.003171424" calcext:value-type="float">
            <text:p>0.003171424</text:p>
          </table:table-cell>
          <table:table-cell office:value-type="float" office:value="0.035716948" calcext:value-type="float">
            <text:p>0.035716948</text:p>
          </table:table-cell>
          <table:table-cell office:value-type="float" office:value="0.187114016" calcext:value-type="float">
            <text:p>0.187114016</text:p>
          </table:table-cell>
          <table:table-cell office:value-type="float" office:value="0.0000102605423728814" calcext:value-type="float">
            <text:p>1.02605423728814E-05</text:p>
          </table:table-cell>
          <table:table-cell office:value-type="float" office:value="0.0000537529491525424" calcext:value-type="float">
            <text:p>5.37529491525424E-05</text:p>
          </table:table-cell>
        </table:table-row>
        <table:table-row table:style-name="ro1">
          <table:table-cell office:value-type="string" calcext:value-type="string">
            <text:p>2019-10-21 01:43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9" calcext:value-type="float">
            <text:p>59</text:p>
          </table:table-cell>
          <table:table-cell office:value-type="float" office:value="2.054990268" calcext:value-type="float">
            <text:p>2.054990268</text:p>
          </table:table-cell>
          <table:table-cell office:value-type="float" office:value="0.059004344" calcext:value-type="float">
            <text:p>0.059004344</text:p>
          </table:table-cell>
          <table:table-cell office:value-type="float" office:value="4.010354902" calcext:value-type="float">
            <text:p>4.010354902</text:p>
          </table:table-cell>
          <table:table-cell office:value-type="float" office:value="3.481256296" calcext:value-type="float">
            <text:p>3.481256296</text:p>
          </table:table-cell>
          <table:table-cell office:value-type="float" office:value="236.610939218" calcext:value-type="float">
            <text:p>236.610939218</text:p>
          </table:table-cell>
          <table:table-cell office:value-type="float" office:value="0.00100007362711864" calcext:value-type="float">
            <text:p>0.001000073627119</text:p>
          </table:table-cell>
          <table:table-cell office:value-type="float" office:value="0.0679721169830508" calcext:value-type="float">
            <text:p>0.067972116983051</text:p>
          </table:table-cell>
        </table:table-row>
        <table:table-row table:style-name="ro1">
          <table:table-cell office:value-type="string" calcext:value-type="string">
            <text:p>2019-10-21 01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0" calcext:value-type="float">
            <text:p>60</text:p>
          </table:table-cell>
          <table:table-cell office:value-type="float" office:value="0.000389068" calcext:value-type="float">
            <text:p>0.000389068</text:p>
          </table:table-cell>
          <table:table-cell office:value-type="float" office:value="0.000552995" calcext:value-type="float">
            <text:p>0.000552995</text:p>
          </table:table-cell>
          <table:table-cell office:value-type="float" office:value="0.003339708" calcext:value-type="float">
            <text:p>0.003339708</text:p>
          </table:table-cell>
          <table:table-cell office:value-type="float" office:value="0.0331797" calcext:value-type="float">
            <text:p>0.0331797</text:p>
          </table:table-cell>
          <table:table-cell office:value-type="float" office:value="0.20038248" calcext:value-type="float">
            <text:p>0.20038248</text:p>
          </table:table-cell>
          <table:table-cell office:value-type="float" office:value="0.00000921658333333333" calcext:value-type="float">
            <text:p>9.21658333333333E-06</text:p>
          </table:table-cell>
          <table:table-cell office:value-type="float" office:value="0.0000556618" calcext:value-type="float">
            <text:p>5.56618E-05</text:p>
          </table:table-cell>
        </table:table-row>
        <table:table-row table:style-name="ro1">
          <table:table-cell office:value-type="string" calcext:value-type="string">
            <text:p>2019-10-21 01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0" calcext:value-type="float">
            <text:p>60</text:p>
          </table:table-cell>
          <table:table-cell office:value-type="float" office:value="2.053876034" calcext:value-type="float">
            <text:p>2.053876034</text:p>
          </table:table-cell>
          <table:table-cell office:value-type="float" office:value="0.097283202" calcext:value-type="float">
            <text:p>0.097283202</text:p>
          </table:table-cell>
          <table:table-cell office:value-type="float" office:value="3.809632182" calcext:value-type="float">
            <text:p>3.809632182</text:p>
          </table:table-cell>
          <table:table-cell office:value-type="float" office:value="5.83699212" calcext:value-type="float">
            <text:p>5.83699212</text:p>
          </table:table-cell>
          <table:table-cell office:value-type="float" office:value="228.57793092" calcext:value-type="float">
            <text:p>228.57793092</text:p>
          </table:table-cell>
          <table:table-cell office:value-type="float" office:value="0.0016213867" calcext:value-type="float">
            <text:p>0.0016213867</text:p>
          </table:table-cell>
          <table:table-cell office:value-type="float" office:value="0.0634938697" calcext:value-type="float">
            <text:p>0.0634938697</text:p>
          </table:table-cell>
        </table:table-row>
        <table:table-row table:style-name="ro1">
          <table:table-cell office:value-type="string" calcext:value-type="string">
            <text:p>2019-10-21 01:44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1" calcext:value-type="float">
            <text:p>61</text:p>
          </table:table-cell>
          <table:table-cell office:value-type="float" office:value="0.000385911" calcext:value-type="float">
            <text:p>0.000385911</text:p>
          </table:table-cell>
          <table:table-cell office:value-type="float" office:value="0.000547384" calcext:value-type="float">
            <text:p>0.000547384</text:p>
          </table:table-cell>
          <table:table-cell office:value-type="float" office:value="0.003301216" calcext:value-type="float">
            <text:p>0.003301216</text:p>
          </table:table-cell>
          <table:table-cell office:value-type="float" office:value="0.033390424" calcext:value-type="float">
            <text:p>0.033390424</text:p>
          </table:table-cell>
          <table:table-cell office:value-type="float" office:value="0.201374176" calcext:value-type="float">
            <text:p>0.201374176</text:p>
          </table:table-cell>
          <table:table-cell office:value-type="float" office:value="0.00000897350819672131" calcext:value-type="float">
            <text:p>8.97350819672131E-06</text:p>
          </table:table-cell>
          <table:table-cell office:value-type="float" office:value="0.0000541182950819672" calcext:value-type="float">
            <text:p>5.41182950819672E-05</text:p>
          </table:table-cell>
        </table:table-row>
        <table:table-row table:style-name="ro1">
          <table:table-cell office:value-type="string" calcext:value-type="string">
            <text:p>2019-10-21 01:44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1" calcext:value-type="float">
            <text:p>61</text:p>
          </table:table-cell>
          <table:table-cell office:value-type="float" office:value="2.122075162" calcext:value-type="float">
            <text:p>2.122075162</text:p>
          </table:table-cell>
          <table:table-cell office:value-type="float" office:value="0.1396248" calcext:value-type="float">
            <text:p>0.1396248</text:p>
          </table:table-cell>
          <table:table-cell office:value-type="float" office:value="3.716073458" calcext:value-type="float">
            <text:p>3.716073458</text:p>
          </table:table-cell>
          <table:table-cell office:value-type="float" office:value="8.5171128" calcext:value-type="float">
            <text:p>8.5171128</text:p>
          </table:table-cell>
          <table:table-cell office:value-type="float" office:value="226.680480938" calcext:value-type="float">
            <text:p>226.680480938</text:p>
          </table:table-cell>
          <table:table-cell office:value-type="float" office:value="0.00228893114754098" calcext:value-type="float">
            <text:p>0.002288931147541</text:p>
          </table:table-cell>
          <table:table-cell office:value-type="float" office:value="0.0609192370163934" calcext:value-type="float">
            <text:p>0.060919237016393</text:p>
          </table:table-cell>
        </table:table-row>
        <table:table-row table:style-name="ro1">
          <table:table-cell office:value-type="string" calcext:value-type="string">
            <text:p>2019-10-21 01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2" calcext:value-type="float">
            <text:p>62</text:p>
          </table:table-cell>
          <table:table-cell office:value-type="float" office:value="0.000364181" calcext:value-type="float">
            <text:p>0.000364181</text:p>
          </table:table-cell>
          <table:table-cell office:value-type="float" office:value="0.000569054" calcext:value-type="float">
            <text:p>0.000569054</text:p>
          </table:table-cell>
          <table:table-cell office:value-type="float" office:value="0.003366729" calcext:value-type="float">
            <text:p>0.003366729</text:p>
          </table:table-cell>
          <table:table-cell office:value-type="float" office:value="0.035281348" calcext:value-type="float">
            <text:p>0.035281348</text:p>
          </table:table-cell>
          <table:table-cell office:value-type="float" office:value="0.208737198" calcext:value-type="float">
            <text:p>0.208737198</text:p>
          </table:table-cell>
          <table:table-cell office:value-type="float" office:value="0.00000917829032258065" calcext:value-type="float">
            <text:p>9.17829032258065E-06</text:p>
          </table:table-cell>
          <table:table-cell office:value-type="float" office:value="0.0000543020806451613" calcext:value-type="float">
            <text:p>5.43020806451613E-05</text:p>
          </table:table-cell>
        </table:table-row>
        <table:table-row table:style-name="ro1">
          <table:table-cell office:value-type="string" calcext:value-type="string">
            <text:p>2019-10-21 01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2" calcext:value-type="float">
            <text:p>62</text:p>
          </table:table-cell>
          <table:table-cell office:value-type="float" office:value="2.199927099" calcext:value-type="float">
            <text:p>2.199927099</text:p>
          </table:table-cell>
          <table:table-cell office:value-type="float" office:value="0.217443355" calcext:value-type="float">
            <text:p>0.217443355</text:p>
          </table:table-cell>
          <table:table-cell office:value-type="float" office:value="3.986432386" calcext:value-type="float">
            <text:p>3.986432386</text:p>
          </table:table-cell>
          <table:table-cell office:value-type="float" office:value="13.48148801" calcext:value-type="float">
            <text:p>13.48148801</text:p>
          </table:table-cell>
          <table:table-cell office:value-type="float" office:value="247.158807932" calcext:value-type="float">
            <text:p>247.158807932</text:p>
          </table:table-cell>
          <table:table-cell office:value-type="float" office:value="0.00350715088709677" calcext:value-type="float">
            <text:p>0.003507150887097</text:p>
          </table:table-cell>
          <table:table-cell office:value-type="float" office:value="0.0642972965483871" calcext:value-type="float">
            <text:p>0.064297296548387</text:p>
          </table:table-cell>
        </table:table-row>
        <table:table-row table:style-name="ro1">
          <table:table-cell office:value-type="string" calcext:value-type="string">
            <text:p>2019-10-21 01:44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3" calcext:value-type="float">
            <text:p>63</text:p>
          </table:table-cell>
          <table:table-cell office:value-type="float" office:value="0.000375843" calcext:value-type="float">
            <text:p>0.000375843</text:p>
          </table:table-cell>
          <table:table-cell office:value-type="float" office:value="0.00042244" calcext:value-type="float">
            <text:p>0.00042244</text:p>
          </table:table-cell>
          <table:table-cell office:value-type="float" office:value="0.003119908" calcext:value-type="float">
            <text:p>0.003119908</text:p>
          </table:table-cell>
          <table:table-cell office:value-type="float" office:value="0.02661372" calcext:value-type="float">
            <text:p>0.02661372</text:p>
          </table:table-cell>
          <table:table-cell office:value-type="float" office:value="0.196554204" calcext:value-type="float">
            <text:p>0.196554204</text:p>
          </table:table-cell>
          <table:table-cell office:value-type="float" office:value="0.00000670539682539683" calcext:value-type="float">
            <text:p>6.70539682539683E-06</text:p>
          </table:table-cell>
          <table:table-cell office:value-type="float" office:value="0.0000495223492063492" calcext:value-type="float">
            <text:p>4.95223492063492E-05</text:p>
          </table:table-cell>
        </table:table-row>
        <table:table-row table:style-name="ro1">
          <table:table-cell office:value-type="string" calcext:value-type="string">
            <text:p>2019-10-21 01:44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3" calcext:value-type="float">
            <text:p>63</text:p>
          </table:table-cell>
          <table:table-cell office:value-type="float" office:value="2.265096157" calcext:value-type="float">
            <text:p>2.265096157</text:p>
          </table:table-cell>
          <table:table-cell office:value-type="float" office:value="0.314089666" calcext:value-type="float">
            <text:p>0.314089666</text:p>
          </table:table-cell>
          <table:table-cell office:value-type="float" office:value="3.647264302" calcext:value-type="float">
            <text:p>3.647264302</text:p>
          </table:table-cell>
          <table:table-cell office:value-type="float" office:value="19.787648958" calcext:value-type="float">
            <text:p>19.787648958</text:p>
          </table:table-cell>
          <table:table-cell office:value-type="float" office:value="229.777651026" calcext:value-type="float">
            <text:p>229.777651026</text:p>
          </table:table-cell>
          <table:table-cell office:value-type="float" office:value="0.00498555025396825" calcext:value-type="float">
            <text:p>0.004985550253968</text:p>
          </table:table-cell>
          <table:table-cell office:value-type="float" office:value="0.0578930841587302" calcext:value-type="float">
            <text:p>0.05789308415873</text:p>
          </table:table-cell>
        </table:table-row>
        <table:table-row table:style-name="ro1">
          <table:table-cell office:value-type="string" calcext:value-type="string">
            <text:p>2019-10-21 01:44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4" calcext:value-type="float">
            <text:p>64</text:p>
          </table:table-cell>
          <table:table-cell office:value-type="float" office:value="0.000349854" calcext:value-type="float">
            <text:p>0.000349854</text:p>
          </table:table-cell>
          <table:table-cell office:value-type="float" office:value="0.000532416" calcext:value-type="float">
            <text:p>0.000532416</text:p>
          </table:table-cell>
          <table:table-cell office:value-type="float" office:value="0.003368752" calcext:value-type="float">
            <text:p>0.003368752</text:p>
          </table:table-cell>
          <table:table-cell office:value-type="float" office:value="0.034074624" calcext:value-type="float">
            <text:p>0.034074624</text:p>
          </table:table-cell>
          <table:table-cell office:value-type="float" office:value="0.215600128" calcext:value-type="float">
            <text:p>0.215600128</text:p>
          </table:table-cell>
          <table:table-cell office:value-type="float" office:value="0.000008319" calcext:value-type="float">
            <text:p>8.319E-06</text:p>
          </table:table-cell>
          <table:table-cell office:value-type="float" office:value="0.00005263675" calcext:value-type="float">
            <text:p>5.263675E-05</text:p>
          </table:table-cell>
        </table:table-row>
        <table:table-row table:style-name="ro1">
          <table:table-cell office:value-type="string" calcext:value-type="string">
            <text:p>2019-10-21 01:44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4" calcext:value-type="float">
            <text:p>64</text:p>
          </table:table-cell>
          <table:table-cell office:value-type="float" office:value="2.155964487" calcext:value-type="float">
            <text:p>2.155964487</text:p>
          </table:table-cell>
          <table:table-cell office:value-type="float" office:value="0.423332183" calcext:value-type="float">
            <text:p>0.423332183</text:p>
          </table:table-cell>
          <table:table-cell office:value-type="float" office:value="3.615268329" calcext:value-type="float">
            <text:p>3.615268329</text:p>
          </table:table-cell>
          <table:table-cell office:value-type="float" office:value="27.093259712" calcext:value-type="float">
            <text:p>27.093259712</text:p>
          </table:table-cell>
          <table:table-cell office:value-type="float" office:value="231.377173056" calcext:value-type="float">
            <text:p>231.377173056</text:p>
          </table:table-cell>
          <table:table-cell office:value-type="float" office:value="0.006614565359375" calcext:value-type="float">
            <text:p>0.006614565359375</text:p>
          </table:table-cell>
          <table:table-cell office:value-type="float" office:value="0.056488567640625" calcext:value-type="float">
            <text:p>0.056488567640625</text:p>
          </table:table-cell>
        </table:table-row>
        <table:table-row table:style-name="ro1">
          <table:table-cell office:value-type="string" calcext:value-type="string">
            <text:p>2019-10-21 01:44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5" calcext:value-type="float">
            <text:p>65</text:p>
          </table:table-cell>
          <table:table-cell office:value-type="float" office:value="0.000272089" calcext:value-type="float">
            <text:p>0.000272089</text:p>
          </table:table-cell>
          <table:table-cell office:value-type="float" office:value="0.000448018" calcext:value-type="float">
            <text:p>0.000448018</text:p>
          </table:table-cell>
          <table:table-cell office:value-type="float" office:value="0.003230104" calcext:value-type="float">
            <text:p>0.003230104</text:p>
          </table:table-cell>
          <table:table-cell office:value-type="float" office:value="0.02912117" calcext:value-type="float">
            <text:p>0.02912117</text:p>
          </table:table-cell>
          <table:table-cell office:value-type="float" office:value="0.20995676" calcext:value-type="float">
            <text:p>0.20995676</text:p>
          </table:table-cell>
          <table:table-cell office:value-type="float" office:value="0.00000689258461538462" calcext:value-type="float">
            <text:p>6.89258461538462E-06</text:p>
          </table:table-cell>
          <table:table-cell office:value-type="float" office:value="0.0000496939076923077" calcext:value-type="float">
            <text:p>4.96939076923077E-05</text:p>
          </table:table-cell>
        </table:table-row>
        <table:table-row table:style-name="ro1">
          <table:table-cell office:value-type="string" calcext:value-type="string">
            <text:p>2019-10-21 01:44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5" calcext:value-type="float">
            <text:p>65</text:p>
          </table:table-cell>
          <table:table-cell office:value-type="float" office:value="2.13188139" calcext:value-type="float">
            <text:p>2.13188139</text:p>
          </table:table-cell>
          <table:table-cell office:value-type="float" office:value="0.57292871" calcext:value-type="float">
            <text:p>0.57292871</text:p>
          </table:table-cell>
          <table:table-cell office:value-type="float" office:value="3.664347554" calcext:value-type="float">
            <text:p>3.664347554</text:p>
          </table:table-cell>
          <table:table-cell office:value-type="float" office:value="37.24036615" calcext:value-type="float">
            <text:p>37.24036615</text:p>
          </table:table-cell>
          <table:table-cell office:value-type="float" office:value="238.18259101" calcext:value-type="float">
            <text:p>238.18259101</text:p>
          </table:table-cell>
          <table:table-cell office:value-type="float" office:value="0.00881428784615385" calcext:value-type="float">
            <text:p>0.008814287846154</text:p>
          </table:table-cell>
          <table:table-cell office:value-type="float" office:value="0.0563745777538462" calcext:value-type="float">
            <text:p>0.056374577753846</text:p>
          </table:table-cell>
        </table:table-row>
        <table:table-row table:style-name="ro1">
          <table:table-cell office:value-type="string" calcext:value-type="string">
            <text:p>2019-10-21 01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6" calcext:value-type="float">
            <text:p>66</text:p>
          </table:table-cell>
          <table:table-cell office:value-type="float" office:value="0.000396231" calcext:value-type="float">
            <text:p>0.000396231</text:p>
          </table:table-cell>
          <table:table-cell office:value-type="float" office:value="0.000546442" calcext:value-type="float">
            <text:p>0.000546442</text:p>
          </table:table-cell>
          <table:table-cell office:value-type="float" office:value="0.00327114" calcext:value-type="float">
            <text:p>0.00327114</text:p>
          </table:table-cell>
          <table:table-cell office:value-type="float" office:value="0.036065172" calcext:value-type="float">
            <text:p>0.036065172</text:p>
          </table:table-cell>
          <table:table-cell office:value-type="float" office:value="0.21589524" calcext:value-type="float">
            <text:p>0.21589524</text:p>
          </table:table-cell>
          <table:table-cell office:value-type="float" office:value="0.00000827942424242424" calcext:value-type="float">
            <text:p>8.27942424242424E-06</text:p>
          </table:table-cell>
          <table:table-cell office:value-type="float" office:value="0.0000495627272727273" calcext:value-type="float">
            <text:p>4.95627272727273E-05</text:p>
          </table:table-cell>
        </table:table-row>
        <table:table-row table:style-name="ro1">
          <table:table-cell office:value-type="string" calcext:value-type="string">
            <text:p>2019-10-21 01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6" calcext:value-type="float">
            <text:p>66</text:p>
          </table:table-cell>
          <table:table-cell office:value-type="float" office:value="2.217530044" calcext:value-type="float">
            <text:p>2.217530044</text:p>
          </table:table-cell>
          <table:table-cell office:value-type="float" office:value="0.823868515" calcext:value-type="float">
            <text:p>0.823868515</text:p>
          </table:table-cell>
          <table:table-cell office:value-type="float" office:value="3.45814973" calcext:value-type="float">
            <text:p>3.45814973</text:p>
          </table:table-cell>
          <table:table-cell office:value-type="float" office:value="54.37532199" calcext:value-type="float">
            <text:p>54.37532199</text:p>
          </table:table-cell>
          <table:table-cell office:value-type="float" office:value="228.23788218" calcext:value-type="float">
            <text:p>228.23788218</text:p>
          </table:table-cell>
          <table:table-cell office:value-type="float" office:value="0.0124828562878788" calcext:value-type="float">
            <text:p>0.012482856287879</text:p>
          </table:table-cell>
          <table:table-cell office:value-type="float" office:value="0.052396208030303" calcext:value-type="float">
            <text:p>0.052396208030303</text:p>
          </table:table-cell>
        </table:table-row>
        <table:table-row table:style-name="ro1">
          <table:table-cell office:value-type="string" calcext:value-type="string">
            <text:p>2019-10-21 01:44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7" calcext:value-type="float">
            <text:p>67</text:p>
          </table:table-cell>
          <table:table-cell office:value-type="float" office:value="0.000362358" calcext:value-type="float">
            <text:p>0.000362358</text:p>
          </table:table-cell>
          <table:table-cell office:value-type="float" office:value="0.000478495" calcext:value-type="float">
            <text:p>0.000478495</text:p>
          </table:table-cell>
          <table:table-cell office:value-type="float" office:value="0.003329328" calcext:value-type="float">
            <text:p>0.003329328</text:p>
          </table:table-cell>
          <table:table-cell office:value-type="float" office:value="0.032059165" calcext:value-type="float">
            <text:p>0.032059165</text:p>
          </table:table-cell>
          <table:table-cell office:value-type="float" office:value="0.223064976" calcext:value-type="float">
            <text:p>0.223064976</text:p>
          </table:table-cell>
          <table:table-cell office:value-type="float" office:value="0.00000714171641791045" calcext:value-type="float">
            <text:p>7.14171641791045E-06</text:p>
          </table:table-cell>
          <table:table-cell office:value-type="float" office:value="0.0000496914626865672" calcext:value-type="float">
            <text:p>4.96914626865672E-05</text:p>
          </table:table-cell>
        </table:table-row>
        <table:table-row table:style-name="ro1">
          <table:table-cell office:value-type="string" calcext:value-type="string">
            <text:p>2019-10-21 01:44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7" calcext:value-type="float">
            <text:p>67</text:p>
          </table:table-cell>
          <table:table-cell office:value-type="float" office:value="2.178278708" calcext:value-type="float">
            <text:p>2.178278708</text:p>
          </table:table-cell>
          <table:table-cell office:value-type="float" office:value="1.121225465" calcext:value-type="float">
            <text:p>1.121225465</text:p>
          </table:table-cell>
          <table:table-cell office:value-type="float" office:value="3.023526803" calcext:value-type="float">
            <text:p>3.023526803</text:p>
          </table:table-cell>
          <table:table-cell office:value-type="float" office:value="75.122106155" calcext:value-type="float">
            <text:p>75.122106155</text:p>
          </table:table-cell>
          <table:table-cell office:value-type="float" office:value="202.576295801" calcext:value-type="float">
            <text:p>202.576295801</text:p>
          </table:table-cell>
          <table:table-cell office:value-type="float" office:value="0.0167347084328358" calcext:value-type="float">
            <text:p>0.016734708432836</text:p>
          </table:table-cell>
          <table:table-cell office:value-type="float" office:value="0.0451272657164179" calcext:value-type="float">
            <text:p>0.045127265716418</text:p>
          </table:table-cell>
        </table:table-row>
        <table:table-row table:style-name="ro1">
          <table:table-cell office:value-type="string" calcext:value-type="string">
            <text:p>2019-10-21 01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8" calcext:value-type="float">
            <text:p>68</text:p>
          </table:table-cell>
          <table:table-cell office:value-type="float" office:value="0.000350155" calcext:value-type="float">
            <text:p>0.000350155</text:p>
          </table:table-cell>
          <table:table-cell office:value-type="float" office:value="0.000603939" calcext:value-type="float">
            <text:p>0.000603939</text:p>
          </table:table-cell>
          <table:table-cell office:value-type="float" office:value="0.003342654" calcext:value-type="float">
            <text:p>0.003342654</text:p>
          </table:table-cell>
          <table:table-cell office:value-type="float" office:value="0.041067852" calcext:value-type="float">
            <text:p>0.041067852</text:p>
          </table:table-cell>
          <table:table-cell office:value-type="float" office:value="0.227300472" calcext:value-type="float">
            <text:p>0.227300472</text:p>
          </table:table-cell>
          <table:table-cell office:value-type="float" office:value="0.00000888145588235294" calcext:value-type="float">
            <text:p>8.88145588235294E-06</text:p>
          </table:table-cell>
          <table:table-cell office:value-type="float" office:value="0.0000491566764705882" calcext:value-type="float">
            <text:p>4.91566764705882E-05</text:p>
          </table:table-cell>
        </table:table-row>
        <table:table-row table:style-name="ro1">
          <table:table-cell office:value-type="string" calcext:value-type="string">
            <text:p>2019-10-21 01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8" calcext:value-type="float">
            <text:p>68</text:p>
          </table:table-cell>
          <table:table-cell office:value-type="float" office:value="2.162606125" calcext:value-type="float">
            <text:p>2.162606125</text:p>
          </table:table-cell>
          <table:table-cell office:value-type="float" office:value="1.408380177" calcext:value-type="float">
            <text:p>1.408380177</text:p>
          </table:table-cell>
          <table:table-cell office:value-type="float" office:value="2.860870643" calcext:value-type="float">
            <text:p>2.860870643</text:p>
          </table:table-cell>
          <table:table-cell office:value-type="float" office:value="95.769852036" calcext:value-type="float">
            <text:p>95.769852036</text:p>
          </table:table-cell>
          <table:table-cell office:value-type="float" office:value="194.539203724" calcext:value-type="float">
            <text:p>194.539203724</text:p>
          </table:table-cell>
          <table:table-cell office:value-type="float" office:value="0.0207114731911765" calcext:value-type="float">
            <text:p>0.020711473191177</text:p>
          </table:table-cell>
          <table:table-cell office:value-type="float" office:value="0.0420716271029412" calcext:value-type="float">
            <text:p>0.042071627102941</text:p>
          </table:table-cell>
        </table:table-row>
        <table:table-row table:style-name="ro1">
          <table:table-cell office:value-type="string" calcext:value-type="string">
            <text:p>2019-10-21 01:44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9" calcext:value-type="float">
            <text:p>69</text:p>
          </table:table-cell>
          <table:table-cell office:value-type="float" office:value="0.000351537" calcext:value-type="float">
            <text:p>0.000351537</text:p>
          </table:table-cell>
          <table:table-cell office:value-type="float" office:value="0.000587208" calcext:value-type="float">
            <text:p>0.000587208</text:p>
          </table:table-cell>
          <table:table-cell office:value-type="float" office:value="0.00321731" calcext:value-type="float">
            <text:p>0.00321731</text:p>
          </table:table-cell>
          <table:table-cell office:value-type="float" office:value="0.040517352" calcext:value-type="float">
            <text:p>0.040517352</text:p>
          </table:table-cell>
          <table:table-cell office:value-type="float" office:value="0.22199439" calcext:value-type="float">
            <text:p>0.22199439</text:p>
          </table:table-cell>
          <table:table-cell office:value-type="float" office:value="0.00000851026086956522" calcext:value-type="float">
            <text:p>8.51026086956522E-06</text:p>
          </table:table-cell>
          <table:table-cell office:value-type="float" office:value="0.0000466276811594203" calcext:value-type="float">
            <text:p>4.66276811594203E-05</text:p>
          </table:table-cell>
        </table:table-row>
        <table:table-row table:style-name="ro1">
          <table:table-cell office:value-type="string" calcext:value-type="string">
            <text:p>2019-10-21 01:44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9" calcext:value-type="float">
            <text:p>69</text:p>
          </table:table-cell>
          <table:table-cell office:value-type="float" office:value="2.029703823" calcext:value-type="float">
            <text:p>2.029703823</text:p>
          </table:table-cell>
          <table:table-cell office:value-type="float" office:value="1.835877572" calcext:value-type="float">
            <text:p>1.835877572</text:p>
          </table:table-cell>
          <table:table-cell office:value-type="float" office:value="2.483114601" calcext:value-type="float">
            <text:p>2.483114601</text:p>
          </table:table-cell>
          <table:table-cell office:value-type="float" office:value="126.675552468" calcext:value-type="float">
            <text:p>126.675552468</text:p>
          </table:table-cell>
          <table:table-cell office:value-type="float" office:value="171.334907469" calcext:value-type="float">
            <text:p>171.334907469</text:p>
          </table:table-cell>
          <table:table-cell office:value-type="float" office:value="0.0266069213333333" calcext:value-type="float">
            <text:p>0.026606921333333</text:p>
          </table:table-cell>
          <table:table-cell office:value-type="float" office:value="0.0359871681304348" calcext:value-type="float">
            <text:p>0.035987168130435</text:p>
          </table:table-cell>
        </table:table-row>
        <table:table-row table:style-name="ro1">
          <table:table-cell office:value-type="string" calcext:value-type="string">
            <text:p>2019-10-21 01:45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0" calcext:value-type="float">
            <text:p>70</text:p>
          </table:table-cell>
          <table:table-cell office:value-type="float" office:value="0.000361486" calcext:value-type="float">
            <text:p>0.000361486</text:p>
          </table:table-cell>
          <table:table-cell office:value-type="float" office:value="0.000530512" calcext:value-type="float">
            <text:p>0.000530512</text:p>
          </table:table-cell>
          <table:table-cell office:value-type="float" office:value="0.003467226" calcext:value-type="float">
            <text:p>0.003467226</text:p>
          </table:table-cell>
          <table:table-cell office:value-type="float" office:value="0.03713584" calcext:value-type="float">
            <text:p>0.03713584</text:p>
          </table:table-cell>
          <table:table-cell office:value-type="float" office:value="0.24270582" calcext:value-type="float">
            <text:p>0.24270582</text:p>
          </table:table-cell>
          <table:table-cell office:value-type="float" office:value="0.00000757874285714286" calcext:value-type="float">
            <text:p>7.57874285714286E-06</text:p>
          </table:table-cell>
          <table:table-cell office:value-type="float" office:value="0.0000495318" calcext:value-type="float">
            <text:p>4.95318E-05</text:p>
          </table:table-cell>
        </table:table-row>
        <table:table-row table:style-name="ro1">
          <table:table-cell office:value-type="string" calcext:value-type="string">
            <text:p>2019-10-21 01:45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0" calcext:value-type="float">
            <text:p>70</text:p>
          </table:table-cell>
          <table:table-cell office:value-type="float" office:value="2.40183463" calcext:value-type="float">
            <text:p>2.40183463</text:p>
          </table:table-cell>
          <table:table-cell office:value-type="float" office:value="2.234378048" calcext:value-type="float">
            <text:p>2.234378048</text:p>
          </table:table-cell>
          <table:table-cell office:value-type="float" office:value="2.324829889" calcext:value-type="float">
            <text:p>2.324829889</text:p>
          </table:table-cell>
          <table:table-cell office:value-type="float" office:value="156.40646336" calcext:value-type="float">
            <text:p>156.40646336</text:p>
          </table:table-cell>
          <table:table-cell office:value-type="float" office:value="162.73809223" calcext:value-type="float">
            <text:p>162.73809223</text:p>
          </table:table-cell>
          <table:table-cell office:value-type="float" office:value="0.0319196864" calcext:value-type="float">
            <text:p>0.0319196864</text:p>
          </table:table-cell>
          <table:table-cell office:value-type="float" office:value="0.0332118555571429" calcext:value-type="float">
            <text:p>0.033211855557143</text:p>
          </table:table-cell>
        </table:table-row>
        <table:table-row table:style-name="ro1">
          <table:table-cell office:value-type="string" calcext:value-type="string">
            <text:p>2019-10-21 01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1" calcext:value-type="float">
            <text:p>71</text:p>
          </table:table-cell>
          <table:table-cell office:value-type="float" office:value="0.000355706" calcext:value-type="float">
            <text:p>0.000355706</text:p>
          </table:table-cell>
          <table:table-cell office:value-type="float" office:value="0.000513301" calcext:value-type="float">
            <text:p>0.000513301</text:p>
          </table:table-cell>
          <table:table-cell office:value-type="float" office:value="0.003650219" calcext:value-type="float">
            <text:p>0.003650219</text:p>
          </table:table-cell>
          <table:table-cell office:value-type="float" office:value="0.036444371" calcext:value-type="float">
            <text:p>0.036444371</text:p>
          </table:table-cell>
          <table:table-cell office:value-type="float" office:value="0.259165549" calcext:value-type="float">
            <text:p>0.259165549</text:p>
          </table:table-cell>
          <table:table-cell office:value-type="float" office:value="0.00000722959154929577" calcext:value-type="float">
            <text:p>7.22959154929577E-06</text:p>
          </table:table-cell>
          <table:table-cell office:value-type="float" office:value="0.0000514115352112676" calcext:value-type="float">
            <text:p>5.14115352112676E-05</text:p>
          </table:table-cell>
        </table:table-row>
        <table:table-row table:style-name="ro1">
          <table:table-cell office:value-type="string" calcext:value-type="string">
            <text:p>2019-10-21 01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1" calcext:value-type="float">
            <text:p>71</text:p>
          </table:table-cell>
          <table:table-cell office:value-type="float" office:value="2.365809493" calcext:value-type="float">
            <text:p>2.365809493</text:p>
          </table:table-cell>
          <table:table-cell office:value-type="float" office:value="0.000247062" calcext:value-type="float">
            <text:p>0.000247062</text:p>
          </table:table-cell>
          <table:table-cell office:value-type="float" office:value="3.358980248" calcext:value-type="float">
            <text:p>3.358980248</text:p>
          </table:table-cell>
          <table:table-cell office:value-type="float" office:value="0.017541402" calcext:value-type="float">
            <text:p>0.017541402</text:p>
          </table:table-cell>
          <table:table-cell office:value-type="float" office:value="238.487597608" calcext:value-type="float">
            <text:p>238.487597608</text:p>
          </table:table-cell>
          <table:table-cell office:value-type="float" office:value="0.00000347974647887324" calcext:value-type="float">
            <text:p>3.47974647887324E-06</text:p>
          </table:table-cell>
          <table:table-cell office:value-type="float" office:value="0.0473095809577465" calcext:value-type="float">
            <text:p>0.047309580957747</text:p>
          </table:table-cell>
        </table:table-row>
        <table:table-row table:style-name="ro1">
          <table:table-cell office:value-type="string" calcext:value-type="string">
            <text:p>2019-10-21 01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2" calcext:value-type="float">
            <text:p>72</text:p>
          </table:table-cell>
          <table:table-cell office:value-type="float" office:value="0.000350455" calcext:value-type="float">
            <text:p>0.000350455</text:p>
          </table:table-cell>
          <table:table-cell office:value-type="float" office:value="0.000602617" calcext:value-type="float">
            <text:p>0.000602617</text:p>
          </table:table-cell>
          <table:table-cell office:value-type="float" office:value="0.002250299" calcext:value-type="float">
            <text:p>0.002250299</text:p>
          </table:table-cell>
          <table:table-cell office:value-type="float" office:value="0.043388424" calcext:value-type="float">
            <text:p>0.043388424</text:p>
          </table:table-cell>
          <table:table-cell office:value-type="float" office:value="0.162021528" calcext:value-type="float">
            <text:p>0.162021528</text:p>
          </table:table-cell>
          <table:table-cell office:value-type="float" office:value="0.00000836968055555555" calcext:value-type="float">
            <text:p>8.36968055555555E-06</text:p>
          </table:table-cell>
          <table:table-cell office:value-type="float" office:value="0.0000312541527777778" calcext:value-type="float">
            <text:p>3.12541527777778E-05</text:p>
          </table:table-cell>
        </table:table-row>
        <table:table-row table:style-name="ro1">
          <table:table-cell office:value-type="string" calcext:value-type="string">
            <text:p>2019-10-21 01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2" calcext:value-type="float">
            <text:p>72</text:p>
          </table:table-cell>
          <table:table-cell office:value-type="float" office:value="2.186087284" calcext:value-type="float">
            <text:p>2.186087284</text:p>
          </table:table-cell>
          <table:table-cell office:value-type="float" office:value="0.00019217" calcext:value-type="float">
            <text:p>0.00019217</text:p>
          </table:table-cell>
          <table:table-cell office:value-type="float" office:value="3.458047946" calcext:value-type="float">
            <text:p>3.458047946</text:p>
          </table:table-cell>
          <table:table-cell office:value-type="float" office:value="0.01383624" calcext:value-type="float">
            <text:p>0.01383624</text:p>
          </table:table-cell>
          <table:table-cell office:value-type="float" office:value="248.979452112" calcext:value-type="float">
            <text:p>248.979452112</text:p>
          </table:table-cell>
          <table:table-cell office:value-type="float" office:value="0.00000266902777777778" calcext:value-type="float">
            <text:p>2.66902777777778E-06</text:p>
          </table:table-cell>
          <table:table-cell office:value-type="float" office:value="0.0480284436944444" calcext:value-type="float">
            <text:p>0.048028443694444</text:p>
          </table:table-cell>
        </table:table-row>
        <table:table-row table:style-name="ro1">
          <table:table-cell office:value-type="string" calcext:value-type="string">
            <text:p>2019-10-21 01:45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3" calcext:value-type="float">
            <text:p>73</text:p>
          </table:table-cell>
          <table:table-cell office:value-type="float" office:value="0.000364421" calcext:value-type="float">
            <text:p>0.000364421</text:p>
          </table:table-cell>
          <table:table-cell office:value-type="float" office:value="0.000510415" calcext:value-type="float">
            <text:p>0.000510415</text:p>
          </table:table-cell>
          <table:table-cell office:value-type="float" office:value="0.00267272" calcext:value-type="float">
            <text:p>0.00267272</text:p>
          </table:table-cell>
          <table:table-cell office:value-type="float" office:value="0.037260295" calcext:value-type="float">
            <text:p>0.037260295</text:p>
          </table:table-cell>
          <table:table-cell office:value-type="float" office:value="0.19510856" calcext:value-type="float">
            <text:p>0.19510856</text:p>
          </table:table-cell>
          <table:table-cell office:value-type="float" office:value="0.00000699198630136986" calcext:value-type="float">
            <text:p>6.99198630136986E-06</text:p>
          </table:table-cell>
          <table:table-cell office:value-type="float" office:value="0.000036612602739726" calcext:value-type="float">
            <text:p>3.6612602739726E-05</text:p>
          </table:table-cell>
        </table:table-row>
        <table:table-row table:style-name="ro1">
          <table:table-cell office:value-type="string" calcext:value-type="string">
            <text:p>2019-10-21 01:45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3" calcext:value-type="float">
            <text:p>73</text:p>
          </table:table-cell>
          <table:table-cell office:value-type="float" office:value="2.39837031" calcext:value-type="float">
            <text:p>2.39837031</text:p>
          </table:table-cell>
          <table:table-cell office:value-type="float" office:value="0.000189384" calcext:value-type="float">
            <text:p>0.000189384</text:p>
          </table:table-cell>
          <table:table-cell office:value-type="float" office:value="3.399576288" calcext:value-type="float">
            <text:p>3.399576288</text:p>
          </table:table-cell>
          <table:table-cell office:value-type="float" office:value="0.013825032" calcext:value-type="float">
            <text:p>0.013825032</text:p>
          </table:table-cell>
          <table:table-cell office:value-type="float" office:value="248.169069024" calcext:value-type="float">
            <text:p>248.169069024</text:p>
          </table:table-cell>
          <table:table-cell office:value-type="float" office:value="0.00000259430136986301" calcext:value-type="float">
            <text:p>2.59430136986301E-06</text:p>
          </table:table-cell>
          <table:table-cell office:value-type="float" office:value="0.0465695381917808" calcext:value-type="float">
            <text:p>0.046569538191781</text:p>
          </table:table-cell>
        </table:table-row>
        <table:table-row table:style-name="ro1">
          <table:table-cell office:value-type="string" calcext:value-type="string">
            <text:p>2019-10-21 01:45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4" calcext:value-type="float">
            <text:p>74</text:p>
          </table:table-cell>
          <table:table-cell office:value-type="float" office:value="0.000359353" calcext:value-type="float">
            <text:p>0.000359353</text:p>
          </table:table-cell>
          <table:table-cell office:value-type="float" office:value="0.001440494" calcext:value-type="float">
            <text:p>0.001440494</text:p>
          </table:table-cell>
          <table:table-cell office:value-type="float" office:value="0.002627114" calcext:value-type="float">
            <text:p>0.002627114</text:p>
          </table:table-cell>
          <table:table-cell office:value-type="float" office:value="0.106596556" calcext:value-type="float">
            <text:p>0.106596556</text:p>
          </table:table-cell>
          <table:table-cell office:value-type="float" office:value="0.194406436" calcext:value-type="float">
            <text:p>0.194406436</text:p>
          </table:table-cell>
          <table:table-cell office:value-type="float" office:value="0.0000194661351351351" calcext:value-type="float">
            <text:p>1.94661351351351E-05</text:p>
          </table:table-cell>
          <table:table-cell office:value-type="float" office:value="0.0000355015405405405" calcext:value-type="float">
            <text:p>3.55015405405405E-05</text:p>
          </table:table-cell>
        </table:table-row>
        <table:table-row table:style-name="ro1">
          <table:table-cell office:value-type="string" calcext:value-type="string">
            <text:p>2019-10-21 01:45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4" calcext:value-type="float">
            <text:p>74</text:p>
          </table:table-cell>
          <table:table-cell office:value-type="float" office:value="2.255128278" calcext:value-type="float">
            <text:p>2.255128278</text:p>
          </table:table-cell>
          <table:table-cell office:value-type="float" office:value="0.000322864" calcext:value-type="float">
            <text:p>0.000322864</text:p>
          </table:table-cell>
          <table:table-cell office:value-type="float" office:value="3.368143696" calcext:value-type="float">
            <text:p>3.368143696</text:p>
          </table:table-cell>
          <table:table-cell office:value-type="float" office:value="0.023891936" calcext:value-type="float">
            <text:p>0.023891936</text:p>
          </table:table-cell>
          <table:table-cell office:value-type="float" office:value="249.242633504" calcext:value-type="float">
            <text:p>249.242633504</text:p>
          </table:table-cell>
          <table:table-cell office:value-type="float" office:value="0.00000436302702702703" calcext:value-type="float">
            <text:p>4.36302702702703E-06</text:p>
          </table:table-cell>
          <table:table-cell office:value-type="float" office:value="0.0455154553513514" calcext:value-type="float">
            <text:p>0.045515455351351</text:p>
          </table:table-cell>
        </table:table-row>
        <table:table-row table:style-name="ro1">
          <table:table-cell office:value-type="string" calcext:value-type="string">
            <text:p>2019-10-21 01:4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5" calcext:value-type="float">
            <text:p>75</text:p>
          </table:table-cell>
          <table:table-cell office:value-type="float" office:value="0.000352159" calcext:value-type="float">
            <text:p>0.000352159</text:p>
          </table:table-cell>
          <table:table-cell office:value-type="float" office:value="0.001386303" calcext:value-type="float">
            <text:p>0.001386303</text:p>
          </table:table-cell>
          <table:table-cell office:value-type="float" office:value="0.002540052" calcext:value-type="float">
            <text:p>0.002540052</text:p>
          </table:table-cell>
          <table:table-cell office:value-type="float" office:value="0.103972725" calcext:value-type="float">
            <text:p>0.103972725</text:p>
          </table:table-cell>
          <table:table-cell office:value-type="float" office:value="0.1905039" calcext:value-type="float">
            <text:p>0.1905039</text:p>
          </table:table-cell>
          <table:table-cell office:value-type="float" office:value="0.00001848404" calcext:value-type="float">
            <text:p>1.848404E-05</text:p>
          </table:table-cell>
          <table:table-cell office:value-type="float" office:value="0.00003386736" calcext:value-type="float">
            <text:p>3.386736E-05</text:p>
          </table:table-cell>
        </table:table-row>
        <table:table-row table:style-name="ro1">
          <table:table-cell office:value-type="string" calcext:value-type="string">
            <text:p>2019-10-21 01:4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5" calcext:value-type="float">
            <text:p>75</text:p>
          </table:table-cell>
          <table:table-cell office:value-type="float" office:value="2.208674789" calcext:value-type="float">
            <text:p>2.208674789</text:p>
          </table:table-cell>
          <table:table-cell office:value-type="float" office:value="0.000210203" calcext:value-type="float">
            <text:p>0.000210203</text:p>
          </table:table-cell>
          <table:table-cell office:value-type="float" office:value="3.409456684" calcext:value-type="float">
            <text:p>3.409456684</text:p>
          </table:table-cell>
          <table:table-cell office:value-type="float" office:value="0.015765225" calcext:value-type="float">
            <text:p>0.015765225</text:p>
          </table:table-cell>
          <table:table-cell office:value-type="float" office:value="255.7092513" calcext:value-type="float">
            <text:p>255.7092513</text:p>
          </table:table-cell>
          <table:table-cell office:value-type="float" office:value="0.00000280270666666667" calcext:value-type="float">
            <text:p>2.80270666666667E-06</text:p>
          </table:table-cell>
          <table:table-cell office:value-type="float" office:value="0.0454594224533333" calcext:value-type="float">
            <text:p>0.045459422453333</text:p>
          </table:table-cell>
        </table:table-row>
        <table:table-row table:style-name="ro1">
          <table:table-cell office:value-type="string" calcext:value-type="string">
            <text:p>2019-10-21 01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6" calcext:value-type="float">
            <text:p>76</text:p>
          </table:table-cell>
          <table:table-cell office:value-type="float" office:value="0.000356276" calcext:value-type="float">
            <text:p>0.000356276</text:p>
          </table:table-cell>
          <table:table-cell office:value-type="float" office:value="0.001399037" calcext:value-type="float">
            <text:p>0.001399037</text:p>
          </table:table-cell>
          <table:table-cell office:value-type="float" office:value="0.002635049" calcext:value-type="float">
            <text:p>0.002635049</text:p>
          </table:table-cell>
          <table:table-cell office:value-type="float" office:value="0.106326812" calcext:value-type="float">
            <text:p>0.106326812</text:p>
          </table:table-cell>
          <table:table-cell office:value-type="float" office:value="0.200263724" calcext:value-type="float">
            <text:p>0.200263724</text:p>
          </table:table-cell>
          <table:table-cell office:value-type="float" office:value="0.0000184083815789474" calcext:value-type="float">
            <text:p>1.84083815789474E-05</text:p>
          </table:table-cell>
          <table:table-cell office:value-type="float" office:value="0.0000346716973684211" calcext:value-type="float">
            <text:p>3.46716973684211E-05</text:p>
          </table:table-cell>
        </table:table-row>
        <table:table-row table:style-name="ro1">
          <table:table-cell office:value-type="string" calcext:value-type="string">
            <text:p>2019-10-21 01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6" calcext:value-type="float">
            <text:p>76</text:p>
          </table:table-cell>
          <table:table-cell office:value-type="float" office:value="2.199941054" calcext:value-type="float">
            <text:p>2.199941054</text:p>
          </table:table-cell>
          <table:table-cell office:value-type="float" office:value="0.000314348" calcext:value-type="float">
            <text:p>0.000314348</text:p>
          </table:table-cell>
          <table:table-cell office:value-type="float" office:value="3.538383465" calcext:value-type="float">
            <text:p>3.538383465</text:p>
          </table:table-cell>
          <table:table-cell office:value-type="float" office:value="0.023890448" calcext:value-type="float">
            <text:p>0.023890448</text:p>
          </table:table-cell>
          <table:table-cell office:value-type="float" office:value="268.91714334" calcext:value-type="float">
            <text:p>268.91714334</text:p>
          </table:table-cell>
          <table:table-cell office:value-type="float" office:value="0.00000413615789473684" calcext:value-type="float">
            <text:p>4.13615789473684E-06</text:p>
          </table:table-cell>
          <table:table-cell office:value-type="float" office:value="0.0465576771710526" calcext:value-type="float">
            <text:p>0.046557677171053</text:p>
          </table:table-cell>
        </table:table-row>
        <table:table-row table:style-name="ro1">
          <table:table-cell office:value-type="string" calcext:value-type="string">
            <text:p>2019-10-21 01:45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7" calcext:value-type="float">
            <text:p>77</text:p>
          </table:table-cell>
          <table:table-cell office:value-type="float" office:value="0.001187101" calcext:value-type="float">
            <text:p>0.001187101</text:p>
          </table:table-cell>
          <table:table-cell office:value-type="float" office:value="0.000505966" calcext:value-type="float">
            <text:p>0.000505966</text:p>
          </table:table-cell>
          <table:table-cell office:value-type="float" office:value="0.002274044" calcext:value-type="float">
            <text:p>0.002274044</text:p>
          </table:table-cell>
          <table:table-cell office:value-type="float" office:value="0.038959382" calcext:value-type="float">
            <text:p>0.038959382</text:p>
          </table:table-cell>
          <table:table-cell office:value-type="float" office:value="0.175101388" calcext:value-type="float">
            <text:p>0.175101388</text:p>
          </table:table-cell>
          <table:table-cell office:value-type="float" office:value="0.00000657098701298701" calcext:value-type="float">
            <text:p>6.57098701298701E-06</text:p>
          </table:table-cell>
          <table:table-cell office:value-type="float" office:value="0.000029533038961039" calcext:value-type="float">
            <text:p>2.9533038961039E-05</text:p>
          </table:table-cell>
        </table:table-row>
        <table:table-row table:style-name="ro1">
          <table:table-cell office:value-type="string" calcext:value-type="string">
            <text:p>2019-10-21 01:45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7" calcext:value-type="float">
            <text:p>77</text:p>
          </table:table-cell>
          <table:table-cell office:value-type="float" office:value="2.180638611" calcext:value-type="float">
            <text:p>2.180638611</text:p>
          </table:table-cell>
          <table:table-cell office:value-type="float" office:value="0.00018717" calcext:value-type="float">
            <text:p>0.00018717</text:p>
          </table:table-cell>
          <table:table-cell office:value-type="float" office:value="3.376357488" calcext:value-type="float">
            <text:p>3.376357488</text:p>
          </table:table-cell>
          <table:table-cell office:value-type="float" office:value="0.01441209" calcext:value-type="float">
            <text:p>0.01441209</text:p>
          </table:table-cell>
          <table:table-cell office:value-type="float" office:value="259.979526576" calcext:value-type="float">
            <text:p>259.979526576</text:p>
          </table:table-cell>
          <table:table-cell office:value-type="float" office:value="0.00000243077922077922" calcext:value-type="float">
            <text:p>2.43077922077922E-06</text:p>
          </table:table-cell>
          <table:table-cell office:value-type="float" office:value="0.0438487985454545" calcext:value-type="float">
            <text:p>0.043848798545455</text:p>
          </table:table-cell>
        </table:table-row>
        <table:table-row table:style-name="ro1">
          <table:table-cell office:value-type="string" calcext:value-type="string">
            <text:p>2019-10-21 01:45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8" calcext:value-type="float">
            <text:p>78</text:p>
          </table:table-cell>
          <table:table-cell office:value-type="float" office:value="0.001216646" calcext:value-type="float">
            <text:p>0.001216646</text:p>
          </table:table-cell>
          <table:table-cell office:value-type="float" office:value="0.000423503" calcext:value-type="float">
            <text:p>0.000423503</text:p>
          </table:table-cell>
          <table:table-cell office:value-type="float" office:value="0.002466173" calcext:value-type="float">
            <text:p>0.002466173</text:p>
          </table:table-cell>
          <table:table-cell office:value-type="float" office:value="0.033033234" calcext:value-type="float">
            <text:p>0.033033234</text:p>
          </table:table-cell>
          <table:table-cell office:value-type="float" office:value="0.192361494" calcext:value-type="float">
            <text:p>0.192361494</text:p>
          </table:table-cell>
          <table:table-cell office:value-type="float" office:value="0.00000542952564102564" calcext:value-type="float">
            <text:p>5.42952564102564E-06</text:p>
          </table:table-cell>
          <table:table-cell office:value-type="float" office:value="0.0000316176025641026" calcext:value-type="float">
            <text:p>3.16176025641026E-05</text:p>
          </table:table-cell>
        </table:table-row>
        <table:table-row table:style-name="ro1">
          <table:table-cell office:value-type="string" calcext:value-type="string">
            <text:p>2019-10-21 01:45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8" calcext:value-type="float">
            <text:p>78</text:p>
          </table:table-cell>
          <table:table-cell office:value-type="float" office:value="2.441777152" calcext:value-type="float">
            <text:p>2.441777152</text:p>
          </table:table-cell>
          <table:table-cell office:value-type="float" office:value="0.000296225" calcext:value-type="float">
            <text:p>0.000296225</text:p>
          </table:table-cell>
          <table:table-cell office:value-type="float" office:value="3.574958294" calcext:value-type="float">
            <text:p>3.574958294</text:p>
          </table:table-cell>
          <table:table-cell office:value-type="float" office:value="0.02310555" calcext:value-type="float">
            <text:p>0.02310555</text:p>
          </table:table-cell>
          <table:table-cell office:value-type="float" office:value="278.846746932" calcext:value-type="float">
            <text:p>278.846746932</text:p>
          </table:table-cell>
          <table:table-cell office:value-type="float" office:value="0.00000379775641025641" calcext:value-type="float">
            <text:p>3.79775641025641E-06</text:p>
          </table:table-cell>
          <table:table-cell office:value-type="float" office:value="0.0458327986410256" calcext:value-type="float">
            <text:p>0.045832798641026</text:p>
          </table:table-cell>
        </table:table-row>
        <table:table-row table:style-name="ro1">
          <table:table-cell office:value-type="string" calcext:value-type="string">
            <text:p>2019-10-21 01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9" calcext:value-type="float">
            <text:p>79</text:p>
          </table:table-cell>
          <table:table-cell office:value-type="float" office:value="0.001173635" calcext:value-type="float">
            <text:p>0.001173635</text:p>
          </table:table-cell>
          <table:table-cell office:value-type="float" office:value="0.000504744" calcext:value-type="float">
            <text:p>0.000504744</text:p>
          </table:table-cell>
          <table:table-cell office:value-type="float" office:value="0.002658382" calcext:value-type="float">
            <text:p>0.002658382</text:p>
          </table:table-cell>
          <table:table-cell office:value-type="float" office:value="0.039874776" calcext:value-type="float">
            <text:p>0.039874776</text:p>
          </table:table-cell>
          <table:table-cell office:value-type="float" office:value="0.210012178" calcext:value-type="float">
            <text:p>0.210012178</text:p>
          </table:table-cell>
          <table:table-cell office:value-type="float" office:value="0.00000638916455696203" calcext:value-type="float">
            <text:p>6.38916455696203E-06</text:p>
          </table:table-cell>
          <table:table-cell office:value-type="float" office:value="0.0000336504050632911" calcext:value-type="float">
            <text:p>3.36504050632911E-05</text:p>
          </table:table-cell>
        </table:table-row>
        <table:table-row table:style-name="ro1">
          <table:table-cell office:value-type="string" calcext:value-type="string">
            <text:p>2019-10-21 01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9" calcext:value-type="float">
            <text:p>79</text:p>
          </table:table-cell>
          <table:table-cell office:value-type="float" office:value="2.014918433" calcext:value-type="float">
            <text:p>2.014918433</text:p>
          </table:table-cell>
          <table:table-cell office:value-type="float" office:value="0.000218579" calcext:value-type="float">
            <text:p>0.000218579</text:p>
          </table:table-cell>
          <table:table-cell office:value-type="float" office:value="3.613610486" calcext:value-type="float">
            <text:p>3.613610486</text:p>
          </table:table-cell>
          <table:table-cell office:value-type="float" office:value="0.017267741" calcext:value-type="float">
            <text:p>0.017267741</text:p>
          </table:table-cell>
          <table:table-cell office:value-type="float" office:value="285.475228394" calcext:value-type="float">
            <text:p>285.475228394</text:p>
          </table:table-cell>
          <table:table-cell office:value-type="float" office:value="0.00000276682278481013" calcext:value-type="float">
            <text:p>2.76682278481013E-06</text:p>
          </table:table-cell>
          <table:table-cell office:value-type="float" office:value="0.045741904886076" calcext:value-type="float">
            <text:p>0.045741904886076</text:p>
          </table:table-cell>
        </table:table-row>
        <table:table-row table:style-name="ro1">
          <table:table-cell office:value-type="string" calcext:value-type="string">
            <text:p>2019-10-21 01:46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0" calcext:value-type="float">
            <text:p>80</text:p>
          </table:table-cell>
          <table:table-cell office:value-type="float" office:value="0.001173776" calcext:value-type="float">
            <text:p>0.001173776</text:p>
          </table:table-cell>
          <table:table-cell office:value-type="float" office:value="0.000512879" calcext:value-type="float">
            <text:p>0.000512879</text:p>
          </table:table-cell>
          <table:table-cell office:value-type="float" office:value="0.002680014" calcext:value-type="float">
            <text:p>0.002680014</text:p>
          </table:table-cell>
          <table:table-cell office:value-type="float" office:value="0.04103032" calcext:value-type="float">
            <text:p>0.04103032</text:p>
          </table:table-cell>
          <table:table-cell office:value-type="float" office:value="0.21440112" calcext:value-type="float">
            <text:p>0.21440112</text:p>
          </table:table-cell>
          <table:table-cell office:value-type="float" office:value="0.0000064109875" calcext:value-type="float">
            <text:p>6.4109875E-06</text:p>
          </table:table-cell>
          <table:table-cell office:value-type="float" office:value="0.000033500175" calcext:value-type="float">
            <text:p>3.3500175E-05</text:p>
          </table:table-cell>
        </table:table-row>
        <table:table-row table:style-name="ro1">
          <table:table-cell office:value-type="string" calcext:value-type="string">
            <text:p>2019-10-21 01:46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0" calcext:value-type="float">
            <text:p>80</text:p>
          </table:table-cell>
          <table:table-cell office:value-type="float" office:value="1.94936638" calcext:value-type="float">
            <text:p>1.94936638</text:p>
          </table:table-cell>
          <table:table-cell office:value-type="float" office:value="0.000234248" calcext:value-type="float">
            <text:p>0.000234248</text:p>
          </table:table-cell>
          <table:table-cell office:value-type="float" office:value="3.585784238" calcext:value-type="float">
            <text:p>3.585784238</text:p>
          </table:table-cell>
          <table:table-cell office:value-type="float" office:value="0.01873984" calcext:value-type="float">
            <text:p>0.01873984</text:p>
          </table:table-cell>
          <table:table-cell office:value-type="float" office:value="286.86273904" calcext:value-type="float">
            <text:p>286.86273904</text:p>
          </table:table-cell>
          <table:table-cell office:value-type="float" office:value="0.0000029281" calcext:value-type="float">
            <text:p>2.9281E-06</text:p>
          </table:table-cell>
          <table:table-cell office:value-type="float" office:value="0.044822302975" calcext:value-type="float">
            <text:p>0.044822302975</text:p>
          </table:table-cell>
        </table:table-row>
        <table:table-row table:style-name="ro1">
          <table:table-cell office:value-type="string" calcext:value-type="string">
            <text:p>2019-10-21 01:46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1" calcext:value-type="float">
            <text:p>81</text:p>
          </table:table-cell>
          <table:table-cell office:value-type="float" office:value="0.0011603" calcext:value-type="float">
            <text:p>0.0011603</text:p>
          </table:table-cell>
          <table:table-cell office:value-type="float" office:value="0.000590163" calcext:value-type="float">
            <text:p>0.000590163</text:p>
          </table:table-cell>
          <table:table-cell office:value-type="float" office:value="0.002287849" calcext:value-type="float">
            <text:p>0.002287849</text:p>
          </table:table-cell>
          <table:table-cell office:value-type="float" office:value="0.047803203" calcext:value-type="float">
            <text:p>0.047803203</text:p>
          </table:table-cell>
          <table:table-cell office:value-type="float" office:value="0.185315769" calcext:value-type="float">
            <text:p>0.185315769</text:p>
          </table:table-cell>
          <table:table-cell office:value-type="float" office:value="0.00000728596296296296" calcext:value-type="float">
            <text:p>7.28596296296296E-06</text:p>
          </table:table-cell>
          <table:table-cell office:value-type="float" office:value="0.000028245049382716" calcext:value-type="float">
            <text:p>2.8245049382716E-05</text:p>
          </table:table-cell>
        </table:table-row>
        <table:table-row table:style-name="ro1">
          <table:table-cell office:value-type="string" calcext:value-type="string">
            <text:p>2019-10-21 01:46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1" calcext:value-type="float">
            <text:p>81</text:p>
          </table:table-cell>
          <table:table-cell office:value-type="float" office:value="1.964114317" calcext:value-type="float">
            <text:p>1.964114317</text:p>
          </table:table-cell>
          <table:table-cell office:value-type="float" office:value="0.000224781" calcext:value-type="float">
            <text:p>0.000224781</text:p>
          </table:table-cell>
          <table:table-cell office:value-type="float" office:value="3.583422243" calcext:value-type="float">
            <text:p>3.583422243</text:p>
          </table:table-cell>
          <table:table-cell office:value-type="float" office:value="0.018207261" calcext:value-type="float">
            <text:p>0.018207261</text:p>
          </table:table-cell>
          <table:table-cell office:value-type="float" office:value="290.257201683" calcext:value-type="float">
            <text:p>290.257201683</text:p>
          </table:table-cell>
          <table:table-cell office:value-type="float" office:value="0.00000277507407407407" calcext:value-type="float">
            <text:p>2.77507407407407E-06</text:p>
          </table:table-cell>
          <table:table-cell office:value-type="float" office:value="0.0442397807777778" calcext:value-type="float">
            <text:p>0.044239780777778</text:p>
          </table:table-cell>
        </table:table-row>
        <table:table-row table:style-name="ro1">
          <table:table-cell office:value-type="string" calcext:value-type="string">
            <text:p>2019-10-21 01:4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2" calcext:value-type="float">
            <text:p>82</text:p>
          </table:table-cell>
          <table:table-cell office:value-type="float" office:value="0.0011923" calcext:value-type="float">
            <text:p>0.0011923</text:p>
          </table:table-cell>
          <table:table-cell office:value-type="float" office:value="0.000606835" calcext:value-type="float">
            <text:p>0.000606835</text:p>
          </table:table-cell>
          <table:table-cell office:value-type="float" office:value="0.002536405" calcext:value-type="float">
            <text:p>0.002536405</text:p>
          </table:table-cell>
          <table:table-cell office:value-type="float" office:value="0.04976047" calcext:value-type="float">
            <text:p>0.04976047</text:p>
          </table:table-cell>
          <table:table-cell office:value-type="float" office:value="0.20798521" calcext:value-type="float">
            <text:p>0.20798521</text:p>
          </table:table-cell>
          <table:table-cell office:value-type="float" office:value="0.00000740042682926829" calcext:value-type="float">
            <text:p>7.40042682926829E-06</text:p>
          </table:table-cell>
          <table:table-cell office:value-type="float" office:value="0.0000309317682926829" calcext:value-type="float">
            <text:p>3.09317682926829E-05</text:p>
          </table:table-cell>
        </table:table-row>
        <table:table-row table:style-name="ro1">
          <table:table-cell office:value-type="string" calcext:value-type="string">
            <text:p>2019-10-21 01:4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2" calcext:value-type="float">
            <text:p>82</text:p>
          </table:table-cell>
          <table:table-cell office:value-type="float" office:value="2.013658822" calcext:value-type="float">
            <text:p>2.013658822</text:p>
          </table:table-cell>
          <table:table-cell office:value-type="float" office:value="0.000180758" calcext:value-type="float">
            <text:p>0.000180758</text:p>
          </table:table-cell>
          <table:table-cell office:value-type="float" office:value="3.850755845" calcext:value-type="float">
            <text:p>3.850755845</text:p>
          </table:table-cell>
          <table:table-cell office:value-type="float" office:value="0.014822156" calcext:value-type="float">
            <text:p>0.014822156</text:p>
          </table:table-cell>
          <table:table-cell office:value-type="float" office:value="315.76197929" calcext:value-type="float">
            <text:p>315.76197929</text:p>
          </table:table-cell>
          <table:table-cell office:value-type="float" office:value="0.00000220436585365854" calcext:value-type="float">
            <text:p>2.20436585365854E-06</text:p>
          </table:table-cell>
          <table:table-cell office:value-type="float" office:value="0.0469604371341463" calcext:value-type="float">
            <text:p>0.046960437134146</text:p>
          </table:table-cell>
        </table:table-row>
        <table:table-row table:style-name="ro1">
          <table:table-cell office:value-type="string" calcext:value-type="string">
            <text:p>2019-10-21 01:46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3" calcext:value-type="float">
            <text:p>83</text:p>
          </table:table-cell>
          <table:table-cell office:value-type="float" office:value="0.001215553" calcext:value-type="float">
            <text:p>0.001215553</text:p>
          </table:table-cell>
          <table:table-cell office:value-type="float" office:value="0.000460281" calcext:value-type="float">
            <text:p>0.000460281</text:p>
          </table:table-cell>
          <table:table-cell office:value-type="float" office:value="0.002707865" calcext:value-type="float">
            <text:p>0.002707865</text:p>
          </table:table-cell>
          <table:table-cell office:value-type="float" office:value="0.038203323" calcext:value-type="float">
            <text:p>0.038203323</text:p>
          </table:table-cell>
          <table:table-cell office:value-type="float" office:value="0.224752795" calcext:value-type="float">
            <text:p>0.224752795</text:p>
          </table:table-cell>
          <table:table-cell office:value-type="float" office:value="0.00000554555421686747" calcext:value-type="float">
            <text:p>5.54555421686747E-06</text:p>
          </table:table-cell>
          <table:table-cell office:value-type="float" office:value="0.0000326248795180723" calcext:value-type="float">
            <text:p>3.26248795180723E-05</text:p>
          </table:table-cell>
        </table:table-row>
        <table:table-row table:style-name="ro1">
          <table:table-cell office:value-type="string" calcext:value-type="string">
            <text:p>2019-10-21 01:46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3" calcext:value-type="float">
            <text:p>83</text:p>
          </table:table-cell>
          <table:table-cell office:value-type="float" office:value="1.958478339" calcext:value-type="float">
            <text:p>1.958478339</text:p>
          </table:table-cell>
          <table:table-cell office:value-type="float" office:value="0.000309448" calcext:value-type="float">
            <text:p>0.000309448</text:p>
          </table:table-cell>
          <table:table-cell office:value-type="float" office:value="3.617741173" calcext:value-type="float">
            <text:p>3.617741173</text:p>
          </table:table-cell>
          <table:table-cell office:value-type="float" office:value="0.025684184" calcext:value-type="float">
            <text:p>0.025684184</text:p>
          </table:table-cell>
          <table:table-cell office:value-type="float" office:value="300.272517359" calcext:value-type="float">
            <text:p>300.272517359</text:p>
          </table:table-cell>
          <table:table-cell office:value-type="float" office:value="0.00000372828915662651" calcext:value-type="float">
            <text:p>3.72828915662651E-06</text:p>
          </table:table-cell>
          <table:table-cell office:value-type="float" office:value="0.0435872430481928" calcext:value-type="float">
            <text:p>0.043587243048193</text:p>
          </table:table-cell>
        </table:table-row>
        <table:table-row table:style-name="ro1">
          <table:table-cell office:value-type="string" calcext:value-type="string">
            <text:p>2019-10-21 01:46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4" calcext:value-type="float">
            <text:p>84</text:p>
          </table:table-cell>
          <table:table-cell office:value-type="float" office:value="0.001262311" calcext:value-type="float">
            <text:p>0.001262311</text:p>
          </table:table-cell>
          <table:table-cell office:value-type="float" office:value="0.000531985" calcext:value-type="float">
            <text:p>0.000531985</text:p>
          </table:table-cell>
          <table:table-cell office:value-type="float" office:value="0.00219724" calcext:value-type="float">
            <text:p>0.00219724</text:p>
          </table:table-cell>
          <table:table-cell office:value-type="float" office:value="0.04468674" calcext:value-type="float">
            <text:p>0.04468674</text:p>
          </table:table-cell>
          <table:table-cell office:value-type="float" office:value="0.18456816" calcext:value-type="float">
            <text:p>0.18456816</text:p>
          </table:table-cell>
          <table:table-cell office:value-type="float" office:value="0.00000633315476190476" calcext:value-type="float">
            <text:p>6.33315476190476E-06</text:p>
          </table:table-cell>
          <table:table-cell office:value-type="float" office:value="0.000026157619047619" calcext:value-type="float">
            <text:p>2.6157619047619E-05</text:p>
          </table:table-cell>
        </table:table-row>
        <table:table-row table:style-name="ro1">
          <table:table-cell office:value-type="string" calcext:value-type="string">
            <text:p>2019-10-21 01:46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4" calcext:value-type="float">
            <text:p>84</text:p>
          </table:table-cell>
          <table:table-cell office:value-type="float" office:value="2.04593062" calcext:value-type="float">
            <text:p>2.04593062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3.754985663" calcext:value-type="float">
            <text:p>3.754985663</text:p>
          </table:table-cell>
          <table:table-cell office:value-type="float" office:value="0.017114244" calcext:value-type="float">
            <text:p>0.017114244</text:p>
          </table:table-cell>
          <table:table-cell office:value-type="float" office:value="315.418795692" calcext:value-type="float">
            <text:p>315.418795692</text:p>
          </table:table-cell>
          <table:table-cell office:value-type="float" office:value="0.0000024254880952381" calcext:value-type="float">
            <text:p>2.4254880952381E-06</text:p>
          </table:table-cell>
          <table:table-cell office:value-type="float" office:value="0.0447022102738095" calcext:value-type="float">
            <text:p>0.04470221027381</text:p>
          </table:table-cell>
        </table:table-row>
        <table:table-row table:style-name="ro1">
          <table:table-cell office:value-type="string" calcext:value-type="string">
            <text:p>2019-10-21 01:46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5" calcext:value-type="float">
            <text:p>85</text:p>
          </table:table-cell>
          <table:table-cell office:value-type="float" office:value="0.023665867" calcext:value-type="float">
            <text:p>0.023665867</text:p>
          </table:table-cell>
          <table:table-cell office:value-type="float" office:value="0.000564787" calcext:value-type="float">
            <text:p>0.000564787</text:p>
          </table:table-cell>
          <table:table-cell office:value-type="float" office:value="0.002593852" calcext:value-type="float">
            <text:p>0.002593852</text:p>
          </table:table-cell>
          <table:table-cell office:value-type="float" office:value="0.048006895" calcext:value-type="float">
            <text:p>0.048006895</text:p>
          </table:table-cell>
          <table:table-cell office:value-type="float" office:value="0.22047742" calcext:value-type="float">
            <text:p>0.22047742</text:p>
          </table:table-cell>
          <table:table-cell office:value-type="float" office:value="0.00000664455294117647" calcext:value-type="float">
            <text:p>6.64455294117647E-06</text:p>
          </table:table-cell>
          <table:table-cell office:value-type="float" office:value="0.0000305159058823529" calcext:value-type="float">
            <text:p>3.05159058823529E-05</text:p>
          </table:table-cell>
        </table:table-row>
        <table:table-row table:style-name="ro1">
          <table:table-cell office:value-type="string" calcext:value-type="string">
            <text:p>2019-10-21 01:46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5" calcext:value-type="float">
            <text:p>85</text:p>
          </table:table-cell>
          <table:table-cell office:value-type="float" office:value="2.189325092" calcext:value-type="float">
            <text:p>2.189325092</text:p>
          </table:table-cell>
          <table:table-cell office:value-type="float" office:value="0.000162464" calcext:value-type="float">
            <text:p>0.000162464</text:p>
          </table:table-cell>
          <table:table-cell office:value-type="float" office:value="3.663560253" calcext:value-type="float">
            <text:p>3.663560253</text:p>
          </table:table-cell>
          <table:table-cell office:value-type="float" office:value="0.01380944" calcext:value-type="float">
            <text:p>0.01380944</text:p>
          </table:table-cell>
          <table:table-cell office:value-type="float" office:value="311.402621505" calcext:value-type="float">
            <text:p>311.402621505</text:p>
          </table:table-cell>
          <table:table-cell office:value-type="float" office:value="0.00000191134117647059" calcext:value-type="float">
            <text:p>1.91134117647059E-06</text:p>
          </table:table-cell>
          <table:table-cell office:value-type="float" office:value="0.0431007088588235" calcext:value-type="float">
            <text:p>0.043100708858824</text:p>
          </table:table-cell>
        </table:table-row>
        <table:table-row table:style-name="ro1">
          <table:table-cell office:value-type="string" calcext:value-type="string">
            <text:p>2019-10-21 01:46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6" calcext:value-type="float">
            <text:p>86</text:p>
          </table:table-cell>
          <table:table-cell office:value-type="float" office:value="0.027665779" calcext:value-type="float">
            <text:p>0.027665779</text:p>
          </table:table-cell>
          <table:table-cell office:value-type="float" office:value="0.000625469" calcext:value-type="float">
            <text:p>0.000625469</text:p>
          </table:table-cell>
          <table:table-cell office:value-type="float" office:value="0.002633165" calcext:value-type="float">
            <text:p>0.002633165</text:p>
          </table:table-cell>
          <table:table-cell office:value-type="float" office:value="0.053790334" calcext:value-type="float">
            <text:p>0.053790334</text:p>
          </table:table-cell>
          <table:table-cell office:value-type="float" office:value="0.22645219" calcext:value-type="float">
            <text:p>0.22645219</text:p>
          </table:table-cell>
          <table:table-cell office:value-type="float" office:value="0.00000727289534883721" calcext:value-type="float">
            <text:p>7.27289534883721E-06</text:p>
          </table:table-cell>
          <table:table-cell office:value-type="float" office:value="0.0000306181976744186" calcext:value-type="float">
            <text:p>3.06181976744186E-05</text:p>
          </table:table-cell>
        </table:table-row>
        <table:table-row table:style-name="ro1">
          <table:table-cell office:value-type="string" calcext:value-type="string">
            <text:p>2019-10-21 01:46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6" calcext:value-type="float">
            <text:p>86</text:p>
          </table:table-cell>
          <table:table-cell office:value-type="float" office:value="2.097450842" calcext:value-type="float">
            <text:p>2.097450842</text:p>
          </table:table-cell>
          <table:table-cell office:value-type="float" office:value="0.000197179" calcext:value-type="float">
            <text:p>0.000197179</text:p>
          </table:table-cell>
          <table:table-cell office:value-type="float" office:value="3.797762743" calcext:value-type="float">
            <text:p>3.797762743</text:p>
          </table:table-cell>
          <table:table-cell office:value-type="float" office:value="0.016957394" calcext:value-type="float">
            <text:p>0.016957394</text:p>
          </table:table-cell>
          <table:table-cell office:value-type="float" office:value="326.607595898" calcext:value-type="float">
            <text:p>326.607595898</text:p>
          </table:table-cell>
          <table:table-cell office:value-type="float" office:value="0.00000229277906976744" calcext:value-type="float">
            <text:p>2.29277906976744E-06</text:p>
          </table:table-cell>
          <table:table-cell office:value-type="float" office:value="0.0441600318953488" calcext:value-type="float">
            <text:p>0.044160031895349</text:p>
          </table:table-cell>
        </table:table-row>
        <table:table-row table:style-name="ro1">
          <table:table-cell office:value-type="string" calcext:value-type="string">
            <text:p>2019-10-21 01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7" calcext:value-type="float">
            <text:p>87</text:p>
          </table:table-cell>
          <table:table-cell office:value-type="float" office:value="0.000356628" calcext:value-type="float">
            <text:p>0.000356628</text:p>
          </table:table-cell>
          <table:table-cell office:value-type="float" office:value="0.000551031" calcext:value-type="float">
            <text:p>0.000551031</text:p>
          </table:table-cell>
          <table:table-cell office:value-type="float" office:value="0.002568434" calcext:value-type="float">
            <text:p>0.002568434</text:p>
          </table:table-cell>
          <table:table-cell office:value-type="float" office:value="0.047939697" calcext:value-type="float">
            <text:p>0.047939697</text:p>
          </table:table-cell>
          <table:table-cell office:value-type="float" office:value="0.223453758" calcext:value-type="float">
            <text:p>0.223453758</text:p>
          </table:table-cell>
          <table:table-cell office:value-type="float" office:value="0.00000633368965517241" calcext:value-type="float">
            <text:p>6.33368965517241E-06</text:p>
          </table:table-cell>
          <table:table-cell office:value-type="float" office:value="0.0000295222298850575" calcext:value-type="float">
            <text:p>2.95222298850575E-05</text:p>
          </table:table-cell>
        </table:table-row>
        <table:table-row table:style-name="ro1">
          <table:table-cell office:value-type="string" calcext:value-type="string">
            <text:p>2019-10-21 01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7" calcext:value-type="float">
            <text:p>87</text:p>
          </table:table-cell>
          <table:table-cell office:value-type="float" office:value="2.227982335" calcext:value-type="float">
            <text:p>2.227982335</text:p>
          </table:table-cell>
          <table:table-cell office:value-type="float" office:value="0.000237454" calcext:value-type="float">
            <text:p>0.000237454</text:p>
          </table:table-cell>
          <table:table-cell office:value-type="float" office:value="4.274789942" calcext:value-type="float">
            <text:p>4.274789942</text:p>
          </table:table-cell>
          <table:table-cell office:value-type="float" office:value="0.020658498" calcext:value-type="float">
            <text:p>0.020658498</text:p>
          </table:table-cell>
          <table:table-cell office:value-type="float" office:value="371.906724954" calcext:value-type="float">
            <text:p>371.906724954</text:p>
          </table:table-cell>
          <table:table-cell office:value-type="float" office:value="0.00000272935632183908" calcext:value-type="float">
            <text:p>2.72935632183908E-06</text:p>
          </table:table-cell>
          <table:table-cell office:value-type="float" office:value="0.0491355165747126" calcext:value-type="float">
            <text:p>0.049135516574713</text:p>
          </table:table-cell>
        </table:table-row>
        <table:table-row table:style-name="ro1">
          <table:table-cell office:value-type="string" calcext:value-type="string">
            <text:p>2019-10-21 01:46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8" calcext:value-type="float">
            <text:p>88</text:p>
          </table:table-cell>
          <table:table-cell office:value-type="float" office:value="0.00034714" calcext:value-type="float">
            <text:p>0.00034714</text:p>
          </table:table-cell>
          <table:table-cell office:value-type="float" office:value="0.000519552" calcext:value-type="float">
            <text:p>0.000519552</text:p>
          </table:table-cell>
          <table:table-cell office:value-type="float" office:value="0.002603169" calcext:value-type="float">
            <text:p>0.002603169</text:p>
          </table:table-cell>
          <table:table-cell office:value-type="float" office:value="0.045720576" calcext:value-type="float">
            <text:p>0.045720576</text:p>
          </table:table-cell>
          <table:table-cell office:value-type="float" office:value="0.229078872" calcext:value-type="float">
            <text:p>0.229078872</text:p>
          </table:table-cell>
          <table:table-cell office:value-type="float" office:value="0.000005904" calcext:value-type="float">
            <text:p>5.904E-06</text:p>
          </table:table-cell>
          <table:table-cell office:value-type="float" office:value="0.0000295814659090909" calcext:value-type="float">
            <text:p>2.95814659090909E-05</text:p>
          </table:table-cell>
        </table:table-row>
        <table:table-row table:style-name="ro1">
          <table:table-cell office:value-type="string" calcext:value-type="string">
            <text:p>2019-10-21 01:46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8" calcext:value-type="float">
            <text:p>88</text:p>
          </table:table-cell>
          <table:table-cell office:value-type="float" office:value="2.093980344" calcext:value-type="float">
            <text:p>2.093980344</text:p>
          </table:table-cell>
          <table:table-cell office:value-type="float" office:value="0.000200986" calcext:value-type="float">
            <text:p>0.000200986</text:p>
          </table:table-cell>
          <table:table-cell office:value-type="float" office:value="3.696063931" calcext:value-type="float">
            <text:p>3.696063931</text:p>
          </table:table-cell>
          <table:table-cell office:value-type="float" office:value="0.017686768" calcext:value-type="float">
            <text:p>0.017686768</text:p>
          </table:table-cell>
          <table:table-cell office:value-type="float" office:value="325.253625928" calcext:value-type="float">
            <text:p>325.253625928</text:p>
          </table:table-cell>
          <table:table-cell office:value-type="float" office:value="0.00000228393181818182" calcext:value-type="float">
            <text:p>2.28393181818182E-06</text:p>
          </table:table-cell>
          <table:table-cell office:value-type="float" office:value="0.0420007264886364" calcext:value-type="float">
            <text:p>0.042000726488636</text:p>
          </table:table-cell>
        </table:table-row>
        <table:table-row table:style-name="ro1">
          <table:table-cell office:value-type="string" calcext:value-type="string">
            <text:p>2019-10-21 01:46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9" calcext:value-type="float">
            <text:p>89</text:p>
          </table:table-cell>
          <table:table-cell office:value-type="float" office:value="0.000365273" calcext:value-type="float">
            <text:p>0.000365273</text:p>
          </table:table-cell>
          <table:table-cell office:value-type="float" office:value="0.00271607" calcext:value-type="float">
            <text:p>0.00271607</text:p>
          </table:table-cell>
          <table:table-cell office:value-type="float" office:value="0.000553685" calcext:value-type="float">
            <text:p>0.000553685</text:p>
          </table:table-cell>
          <table:table-cell office:value-type="float" office:value="0.24173023" calcext:value-type="float">
            <text:p>0.24173023</text:p>
          </table:table-cell>
          <table:table-cell office:value-type="float" office:value="0.049277965" calcext:value-type="float">
            <text:p>0.049277965</text:p>
          </table:table-cell>
          <table:table-cell office:value-type="float" office:value="0.0000305176404494382" calcext:value-type="float">
            <text:p>3.05176404494382E-05</text:p>
          </table:table-cell>
          <table:table-cell office:value-type="float" office:value="0.0000062211797752809" calcext:value-type="float">
            <text:p>6.2211797752809E-06</text:p>
          </table:table-cell>
        </table:table-row>
        <table:table-row table:style-name="ro1">
          <table:table-cell office:value-type="string" calcext:value-type="string">
            <text:p>2019-10-21 01:46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9" calcext:value-type="float">
            <text:p>89</text:p>
          </table:table-cell>
          <table:table-cell office:value-type="float" office:value="2.128093044" calcext:value-type="float">
            <text:p>2.128093044</text:p>
          </table:table-cell>
          <table:table-cell office:value-type="float" office:value="0.00023533" calcext:value-type="float">
            <text:p>0.00023533</text:p>
          </table:table-cell>
          <table:table-cell office:value-type="float" office:value="3.761559053" calcext:value-type="float">
            <text:p>3.761559053</text:p>
          </table:table-cell>
          <table:table-cell office:value-type="float" office:value="0.02094437" calcext:value-type="float">
            <text:p>0.02094437</text:p>
          </table:table-cell>
          <table:table-cell office:value-type="float" office:value="334.778755717" calcext:value-type="float">
            <text:p>334.778755717</text:p>
          </table:table-cell>
          <table:table-cell office:value-type="float" office:value="0.00000264415730337079" calcext:value-type="float">
            <text:p>2.64415730337079E-06</text:p>
          </table:table-cell>
          <table:table-cell office:value-type="float" office:value="0.0422647084606742" calcext:value-type="float">
            <text:p>0.042264708460674</text:p>
          </table:table-cell>
        </table:table-row>
        <table:table-row table:style-name="ro1">
          <table:table-cell office:value-type="string" calcext:value-type="string">
            <text:p>2019-10-21 01:47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0" calcext:value-type="float">
            <text:p>90</text:p>
          </table:table-cell>
          <table:table-cell office:value-type="float" office:value="0.000361597" calcext:value-type="float">
            <text:p>0.000361597</text:p>
          </table:table-cell>
          <table:table-cell office:value-type="float" office:value="0.000644626" calcext:value-type="float">
            <text:p>0.000644626</text:p>
          </table:table-cell>
          <table:table-cell office:value-type="float" office:value="0.002492362" calcext:value-type="float">
            <text:p>0.002492362</text:p>
          </table:table-cell>
          <table:table-cell office:value-type="float" office:value="0.05801634" calcext:value-type="float">
            <text:p>0.05801634</text:p>
          </table:table-cell>
          <table:table-cell office:value-type="float" office:value="0.22431258" calcext:value-type="float">
            <text:p>0.22431258</text:p>
          </table:table-cell>
          <table:table-cell office:value-type="float" office:value="0.00000716251111111111" calcext:value-type="float">
            <text:p>7.16251111111111E-06</text:p>
          </table:table-cell>
          <table:table-cell office:value-type="float" office:value="0.0000276929111111111" calcext:value-type="float">
            <text:p>2.76929111111111E-05</text:p>
          </table:table-cell>
        </table:table-row>
        <table:table-row table:style-name="ro1">
          <table:table-cell office:value-type="string" calcext:value-type="string">
            <text:p>2019-10-21 01:47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0" calcext:value-type="float">
            <text:p>90</text:p>
          </table:table-cell>
          <table:table-cell office:value-type="float" office:value="2.098987472" calcext:value-type="float">
            <text:p>2.098987472</text:p>
          </table:table-cell>
          <table:table-cell office:value-type="float" office:value="0.000198111" calcext:value-type="float">
            <text:p>0.000198111</text:p>
          </table:table-cell>
          <table:table-cell office:value-type="float" office:value="4.295435178" calcext:value-type="float">
            <text:p>4.295435178</text:p>
          </table:table-cell>
          <table:table-cell office:value-type="float" office:value="0.01782999" calcext:value-type="float">
            <text:p>0.01782999</text:p>
          </table:table-cell>
          <table:table-cell office:value-type="float" office:value="386.58916602" calcext:value-type="float">
            <text:p>386.58916602</text:p>
          </table:table-cell>
          <table:table-cell office:value-type="float" office:value="0.00000220123333333333" calcext:value-type="float">
            <text:p>2.20123333333333E-06</text:p>
          </table:table-cell>
          <table:table-cell office:value-type="float" office:value="0.0477270575333333" calcext:value-type="float">
            <text:p>0.047727057533333</text:p>
          </table:table-cell>
        </table:table-row>
        <table:table-row table:style-name="ro1">
          <table:table-cell office:value-type="string" calcext:value-type="string">
            <text:p>2019-10-21 01:47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1" calcext:value-type="float">
            <text:p>91</text:p>
          </table:table-cell>
          <table:table-cell office:value-type="float" office:value="0.000366385" calcext:value-type="float">
            <text:p>0.000366385</text:p>
          </table:table-cell>
          <table:table-cell office:value-type="float" office:value="0.000574154" calcext:value-type="float">
            <text:p>0.000574154</text:p>
          </table:table-cell>
          <table:table-cell office:value-type="float" office:value="0.002605704" calcext:value-type="float">
            <text:p>0.002605704</text:p>
          </table:table-cell>
          <table:table-cell office:value-type="float" office:value="0.052248014" calcext:value-type="float">
            <text:p>0.052248014</text:p>
          </table:table-cell>
          <table:table-cell office:value-type="float" office:value="0.237119064" calcext:value-type="float">
            <text:p>0.237119064</text:p>
          </table:table-cell>
          <table:table-cell office:value-type="float" office:value="0.00000630938461538462" calcext:value-type="float">
            <text:p>6.30938461538462E-06</text:p>
          </table:table-cell>
          <table:table-cell office:value-type="float" office:value="0.0000286341098901099" calcext:value-type="float">
            <text:p>2.86341098901099E-05</text:p>
          </table:table-cell>
        </table:table-row>
        <table:table-row table:style-name="ro1">
          <table:table-cell office:value-type="string" calcext:value-type="string">
            <text:p>2019-10-21 01:47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1" calcext:value-type="float">
            <text:p>91</text:p>
          </table:table-cell>
          <table:table-cell office:value-type="float" office:value="2.209667885" calcext:value-type="float">
            <text:p>2.209667885</text:p>
          </table:table-cell>
          <table:table-cell office:value-type="float" office:value="0.000273221" calcext:value-type="float">
            <text:p>0.000273221</text:p>
          </table:table-cell>
          <table:table-cell office:value-type="float" office:value="4.052648436" calcext:value-type="float">
            <text:p>4.052648436</text:p>
          </table:table-cell>
          <table:table-cell office:value-type="float" office:value="0.024863111" calcext:value-type="float">
            <text:p>0.024863111</text:p>
          </table:table-cell>
          <table:table-cell office:value-type="float" office:value="368.791007676" calcext:value-type="float">
            <text:p>368.791007676</text:p>
          </table:table-cell>
          <table:table-cell office:value-type="float" office:value="0.00000300242857142857" calcext:value-type="float">
            <text:p>3.00242857142857E-06</text:p>
          </table:table-cell>
          <table:table-cell office:value-type="float" office:value="0.0445345981978022" calcext:value-type="float">
            <text:p>0.044534598197802</text:p>
          </table:table-cell>
        </table:table-row>
        <table:table-row table:style-name="ro1">
          <table:table-cell office:value-type="string" calcext:value-type="string">
            <text:p>2019-10-21 01:47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2" calcext:value-type="float">
            <text:p>92</text:p>
          </table:table-cell>
          <table:table-cell office:value-type="float" office:value="0.000357038" calcext:value-type="float">
            <text:p>0.000357038</text:p>
          </table:table-cell>
          <table:table-cell office:value-type="float" office:value="0.000597528" calcext:value-type="float">
            <text:p>0.000597528</text:p>
          </table:table-cell>
          <table:table-cell office:value-type="float" office:value="0.002685724" calcext:value-type="float">
            <text:p>0.002685724</text:p>
          </table:table-cell>
          <table:table-cell office:value-type="float" office:value="0.054972576" calcext:value-type="float">
            <text:p>0.054972576</text:p>
          </table:table-cell>
          <table:table-cell office:value-type="float" office:value="0.247086608" calcext:value-type="float">
            <text:p>0.247086608</text:p>
          </table:table-cell>
          <table:table-cell office:value-type="float" office:value="0.00000649486956521739" calcext:value-type="float">
            <text:p>6.49486956521739E-06</text:p>
          </table:table-cell>
          <table:table-cell office:value-type="float" office:value="0.000029192652173913" calcext:value-type="float">
            <text:p>2.9192652173913E-05</text:p>
          </table:table-cell>
        </table:table-row>
        <table:table-row table:style-name="ro1">
          <table:table-cell office:value-type="string" calcext:value-type="string">
            <text:p>2019-10-21 01:47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2" calcext:value-type="float">
            <text:p>92</text:p>
          </table:table-cell>
          <table:table-cell office:value-type="float" office:value="2.188806886" calcext:value-type="float">
            <text:p>2.188806886</text:p>
          </table:table-cell>
          <table:table-cell office:value-type="float" office:value="0.000231322" calcext:value-type="float">
            <text:p>0.000231322</text:p>
          </table:table-cell>
          <table:table-cell office:value-type="float" office:value="4.029793719" calcext:value-type="float">
            <text:p>4.029793719</text:p>
          </table:table-cell>
          <table:table-cell office:value-type="float" office:value="0.021281624" calcext:value-type="float">
            <text:p>0.021281624</text:p>
          </table:table-cell>
          <table:table-cell office:value-type="float" office:value="370.741022148" calcext:value-type="float">
            <text:p>370.741022148</text:p>
          </table:table-cell>
          <table:table-cell office:value-type="float" office:value="0.00000251436956521739" calcext:value-type="float">
            <text:p>2.51436956521739E-06</text:p>
          </table:table-cell>
          <table:table-cell office:value-type="float" office:value="0.0438021056413043" calcext:value-type="float">
            <text:p>0.043802105641304</text:p>
          </table:table-cell>
        </table:table-row>
        <table:table-row table:style-name="ro1">
          <table:table-cell office:value-type="string" calcext:value-type="string">
            <text:p>2019-10-21 01:47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3" calcext:value-type="float">
            <text:p>93</text:p>
          </table:table-cell>
          <table:table-cell office:value-type="float" office:value="0.000357839" calcext:value-type="float">
            <text:p>0.000357839</text:p>
          </table:table-cell>
          <table:table-cell office:value-type="float" office:value="0.000735806" calcext:value-type="float">
            <text:p>0.000735806</text:p>
          </table:table-cell>
          <table:table-cell office:value-type="float" office:value="0.002415559" calcext:value-type="float">
            <text:p>0.002415559</text:p>
          </table:table-cell>
          <table:table-cell office:value-type="float" office:value="0.068429958" calcext:value-type="float">
            <text:p>0.068429958</text:p>
          </table:table-cell>
          <table:table-cell office:value-type="float" office:value="0.224646987" calcext:value-type="float">
            <text:p>0.224646987</text:p>
          </table:table-cell>
          <table:table-cell office:value-type="float" office:value="0.00000791189247311828" calcext:value-type="float">
            <text:p>7.91189247311828E-06</text:p>
          </table:table-cell>
          <table:table-cell office:value-type="float" office:value="0.000025973752688172" calcext:value-type="float">
            <text:p>2.5973752688172E-05</text:p>
          </table:table-cell>
        </table:table-row>
        <table:table-row table:style-name="ro1">
          <table:table-cell office:value-type="string" calcext:value-type="string">
            <text:p>2019-10-21 01:47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3" calcext:value-type="float">
            <text:p>93</text:p>
          </table:table-cell>
          <table:table-cell office:value-type="float" office:value="2.215615704" calcext:value-type="float">
            <text:p>2.215615704</text:p>
          </table:table-cell>
          <table:table-cell office:value-type="float" office:value="0.000175458" calcext:value-type="float">
            <text:p>0.000175458</text:p>
          </table:table-cell>
          <table:table-cell office:value-type="float" office:value="4.074160591" calcext:value-type="float">
            <text:p>4.074160591</text:p>
          </table:table-cell>
          <table:table-cell office:value-type="float" office:value="0.016317594" calcext:value-type="float">
            <text:p>0.016317594</text:p>
          </table:table-cell>
          <table:table-cell office:value-type="float" office:value="378.896934963" calcext:value-type="float">
            <text:p>378.896934963</text:p>
          </table:table-cell>
          <table:table-cell office:value-type="float" office:value="0.00000188664516129032" calcext:value-type="float">
            <text:p>1.88664516129032E-06</text:p>
          </table:table-cell>
          <table:table-cell office:value-type="float" office:value="0.0438081783978495" calcext:value-type="float">
            <text:p>0.04380817839785</text:p>
          </table:table-cell>
        </table:table-row>
        <table:table-row table:style-name="ro1">
          <table:table-cell office:value-type="string" calcext:value-type="string">
            <text:p>2019-10-21 01:47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4" calcext:value-type="float">
            <text:p>94</text:p>
          </table:table-cell>
          <table:table-cell office:value-type="float" office:value="0.000362248" calcext:value-type="float">
            <text:p>0.000362248</text:p>
          </table:table-cell>
          <table:table-cell office:value-type="float" office:value="0.000562843" calcext:value-type="float">
            <text:p>0.000562843</text:p>
          </table:table-cell>
          <table:table-cell office:value-type="float" office:value="0.002567282" calcext:value-type="float">
            <text:p>0.002567282</text:p>
          </table:table-cell>
          <table:table-cell office:value-type="float" office:value="0.052907242" calcext:value-type="float">
            <text:p>0.052907242</text:p>
          </table:table-cell>
          <table:table-cell office:value-type="float" office:value="0.241324508" calcext:value-type="float">
            <text:p>0.241324508</text:p>
          </table:table-cell>
          <table:table-cell office:value-type="float" office:value="0.0000059876914893617" calcext:value-type="float">
            <text:p>5.9876914893617E-06</text:p>
          </table:table-cell>
          <table:table-cell office:value-type="float" office:value="0.0000273115106382979" calcext:value-type="float">
            <text:p>2.73115106382979E-05</text:p>
          </table:table-cell>
        </table:table-row>
        <table:table-row table:style-name="ro1">
          <table:table-cell office:value-type="string" calcext:value-type="string">
            <text:p>2019-10-21 01:47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4" calcext:value-type="float">
            <text:p>94</text:p>
          </table:table-cell>
          <table:table-cell office:value-type="float" office:value="2.125304196" calcext:value-type="float">
            <text:p>2.125304196</text:p>
          </table:table-cell>
          <table:table-cell office:value-type="float" office:value="0.000267531" calcext:value-type="float">
            <text:p>0.000267531</text:p>
          </table:table-cell>
          <table:table-cell office:value-type="float" office:value="4.178073917" calcext:value-type="float">
            <text:p>4.178073917</text:p>
          </table:table-cell>
          <table:table-cell office:value-type="float" office:value="0.025147914" calcext:value-type="float">
            <text:p>0.025147914</text:p>
          </table:table-cell>
          <table:table-cell office:value-type="float" office:value="392.738948198" calcext:value-type="float">
            <text:p>392.738948198</text:p>
          </table:table-cell>
          <table:table-cell office:value-type="float" office:value="0.00000284607446808511" calcext:value-type="float">
            <text:p>2.84607446808511E-06</text:p>
          </table:table-cell>
          <table:table-cell office:value-type="float" office:value="0.0444475948617021" calcext:value-type="float">
            <text:p>0.044447594861702</text:p>
          </table:table-cell>
        </table:table-row>
        <table:table-row table:style-name="ro1">
          <table:table-cell office:value-type="string" calcext:value-type="string">
            <text:p>2019-10-21 01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5" calcext:value-type="float">
            <text:p>95</text:p>
          </table:table-cell>
          <table:table-cell office:value-type="float" office:value="0.000361987" calcext:value-type="float">
            <text:p>0.000361987</text:p>
          </table:table-cell>
          <table:table-cell office:value-type="float" office:value="0.000608808" calcext:value-type="float">
            <text:p>0.000608808</text:p>
          </table:table-cell>
          <table:table-cell office:value-type="float" office:value="0.002534571" calcext:value-type="float">
            <text:p>0.002534571</text:p>
          </table:table-cell>
          <table:table-cell office:value-type="float" office:value="0.05783676" calcext:value-type="float">
            <text:p>0.05783676</text:p>
          </table:table-cell>
          <table:table-cell office:value-type="float" office:value="0.240784245" calcext:value-type="float">
            <text:p>0.240784245</text:p>
          </table:table-cell>
          <table:table-cell office:value-type="float" office:value="0.00000640850526315789" calcext:value-type="float">
            <text:p>6.40850526315789E-06</text:p>
          </table:table-cell>
          <table:table-cell office:value-type="float" office:value="0.0000266796947368421" calcext:value-type="float">
            <text:p>2.66796947368421E-05</text:p>
          </table:table-cell>
        </table:table-row>
        <table:table-row table:style-name="ro1">
          <table:table-cell office:value-type="string" calcext:value-type="string">
            <text:p>2019-10-21 01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5" calcext:value-type="float">
            <text:p>95</text:p>
          </table:table-cell>
          <table:table-cell office:value-type="float" office:value="2.176231458" calcext:value-type="float">
            <text:p>2.176231458</text:p>
          </table:table-cell>
          <table:table-cell office:value-type="float" office:value="0.000185217" calcext:value-type="float">
            <text:p>0.000185217</text:p>
          </table:table-cell>
          <table:table-cell office:value-type="float" office:value="4.366838126" calcext:value-type="float">
            <text:p>4.366838126</text:p>
          </table:table-cell>
          <table:table-cell office:value-type="float" office:value="0.017595615" calcext:value-type="float">
            <text:p>0.017595615</text:p>
          </table:table-cell>
          <table:table-cell office:value-type="float" office:value="414.84962197" calcext:value-type="float">
            <text:p>414.84962197</text:p>
          </table:table-cell>
          <table:table-cell office:value-type="float" office:value="0.00000194965263157895" calcext:value-type="float">
            <text:p>1.94965263157895E-06</text:p>
          </table:table-cell>
          <table:table-cell office:value-type="float" office:value="0.0459667171157895" calcext:value-type="float">
            <text:p>0.04596671711579</text:p>
          </table:table-cell>
        </table:table-row>
        <table:table-row table:style-name="ro1">
          <table:table-cell office:value-type="string" calcext:value-type="string">
            <text:p>2019-10-21 01:47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6" calcext:value-type="float">
            <text:p>96</text:p>
          </table:table-cell>
          <table:table-cell office:value-type="float" office:value="0.000362629" calcext:value-type="float">
            <text:p>0.000362629</text:p>
          </table:table-cell>
          <table:table-cell office:value-type="float" office:value="0.000544047" calcext:value-type="float">
            <text:p>0.000544047</text:p>
          </table:table-cell>
          <table:table-cell office:value-type="float" office:value="0.002653483" calcext:value-type="float">
            <text:p>0.002653483</text:p>
          </table:table-cell>
          <table:table-cell office:value-type="float" office:value="0.052228512" calcext:value-type="float">
            <text:p>0.052228512</text:p>
          </table:table-cell>
          <table:table-cell office:value-type="float" office:value="0.254734368" calcext:value-type="float">
            <text:p>0.254734368</text:p>
          </table:table-cell>
          <table:table-cell office:value-type="float" office:value="0.00000566715625" calcext:value-type="float">
            <text:p>5.66715625E-06</text:p>
          </table:table-cell>
          <table:table-cell office:value-type="float" office:value="0.0000276404479166667" calcext:value-type="float">
            <text:p>2.76404479166667E-05</text:p>
          </table:table-cell>
        </table:table-row>
        <table:table-row table:style-name="ro1">
          <table:table-cell office:value-type="string" calcext:value-type="string">
            <text:p>2019-10-21 01:47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6" calcext:value-type="float">
            <text:p>96</text:p>
          </table:table-cell>
          <table:table-cell office:value-type="float" office:value="2.405300988" calcext:value-type="float">
            <text:p>2.405300988</text:p>
          </table:table-cell>
          <table:table-cell office:value-type="float" office:value="0.000178514" calcext:value-type="float">
            <text:p>0.000178514</text:p>
          </table:table-cell>
          <table:table-cell office:value-type="float" office:value="4.487329342" calcext:value-type="float">
            <text:p>4.487329342</text:p>
          </table:table-cell>
          <table:table-cell office:value-type="float" office:value="0.017137344" calcext:value-type="float">
            <text:p>0.017137344</text:p>
          </table:table-cell>
          <table:table-cell office:value-type="float" office:value="430.783616832" calcext:value-type="float">
            <text:p>430.783616832</text:p>
          </table:table-cell>
          <table:table-cell office:value-type="float" office:value="0.00000185952083333333" calcext:value-type="float">
            <text:p>1.85952083333333E-06</text:p>
          </table:table-cell>
          <table:table-cell office:value-type="float" office:value="0.0467430139791667" calcext:value-type="float">
            <text:p>0.046743013979167</text:p>
          </table:table-cell>
        </table:table-row>
        <table:table-row table:style-name="ro1">
          <table:table-cell office:value-type="string" calcext:value-type="string">
            <text:p>2019-10-21 01:47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7" calcext:value-type="float">
            <text:p>97</text:p>
          </table:table-cell>
          <table:table-cell office:value-type="float" office:value="0.000362628" calcext:value-type="float">
            <text:p>0.000362628</text:p>
          </table:table-cell>
          <table:table-cell office:value-type="float" office:value="0.000541633" calcext:value-type="float">
            <text:p>0.000541633</text:p>
          </table:table-cell>
          <table:table-cell office:value-type="float" office:value="0.002810247" calcext:value-type="float">
            <text:p>0.002810247</text:p>
          </table:table-cell>
          <table:table-cell office:value-type="float" office:value="0.052538401" calcext:value-type="float">
            <text:p>0.052538401</text:p>
          </table:table-cell>
          <table:table-cell office:value-type="float" office:value="0.272593959" calcext:value-type="float">
            <text:p>0.272593959</text:p>
          </table:table-cell>
          <table:table-cell office:value-type="float" office:value="0.00000558384536082474" calcext:value-type="float">
            <text:p>5.58384536082474E-06</text:p>
          </table:table-cell>
          <table:table-cell office:value-type="float" office:value="0.000028971618556701" calcext:value-type="float">
            <text:p>2.8971618556701E-05</text:p>
          </table:table-cell>
        </table:table-row>
        <table:table-row table:style-name="ro1">
          <table:table-cell office:value-type="string" calcext:value-type="string">
            <text:p>2019-10-21 01:47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7" calcext:value-type="float">
            <text:p>97</text:p>
          </table:table-cell>
          <table:table-cell office:value-type="float" office:value="2.243129566" calcext:value-type="float">
            <text:p>2.243129566</text:p>
          </table:table-cell>
          <table:table-cell office:value-type="float" office:value="0.000200145" calcext:value-type="float">
            <text:p>0.000200145</text:p>
          </table:table-cell>
          <table:table-cell office:value-type="float" office:value="4.281710422" calcext:value-type="float">
            <text:p>4.281710422</text:p>
          </table:table-cell>
          <table:table-cell office:value-type="float" office:value="0.019414065" calcext:value-type="float">
            <text:p>0.019414065</text:p>
          </table:table-cell>
          <table:table-cell office:value-type="float" office:value="415.325910934" calcext:value-type="float">
            <text:p>415.325910934</text:p>
          </table:table-cell>
          <table:table-cell office:value-type="float" office:value="0.00000206335051546392" calcext:value-type="float">
            <text:p>2.06335051546392E-06</text:p>
          </table:table-cell>
          <table:table-cell office:value-type="float" office:value="0.044141344556701" calcext:value-type="float">
            <text:p>0.044141344556701</text:p>
          </table:table-cell>
        </table:table-row>
        <table:table-row table:style-name="ro1">
          <table:table-cell office:value-type="string" calcext:value-type="string">
            <text:p>2019-10-21 01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8" calcext:value-type="float">
            <text:p>98</text:p>
          </table:table-cell>
          <table:table-cell office:value-type="float" office:value="0.00035825" calcext:value-type="float">
            <text:p>0.00035825</text:p>
          </table:table-cell>
          <table:table-cell office:value-type="float" office:value="0.000588771" calcext:value-type="float">
            <text:p>0.000588771</text:p>
          </table:table-cell>
          <table:table-cell office:value-type="float" office:value="0.002491951" calcext:value-type="float">
            <text:p>0.002491951</text:p>
          </table:table-cell>
          <table:table-cell office:value-type="float" office:value="0.057699558" calcext:value-type="float">
            <text:p>0.057699558</text:p>
          </table:table-cell>
          <table:table-cell office:value-type="float" office:value="0.244211198" calcext:value-type="float">
            <text:p>0.244211198</text:p>
          </table:table-cell>
          <table:table-cell office:value-type="float" office:value="0.00000600786734693878" calcext:value-type="float">
            <text:p>6.00786734693878E-06</text:p>
          </table:table-cell>
          <table:table-cell office:value-type="float" office:value="0.0000254280714285714" calcext:value-type="float">
            <text:p>2.54280714285714E-05</text:p>
          </table:table-cell>
        </table:table-row>
        <table:table-row table:style-name="ro1">
          <table:table-cell office:value-type="string" calcext:value-type="string">
            <text:p>2019-10-21 01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8" calcext:value-type="float">
            <text:p>98</text:p>
          </table:table-cell>
          <table:table-cell office:value-type="float" office:value="2.26551479" calcext:value-type="float">
            <text:p>2.26551479</text:p>
          </table:table-cell>
          <table:table-cell office:value-type="float" office:value="0.000168746" calcext:value-type="float">
            <text:p>0.000168746</text:p>
          </table:table-cell>
          <table:table-cell office:value-type="float" office:value="4.598293221" calcext:value-type="float">
            <text:p>4.598293221</text:p>
          </table:table-cell>
          <table:table-cell office:value-type="float" office:value="0.016537108" calcext:value-type="float">
            <text:p>0.016537108</text:p>
          </table:table-cell>
          <table:table-cell office:value-type="float" office:value="450.632735658" calcext:value-type="float">
            <text:p>450.632735658</text:p>
          </table:table-cell>
          <table:table-cell office:value-type="float" office:value="0.00000172189795918367" calcext:value-type="float">
            <text:p>1.72189795918367E-06</text:p>
          </table:table-cell>
          <table:table-cell office:value-type="float" office:value="0.0469213593979592" calcext:value-type="float">
            <text:p>0.046921359397959</text:p>
          </table:table-cell>
        </table:table-row>
        <table:table-row table:style-name="ro1">
          <table:table-cell office:value-type="string" calcext:value-type="string">
            <text:p>2019-10-21 01:48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9" calcext:value-type="float">
            <text:p>99</text:p>
          </table:table-cell>
          <table:table-cell office:value-type="float" office:value="0.000354323" calcext:value-type="float">
            <text:p>0.000354323</text:p>
          </table:table-cell>
          <table:table-cell office:value-type="float" office:value="0.000543276" calcext:value-type="float">
            <text:p>0.000543276</text:p>
          </table:table-cell>
          <table:table-cell office:value-type="float" office:value="0.002424285" calcext:value-type="float">
            <text:p>0.002424285</text:p>
          </table:table-cell>
          <table:table-cell office:value-type="float" office:value="0.053784324" calcext:value-type="float">
            <text:p>0.053784324</text:p>
          </table:table-cell>
          <table:table-cell office:value-type="float" office:value="0.240004215" calcext:value-type="float">
            <text:p>0.240004215</text:p>
          </table:table-cell>
          <table:table-cell office:value-type="float" office:value="0.00000548763636363636" calcext:value-type="float">
            <text:p>5.48763636363636E-06</text:p>
          </table:table-cell>
          <table:table-cell office:value-type="float" office:value="0.0000244877272727273" calcext:value-type="float">
            <text:p>2.44877272727273E-05</text:p>
          </table:table-cell>
        </table:table-row>
        <table:table-row table:style-name="ro1">
          <table:table-cell office:value-type="string" calcext:value-type="string">
            <text:p>2019-10-21 01:48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9" calcext:value-type="float">
            <text:p>99</text:p>
          </table:table-cell>
          <table:table-cell office:value-type="float" office:value="2.263650726" calcext:value-type="float">
            <text:p>2.263650726</text:p>
          </table:table-cell>
          <table:table-cell office:value-type="float" office:value="0.000195947" calcext:value-type="float">
            <text:p>0.000195947</text:p>
          </table:table-cell>
          <table:table-cell office:value-type="float" office:value="4.391389095" calcext:value-type="float">
            <text:p>4.391389095</text:p>
          </table:table-cell>
          <table:table-cell office:value-type="float" office:value="0.019398753" calcext:value-type="float">
            <text:p>0.019398753</text:p>
          </table:table-cell>
          <table:table-cell office:value-type="float" office:value="434.747520405" calcext:value-type="float">
            <text:p>434.747520405</text:p>
          </table:table-cell>
          <table:table-cell office:value-type="float" office:value="0.00000197926262626263" calcext:value-type="float">
            <text:p>1.97926262626263E-06</text:p>
          </table:table-cell>
          <table:table-cell office:value-type="float" office:value="0.0443574656060606" calcext:value-type="float">
            <text:p>0.044357465606061</text:p>
          </table:table-cell>
        </table:table-row>
        <table:table-row table:style-name="ro1">
          <table:table-cell office:value-type="string" calcext:value-type="string">
            <text:p>2019-10-21 01:48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0" calcext:value-type="float">
            <text:p>100</text:p>
          </table:table-cell>
          <table:table-cell office:value-type="float" office:value="0.000356597" calcext:value-type="float">
            <text:p>0.000356597</text:p>
          </table:table-cell>
          <table:table-cell office:value-type="float" office:value="0.000522217" calcext:value-type="float">
            <text:p>0.000522217</text:p>
          </table:table-cell>
          <table:table-cell office:value-type="float" office:value="0.002621243" calcext:value-type="float">
            <text:p>0.002621243</text:p>
          </table:table-cell>
          <table:table-cell office:value-type="float" office:value="0.0522217" calcext:value-type="float">
            <text:p>0.0522217</text:p>
          </table:table-cell>
          <table:table-cell office:value-type="float" office:value="0.2621243" calcext:value-type="float">
            <text:p>0.2621243</text:p>
          </table:table-cell>
          <table:table-cell office:value-type="float" office:value="0.00000522217" calcext:value-type="float">
            <text:p>5.22217E-06</text:p>
          </table:table-cell>
          <table:table-cell office:value-type="float" office:value="0.00002621243" calcext:value-type="float">
            <text:p>2.621243E-05</text:p>
          </table:table-cell>
        </table:table-row>
        <table:table-row table:style-name="ro1">
          <table:table-cell office:value-type="string" calcext:value-type="string">
            <text:p>2019-10-21 01:48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0" calcext:value-type="float">
            <text:p>100</text:p>
          </table:table-cell>
          <table:table-cell office:value-type="float" office:value="2.240491476" calcext:value-type="float">
            <text:p>2.240491476</text:p>
          </table:table-cell>
          <table:table-cell office:value-type="float" office:value="0.000182953" calcext:value-type="float">
            <text:p>0.000182953</text:p>
          </table:table-cell>
          <table:table-cell office:value-type="float" office:value="4.543590312" calcext:value-type="float">
            <text:p>4.543590312</text:p>
          </table:table-cell>
          <table:table-cell office:value-type="float" office:value="0.0182953" calcext:value-type="float">
            <text:p>0.0182953</text:p>
          </table:table-cell>
          <table:table-cell office:value-type="float" office:value="454.3590312" calcext:value-type="float">
            <text:p>454.3590312</text:p>
          </table:table-cell>
          <table:table-cell office:value-type="float" office:value="0.00000182953" calcext:value-type="float">
            <text:p>1.82953E-06</text:p>
          </table:table-cell>
          <table:table-cell office:value-type="float" office:value="0.04543590312" calcext:value-type="float">
            <text:p>0.04543590312</text:p>
          </table:table-cell>
        </table:table-row>
        <table:table-row table:style-name="ro1">
          <table:table-cell office:value-type="string" calcext:value-type="string">
            <text:p>2019-10-21 01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1" calcext:value-type="float">
            <text:p>101</text:p>
          </table:table-cell>
          <table:table-cell office:value-type="float" office:value="0.000359873" calcext:value-type="float">
            <text:p>0.000359873</text:p>
          </table:table-cell>
          <table:table-cell office:value-type="float" office:value="0.000482783" calcext:value-type="float">
            <text:p>0.000482783</text:p>
          </table:table-cell>
          <table:table-cell office:value-type="float" office:value="0.002514584" calcext:value-type="float">
            <text:p>0.002514584</text:p>
          </table:table-cell>
          <table:table-cell office:value-type="float" office:value="0.048761083" calcext:value-type="float">
            <text:p>0.048761083</text:p>
          </table:table-cell>
          <table:table-cell office:value-type="float" office:value="0.253972984" calcext:value-type="float">
            <text:p>0.253972984</text:p>
          </table:table-cell>
          <table:table-cell office:value-type="float" office:value="0.0000047800297029703" calcext:value-type="float">
            <text:p>4.7800297029703E-06</text:p>
          </table:table-cell>
          <table:table-cell office:value-type="float" office:value="0.0000248968712871287" calcext:value-type="float">
            <text:p>2.48968712871287E-05</text:p>
          </table:table-cell>
        </table:table-row>
        <table:table-row table:style-name="ro1">
          <table:table-cell office:value-type="string" calcext:value-type="string">
            <text:p>2019-10-21 01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1" calcext:value-type="float">
            <text:p>101</text:p>
          </table:table-cell>
          <table:table-cell office:value-type="float" office:value="2.409785219" calcext:value-type="float">
            <text:p>2.409785219</text:p>
          </table:table-cell>
          <table:table-cell office:value-type="float" office:value="0.000155602" calcext:value-type="float">
            <text:p>0.000155602</text:p>
          </table:table-cell>
          <table:table-cell office:value-type="float" office:value="4.635782656" calcext:value-type="float">
            <text:p>4.635782656</text:p>
          </table:table-cell>
          <table:table-cell office:value-type="float" office:value="0.015715802" calcext:value-type="float">
            <text:p>0.015715802</text:p>
          </table:table-cell>
          <table:table-cell office:value-type="float" office:value="468.214048256" calcext:value-type="float">
            <text:p>468.214048256</text:p>
          </table:table-cell>
          <table:table-cell office:value-type="float" office:value="0.00000154061386138614" calcext:value-type="float">
            <text:p>1.54061386138614E-06</text:p>
          </table:table-cell>
          <table:table-cell office:value-type="float" office:value="0.0458988381782178" calcext:value-type="float">
            <text:p>0.045898838178218</text:p>
          </table:table-cell>
        </table:table-row>
        <table:table-row table:style-name="ro1">
          <table:table-cell office:value-type="string" calcext:value-type="string">
            <text:p>2019-10-21 01:48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2" calcext:value-type="float">
            <text:p>102</text:p>
          </table:table-cell>
          <table:table-cell office:value-type="float" office:value="0.000360614" calcext:value-type="float">
            <text:p>0.000360614</text:p>
          </table:table-cell>
          <table:table-cell office:value-type="float" office:value="0.000496629" calcext:value-type="float">
            <text:p>0.000496629</text:p>
          </table:table-cell>
          <table:table-cell office:value-type="float" office:value="0.002681997" calcext:value-type="float">
            <text:p>0.002681997</text:p>
          </table:table-cell>
          <table:table-cell office:value-type="float" office:value="0.050656158" calcext:value-type="float">
            <text:p>0.050656158</text:p>
          </table:table-cell>
          <table:table-cell office:value-type="float" office:value="0.273563694" calcext:value-type="float">
            <text:p>0.273563694</text:p>
          </table:table-cell>
          <table:table-cell office:value-type="float" office:value="0.00000486891176470588" calcext:value-type="float">
            <text:p>4.86891176470588E-06</text:p>
          </table:table-cell>
          <table:table-cell office:value-type="float" office:value="0.0000262940882352941" calcext:value-type="float">
            <text:p>2.62940882352941E-05</text:p>
          </table:table-cell>
        </table:table-row>
        <table:table-row table:style-name="ro1">
          <table:table-cell office:value-type="string" calcext:value-type="string">
            <text:p>2019-10-21 01:48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2" calcext:value-type="float">
            <text:p>102</text:p>
          </table:table-cell>
          <table:table-cell office:value-type="float" office:value="2.326323252" calcext:value-type="float">
            <text:p>2.326323252</text:p>
          </table:table-cell>
          <table:table-cell office:value-type="float" office:value="0.000181259" calcext:value-type="float">
            <text:p>0.000181259</text:p>
          </table:table-cell>
          <table:table-cell office:value-type="float" office:value="4.626216808" calcext:value-type="float">
            <text:p>4.626216808</text:p>
          </table:table-cell>
          <table:table-cell office:value-type="float" office:value="0.018488418" calcext:value-type="float">
            <text:p>0.018488418</text:p>
          </table:table-cell>
          <table:table-cell office:value-type="float" office:value="471.874114416" calcext:value-type="float">
            <text:p>471.874114416</text:p>
          </table:table-cell>
          <table:table-cell office:value-type="float" office:value="0.00000177704901960784" calcext:value-type="float">
            <text:p>1.77704901960784E-06</text:p>
          </table:table-cell>
          <table:table-cell office:value-type="float" office:value="0.045355066745098" calcext:value-type="float">
            <text:p>0.045355066745098</text:p>
          </table:table-cell>
        </table:table-row>
        <table:table-row table:style-name="ro1">
          <table:table-cell office:value-type="string" calcext:value-type="string">
            <text:p>2019-10-21 01:4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3" calcext:value-type="float">
            <text:p>103</text:p>
          </table:table-cell>
          <table:table-cell office:value-type="float" office:value="0.000351978" calcext:value-type="float">
            <text:p>0.000351978</text:p>
          </table:table-cell>
          <table:table-cell office:value-type="float" office:value="0.000526305" calcext:value-type="float">
            <text:p>0.000526305</text:p>
          </table:table-cell>
          <table:table-cell office:value-type="float" office:value="0.002702566" calcext:value-type="float">
            <text:p>0.002702566</text:p>
          </table:table-cell>
          <table:table-cell office:value-type="float" office:value="0.054209415" calcext:value-type="float">
            <text:p>0.054209415</text:p>
          </table:table-cell>
          <table:table-cell office:value-type="float" office:value="0.278364298" calcext:value-type="float">
            <text:p>0.278364298</text:p>
          </table:table-cell>
          <table:table-cell office:value-type="float" office:value="0.0000051097572815534" calcext:value-type="float">
            <text:p>5.1097572815534E-06</text:p>
          </table:table-cell>
          <table:table-cell office:value-type="float" office:value="0.0000262385048543689" calcext:value-type="float">
            <text:p>2.62385048543689E-05</text:p>
          </table:table-cell>
        </table:table-row>
        <table:table-row table:style-name="ro1">
          <table:table-cell office:value-type="string" calcext:value-type="string">
            <text:p>2019-10-21 01:4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3" calcext:value-type="float">
            <text:p>103</text:p>
          </table:table-cell>
          <table:table-cell office:value-type="float" office:value="2.229629125" calcext:value-type="float">
            <text:p>2.229629125</text:p>
          </table:table-cell>
          <table:table-cell office:value-type="float" office:value="0.000221805" calcext:value-type="float">
            <text:p>0.000221805</text:p>
          </table:table-cell>
          <table:table-cell office:value-type="float" office:value="4.709958523" calcext:value-type="float">
            <text:p>4.709958523</text:p>
          </table:table-cell>
          <table:table-cell office:value-type="float" office:value="0.022845915" calcext:value-type="float">
            <text:p>0.022845915</text:p>
          </table:table-cell>
          <table:table-cell office:value-type="float" office:value="485.125727869" calcext:value-type="float">
            <text:p>485.125727869</text:p>
          </table:table-cell>
          <table:table-cell office:value-type="float" office:value="0.00000215344660194175" calcext:value-type="float">
            <text:p>2.15344660194175E-06</text:p>
          </table:table-cell>
          <table:table-cell office:value-type="float" office:value="0.0457277526504855" calcext:value-type="float">
            <text:p>0.045727752650486</text:p>
          </table:table-cell>
        </table:table-row>
        <table:table-row table:style-name="ro1">
          <table:table-cell office:value-type="string" calcext:value-type="string">
            <text:p>2019-10-21 01:48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4" calcext:value-type="float">
            <text:p>104</text:p>
          </table:table-cell>
          <table:table-cell office:value-type="float" office:value="0.000361416" calcext:value-type="float">
            <text:p>0.000361416</text:p>
          </table:table-cell>
          <table:table-cell office:value-type="float" office:value="0.000478606" calcext:value-type="float">
            <text:p>0.000478606</text:p>
          </table:table-cell>
          <table:table-cell office:value-type="float" office:value="0.002725007" calcext:value-type="float">
            <text:p>0.002725007</text:p>
          </table:table-cell>
          <table:table-cell office:value-type="float" office:value="0.049775024" calcext:value-type="float">
            <text:p>0.049775024</text:p>
          </table:table-cell>
          <table:table-cell office:value-type="float" office:value="0.283400728" calcext:value-type="float">
            <text:p>0.283400728</text:p>
          </table:table-cell>
          <table:table-cell office:value-type="float" office:value="0.00000460198076923077" calcext:value-type="float">
            <text:p>4.60198076923077E-06</text:p>
          </table:table-cell>
          <table:table-cell office:value-type="float" office:value="0.0000262019903846154" calcext:value-type="float">
            <text:p>2.62019903846154E-05</text:p>
          </table:table-cell>
        </table:table-row>
        <table:table-row table:style-name="ro1">
          <table:table-cell office:value-type="string" calcext:value-type="string">
            <text:p>2019-10-21 01:48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4" calcext:value-type="float">
            <text:p>104</text:p>
          </table:table-cell>
          <table:table-cell office:value-type="float" office:value="2.368929893" calcext:value-type="float">
            <text:p>2.368929893</text:p>
          </table:table-cell>
          <table:table-cell office:value-type="float" office:value="0.00024094" calcext:value-type="float">
            <text:p>0.00024094</text:p>
          </table:table-cell>
          <table:table-cell office:value-type="float" office:value="4.592226316" calcext:value-type="float">
            <text:p>4.592226316</text:p>
          </table:table-cell>
          <table:table-cell office:value-type="float" office:value="0.02505776" calcext:value-type="float">
            <text:p>0.02505776</text:p>
          </table:table-cell>
          <table:table-cell office:value-type="float" office:value="477.591536864" calcext:value-type="float">
            <text:p>477.591536864</text:p>
          </table:table-cell>
          <table:table-cell office:value-type="float" office:value="0.00000231673076923077" calcext:value-type="float">
            <text:p>2.31673076923077E-06</text:p>
          </table:table-cell>
          <table:table-cell office:value-type="float" office:value="0.0441560222692308" calcext:value-type="float">
            <text:p>0.044156022269231</text:p>
          </table:table-cell>
        </table:table-row>
        <table:table-row table:style-name="ro1">
          <table:table-cell office:value-type="string" calcext:value-type="string">
            <text:p>2019-10-21 01:4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5" calcext:value-type="float">
            <text:p>105</text:p>
          </table:table-cell>
          <table:table-cell office:value-type="float" office:value="0.000365043" calcext:value-type="float">
            <text:p>0.000365043</text:p>
          </table:table-cell>
          <table:table-cell office:value-type="float" office:value="0.000565768" calcext:value-type="float">
            <text:p>0.000565768</text:p>
          </table:table-cell>
          <table:table-cell office:value-type="float" office:value="0.00249158" calcext:value-type="float">
            <text:p>0.00249158</text:p>
          </table:table-cell>
          <table:table-cell office:value-type="float" office:value="0.05940564" calcext:value-type="float">
            <text:p>0.05940564</text:p>
          </table:table-cell>
          <table:table-cell office:value-type="float" office:value="0.2616159" calcext:value-type="float">
            <text:p>0.2616159</text:p>
          </table:table-cell>
          <table:table-cell office:value-type="float" office:value="0.00000538826666666667" calcext:value-type="float">
            <text:p>5.38826666666667E-06</text:p>
          </table:table-cell>
          <table:table-cell office:value-type="float" office:value="0.0000237293333333333" calcext:value-type="float">
            <text:p>2.37293333333333E-05</text:p>
          </table:table-cell>
        </table:table-row>
        <table:table-row table:style-name="ro1">
          <table:table-cell office:value-type="string" calcext:value-type="string">
            <text:p>2019-10-21 01:4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5" calcext:value-type="float">
            <text:p>105</text:p>
          </table:table-cell>
          <table:table-cell office:value-type="float" office:value="2.530702124" calcext:value-type="float">
            <text:p>2.530702124</text:p>
          </table:table-cell>
          <table:table-cell office:value-type="float" office:value="0.000192701" calcext:value-type="float">
            <text:p>0.000192701</text:p>
          </table:table-cell>
          <table:table-cell office:value-type="float" office:value="4.855884132" calcext:value-type="float">
            <text:p>4.855884132</text:p>
          </table:table-cell>
          <table:table-cell office:value-type="float" office:value="0.020233605" calcext:value-type="float">
            <text:p>0.020233605</text:p>
          </table:table-cell>
          <table:table-cell office:value-type="float" office:value="509.86783386" calcext:value-type="float">
            <text:p>509.86783386</text:p>
          </table:table-cell>
          <table:table-cell office:value-type="float" office:value="0.00000183524761904762" calcext:value-type="float">
            <text:p>1.83524761904762E-06</text:p>
          </table:table-cell>
          <table:table-cell office:value-type="float" office:value="0.0462465155428571" calcext:value-type="float">
            <text:p>0.046246515542857</text:p>
          </table:table-cell>
        </table:table-row>
        <table:table-row table:style-name="ro1">
          <table:table-cell office:value-type="string" calcext:value-type="string">
            <text:p>2019-10-21 01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6" calcext:value-type="float">
            <text:p>106</text:p>
          </table:table-cell>
          <table:table-cell office:value-type="float" office:value="0.000353622" calcext:value-type="float">
            <text:p>0.000353622</text:p>
          </table:table-cell>
          <table:table-cell office:value-type="float" office:value="0.000549648" calcext:value-type="float">
            <text:p>0.000549648</text:p>
          </table:table-cell>
          <table:table-cell office:value-type="float" office:value="0.002691515" calcext:value-type="float">
            <text:p>0.002691515</text:p>
          </table:table-cell>
          <table:table-cell office:value-type="float" office:value="0.058262688" calcext:value-type="float">
            <text:p>0.058262688</text:p>
          </table:table-cell>
          <table:table-cell office:value-type="float" office:value="0.28530059" calcext:value-type="float">
            <text:p>0.28530059</text:p>
          </table:table-cell>
          <table:table-cell office:value-type="float" office:value="0.00000518535849056604" calcext:value-type="float">
            <text:p>5.18535849056604E-06</text:p>
          </table:table-cell>
          <table:table-cell office:value-type="float" office:value="0.0000253916509433962" calcext:value-type="float">
            <text:p>2.53916509433962E-05</text:p>
          </table:table-cell>
        </table:table-row>
        <table:table-row table:style-name="ro1">
          <table:table-cell office:value-type="string" calcext:value-type="string">
            <text:p>2019-10-21 01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6" calcext:value-type="float">
            <text:p>106</text:p>
          </table:table-cell>
          <table:table-cell office:value-type="float" office:value="2.511992567" calcext:value-type="float">
            <text:p>2.511992567</text:p>
          </table:table-cell>
          <table:table-cell office:value-type="float" office:value="0.000181169" calcext:value-type="float">
            <text:p>0.000181169</text:p>
          </table:table-cell>
          <table:table-cell office:value-type="float" office:value="4.836191557" calcext:value-type="float">
            <text:p>4.836191557</text:p>
          </table:table-cell>
          <table:table-cell office:value-type="float" office:value="0.019203914" calcext:value-type="float">
            <text:p>0.019203914</text:p>
          </table:table-cell>
          <table:table-cell office:value-type="float" office:value="512.636305042" calcext:value-type="float">
            <text:p>512.636305042</text:p>
          </table:table-cell>
          <table:table-cell office:value-type="float" office:value="0.00000170914150943396" calcext:value-type="float">
            <text:p>1.70914150943396E-06</text:p>
          </table:table-cell>
          <table:table-cell office:value-type="float" office:value="0.0456244486509434" calcext:value-type="float">
            <text:p>0.045624448650943</text:p>
          </table:table-cell>
        </table:table-row>
        <table:table-row table:style-name="ro1">
          <table:table-cell office:value-type="string" calcext:value-type="string">
            <text:p>2019-10-21 01:4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7" calcext:value-type="float">
            <text:p>107</text:p>
          </table:table-cell>
          <table:table-cell office:value-type="float" office:value="0.000378729" calcext:value-type="float">
            <text:p>0.000378729</text:p>
          </table:table-cell>
          <table:table-cell office:value-type="float" office:value="0.000480138" calcext:value-type="float">
            <text:p>0.000480138</text:p>
          </table:table-cell>
          <table:table-cell office:value-type="float" office:value="0.002716262" calcext:value-type="float">
            <text:p>0.002716262</text:p>
          </table:table-cell>
          <table:table-cell office:value-type="float" office:value="0.051374766" calcext:value-type="float">
            <text:p>0.051374766</text:p>
          </table:table-cell>
          <table:table-cell office:value-type="float" office:value="0.290640034" calcext:value-type="float">
            <text:p>0.290640034</text:p>
          </table:table-cell>
          <table:table-cell office:value-type="float" office:value="0.00000448727102803738" calcext:value-type="float">
            <text:p>4.48727102803738E-06</text:p>
          </table:table-cell>
          <table:table-cell office:value-type="float" office:value="0.0000253856261682243" calcext:value-type="float">
            <text:p>2.53856261682243E-05</text:p>
          </table:table-cell>
        </table:table-row>
        <table:table-row table:style-name="ro1">
          <table:table-cell office:value-type="string" calcext:value-type="string">
            <text:p>2019-10-21 01:4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7" calcext:value-type="float">
            <text:p>107</text:p>
          </table:table-cell>
          <table:table-cell office:value-type="float" office:value="2.372649825" calcext:value-type="float">
            <text:p>2.372649825</text:p>
          </table:table-cell>
          <table:table-cell office:value-type="float" office:value="0.000173324" calcext:value-type="float">
            <text:p>0.000173324</text:p>
          </table:table-cell>
          <table:table-cell office:value-type="float" office:value="4.781014098" calcext:value-type="float">
            <text:p>4.781014098</text:p>
          </table:table-cell>
          <table:table-cell office:value-type="float" office:value="0.018545668" calcext:value-type="float">
            <text:p>0.018545668</text:p>
          </table:table-cell>
          <table:table-cell office:value-type="float" office:value="511.568508486" calcext:value-type="float">
            <text:p>511.568508486</text:p>
          </table:table-cell>
          <table:table-cell office:value-type="float" office:value="0.00000161985046728972" calcext:value-type="float">
            <text:p>1.61985046728972E-06</text:p>
          </table:table-cell>
          <table:table-cell office:value-type="float" office:value="0.0446823747476636" calcext:value-type="float">
            <text:p>0.044682374747664</text:p>
          </table:table-cell>
        </table:table-row>
        <table:table-row table:style-name="ro1">
          <table:table-cell office:value-type="string" calcext:value-type="string">
            <text:p>2019-10-21 01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8" calcext:value-type="float">
            <text:p>108</text:p>
          </table:table-cell>
          <table:table-cell office:value-type="float" office:value="0.000374991" calcext:value-type="float">
            <text:p>0.000374991</text:p>
          </table:table-cell>
          <table:table-cell office:value-type="float" office:value="0.000533618" calcext:value-type="float">
            <text:p>0.000533618</text:p>
          </table:table-cell>
          <table:table-cell office:value-type="float" office:value="0.002765504" calcext:value-type="float">
            <text:p>0.002765504</text:p>
          </table:table-cell>
          <table:table-cell office:value-type="float" office:value="0.057630744" calcext:value-type="float">
            <text:p>0.057630744</text:p>
          </table:table-cell>
          <table:table-cell office:value-type="float" office:value="0.298674432" calcext:value-type="float">
            <text:p>0.298674432</text:p>
          </table:table-cell>
          <table:table-cell office:value-type="float" office:value="0.00000494090740740741" calcext:value-type="float">
            <text:p>4.94090740740741E-06</text:p>
          </table:table-cell>
          <table:table-cell office:value-type="float" office:value="0.0000256065185185185" calcext:value-type="float">
            <text:p>2.56065185185185E-05</text:p>
          </table:table-cell>
        </table:table-row>
        <table:table-row table:style-name="ro1">
          <table:table-cell office:value-type="string" calcext:value-type="string">
            <text:p>2019-10-21 01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8" calcext:value-type="float">
            <text:p>108</text:p>
          </table:table-cell>
          <table:table-cell office:value-type="float" office:value="2.434733156" calcext:value-type="float">
            <text:p>2.434733156</text:p>
          </table:table-cell>
          <table:table-cell office:value-type="float" office:value="0.000239158" calcext:value-type="float">
            <text:p>0.000239158</text:p>
          </table:table-cell>
          <table:table-cell office:value-type="float" office:value="4.915378219" calcext:value-type="float">
            <text:p>4.915378219</text:p>
          </table:table-cell>
          <table:table-cell office:value-type="float" office:value="0.025829064" calcext:value-type="float">
            <text:p>0.025829064</text:p>
          </table:table-cell>
          <table:table-cell office:value-type="float" office:value="530.860847652" calcext:value-type="float">
            <text:p>530.860847652</text:p>
          </table:table-cell>
          <table:table-cell office:value-type="float" office:value="0.00000221442592592593" calcext:value-type="float">
            <text:p>2.21442592592593E-06</text:p>
          </table:table-cell>
          <table:table-cell office:value-type="float" office:value="0.045512761287037" calcext:value-type="float">
            <text:p>0.045512761287037</text:p>
          </table:table-cell>
        </table:table-row>
        <table:table-row table:style-name="ro1">
          <table:table-cell office:value-type="string" calcext:value-type="string">
            <text:p>2019-10-21 01:49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9" calcext:value-type="float">
            <text:p>109</text:p>
          </table:table-cell>
          <table:table-cell office:value-type="float" office:value="0.000364762" calcext:value-type="float">
            <text:p>0.000364762</text:p>
          </table:table-cell>
          <table:table-cell office:value-type="float" office:value="0.000440835" calcext:value-type="float">
            <text:p>0.000440835</text:p>
          </table:table-cell>
          <table:table-cell office:value-type="float" office:value="0.002894385" calcext:value-type="float">
            <text:p>0.002894385</text:p>
          </table:table-cell>
          <table:table-cell office:value-type="float" office:value="0.048051015" calcext:value-type="float">
            <text:p>0.048051015</text:p>
          </table:table-cell>
          <table:table-cell office:value-type="float" office:value="0.315487965" calcext:value-type="float">
            <text:p>0.315487965</text:p>
          </table:table-cell>
          <table:table-cell office:value-type="float" office:value="0.00000404435779816514" calcext:value-type="float">
            <text:p>4.04435779816514E-06</text:p>
          </table:table-cell>
          <table:table-cell office:value-type="float" office:value="0.0000265539908256881" calcext:value-type="float">
            <text:p>2.65539908256881E-05</text:p>
          </table:table-cell>
        </table:table-row>
        <table:table-row table:style-name="ro1">
          <table:table-cell office:value-type="string" calcext:value-type="string">
            <text:p>2019-10-21 01:49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9" calcext:value-type="float">
            <text:p>109</text:p>
          </table:table-cell>
          <table:table-cell office:value-type="float" office:value="2.569990917" calcext:value-type="float">
            <text:p>2.569990917</text:p>
          </table:table-cell>
          <table:table-cell office:value-type="float" office:value="0.000196137" calcext:value-type="float">
            <text:p>0.000196137</text:p>
          </table:table-cell>
          <table:table-cell office:value-type="float" office:value="4.737382402" calcext:value-type="float">
            <text:p>4.737382402</text:p>
          </table:table-cell>
          <table:table-cell office:value-type="float" office:value="0.021378933" calcext:value-type="float">
            <text:p>0.021378933</text:p>
          </table:table-cell>
          <table:table-cell office:value-type="float" office:value="516.374681818" calcext:value-type="float">
            <text:p>516.374681818</text:p>
          </table:table-cell>
          <table:table-cell office:value-type="float" office:value="0.00000179942201834862" calcext:value-type="float">
            <text:p>1.79942201834862E-06</text:p>
          </table:table-cell>
          <table:table-cell office:value-type="float" office:value="0.0434622238715596" calcext:value-type="float">
            <text:p>0.04346222387156</text:p>
          </table:table-cell>
        </table:table-row>
        <table:table-row table:style-name="ro1">
          <table:table-cell office:value-type="string" calcext:value-type="string">
            <text:p>2019-10-21 01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0" calcext:value-type="float">
            <text:p>110</text:p>
          </table:table-cell>
          <table:table-cell office:value-type="float" office:value="0.000376274" calcext:value-type="float">
            <text:p>0.000376274</text:p>
          </table:table-cell>
          <table:table-cell office:value-type="float" office:value="0.000487222" calcext:value-type="float">
            <text:p>0.000487222</text:p>
          </table:table-cell>
          <table:table-cell office:value-type="float" office:value="0.002706183" calcext:value-type="float">
            <text:p>0.002706183</text:p>
          </table:table-cell>
          <table:table-cell office:value-type="float" office:value="0.05359442" calcext:value-type="float">
            <text:p>0.05359442</text:p>
          </table:table-cell>
          <table:table-cell office:value-type="float" office:value="0.29768013" calcext:value-type="float">
            <text:p>0.29768013</text:p>
          </table:table-cell>
          <table:table-cell office:value-type="float" office:value="0.00000442929090909091" calcext:value-type="float">
            <text:p>4.42929090909091E-06</text:p>
          </table:table-cell>
          <table:table-cell office:value-type="float" office:value="0.0000246016636363636" calcext:value-type="float">
            <text:p>2.46016636363636E-05</text:p>
          </table:table-cell>
        </table:table-row>
        <table:table-row table:style-name="ro1">
          <table:table-cell office:value-type="string" calcext:value-type="string">
            <text:p>2019-10-21 01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0" calcext:value-type="float">
            <text:p>110</text:p>
          </table:table-cell>
          <table:table-cell office:value-type="float" office:value="2.654794916" calcext:value-type="float">
            <text:p>2.654794916</text:p>
          </table:table-cell>
          <table:table-cell office:value-type="float" office:value="0.000200415" calcext:value-type="float">
            <text:p>0.000200415</text:p>
          </table:table-cell>
          <table:table-cell office:value-type="float" office:value="5.124303325" calcext:value-type="float">
            <text:p>5.124303325</text:p>
          </table:table-cell>
          <table:table-cell office:value-type="float" office:value="0.02204565" calcext:value-type="float">
            <text:p>0.02204565</text:p>
          </table:table-cell>
          <table:table-cell office:value-type="float" office:value="563.67336575" calcext:value-type="float">
            <text:p>563.67336575</text:p>
          </table:table-cell>
          <table:table-cell office:value-type="float" office:value="0.00000182195454545455" calcext:value-type="float">
            <text:p>1.82195454545455E-06</text:p>
          </table:table-cell>
          <table:table-cell office:value-type="float" office:value="0.0465845756818182" calcext:value-type="float">
            <text:p>0.046584575681818</text:p>
          </table:table-cell>
        </table:table-row>
        <table:table-row table:style-name="ro1">
          <table:table-cell office:value-type="string" calcext:value-type="string">
            <text:p>2019-10-21 01:4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4641" calcext:value-type="float">
            <text:p>0.000374641</text:p>
          </table:table-cell>
          <table:table-cell office:value-type="float" office:value="0.000480289" calcext:value-type="float">
            <text:p>0.000480289</text:p>
          </table:table-cell>
          <table:table-cell office:value-type="float" office:value="0.002701985" calcext:value-type="float">
            <text:p>0.002701985</text:p>
          </table:table-cell>
          <table:table-cell office:value-type="float" office:value="0.053312079" calcext:value-type="float">
            <text:p>0.053312079</text:p>
          </table:table-cell>
          <table:table-cell office:value-type="float" office:value="0.299920335" calcext:value-type="float">
            <text:p>0.299920335</text:p>
          </table:table-cell>
          <table:table-cell office:value-type="float" office:value="0.00000432692792792793" calcext:value-type="float">
            <text:p>4.32692792792793E-06</text:p>
          </table:table-cell>
          <table:table-cell office:value-type="float" office:value="0.0000243422072072072" calcext:value-type="float">
            <text:p>2.43422072072072E-05</text:p>
          </table:table-cell>
        </table:table-row>
        <table:table-row table:style-name="ro1">
          <table:table-cell office:value-type="string" calcext:value-type="string">
            <text:p>2019-10-21 01:4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1" calcext:value-type="float">
            <text:p>111</text:p>
          </table:table-cell>
          <table:table-cell office:value-type="float" office:value="2.531423304" calcext:value-type="float">
            <text:p>2.531423304</text:p>
          </table:table-cell>
          <table:table-cell office:value-type="float" office:value="0.000205565" calcext:value-type="float">
            <text:p>0.000205565</text:p>
          </table:table-cell>
          <table:table-cell office:value-type="float" office:value="4.954432689" calcext:value-type="float">
            <text:p>4.954432689</text:p>
          </table:table-cell>
          <table:table-cell office:value-type="float" office:value="0.022817715" calcext:value-type="float">
            <text:p>0.022817715</text:p>
          </table:table-cell>
          <table:table-cell office:value-type="float" office:value="549.942028479" calcext:value-type="float">
            <text:p>549.942028479</text:p>
          </table:table-cell>
          <table:table-cell office:value-type="float" office:value="0.00000185193693693694" calcext:value-type="float">
            <text:p>1.85193693693694E-06</text:p>
          </table:table-cell>
          <table:table-cell office:value-type="float" office:value="0.0446345287297297" calcext:value-type="float">
            <text:p>0.04463452872973</text:p>
          </table:table-cell>
        </table:table-row>
        <table:table-row table:style-name="ro1">
          <table:table-cell office:value-type="string" calcext:value-type="string">
            <text:p>2019-10-21 01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2" calcext:value-type="float">
            <text:p>112</text:p>
          </table:table-cell>
          <table:table-cell office:value-type="float" office:value="0.000388657" calcext:value-type="float">
            <text:p>0.000388657</text:p>
          </table:table-cell>
          <table:table-cell office:value-type="float" office:value="0.00050197" calcext:value-type="float">
            <text:p>0.00050197</text:p>
          </table:table-cell>
          <table:table-cell office:value-type="float" office:value="0.002796912" calcext:value-type="float">
            <text:p>0.002796912</text:p>
          </table:table-cell>
          <table:table-cell office:value-type="float" office:value="0.05622064" calcext:value-type="float">
            <text:p>0.05622064</text:p>
          </table:table-cell>
          <table:table-cell office:value-type="float" office:value="0.313254144" calcext:value-type="float">
            <text:p>0.313254144</text:p>
          </table:table-cell>
          <table:table-cell office:value-type="float" office:value="0.000004481875" calcext:value-type="float">
            <text:p>4.481875E-06</text:p>
          </table:table-cell>
          <table:table-cell office:value-type="float" office:value="0.0000249724285714286" calcext:value-type="float">
            <text:p>2.49724285714286E-05</text:p>
          </table:table-cell>
        </table:table-row>
        <table:table-row table:style-name="ro1">
          <table:table-cell office:value-type="string" calcext:value-type="string">
            <text:p>2019-10-21 01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2" calcext:value-type="float">
            <text:p>112</text:p>
          </table:table-cell>
          <table:table-cell office:value-type="float" office:value="2.585825555" calcext:value-type="float">
            <text:p>2.585825555</text:p>
          </table:table-cell>
          <table:table-cell office:value-type="float" office:value="0.000205484" calcext:value-type="float">
            <text:p>0.000205484</text:p>
          </table:table-cell>
          <table:table-cell office:value-type="float" office:value="5.07943229" calcext:value-type="float">
            <text:p>5.07943229</text:p>
          </table:table-cell>
          <table:table-cell office:value-type="float" office:value="0.023014208" calcext:value-type="float">
            <text:p>0.023014208</text:p>
          </table:table-cell>
          <table:table-cell office:value-type="float" office:value="568.89641648" calcext:value-type="float">
            <text:p>568.89641648</text:p>
          </table:table-cell>
          <table:table-cell office:value-type="float" office:value="0.00000183467857142857" calcext:value-type="float">
            <text:p>1.83467857142857E-06</text:p>
          </table:table-cell>
          <table:table-cell office:value-type="float" office:value="0.0453520740178572" calcext:value-type="float">
            <text:p>0.045352074017857</text:p>
          </table:table-cell>
        </table:table-row>
        <table:table-row table:style-name="ro1">
          <table:table-cell office:value-type="string" calcext:value-type="string">
            <text:p>2019-10-21 01:4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3" calcext:value-type="float">
            <text:p>113</text:p>
          </table:table-cell>
          <table:table-cell office:value-type="float" office:value="0.000370032" calcext:value-type="float">
            <text:p>0.000370032</text:p>
          </table:table-cell>
          <table:table-cell office:value-type="float" office:value="0.000664663" calcext:value-type="float">
            <text:p>0.000664663</text:p>
          </table:table-cell>
          <table:table-cell office:value-type="float" office:value="0.002518542" calcext:value-type="float">
            <text:p>0.002518542</text:p>
          </table:table-cell>
          <table:table-cell office:value-type="float" office:value="0.075106919" calcext:value-type="float">
            <text:p>0.075106919</text:p>
          </table:table-cell>
          <table:table-cell office:value-type="float" office:value="0.284595246" calcext:value-type="float">
            <text:p>0.284595246</text:p>
          </table:table-cell>
          <table:table-cell office:value-type="float" office:value="0.00000588197345132743" calcext:value-type="float">
            <text:p>5.88197345132743E-06</text:p>
          </table:table-cell>
          <table:table-cell office:value-type="float" office:value="0.000022287982300885" calcext:value-type="float">
            <text:p>2.2287982300885E-05</text:p>
          </table:table-cell>
        </table:table-row>
        <table:table-row table:style-name="ro1">
          <table:table-cell office:value-type="string" calcext:value-type="string">
            <text:p>2019-10-21 01:4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3" calcext:value-type="float">
            <text:p>113</text:p>
          </table:table-cell>
          <table:table-cell office:value-type="float" office:value="2.671699125" calcext:value-type="float">
            <text:p>2.671699125</text:p>
          </table:table-cell>
          <table:table-cell office:value-type="float" office:value="0.000259065" calcext:value-type="float">
            <text:p>0.000259065</text:p>
          </table:table-cell>
          <table:table-cell office:value-type="float" office:value="5.149844453" calcext:value-type="float">
            <text:p>5.149844453</text:p>
          </table:table-cell>
          <table:table-cell office:value-type="float" office:value="0.029274345" calcext:value-type="float">
            <text:p>0.029274345</text:p>
          </table:table-cell>
          <table:table-cell office:value-type="float" office:value="581.932423189" calcext:value-type="float">
            <text:p>581.932423189</text:p>
          </table:table-cell>
          <table:table-cell office:value-type="float" office:value="0.00000229261061946903" calcext:value-type="float">
            <text:p>2.29261061946903E-06</text:p>
          </table:table-cell>
          <table:table-cell office:value-type="float" office:value="0.0455738447168142" calcext:value-type="float">
            <text:p>0.045573844716814</text:p>
          </table:table-cell>
        </table:table-row>
        <table:table-row table:style-name="ro1">
          <table:table-cell office:value-type="string" calcext:value-type="string">
            <text:p>2019-10-21 01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4" calcext:value-type="float">
            <text:p>114</text:p>
          </table:table-cell>
          <table:table-cell office:value-type="float" office:value="0.000369522" calcext:value-type="float">
            <text:p>0.000369522</text:p>
          </table:table-cell>
          <table:table-cell office:value-type="float" office:value="0.000524681" calcext:value-type="float">
            <text:p>0.000524681</text:p>
          </table:table-cell>
          <table:table-cell office:value-type="float" office:value="0.002635049" calcext:value-type="float">
            <text:p>0.002635049</text:p>
          </table:table-cell>
          <table:table-cell office:value-type="float" office:value="0.059813634" calcext:value-type="float">
            <text:p>0.059813634</text:p>
          </table:table-cell>
          <table:table-cell office:value-type="float" office:value="0.300395586" calcext:value-type="float">
            <text:p>0.300395586</text:p>
          </table:table-cell>
          <table:table-cell office:value-type="float" office:value="0.0000046024649122807" calcext:value-type="float">
            <text:p>4.6024649122807E-06</text:p>
          </table:table-cell>
          <table:table-cell office:value-type="float" office:value="0.0000231144649122807" calcext:value-type="float">
            <text:p>2.31144649122807E-05</text:p>
          </table:table-cell>
        </table:table-row>
        <table:table-row table:style-name="ro1">
          <table:table-cell office:value-type="string" calcext:value-type="string">
            <text:p>2019-10-21 01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4" calcext:value-type="float">
            <text:p>114</text:p>
          </table:table-cell>
          <table:table-cell office:value-type="float" office:value="2.663959816" calcext:value-type="float">
            <text:p>2.663959816</text:p>
          </table:table-cell>
          <table:table-cell office:value-type="float" office:value="0.000172873" calcext:value-type="float">
            <text:p>0.000172873</text:p>
          </table:table-cell>
          <table:table-cell office:value-type="float" office:value="3.586216598" calcext:value-type="float">
            <text:p>3.586216598</text:p>
          </table:table-cell>
          <table:table-cell office:value-type="float" office:value="0.019707522" calcext:value-type="float">
            <text:p>0.019707522</text:p>
          </table:table-cell>
          <table:table-cell office:value-type="float" office:value="408.828692172" calcext:value-type="float">
            <text:p>408.828692172</text:p>
          </table:table-cell>
          <table:table-cell office:value-type="float" office:value="0.0000015164298245614" calcext:value-type="float">
            <text:p>1.5164298245614E-06</text:p>
          </table:table-cell>
          <table:table-cell office:value-type="float" office:value="0.0314580403333333" calcext:value-type="float">
            <text:p>0.031458040333333</text:p>
          </table:table-cell>
        </table:table-row>
        <table:table-row table:style-name="ro1">
          <table:table-cell office:value-type="string" calcext:value-type="string">
            <text:p>2019-10-21 01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5" calcext:value-type="float">
            <text:p>115</text:p>
          </table:table-cell>
          <table:table-cell office:value-type="float" office:value="0.000386533" calcext:value-type="float">
            <text:p>0.000386533</text:p>
          </table:table-cell>
          <table:table-cell office:value-type="float" office:value="0.000601185" calcext:value-type="float">
            <text:p>0.000601185</text:p>
          </table:table-cell>
          <table:table-cell office:value-type="float" office:value="0.002523061" calcext:value-type="float">
            <text:p>0.002523061</text:p>
          </table:table-cell>
          <table:table-cell office:value-type="float" office:value="0.069136275" calcext:value-type="float">
            <text:p>0.069136275</text:p>
          </table:table-cell>
          <table:table-cell office:value-type="float" office:value="0.290152015" calcext:value-type="float">
            <text:p>0.290152015</text:p>
          </table:table-cell>
          <table:table-cell office:value-type="float" office:value="0.00000522769565217391" calcext:value-type="float">
            <text:p>5.22769565217391E-06</text:p>
          </table:table-cell>
          <table:table-cell office:value-type="float" office:value="0.0000219396608695652" calcext:value-type="float">
            <text:p>2.19396608695652E-05</text:p>
          </table:table-cell>
        </table:table-row>
        <table:table-row table:style-name="ro1">
          <table:table-cell office:value-type="string" calcext:value-type="string">
            <text:p>2019-10-21 01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5" calcext:value-type="float">
            <text:p>115</text:p>
          </table:table-cell>
          <table:table-cell office:value-type="float" office:value="2.706896787" calcext:value-type="float">
            <text:p>2.706896787</text:p>
          </table:table-cell>
          <table:table-cell office:value-type="float" office:value="0.000199183" calcext:value-type="float">
            <text:p>0.000199183</text:p>
          </table:table-cell>
          <table:table-cell office:value-type="float" office:value="3.746043506" calcext:value-type="float">
            <text:p>3.746043506</text:p>
          </table:table-cell>
          <table:table-cell office:value-type="float" office:value="0.022906045" calcext:value-type="float">
            <text:p>0.022906045</text:p>
          </table:table-cell>
          <table:table-cell office:value-type="float" office:value="430.79500319" calcext:value-type="float">
            <text:p>430.79500319</text:p>
          </table:table-cell>
          <table:table-cell office:value-type="float" office:value="0.00000173202608695652" calcext:value-type="float">
            <text:p>1.73202608695652E-06</text:p>
          </table:table-cell>
          <table:table-cell office:value-type="float" office:value="0.0325742913565217" calcext:value-type="float">
            <text:p>0.032574291356522</text:p>
          </table:table-cell>
        </table:table-row>
        <table:table-row table:style-name="ro1">
          <table:table-cell office:value-type="string" calcext:value-type="string">
            <text:p>2019-10-21 01:50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6" calcext:value-type="float">
            <text:p>116</text:p>
          </table:table-cell>
          <table:table-cell office:value-type="float" office:value="0.000372016" calcext:value-type="float">
            <text:p>0.000372016</text:p>
          </table:table-cell>
          <table:table-cell office:value-type="float" office:value="0.000611444" calcext:value-type="float">
            <text:p>0.000611444</text:p>
          </table:table-cell>
          <table:table-cell office:value-type="float" office:value="0.002643196" calcext:value-type="float">
            <text:p>0.002643196</text:p>
          </table:table-cell>
          <table:table-cell office:value-type="float" office:value="0.070927504" calcext:value-type="float">
            <text:p>0.070927504</text:p>
          </table:table-cell>
          <table:table-cell office:value-type="float" office:value="0.306610736" calcext:value-type="float">
            <text:p>0.306610736</text:p>
          </table:table-cell>
          <table:table-cell office:value-type="float" office:value="0.00000527106896551724" calcext:value-type="float">
            <text:p>5.27106896551724E-06</text:p>
          </table:table-cell>
          <table:table-cell office:value-type="float" office:value="0.0000227861724137931" calcext:value-type="float">
            <text:p>2.27861724137931E-05</text:p>
          </table:table-cell>
        </table:table-row>
        <table:table-row table:style-name="ro1">
          <table:table-cell office:value-type="string" calcext:value-type="string">
            <text:p>2019-10-21 01:50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6" calcext:value-type="float">
            <text:p>116</text:p>
          </table:table-cell>
          <table:table-cell office:value-type="float" office:value="2.560366006" calcext:value-type="float">
            <text:p>2.560366006</text:p>
          </table:table-cell>
          <table:table-cell office:value-type="float" office:value="0.000207188" calcext:value-type="float">
            <text:p>0.000207188</text:p>
          </table:table-cell>
          <table:table-cell office:value-type="float" office:value="3.67584868" calcext:value-type="float">
            <text:p>3.67584868</text:p>
          </table:table-cell>
          <table:table-cell office:value-type="float" office:value="0.024033808" calcext:value-type="float">
            <text:p>0.024033808</text:p>
          </table:table-cell>
          <table:table-cell office:value-type="float" office:value="426.39844688" calcext:value-type="float">
            <text:p>426.39844688</text:p>
          </table:table-cell>
          <table:table-cell office:value-type="float" office:value="0.00000178610344827586" calcext:value-type="float">
            <text:p>1.78610344827586E-06</text:p>
          </table:table-cell>
          <table:table-cell office:value-type="float" office:value="0.0316883506896552" calcext:value-type="float">
            <text:p>0.031688350689655</text:p>
          </table:table-cell>
        </table:table-row>
        <table:table-row table:style-name="ro1">
          <table:table-cell office:value-type="string" calcext:value-type="string">
            <text:p>2019-10-21 01:50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7" calcext:value-type="float">
            <text:p>117</text:p>
          </table:table-cell>
          <table:table-cell office:value-type="float" office:value="0.000365935" calcext:value-type="float">
            <text:p>0.000365935</text:p>
          </table:table-cell>
          <table:table-cell office:value-type="float" office:value="0.00049211" calcext:value-type="float">
            <text:p>0.00049211</text:p>
          </table:table-cell>
          <table:table-cell office:value-type="float" office:value="0.002671037" calcext:value-type="float">
            <text:p>0.002671037</text:p>
          </table:table-cell>
          <table:table-cell office:value-type="float" office:value="0.05757687" calcext:value-type="float">
            <text:p>0.05757687</text:p>
          </table:table-cell>
          <table:table-cell office:value-type="float" office:value="0.312511329" calcext:value-type="float">
            <text:p>0.312511329</text:p>
          </table:table-cell>
          <table:table-cell office:value-type="float" office:value="0.00000420606837606838" calcext:value-type="float">
            <text:p>4.20606837606838E-06</text:p>
          </table:table-cell>
          <table:table-cell office:value-type="float" office:value="0.0000228293760683761" calcext:value-type="float">
            <text:p>2.28293760683761E-05</text:p>
          </table:table-cell>
        </table:table-row>
        <table:table-row table:style-name="ro1">
          <table:table-cell office:value-type="string" calcext:value-type="string">
            <text:p>2019-10-21 01:50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7" calcext:value-type="float">
            <text:p>117</text:p>
          </table:table-cell>
          <table:table-cell office:value-type="float" office:value="2.535128892" calcext:value-type="float">
            <text:p>2.535128892</text:p>
          </table:table-cell>
          <table:table-cell office:value-type="float" office:value="0.000207288" calcext:value-type="float">
            <text:p>0.000207288</text:p>
          </table:table-cell>
          <table:table-cell office:value-type="float" office:value="3.747206252" calcext:value-type="float">
            <text:p>3.747206252</text:p>
          </table:table-cell>
          <table:table-cell office:value-type="float" office:value="0.024252696" calcext:value-type="float">
            <text:p>0.024252696</text:p>
          </table:table-cell>
          <table:table-cell office:value-type="float" office:value="438.423131484" calcext:value-type="float">
            <text:p>438.423131484</text:p>
          </table:table-cell>
          <table:table-cell office:value-type="float" office:value="0.00000177169230769231" calcext:value-type="float">
            <text:p>1.77169230769231E-06</text:p>
          </table:table-cell>
          <table:table-cell office:value-type="float" office:value="0.0320274038632479" calcext:value-type="float">
            <text:p>0.032027403863248</text:p>
          </table:table-cell>
        </table:table-row>
        <table:table-row table:style-name="ro1">
          <table:table-cell office:value-type="string" calcext:value-type="string">
            <text:p>2019-10-21 01:5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8" calcext:value-type="float">
            <text:p>118</text:p>
          </table:table-cell>
          <table:table-cell office:value-type="float" office:value="0.000403715" calcext:value-type="float">
            <text:p>0.000403715</text:p>
          </table:table-cell>
          <table:table-cell office:value-type="float" office:value="0.000599512" calcext:value-type="float">
            <text:p>0.000599512</text:p>
          </table:table-cell>
          <table:table-cell office:value-type="float" office:value="0.002600776" calcext:value-type="float">
            <text:p>0.002600776</text:p>
          </table:table-cell>
          <table:table-cell office:value-type="float" office:value="0.070742416" calcext:value-type="float">
            <text:p>0.070742416</text:p>
          </table:table-cell>
          <table:table-cell office:value-type="float" office:value="0.306891568" calcext:value-type="float">
            <text:p>0.306891568</text:p>
          </table:table-cell>
          <table:table-cell office:value-type="float" office:value="0.00000508061016949153" calcext:value-type="float">
            <text:p>5.08061016949153E-06</text:p>
          </table:table-cell>
          <table:table-cell office:value-type="float" office:value="0.0000220404745762712" calcext:value-type="float">
            <text:p>2.20404745762712E-05</text:p>
          </table:table-cell>
        </table:table-row>
        <table:table-row table:style-name="ro1">
          <table:table-cell office:value-type="string" calcext:value-type="string">
            <text:p>2019-10-21 01:5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8" calcext:value-type="float">
            <text:p>118</text:p>
          </table:table-cell>
          <table:table-cell office:value-type="float" office:value="2.83039534" calcext:value-type="float">
            <text:p>2.83039534</text:p>
          </table:table-cell>
          <table:table-cell office:value-type="float" office:value="0.000167574" calcext:value-type="float">
            <text:p>0.000167574</text:p>
          </table:table-cell>
          <table:table-cell office:value-type="float" office:value="3.888297628" calcext:value-type="float">
            <text:p>3.888297628</text:p>
          </table:table-cell>
          <table:table-cell office:value-type="float" office:value="0.019773732" calcext:value-type="float">
            <text:p>0.019773732</text:p>
          </table:table-cell>
          <table:table-cell office:value-type="float" office:value="458.819120104" calcext:value-type="float">
            <text:p>458.819120104</text:p>
          </table:table-cell>
          <table:table-cell office:value-type="float" office:value="0.0000014201186440678" calcext:value-type="float">
            <text:p>1.4201186440678E-06</text:p>
          </table:table-cell>
          <table:table-cell office:value-type="float" office:value="0.0329516748135593" calcext:value-type="float">
            <text:p>0.032951674813559</text:p>
          </table:table-cell>
        </table:table-row>
        <table:table-row table:style-name="ro1">
          <table:table-cell office:value-type="string" calcext:value-type="string">
            <text:p>2019-10-21 01:50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9" calcext:value-type="float">
            <text:p>119</text:p>
          </table:table-cell>
          <table:table-cell office:value-type="float" office:value="0.000363921" calcext:value-type="float">
            <text:p>0.000363921</text:p>
          </table:table-cell>
          <table:table-cell office:value-type="float" office:value="0.000572642" calcext:value-type="float">
            <text:p>0.000572642</text:p>
          </table:table-cell>
          <table:table-cell office:value-type="float" office:value="0.002773779" calcext:value-type="float">
            <text:p>0.002773779</text:p>
          </table:table-cell>
          <table:table-cell office:value-type="float" office:value="0.068144398" calcext:value-type="float">
            <text:p>0.068144398</text:p>
          </table:table-cell>
          <table:table-cell office:value-type="float" office:value="0.330079701" calcext:value-type="float">
            <text:p>0.330079701</text:p>
          </table:table-cell>
          <table:table-cell office:value-type="float" office:value="0.00000481211764705882" calcext:value-type="float">
            <text:p>4.81211764705882E-06</text:p>
          </table:table-cell>
          <table:table-cell office:value-type="float" office:value="0.0000233090672268908" calcext:value-type="float">
            <text:p>2.33090672268908E-05</text:p>
          </table:table-cell>
        </table:table-row>
        <table:table-row table:style-name="ro1">
          <table:table-cell office:value-type="string" calcext:value-type="string">
            <text:p>2019-10-21 01:50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9" calcext:value-type="float">
            <text:p>119</text:p>
          </table:table-cell>
          <table:table-cell office:value-type="float" office:value="2.648839431" calcext:value-type="float">
            <text:p>2.648839431</text:p>
          </table:table-cell>
          <table:table-cell office:value-type="float" office:value="0.000177462" calcext:value-type="float">
            <text:p>0.000177462</text:p>
          </table:table-cell>
          <table:table-cell office:value-type="float" office:value="3.864627836" calcext:value-type="float">
            <text:p>3.864627836</text:p>
          </table:table-cell>
          <table:table-cell office:value-type="float" office:value="0.021117978" calcext:value-type="float">
            <text:p>0.021117978</text:p>
          </table:table-cell>
          <table:table-cell office:value-type="float" office:value="459.890712484" calcext:value-type="float">
            <text:p>459.890712484</text:p>
          </table:table-cell>
          <table:table-cell office:value-type="float" office:value="0.00000149127731092437" calcext:value-type="float">
            <text:p>1.49127731092437E-06</text:p>
          </table:table-cell>
          <table:table-cell office:value-type="float" office:value="0.0324758641680672" calcext:value-type="float">
            <text:p>0.032475864168067</text:p>
          </table:table-cell>
        </table:table-row>
        <table:table-row table:style-name="ro1">
          <table:table-cell office:value-type="string" calcext:value-type="string">
            <text:p>2019-10-21 01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0" calcext:value-type="float">
            <text:p>120</text:p>
          </table:table-cell>
          <table:table-cell office:value-type="float" office:value="0.000364492" calcext:value-type="float">
            <text:p>0.000364492</text:p>
          </table:table-cell>
          <table:table-cell office:value-type="float" office:value="0.000528489" calcext:value-type="float">
            <text:p>0.000528489</text:p>
          </table:table-cell>
          <table:table-cell office:value-type="float" office:value="0.002769301" calcext:value-type="float">
            <text:p>0.002769301</text:p>
          </table:table-cell>
          <table:table-cell office:value-type="float" office:value="0.06341868" calcext:value-type="float">
            <text:p>0.06341868</text:p>
          </table:table-cell>
          <table:table-cell office:value-type="float" office:value="0.33231612" calcext:value-type="float">
            <text:p>0.33231612</text:p>
          </table:table-cell>
          <table:table-cell office:value-type="float" office:value="0.000004404075" calcext:value-type="float">
            <text:p>4.404075E-06</text:p>
          </table:table-cell>
          <table:table-cell office:value-type="float" office:value="0.0000230775083333333" calcext:value-type="float">
            <text:p>2.30775083333333E-05</text:p>
          </table:table-cell>
        </table:table-row>
        <table:table-row table:style-name="ro1">
          <table:table-cell office:value-type="string" calcext:value-type="string">
            <text:p>2019-10-21 01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0" calcext:value-type="float">
            <text:p>120</text:p>
          </table:table-cell>
          <table:table-cell office:value-type="float" office:value="2.739791923" calcext:value-type="float">
            <text:p>2.739791923</text:p>
          </table:table-cell>
          <table:table-cell office:value-type="float" office:value="0.00022963" calcext:value-type="float">
            <text:p>0.00022963</text:p>
          </table:table-cell>
          <table:table-cell office:value-type="float" office:value="3.858351735" calcext:value-type="float">
            <text:p>3.858351735</text:p>
          </table:table-cell>
          <table:table-cell office:value-type="float" office:value="0.0275556" calcext:value-type="float">
            <text:p>0.0275556</text:p>
          </table:table-cell>
          <table:table-cell office:value-type="float" office:value="463.0022082" calcext:value-type="float">
            <text:p>463.0022082</text:p>
          </table:table-cell>
          <table:table-cell office:value-type="float" office:value="0.00000191358333333333" calcext:value-type="float">
            <text:p>1.91358333333333E-06</text:p>
          </table:table-cell>
          <table:table-cell office:value-type="float" office:value="0.032152931125" calcext:value-type="float">
            <text:p>0.032152931125</text:p>
          </table:table-cell>
        </table:table-row>
        <table:table-row table:style-name="ro1">
          <table:table-cell office:value-type="string" calcext:value-type="string">
            <text:p>2019-10-21 01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1" calcext:value-type="float">
            <text:p>121</text:p>
          </table:table-cell>
          <table:table-cell office:value-type="float" office:value="0.000361837" calcext:value-type="float">
            <text:p>0.000361837</text:p>
          </table:table-cell>
          <table:table-cell office:value-type="float" office:value="0.000532987" calcext:value-type="float">
            <text:p>0.000532987</text:p>
          </table:table-cell>
          <table:table-cell office:value-type="float" office:value="0.00282211" calcext:value-type="float">
            <text:p>0.00282211</text:p>
          </table:table-cell>
          <table:table-cell office:value-type="float" office:value="0.064491427" calcext:value-type="float">
            <text:p>0.064491427</text:p>
          </table:table-cell>
          <table:table-cell office:value-type="float" office:value="0.34147531" calcext:value-type="float">
            <text:p>0.34147531</text:p>
          </table:table-cell>
          <table:table-cell office:value-type="float" office:value="0.00000440485123966942" calcext:value-type="float">
            <text:p>4.40485123966942E-06</text:p>
          </table:table-cell>
          <table:table-cell office:value-type="float" office:value="0.0000233232231404959" calcext:value-type="float">
            <text:p>2.33232231404959E-05</text:p>
          </table:table-cell>
        </table:table-row>
        <table:table-row table:style-name="ro1">
          <table:table-cell office:value-type="string" calcext:value-type="string">
            <text:p>2019-10-21 01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1" calcext:value-type="float">
            <text:p>121</text:p>
          </table:table-cell>
          <table:table-cell office:value-type="float" office:value="2.629641756" calcext:value-type="float">
            <text:p>2.629641756</text:p>
          </table:table-cell>
          <table:table-cell office:value-type="float" office:value="0.000185116" calcext:value-type="float">
            <text:p>0.000185116</text:p>
          </table:table-cell>
          <table:table-cell office:value-type="float" office:value="3.956638339" calcext:value-type="float">
            <text:p>3.956638339</text:p>
          </table:table-cell>
          <table:table-cell office:value-type="float" office:value="0.022399036" calcext:value-type="float">
            <text:p>0.022399036</text:p>
          </table:table-cell>
          <table:table-cell office:value-type="float" office:value="478.753239019" calcext:value-type="float">
            <text:p>478.753239019</text:p>
          </table:table-cell>
          <table:table-cell office:value-type="float" office:value="0.00000152988429752066" calcext:value-type="float">
            <text:p>1.52988429752066E-06</text:p>
          </table:table-cell>
          <table:table-cell office:value-type="float" office:value="0.0326994904049587" calcext:value-type="float">
            <text:p>0.032699490404959</text:p>
          </table:table-cell>
        </table:table-row>
        <table:table-row table:style-name="ro1">
          <table:table-cell office:value-type="string" calcext:value-type="string">
            <text:p>2019-10-21 01:50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2" calcext:value-type="float">
            <text:p>122</text:p>
          </table:table-cell>
          <table:table-cell office:value-type="float" office:value="0.000357559" calcext:value-type="float">
            <text:p>0.000357559</text:p>
          </table:table-cell>
          <table:table-cell office:value-type="float" office:value="0.000585575" calcext:value-type="float">
            <text:p>0.000585575</text:p>
          </table:table-cell>
          <table:table-cell office:value-type="float" office:value="0.002438161" calcext:value-type="float">
            <text:p>0.002438161</text:p>
          </table:table-cell>
          <table:table-cell office:value-type="float" office:value="0.07144015" calcext:value-type="float">
            <text:p>0.07144015</text:p>
          </table:table-cell>
          <table:table-cell office:value-type="float" office:value="0.297455642" calcext:value-type="float">
            <text:p>0.297455642</text:p>
          </table:table-cell>
          <table:table-cell office:value-type="float" office:value="0.00000479979508196721" calcext:value-type="float">
            <text:p>4.79979508196721E-06</text:p>
          </table:table-cell>
          <table:table-cell office:value-type="float" office:value="0.0000199849262295082" calcext:value-type="float">
            <text:p>1.99849262295082E-05</text:p>
          </table:table-cell>
        </table:table-row>
        <table:table-row table:style-name="ro1">
          <table:table-cell office:value-type="string" calcext:value-type="string">
            <text:p>2019-10-21 01:50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2" calcext:value-type="float">
            <text:p>122</text:p>
          </table:table-cell>
          <table:table-cell office:value-type="float" office:value="2.693744415" calcext:value-type="float">
            <text:p>2.693744415</text:p>
          </table:table-cell>
          <table:table-cell office:value-type="float" office:value="0.000218428" calcext:value-type="float">
            <text:p>0.000218428</text:p>
          </table:table-cell>
          <table:table-cell office:value-type="float" office:value="3.962586058" calcext:value-type="float">
            <text:p>3.962586058</text:p>
          </table:table-cell>
          <table:table-cell office:value-type="float" office:value="0.026648216" calcext:value-type="float">
            <text:p>0.026648216</text:p>
          </table:table-cell>
          <table:table-cell office:value-type="float" office:value="483.435499076" calcext:value-type="float">
            <text:p>483.435499076</text:p>
          </table:table-cell>
          <table:table-cell office:value-type="float" office:value="0.00000179039344262295" calcext:value-type="float">
            <text:p>1.79039344262295E-06</text:p>
          </table:table-cell>
          <table:table-cell office:value-type="float" office:value="0.0324802135901639" calcext:value-type="float">
            <text:p>0.032480213590164</text:p>
          </table:table-cell>
        </table:table-row>
        <table:table-row table:style-name="ro1">
          <table:table-cell office:value-type="string" calcext:value-type="string">
            <text:p>2019-10-21 01:50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3" calcext:value-type="float">
            <text:p>123</text:p>
          </table:table-cell>
          <table:table-cell office:value-type="float" office:value="0.000366255" calcext:value-type="float">
            <text:p>0.000366255</text:p>
          </table:table-cell>
          <table:table-cell office:value-type="float" office:value="0.002038464" calcext:value-type="float">
            <text:p>0.002038464</text:p>
          </table:table-cell>
          <table:table-cell office:value-type="float" office:value="0.002337223" calcext:value-type="float">
            <text:p>0.002337223</text:p>
          </table:table-cell>
          <table:table-cell office:value-type="float" office:value="0.250731072" calcext:value-type="float">
            <text:p>0.250731072</text:p>
          </table:table-cell>
          <table:table-cell office:value-type="float" office:value="0.287478429" calcext:value-type="float">
            <text:p>0.287478429</text:p>
          </table:table-cell>
          <table:table-cell office:value-type="float" office:value="0.0000165728780487805" calcext:value-type="float">
            <text:p>1.65728780487805E-05</text:p>
          </table:table-cell>
          <table:table-cell office:value-type="float" office:value="0.0000190018130081301" calcext:value-type="float">
            <text:p>1.90018130081301E-05</text:p>
          </table:table-cell>
        </table:table-row>
        <table:table-row table:style-name="ro1">
          <table:table-cell office:value-type="string" calcext:value-type="string">
            <text:p>2019-10-21 01:50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3" calcext:value-type="float">
            <text:p>123</text:p>
          </table:table-cell>
          <table:table-cell office:value-type="float" office:value="2.078744975" calcext:value-type="float">
            <text:p>2.078744975</text:p>
          </table:table-cell>
          <table:table-cell office:value-type="float" office:value="0.000189565" calcext:value-type="float">
            <text:p>0.000189565</text:p>
          </table:table-cell>
          <table:table-cell office:value-type="float" office:value="3.979795415" calcext:value-type="float">
            <text:p>3.979795415</text:p>
          </table:table-cell>
          <table:table-cell office:value-type="float" office:value="0.023316495" calcext:value-type="float">
            <text:p>0.023316495</text:p>
          </table:table-cell>
          <table:table-cell office:value-type="float" office:value="489.514836045" calcext:value-type="float">
            <text:p>489.514836045</text:p>
          </table:table-cell>
          <table:table-cell office:value-type="float" office:value="0.00000154117886178862" calcext:value-type="float">
            <text:p>1.54117886178862E-06</text:p>
          </table:table-cell>
          <table:table-cell office:value-type="float" office:value="0.0323560602845528" calcext:value-type="float">
            <text:p>0.032356060284553</text:p>
          </table:table-cell>
        </table:table-row>
        <table:table-row table:style-name="ro1">
          <table:table-cell office:value-type="string" calcext:value-type="string">
            <text:p>2019-10-21 01:50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4" calcext:value-type="float">
            <text:p>124</text:p>
          </table:table-cell>
          <table:table-cell office:value-type="float" office:value="0.000361446" calcext:value-type="float">
            <text:p>0.000361446</text:p>
          </table:table-cell>
          <table:table-cell office:value-type="float" office:value="0.000541633" calcext:value-type="float">
            <text:p>0.000541633</text:p>
          </table:table-cell>
          <table:table-cell office:value-type="float" office:value="0.002668572" calcext:value-type="float">
            <text:p>0.002668572</text:p>
          </table:table-cell>
          <table:table-cell office:value-type="float" office:value="0.067162492" calcext:value-type="float">
            <text:p>0.067162492</text:p>
          </table:table-cell>
          <table:table-cell office:value-type="float" office:value="0.330902928" calcext:value-type="float">
            <text:p>0.330902928</text:p>
          </table:table-cell>
          <table:table-cell office:value-type="float" office:value="0.00000436800806451613" calcext:value-type="float">
            <text:p>4.36800806451613E-06</text:p>
          </table:table-cell>
          <table:table-cell office:value-type="float" office:value="0.0000215207419354839" calcext:value-type="float">
            <text:p>2.15207419354839E-05</text:p>
          </table:table-cell>
        </table:table-row>
        <table:table-row table:style-name="ro1">
          <table:table-cell office:value-type="string" calcext:value-type="string">
            <text:p>2019-10-21 01:50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4" calcext:value-type="float">
            <text:p>124</text:p>
          </table:table-cell>
          <table:table-cell office:value-type="float" office:value="1.987109195" calcext:value-type="float">
            <text:p>1.987109195</text:p>
          </table:table-cell>
          <table:table-cell office:value-type="float" office:value="0.0001606" calcext:value-type="float">
            <text:p>0.0001606</text:p>
          </table:table-cell>
          <table:table-cell office:value-type="float" office:value="3.916753773" calcext:value-type="float">
            <text:p>3.916753773</text:p>
          </table:table-cell>
          <table:table-cell office:value-type="float" office:value="0.0199144" calcext:value-type="float">
            <text:p>0.0199144</text:p>
          </table:table-cell>
          <table:table-cell office:value-type="float" office:value="485.677467852" calcext:value-type="float">
            <text:p>485.677467852</text:p>
          </table:table-cell>
          <table:table-cell office:value-type="float" office:value="0.00000129516129032258" calcext:value-type="float">
            <text:p>1.29516129032258E-06</text:p>
          </table:table-cell>
          <table:table-cell office:value-type="float" office:value="0.0315867239758065" calcext:value-type="float">
            <text:p>0.031586723975807</text:p>
          </table:table-cell>
        </table:table-row>
        <table:table-row table:style-name="ro1">
          <table:table-cell office:value-type="string" calcext:value-type="string">
            <text:p>2019-10-21 01:51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5" calcext:value-type="float">
            <text:p>125</text:p>
          </table:table-cell>
          <table:table-cell office:value-type="float" office:value="0.000356427" calcext:value-type="float">
            <text:p>0.000356427</text:p>
          </table:table-cell>
          <table:table-cell office:value-type="float" office:value="0.000488985" calcext:value-type="float">
            <text:p>0.000488985</text:p>
          </table:table-cell>
          <table:table-cell office:value-type="float" office:value="0.00264028" calcext:value-type="float">
            <text:p>0.00264028</text:p>
          </table:table-cell>
          <table:table-cell office:value-type="float" office:value="0.061123125" calcext:value-type="float">
            <text:p>0.061123125</text:p>
          </table:table-cell>
          <table:table-cell office:value-type="float" office:value="0.330035" calcext:value-type="float">
            <text:p>0.330035</text:p>
          </table:table-cell>
          <table:table-cell office:value-type="float" office:value="0.00000391188" calcext:value-type="float">
            <text:p>3.91188E-06</text:p>
          </table:table-cell>
          <table:table-cell office:value-type="float" office:value="0.00002112224" calcext:value-type="float">
            <text:p>2.112224E-05</text:p>
          </table:table-cell>
        </table:table-row>
        <table:table-row table:style-name="ro1">
          <table:table-cell office:value-type="string" calcext:value-type="string">
            <text:p>2019-10-21 01:51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5" calcext:value-type="float">
            <text:p>125</text:p>
          </table:table-cell>
          <table:table-cell office:value-type="float" office:value="2.108934617" calcext:value-type="float">
            <text:p>2.108934617</text:p>
          </table:table-cell>
          <table:table-cell office:value-type="float" office:value="0.000180237" calcext:value-type="float">
            <text:p>0.000180237</text:p>
          </table:table-cell>
          <table:table-cell office:value-type="float" office:value="4.000169935" calcext:value-type="float">
            <text:p>4.000169935</text:p>
          </table:table-cell>
          <table:table-cell office:value-type="float" office:value="0.022529625" calcext:value-type="float">
            <text:p>0.022529625</text:p>
          </table:table-cell>
          <table:table-cell office:value-type="float" office:value="500.021241875" calcext:value-type="float">
            <text:p>500.021241875</text:p>
          </table:table-cell>
          <table:table-cell office:value-type="float" office:value="0.000001441896" calcext:value-type="float">
            <text:p>1.441896E-06</text:p>
          </table:table-cell>
          <table:table-cell office:value-type="float" office:value="0.03200135948" calcext:value-type="float">
            <text:p>0.03200135948</text:p>
          </table:table-cell>
        </table:table-row>
        <table:table-row table:style-name="ro1">
          <table:table-cell office:value-type="string" calcext:value-type="string">
            <text:p>2019-10-21 01:51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6" calcext:value-type="float">
            <text:p>126</text:p>
          </table:table-cell>
          <table:table-cell office:value-type="float" office:value="0.000357018" calcext:value-type="float">
            <text:p>0.000357018</text:p>
          </table:table-cell>
          <table:table-cell office:value-type="float" office:value="0.000562512" calcext:value-type="float">
            <text:p>0.000562512</text:p>
          </table:table-cell>
          <table:table-cell office:value-type="float" office:value="0.002194085" calcext:value-type="float">
            <text:p>0.002194085</text:p>
          </table:table-cell>
          <table:table-cell office:value-type="float" office:value="0.070876512" calcext:value-type="float">
            <text:p>0.070876512</text:p>
          </table:table-cell>
          <table:table-cell office:value-type="float" office:value="0.27645471" calcext:value-type="float">
            <text:p>0.27645471</text:p>
          </table:table-cell>
          <table:table-cell office:value-type="float" office:value="0.00000446438095238095" calcext:value-type="float">
            <text:p>4.46438095238095E-06</text:p>
          </table:table-cell>
          <table:table-cell office:value-type="float" office:value="0.000017413373015873" calcext:value-type="float">
            <text:p>1.7413373015873E-05</text:p>
          </table:table-cell>
        </table:table-row>
        <table:table-row table:style-name="ro1">
          <table:table-cell office:value-type="string" calcext:value-type="string">
            <text:p>2019-10-21 01:51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6" calcext:value-type="float">
            <text:p>126</text:p>
          </table:table-cell>
          <table:table-cell office:value-type="float" office:value="2.042669264" calcext:value-type="float">
            <text:p>2.042669264</text:p>
          </table:table-cell>
          <table:table-cell office:value-type="float" office:value="0.000205535" calcext:value-type="float">
            <text:p>0.000205535</text:p>
          </table:table-cell>
          <table:table-cell office:value-type="float" office:value="3.977638833" calcext:value-type="float">
            <text:p>3.977638833</text:p>
          </table:table-cell>
          <table:table-cell office:value-type="float" office:value="0.02589741" calcext:value-type="float">
            <text:p>0.02589741</text:p>
          </table:table-cell>
          <table:table-cell office:value-type="float" office:value="501.182492958" calcext:value-type="float">
            <text:p>501.182492958</text:p>
          </table:table-cell>
          <table:table-cell office:value-type="float" office:value="0.00000163123015873016" calcext:value-type="float">
            <text:p>1.63123015873016E-06</text:p>
          </table:table-cell>
          <table:table-cell office:value-type="float" office:value="0.0315685621666667" calcext:value-type="float">
            <text:p>0.031568562166667</text:p>
          </table:table-cell>
        </table:table-row>
        <table:table-row table:style-name="ro1">
          <table:table-cell office:value-type="string" calcext:value-type="string">
            <text:p>2019-10-21 01:51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7" calcext:value-type="float">
            <text:p>127</text:p>
          </table:table-cell>
          <table:table-cell office:value-type="float" office:value="0.000354333" calcext:value-type="float">
            <text:p>0.000354333</text:p>
          </table:table-cell>
          <table:table-cell office:value-type="float" office:value="0.000526105" calcext:value-type="float">
            <text:p>0.000526105</text:p>
          </table:table-cell>
          <table:table-cell office:value-type="float" office:value="0.002465042" calcext:value-type="float">
            <text:p>0.002465042</text:p>
          </table:table-cell>
          <table:table-cell office:value-type="float" office:value="0.066815335" calcext:value-type="float">
            <text:p>0.066815335</text:p>
          </table:table-cell>
          <table:table-cell office:value-type="float" office:value="0.313060334" calcext:value-type="float">
            <text:p>0.313060334</text:p>
          </table:table-cell>
          <table:table-cell office:value-type="float" office:value="0.00000414255905511811" calcext:value-type="float">
            <text:p>4.14255905511811E-06</text:p>
          </table:table-cell>
          <table:table-cell office:value-type="float" office:value="0.0000194097795275591" calcext:value-type="float">
            <text:p>1.94097795275591E-05</text:p>
          </table:table-cell>
        </table:table-row>
        <table:table-row table:style-name="ro1">
          <table:table-cell office:value-type="string" calcext:value-type="string">
            <text:p>2019-10-21 01:51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7" calcext:value-type="float">
            <text:p>127</text:p>
          </table:table-cell>
          <table:table-cell office:value-type="float" office:value="2.050989039" calcext:value-type="float">
            <text:p>2.050989039</text:p>
          </table:table-cell>
          <table:table-cell office:value-type="float" office:value="0.000268603" calcext:value-type="float">
            <text:p>0.000268603</text:p>
          </table:table-cell>
          <table:table-cell office:value-type="float" office:value="3.895162301" calcext:value-type="float">
            <text:p>3.895162301</text:p>
          </table:table-cell>
          <table:table-cell office:value-type="float" office:value="0.034112581" calcext:value-type="float">
            <text:p>0.034112581</text:p>
          </table:table-cell>
          <table:table-cell office:value-type="float" office:value="494.685612227" calcext:value-type="float">
            <text:p>494.685612227</text:p>
          </table:table-cell>
          <table:table-cell office:value-type="float" office:value="0.0000021149842519685" calcext:value-type="float">
            <text:p>2.1149842519685E-06</text:p>
          </table:table-cell>
          <table:table-cell office:value-type="float" office:value="0.0306705692992126" calcext:value-type="float">
            <text:p>0.030670569299213</text:p>
          </table:table-cell>
        </table:table-row>
        <table:table-row table:style-name="ro1">
          <table:table-cell office:value-type="string" calcext:value-type="string">
            <text:p>2019-10-21 01:51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8" calcext:value-type="float">
            <text:p>128</text:p>
          </table:table-cell>
          <table:table-cell office:value-type="float" office:value="0.000354753" calcext:value-type="float">
            <text:p>0.000354753</text:p>
          </table:table-cell>
          <table:table-cell office:value-type="float" office:value="0.000595283" calcext:value-type="float">
            <text:p>0.000595283</text:p>
          </table:table-cell>
          <table:table-cell office:value-type="float" office:value="0.002769702" calcext:value-type="float">
            <text:p>0.002769702</text:p>
          </table:table-cell>
          <table:table-cell office:value-type="float" office:value="0.076196224" calcext:value-type="float">
            <text:p>0.076196224</text:p>
          </table:table-cell>
          <table:table-cell office:value-type="float" office:value="0.354521856" calcext:value-type="float">
            <text:p>0.354521856</text:p>
          </table:table-cell>
          <table:table-cell office:value-type="float" office:value="0.0000046506484375" calcext:value-type="float">
            <text:p>4.6506484375E-06</text:p>
          </table:table-cell>
          <table:table-cell office:value-type="float" office:value="0.000021638296875" calcext:value-type="float">
            <text:p>2.1638296875E-05</text:p>
          </table:table-cell>
        </table:table-row>
        <table:table-row table:style-name="ro1">
          <table:table-cell office:value-type="string" calcext:value-type="string">
            <text:p>2019-10-21 01:51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8" calcext:value-type="float">
            <text:p>128</text:p>
          </table:table-cell>
          <table:table-cell office:value-type="float" office:value="2.082159817" calcext:value-type="float">
            <text:p>2.082159817</text:p>
          </table:table-cell>
          <table:table-cell office:value-type="float" office:value="0.000204292" calcext:value-type="float">
            <text:p>0.000204292</text:p>
          </table:table-cell>
          <table:table-cell office:value-type="float" office:value="4.045000481" calcext:value-type="float">
            <text:p>4.045000481</text:p>
          </table:table-cell>
          <table:table-cell office:value-type="float" office:value="0.026149376" calcext:value-type="float">
            <text:p>0.026149376</text:p>
          </table:table-cell>
          <table:table-cell office:value-type="float" office:value="517.760061568" calcext:value-type="float">
            <text:p>517.760061568</text:p>
          </table:table-cell>
          <table:table-cell office:value-type="float" office:value="0.00000159603125" calcext:value-type="float">
            <text:p>1.59603125E-06</text:p>
          </table:table-cell>
          <table:table-cell office:value-type="float" office:value="0.0316015662578125" calcext:value-type="float">
            <text:p>0.031601566257813</text:p>
          </table:table-cell>
        </table:table-row>
      </table:table>
      <table:table table:name="Pivot Table_bench.cr_1" table:style-name="ta1">
        <table:shapes>
          <draw:frame draw:z-index="0" draw:style-name="gr1" draw:text-style-name="P1" svg:width="1218.13pt" svg:height="685.16pt" svg:x="405.41pt" svg:y="51.9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29"/>
        <table:table-column table:style-name="co12" table:default-cell-style-name="ce35"/>
        <table:table-column table:style-name="co12" table:number-columns-repeated="3" table:default-cell-style-name="ce41"/>
        <table:table-column table:style-name="co12" table:default-cell-style-name="ce47"/>
        <table:table-column table:style-name="co12" table:number-columns-repeated="8" table:default-cell-style-name="Default"/>
        <table:table-row table:style-name="ro1">
          <table:table-cell table:style-name="Pivot_20_Table_20_Field" office:value-type="string" calcext:value-type="string">
            <text:p>batch_timestamp</text:p>
          </table:table-cell>
          <table:table-cell table:style-name="ce31" office:value-type="string" calcext:value-type="string">
            <text:p>- all -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Pivot_20_Table_20_Field" office:value-type="string" calcext:value-type="string">
            <text:p>qty_loops</text:p>
          </table:table-cell>
          <table:table-cell table:style-name="ce31" office:value-type="string" calcext:value-type="string">
            <text:p>- all -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Pivot_20_Table_20_Field" office:value-type="string" calcext:value-type="string">
            <text:p>title</text:p>
          </table:table-cell>
          <table:table-cell table:style-name="ce31" office:value-type="string" calcext:value-type="string">
            <text:p>fib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6"/>
          <table:table-cell table:style-name="ce32" office:value-type="string" calcext:value-type="string">
            <text:p>Data</text:p>
          </table:table-cell>
          <table:table-cell table:style-name="ce38" table:number-columns-repeated="3"/>
          <table:table-cell table:style-name="ce44"/>
          <table:table-cell table:number-columns-repeated="8"/>
        </table:table-row>
        <table:table-row table:style-name="ro1">
          <table:table-cell table:style-name="ce27" office:value-type="string" calcext:value-type="string">
            <text:p>env_crystal_workers</text:p>
          </table:table-cell>
          <table:table-cell table:style-name="ce33" office:value-type="string" calcext:value-type="string">
            <text:p>Average - normal</text:p>
          </table:table-cell>
          <table:table-cell table:style-name="ce39" office:value-type="string" calcext:value-type="string">
            <text:p>Average - fibers_any_thread</text:p>
          </table:table-cell>
          <table:table-cell table:style-name="ce39" office:value-type="string" calcext:value-type="string">
            <text:p>Average - fibers_same_thread</text:p>
          </table:table-cell>
          <table:table-cell table:style-name="ce39" office:value-type="string" calcext:value-type="string">
            <text:p>Average - fibers_any_thread_times_worker</text:p>
          </table:table-cell>
          <table:table-cell table:style-name="ce45" office:value-type="string" calcext:value-type="string">
            <text:p>Average - fibers_same_thread_times_worker</text:p>
          </table:table-cell>
          <table:table-cell table:number-columns-repeated="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4" office:value-type="float" office:value="1.691499271" calcext:value-type="float">
            <text:p>1.691499271</text:p>
          </table:table-cell>
          <table:table-cell table:style-name="ce40" office:value-type="float" office:value="1.671863053" calcext:value-type="float">
            <text:p>1.671863053</text:p>
          </table:table-cell>
          <table:table-cell table:style-name="ce40" office:value-type="float" office:value="1.672653121" calcext:value-type="float">
            <text:p>1.672653121</text:p>
          </table:table-cell>
          <table:table-cell table:style-name="ce40" office:value-type="float" office:value="1.671863053" calcext:value-type="float">
            <text:p>1.671863053</text:p>
          </table:table-cell>
          <table:table-cell table:style-name="ce46" office:value-type="float" office:value="1.672653121" calcext:value-type="float">
            <text:p>1.67265312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4926245" calcext:value-type="float">
            <text:p>1.94926245</text:p>
          </table:table-cell>
          <table:table-cell office:value-type="float" office:value="1.73565838" calcext:value-type="float">
            <text:p>1.73565838</text:p>
          </table:table-cell>
          <table:table-cell office:value-type="float" office:value="1.760170441" calcext:value-type="float">
            <text:p>1.760170441</text:p>
          </table:table-cell>
          <table:table-cell office:value-type="float" office:value="3.47131676" calcext:value-type="float">
            <text:p>3.47131676</text:p>
          </table:table-cell>
          <table:table-cell office:value-type="float" office:value="3.520340882" calcext:value-type="float">
            <text:p>3.52034088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7125937" calcext:value-type="float">
            <text:p>1.717125937</text:p>
          </table:table-cell>
          <table:table-cell office:value-type="float" office:value="0.975915568" calcext:value-type="float">
            <text:p>0.975915568</text:p>
          </table:table-cell>
          <table:table-cell office:value-type="float" office:value="1.930792866" calcext:value-type="float">
            <text:p>1.930792866</text:p>
          </table:table-cell>
          <table:table-cell office:value-type="float" office:value="2.927746704" calcext:value-type="float">
            <text:p>2.927746704</text:p>
          </table:table-cell>
          <table:table-cell office:value-type="float" office:value="5.792378598" calcext:value-type="float">
            <text:p>5.7923785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2645511" calcext:value-type="float">
            <text:p>1.782645511</text:p>
          </table:table-cell>
          <table:table-cell office:value-type="float" office:value="0.701916873" calcext:value-type="float">
            <text:p>0.701916873</text:p>
          </table:table-cell>
          <table:table-cell office:value-type="float" office:value="2.08259564" calcext:value-type="float">
            <text:p>2.08259564</text:p>
          </table:table-cell>
          <table:table-cell office:value-type="float" office:value="2.807667492" calcext:value-type="float">
            <text:p>2.807667492</text:p>
          </table:table-cell>
          <table:table-cell office:value-type="float" office:value="8.33038256" calcext:value-type="float">
            <text:p>8.330382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4848664" calcext:value-type="float">
            <text:p>1.774848664</text:p>
          </table:table-cell>
          <table:table-cell office:value-type="float" office:value="1.334475663" calcext:value-type="float">
            <text:p>1.334475663</text:p>
          </table:table-cell>
          <table:table-cell office:value-type="float" office:value="1.653266181" calcext:value-type="float">
            <text:p>1.653266181</text:p>
          </table:table-cell>
          <table:table-cell office:value-type="float" office:value="6.672378315" calcext:value-type="float">
            <text:p>6.672378315</text:p>
          </table:table-cell>
          <table:table-cell office:value-type="float" office:value="8.266330905" calcext:value-type="float">
            <text:p>8.2663309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35047094" calcext:value-type="float">
            <text:p>1.635047094</text:p>
          </table:table-cell>
          <table:table-cell office:value-type="float" office:value="0.45784438" calcext:value-type="float">
            <text:p>0.45784438</text:p>
          </table:table-cell>
          <table:table-cell office:value-type="float" office:value="2.404858134" calcext:value-type="float">
            <text:p>2.404858134</text:p>
          </table:table-cell>
          <table:table-cell office:value-type="float" office:value="2.74706628" calcext:value-type="float">
            <text:p>2.74706628</text:p>
          </table:table-cell>
          <table:table-cell office:value-type="float" office:value="14.429148804" calcext:value-type="float">
            <text:p>14.4291488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53982566" calcext:value-type="float">
            <text:p>1.553982566</text:p>
          </table:table-cell>
          <table:table-cell office:value-type="float" office:value="1.362285274" calcext:value-type="float">
            <text:p>1.362285274</text:p>
          </table:table-cell>
          <table:table-cell office:value-type="float" office:value="1.580878248" calcext:value-type="float">
            <text:p>1.580878248</text:p>
          </table:table-cell>
          <table:table-cell office:value-type="float" office:value="9.535996918" calcext:value-type="float">
            <text:p>9.535996918</text:p>
          </table:table-cell>
          <table:table-cell office:value-type="float" office:value="11.066147736" calcext:value-type="float">
            <text:p>11.06614773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6655373" calcext:value-type="float">
            <text:p>1.66655373</text:p>
          </table:table-cell>
          <table:table-cell office:value-type="float" office:value="0.306529268" calcext:value-type="float">
            <text:p>0.306529268</text:p>
          </table:table-cell>
          <table:table-cell office:value-type="float" office:value="2.689122335" calcext:value-type="float">
            <text:p>2.689122335</text:p>
          </table:table-cell>
          <table:table-cell office:value-type="float" office:value="2.452234144" calcext:value-type="float">
            <text:p>2.452234144</text:p>
          </table:table-cell>
          <table:table-cell office:value-type="float" office:value="21.51297868" calcext:value-type="float">
            <text:p>21.512978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0513979" calcext:value-type="float">
            <text:p>1.540513979</text:p>
          </table:table-cell>
          <table:table-cell office:value-type="float" office:value="0.214757759" calcext:value-type="float">
            <text:p>0.214757759</text:p>
          </table:table-cell>
          <table:table-cell office:value-type="float" office:value="2.825374104" calcext:value-type="float">
            <text:p>2.825374104</text:p>
          </table:table-cell>
          <table:table-cell office:value-type="float" office:value="1.932819831" calcext:value-type="float">
            <text:p>1.932819831</text:p>
          </table:table-cell>
          <table:table-cell office:value-type="float" office:value="25.428366936" calcext:value-type="float">
            <text:p>25.42836693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48392012" calcext:value-type="float">
            <text:p>1.648392012</text:p>
          </table:table-cell>
          <table:table-cell office:value-type="float" office:value="1.540873481" calcext:value-type="float">
            <text:p>1.540873481</text:p>
          </table:table-cell>
          <table:table-cell office:value-type="float" office:value="1.715903432" calcext:value-type="float">
            <text:p>1.715903432</text:p>
          </table:table-cell>
          <table:table-cell office:value-type="float" office:value="15.40873481" calcext:value-type="float">
            <text:p>15.40873481</text:p>
          </table:table-cell>
          <table:table-cell office:value-type="float" office:value="17.15903432" calcext:value-type="float">
            <text:p>17.159034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77721813" calcext:value-type="float">
            <text:p>1.577721813</text:p>
          </table:table-cell>
          <table:table-cell office:value-type="float" office:value="0.573323765" calcext:value-type="float">
            <text:p>0.573323765</text:p>
          </table:table-cell>
          <table:table-cell office:value-type="float" office:value="2.414045614" calcext:value-type="float">
            <text:p>2.414045614</text:p>
          </table:table-cell>
          <table:table-cell office:value-type="float" office:value="6.306561415" calcext:value-type="float">
            <text:p>6.306561415</text:p>
          </table:table-cell>
          <table:table-cell office:value-type="float" office:value="26.554501754" calcext:value-type="float">
            <text:p>26.55450175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31755236" calcext:value-type="float">
            <text:p>1.631755236</text:p>
          </table:table-cell>
          <table:table-cell office:value-type="float" office:value="0.069960461" calcext:value-type="float">
            <text:p>0.069960461</text:p>
          </table:table-cell>
          <table:table-cell office:value-type="float" office:value="3.006414963" calcext:value-type="float">
            <text:p>3.006414963</text:p>
          </table:table-cell>
          <table:table-cell office:value-type="float" office:value="0.839525532" calcext:value-type="float">
            <text:p>0.839525532</text:p>
          </table:table-cell>
          <table:table-cell office:value-type="float" office:value="36.076979556" calcext:value-type="float">
            <text:p>36.07697955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6541532" calcext:value-type="float">
            <text:p>1.86541532</text:p>
          </table:table-cell>
          <table:table-cell office:value-type="float" office:value="0.423459667" calcext:value-type="float">
            <text:p>0.423459667</text:p>
          </table:table-cell>
          <table:table-cell office:value-type="float" office:value="2.773559544" calcext:value-type="float">
            <text:p>2.773559544</text:p>
          </table:table-cell>
          <table:table-cell office:value-type="float" office:value="5.504975671" calcext:value-type="float">
            <text:p>5.504975671</text:p>
          </table:table-cell>
          <table:table-cell office:value-type="float" office:value="36.056274072" calcext:value-type="float">
            <text:p>36.05627407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7570879" calcext:value-type="float">
            <text:p>1.67570879</text:p>
          </table:table-cell>
          <table:table-cell office:value-type="float" office:value="1.598027876" calcext:value-type="float">
            <text:p>1.598027876</text:p>
          </table:table-cell>
          <table:table-cell office:value-type="float" office:value="1.857546709" calcext:value-type="float">
            <text:p>1.857546709</text:p>
          </table:table-cell>
          <table:table-cell office:value-type="float" office:value="22.372390264" calcext:value-type="float">
            <text:p>22.372390264</text:p>
          </table:table-cell>
          <table:table-cell office:value-type="float" office:value="26.005653926" calcext:value-type="float">
            <text:p>26.00565392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64414009" calcext:value-type="float">
            <text:p>1.664414009</text:p>
          </table:table-cell>
          <table:table-cell office:value-type="float" office:value="0.083542603" calcext:value-type="float">
            <text:p>0.083542603</text:p>
          </table:table-cell>
          <table:table-cell office:value-type="float" office:value="3.172015793" calcext:value-type="float">
            <text:p>3.172015793</text:p>
          </table:table-cell>
          <table:table-cell office:value-type="float" office:value="1.253139045" calcext:value-type="float">
            <text:p>1.253139045</text:p>
          </table:table-cell>
          <table:table-cell office:value-type="float" office:value="47.580236895" calcext:value-type="float">
            <text:p>47.5802368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70118099" calcext:value-type="float">
            <text:p>1.870118099</text:p>
          </table:table-cell>
          <table:table-cell office:value-type="float" office:value="0.320429955" calcext:value-type="float">
            <text:p>0.320429955</text:p>
          </table:table-cell>
          <table:table-cell office:value-type="float" office:value="2.95949006" calcext:value-type="float">
            <text:p>2.95949006</text:p>
          </table:table-cell>
          <table:table-cell office:value-type="float" office:value="5.12687928" calcext:value-type="float">
            <text:p>5.12687928</text:p>
          </table:table-cell>
          <table:table-cell office:value-type="float" office:value="47.35184096" calcext:value-type="float">
            <text:p>47.3518409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10326253" calcext:value-type="float">
            <text:p>1.810326253</text:p>
          </table:table-cell>
          <table:table-cell office:value-type="float" office:value="1.092221262" calcext:value-type="float">
            <text:p>1.092221262</text:p>
          </table:table-cell>
          <table:table-cell office:value-type="float" office:value="2.305828999" calcext:value-type="float">
            <text:p>2.305828999</text:p>
          </table:table-cell>
          <table:table-cell office:value-type="float" office:value="18.567761454" calcext:value-type="float">
            <text:p>18.567761454</text:p>
          </table:table-cell>
          <table:table-cell office:value-type="float" office:value="39.199092983" calcext:value-type="float">
            <text:p>39.19909298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03131436" calcext:value-type="float">
            <text:p>1.903131436</text:p>
          </table:table-cell>
          <table:table-cell office:value-type="float" office:value="0.008010838" calcext:value-type="float">
            <text:p>0.008010838</text:p>
          </table:table-cell>
          <table:table-cell office:value-type="float" office:value="3.049774588" calcext:value-type="float">
            <text:p>3.049774588</text:p>
          </table:table-cell>
          <table:table-cell office:value-type="float" office:value="0.144195084" calcext:value-type="float">
            <text:p>0.144195084</text:p>
          </table:table-cell>
          <table:table-cell office:value-type="float" office:value="54.895942584" calcext:value-type="float">
            <text:p>54.89594258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46717956" calcext:value-type="float">
            <text:p>1.746717956</text:p>
          </table:table-cell>
          <table:table-cell office:value-type="float" office:value="0.025533763" calcext:value-type="float">
            <text:p>0.025533763</text:p>
          </table:table-cell>
          <table:table-cell office:value-type="float" office:value="2.949979998" calcext:value-type="float">
            <text:p>2.949979998</text:p>
          </table:table-cell>
          <table:table-cell office:value-type="float" office:value="0.485141497" calcext:value-type="float">
            <text:p>0.485141497</text:p>
          </table:table-cell>
          <table:table-cell office:value-type="float" office:value="56.049619962" calcext:value-type="float">
            <text:p>56.04961996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77011868" calcext:value-type="float">
            <text:p>1.877011868</text:p>
          </table:table-cell>
          <table:table-cell office:value-type="float" office:value="0.077669785" calcext:value-type="float">
            <text:p>0.077669785</text:p>
          </table:table-cell>
          <table:table-cell office:value-type="float" office:value="2.918801326" calcext:value-type="float">
            <text:p>2.918801326</text:p>
          </table:table-cell>
          <table:table-cell office:value-type="float" office:value="1.5533957" calcext:value-type="float">
            <text:p>1.5533957</text:p>
          </table:table-cell>
          <table:table-cell office:value-type="float" office:value="58.37602652" calcext:value-type="float">
            <text:p>58.376026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43912688" calcext:value-type="float">
            <text:p>1.743912688</text:p>
          </table:table-cell>
          <table:table-cell office:value-type="float" office:value="0.291261443" calcext:value-type="float">
            <text:p>0.291261443</text:p>
          </table:table-cell>
          <table:table-cell office:value-type="float" office:value="3.005147084" calcext:value-type="float">
            <text:p>3.005147084</text:p>
          </table:table-cell>
          <table:table-cell office:value-type="float" office:value="6.116490303" calcext:value-type="float">
            <text:p>6.116490303</text:p>
          </table:table-cell>
          <table:table-cell office:value-type="float" office:value="63.108088764" calcext:value-type="float">
            <text:p>63.1080887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46102261" calcext:value-type="float">
            <text:p>1.646102261</text:p>
          </table:table-cell>
          <table:table-cell office:value-type="float" office:value="0.613398492" calcext:value-type="float">
            <text:p>0.613398492</text:p>
          </table:table-cell>
          <table:table-cell office:value-type="float" office:value="2.541462858" calcext:value-type="float">
            <text:p>2.541462858</text:p>
          </table:table-cell>
          <table:table-cell office:value-type="float" office:value="13.494766824" calcext:value-type="float">
            <text:p>13.494766824</text:p>
          </table:table-cell>
          <table:table-cell office:value-type="float" office:value="55.912182876" calcext:value-type="float">
            <text:p>55.91218287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0225811" calcext:value-type="float">
            <text:p>1.80225811</text:p>
          </table:table-cell>
          <table:table-cell office:value-type="float" office:value="1.487686364" calcext:value-type="float">
            <text:p>1.487686364</text:p>
          </table:table-cell>
          <table:table-cell office:value-type="float" office:value="2.198509102" calcext:value-type="float">
            <text:p>2.198509102</text:p>
          </table:table-cell>
          <table:table-cell office:value-type="float" office:value="34.216786372" calcext:value-type="float">
            <text:p>34.216786372</text:p>
          </table:table-cell>
          <table:table-cell office:value-type="float" office:value="50.565709346" calcext:value-type="float">
            <text:p>50.56570934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87260254" calcext:value-type="float">
            <text:p>1.887260254</text:p>
          </table:table-cell>
          <table:table-cell office:value-type="float" office:value="0.000217567" calcext:value-type="float">
            <text:p>0.000217567</text:p>
          </table:table-cell>
          <table:table-cell office:value-type="float" office:value="3.280038521" calcext:value-type="float">
            <text:p>3.280038521</text:p>
          </table:table-cell>
          <table:table-cell office:value-type="float" office:value="0.005221608" calcext:value-type="float">
            <text:p>0.005221608</text:p>
          </table:table-cell>
          <table:table-cell office:value-type="float" office:value="78.720924504" calcext:value-type="float">
            <text:p>78.72092450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80540653" calcext:value-type="float">
            <text:p>1.80540653</text:p>
          </table:table-cell>
          <table:table-cell office:value-type="float" office:value="0.000395249" calcext:value-type="float">
            <text:p>0.000395249</text:p>
          </table:table-cell>
          <table:table-cell office:value-type="float" office:value="3.479618474" calcext:value-type="float">
            <text:p>3.479618474</text:p>
          </table:table-cell>
          <table:table-cell office:value-type="float" office:value="0.009881225" calcext:value-type="float">
            <text:p>0.009881225</text:p>
          </table:table-cell>
          <table:table-cell office:value-type="float" office:value="86.99046185" calcext:value-type="float">
            <text:p>86.9904618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45089785" calcext:value-type="float">
            <text:p>2.045089785</text:p>
          </table:table-cell>
          <table:table-cell office:value-type="float" office:value="0.000821738" calcext:value-type="float">
            <text:p>0.000821738</text:p>
          </table:table-cell>
          <table:table-cell office:value-type="float" office:value="3.672676555" calcext:value-type="float">
            <text:p>3.672676555</text:p>
          </table:table-cell>
          <table:table-cell office:value-type="float" office:value="0.021365188" calcext:value-type="float">
            <text:p>0.021365188</text:p>
          </table:table-cell>
          <table:table-cell office:value-type="float" office:value="95.48959043" calcext:value-type="float">
            <text:p>95.48959043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09735695" calcext:value-type="float">
            <text:p>1.909735695</text:p>
          </table:table-cell>
          <table:table-cell office:value-type="float" office:value="0.003291948" calcext:value-type="float">
            <text:p>0.003291948</text:p>
          </table:table-cell>
          <table:table-cell office:value-type="float" office:value="3.784906803" calcext:value-type="float">
            <text:p>3.784906803</text:p>
          </table:table-cell>
          <table:table-cell office:value-type="float" office:value="0.088882596" calcext:value-type="float">
            <text:p>0.088882596</text:p>
          </table:table-cell>
          <table:table-cell office:value-type="float" office:value="102.192483681" calcext:value-type="float">
            <text:p>102.19248368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885575182" calcext:value-type="float">
            <text:p>1.885575182</text:p>
          </table:table-cell>
          <table:table-cell office:value-type="float" office:value="0.012205456" calcext:value-type="float">
            <text:p>0.012205456</text:p>
          </table:table-cell>
          <table:table-cell office:value-type="float" office:value="3.763078152" calcext:value-type="float">
            <text:p>3.763078152</text:p>
          </table:table-cell>
          <table:table-cell office:value-type="float" office:value="0.341752768" calcext:value-type="float">
            <text:p>0.341752768</text:p>
          </table:table-cell>
          <table:table-cell office:value-type="float" office:value="105.366188256" calcext:value-type="float">
            <text:p>105.366188256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91989492" calcext:value-type="float">
            <text:p>2.091989492</text:p>
          </table:table-cell>
          <table:table-cell office:value-type="float" office:value="0.041649143" calcext:value-type="float">
            <text:p>0.041649143</text:p>
          </table:table-cell>
          <table:table-cell office:value-type="float" office:value="3.729512904" calcext:value-type="float">
            <text:p>3.729512904</text:p>
          </table:table-cell>
          <table:table-cell office:value-type="float" office:value="1.207825147" calcext:value-type="float">
            <text:p>1.207825147</text:p>
          </table:table-cell>
          <table:table-cell office:value-type="float" office:value="108.155874216" calcext:value-type="float">
            <text:p>108.15587421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80219744" calcext:value-type="float">
            <text:p>1.880219744</text:p>
          </table:table-cell>
          <table:table-cell office:value-type="float" office:value="0.095487883" calcext:value-type="float">
            <text:p>0.095487883</text:p>
          </table:table-cell>
          <table:table-cell office:value-type="float" office:value="3.62263351" calcext:value-type="float">
            <text:p>3.62263351</text:p>
          </table:table-cell>
          <table:table-cell office:value-type="float" office:value="2.86463649" calcext:value-type="float">
            <text:p>2.86463649</text:p>
          </table:table-cell>
          <table:table-cell office:value-type="float" office:value="108.6790053" calcext:value-type="float">
            <text:p>108.679005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826003028" calcext:value-type="float">
            <text:p>1.826003028</text:p>
          </table:table-cell>
          <table:table-cell office:value-type="float" office:value="0.223866252" calcext:value-type="float">
            <text:p>0.223866252</text:p>
          </table:table-cell>
          <table:table-cell office:value-type="float" office:value="3.826106656" calcext:value-type="float">
            <text:p>3.826106656</text:p>
          </table:table-cell>
          <table:table-cell office:value-type="float" office:value="6.939853812" calcext:value-type="float">
            <text:p>6.939853812</text:p>
          </table:table-cell>
          <table:table-cell office:value-type="float" office:value="118.609306336" calcext:value-type="float">
            <text:p>118.60930633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2243935" calcext:value-type="float">
            <text:p>1.82243935</text:p>
          </table:table-cell>
          <table:table-cell office:value-type="float" office:value="0.438111442" calcext:value-type="float">
            <text:p>0.438111442</text:p>
          </table:table-cell>
          <table:table-cell office:value-type="float" office:value="3.308858786" calcext:value-type="float">
            <text:p>3.308858786</text:p>
          </table:table-cell>
          <table:table-cell office:value-type="float" office:value="14.019566144" calcext:value-type="float">
            <text:p>14.019566144</text:p>
          </table:table-cell>
          <table:table-cell office:value-type="float" office:value="105.883481152" calcext:value-type="float">
            <text:p>105.88348115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106565094" calcext:value-type="float">
            <text:p>2.106565094</text:p>
          </table:table-cell>
          <table:table-cell office:value-type="float" office:value="0.807573384" calcext:value-type="float">
            <text:p>0.807573384</text:p>
          </table:table-cell>
          <table:table-cell office:value-type="float" office:value="3.202621212" calcext:value-type="float">
            <text:p>3.202621212</text:p>
          </table:table-cell>
          <table:table-cell office:value-type="float" office:value="26.649921672" calcext:value-type="float">
            <text:p>26.649921672</text:p>
          </table:table-cell>
          <table:table-cell office:value-type="float" office:value="105.686499996" calcext:value-type="float">
            <text:p>105.68649999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146076678" calcext:value-type="float">
            <text:p>2.146076678</text:p>
          </table:table-cell>
          <table:table-cell office:value-type="float" office:value="1.310148143" calcext:value-type="float">
            <text:p>1.310148143</text:p>
          </table:table-cell>
          <table:table-cell office:value-type="float" office:value="2.643138342" calcext:value-type="float">
            <text:p>2.643138342</text:p>
          </table:table-cell>
          <table:table-cell office:value-type="float" office:value="44.545036862" calcext:value-type="float">
            <text:p>44.545036862</text:p>
          </table:table-cell>
          <table:table-cell office:value-type="float" office:value="89.866703628" calcext:value-type="float">
            <text:p>89.866703628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01613783" calcext:value-type="float">
            <text:p>2.01613783</text:p>
          </table:table-cell>
          <table:table-cell office:value-type="float" office:value="2.109981245" calcext:value-type="float">
            <text:p>2.109981245</text:p>
          </table:table-cell>
          <table:table-cell office:value-type="float" office:value="2.510108642" calcext:value-type="float">
            <text:p>2.510108642</text:p>
          </table:table-cell>
          <table:table-cell office:value-type="float" office:value="73.849343575" calcext:value-type="float">
            <text:p>73.849343575</text:p>
          </table:table-cell>
          <table:table-cell office:value-type="float" office:value="87.85380247" calcext:value-type="float">
            <text:p>87.8538024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52367686" calcext:value-type="float">
            <text:p>1.852367686</text:p>
          </table:table-cell>
          <table:table-cell office:value-type="float" office:value="0.00021359" calcext:value-type="float">
            <text:p>0.00021359</text:p>
          </table:table-cell>
          <table:table-cell office:value-type="float" office:value="3.893378571" calcext:value-type="float">
            <text:p>3.893378571</text:p>
          </table:table-cell>
          <table:table-cell office:value-type="float" office:value="0.00768924" calcext:value-type="float">
            <text:p>0.00768924</text:p>
          </table:table-cell>
          <table:table-cell office:value-type="float" office:value="140.161628556" calcext:value-type="float">
            <text:p>140.16162855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18356928" calcext:value-type="float">
            <text:p>1.918356928</text:p>
          </table:table-cell>
          <table:table-cell office:value-type="float" office:value="0.000205554" calcext:value-type="float">
            <text:p>0.000205554</text:p>
          </table:table-cell>
          <table:table-cell office:value-type="float" office:value="3.946318891" calcext:value-type="float">
            <text:p>3.946318891</text:p>
          </table:table-cell>
          <table:table-cell office:value-type="float" office:value="0.007605498" calcext:value-type="float">
            <text:p>0.007605498</text:p>
          </table:table-cell>
          <table:table-cell office:value-type="float" office:value="146.013798967" calcext:value-type="float">
            <text:p>146.01379896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21512732" calcext:value-type="float">
            <text:p>1.921512732</text:p>
          </table:table-cell>
          <table:table-cell office:value-type="float" office:value="0.000195165" calcext:value-type="float">
            <text:p>0.000195165</text:p>
          </table:table-cell>
          <table:table-cell office:value-type="float" office:value="3.523199308" calcext:value-type="float">
            <text:p>3.523199308</text:p>
          </table:table-cell>
          <table:table-cell office:value-type="float" office:value="0.00741627" calcext:value-type="float">
            <text:p>0.00741627</text:p>
          </table:table-cell>
          <table:table-cell office:value-type="float" office:value="133.881573704" calcext:value-type="float">
            <text:p>133.881573704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95753398" calcext:value-type="float">
            <text:p>2.095753398</text:p>
          </table:table-cell>
          <table:table-cell office:value-type="float" office:value="0.000211506" calcext:value-type="float">
            <text:p>0.000211506</text:p>
          </table:table-cell>
          <table:table-cell office:value-type="float" office:value="3.569011982" calcext:value-type="float">
            <text:p>3.569011982</text:p>
          </table:table-cell>
          <table:table-cell office:value-type="float" office:value="0.008248734" calcext:value-type="float">
            <text:p>0.008248734</text:p>
          </table:table-cell>
          <table:table-cell office:value-type="float" office:value="139.191467298" calcext:value-type="float">
            <text:p>139.19146729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26552495" calcext:value-type="float">
            <text:p>2.226552495</text:p>
          </table:table-cell>
          <table:table-cell office:value-type="float" office:value="0.000176921" calcext:value-type="float">
            <text:p>0.000176921</text:p>
          </table:table-cell>
          <table:table-cell office:value-type="float" office:value="3.221997538" calcext:value-type="float">
            <text:p>3.221997538</text:p>
          </table:table-cell>
          <table:table-cell office:value-type="float" office:value="0.00707684" calcext:value-type="float">
            <text:p>0.00707684</text:p>
          </table:table-cell>
          <table:table-cell office:value-type="float" office:value="128.87990152" calcext:value-type="float">
            <text:p>128.8799015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902401156" calcext:value-type="float">
            <text:p>1.902401156</text:p>
          </table:table-cell>
          <table:table-cell office:value-type="float" office:value="0.000247693" calcext:value-type="float">
            <text:p>0.000247693</text:p>
          </table:table-cell>
          <table:table-cell office:value-type="float" office:value="3.309466298" calcext:value-type="float">
            <text:p>3.309466298</text:p>
          </table:table-cell>
          <table:table-cell office:value-type="float" office:value="0.010155413" calcext:value-type="float">
            <text:p>0.010155413</text:p>
          </table:table-cell>
          <table:table-cell office:value-type="float" office:value="135.688118218" calcext:value-type="float">
            <text:p>135.68811821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963236916" calcext:value-type="float">
            <text:p>1.963236916</text:p>
          </table:table-cell>
          <table:table-cell office:value-type="float" office:value="0.000227256" calcext:value-type="float">
            <text:p>0.000227256</text:p>
          </table:table-cell>
          <table:table-cell office:value-type="float" office:value="3.256842342" calcext:value-type="float">
            <text:p>3.256842342</text:p>
          </table:table-cell>
          <table:table-cell office:value-type="float" office:value="0.009544752" calcext:value-type="float">
            <text:p>0.009544752</text:p>
          </table:table-cell>
          <table:table-cell office:value-type="float" office:value="136.787378364" calcext:value-type="float">
            <text:p>136.787378364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943327408" calcext:value-type="float">
            <text:p>1.943327408</text:p>
          </table:table-cell>
          <table:table-cell office:value-type="float" office:value="0.000191318" calcext:value-type="float">
            <text:p>0.000191318</text:p>
          </table:table-cell>
          <table:table-cell office:value-type="float" office:value="3.142827026" calcext:value-type="float">
            <text:p>3.142827026</text:p>
          </table:table-cell>
          <table:table-cell office:value-type="float" office:value="0.008226674" calcext:value-type="float">
            <text:p>0.008226674</text:p>
          </table:table-cell>
          <table:table-cell office:value-type="float" office:value="135.141562118" calcext:value-type="float">
            <text:p>135.141562118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106900224" calcext:value-type="float">
            <text:p>2.106900224</text:p>
          </table:table-cell>
          <table:table-cell office:value-type="float" office:value="0.000179345" calcext:value-type="float">
            <text:p>0.000179345</text:p>
          </table:table-cell>
          <table:table-cell office:value-type="float" office:value="3.439895986" calcext:value-type="float">
            <text:p>3.439895986</text:p>
          </table:table-cell>
          <table:table-cell office:value-type="float" office:value="0.00789118" calcext:value-type="float">
            <text:p>0.00789118</text:p>
          </table:table-cell>
          <table:table-cell office:value-type="float" office:value="151.355423384" calcext:value-type="float">
            <text:p>151.35542338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070692241" calcext:value-type="float">
            <text:p>2.070692241</text:p>
          </table:table-cell>
          <table:table-cell office:value-type="float" office:value="0.000209672" calcext:value-type="float">
            <text:p>0.000209672</text:p>
          </table:table-cell>
          <table:table-cell office:value-type="float" office:value="3.324494296" calcext:value-type="float">
            <text:p>3.324494296</text:p>
          </table:table-cell>
          <table:table-cell office:value-type="float" office:value="0.00943524" calcext:value-type="float">
            <text:p>0.00943524</text:p>
          </table:table-cell>
          <table:table-cell office:value-type="float" office:value="149.60224332" calcext:value-type="float">
            <text:p>149.60224332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39747659" calcext:value-type="float">
            <text:p>2.339747659</text:p>
          </table:table-cell>
          <table:table-cell office:value-type="float" office:value="0.000188633" calcext:value-type="float">
            <text:p>0.000188633</text:p>
          </table:table-cell>
          <table:table-cell office:value-type="float" office:value="3.414244524" calcext:value-type="float">
            <text:p>3.414244524</text:p>
          </table:table-cell>
          <table:table-cell office:value-type="float" office:value="0.008677118" calcext:value-type="float">
            <text:p>0.008677118</text:p>
          </table:table-cell>
          <table:table-cell office:value-type="float" office:value="157.055248104" calcext:value-type="float">
            <text:p>157.055248104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846067682" calcext:value-type="float">
            <text:p>1.846067682</text:p>
          </table:table-cell>
          <table:table-cell office:value-type="float" office:value="0.000387154" calcext:value-type="float">
            <text:p>0.000387154</text:p>
          </table:table-cell>
          <table:table-cell office:value-type="float" office:value="3.447894301" calcext:value-type="float">
            <text:p>3.447894301</text:p>
          </table:table-cell>
          <table:table-cell office:value-type="float" office:value="0.018196238" calcext:value-type="float">
            <text:p>0.018196238</text:p>
          </table:table-cell>
          <table:table-cell office:value-type="float" office:value="162.051032147" calcext:value-type="float">
            <text:p>162.0510321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29632317" calcext:value-type="float">
            <text:p>1.929632317</text:p>
          </table:table-cell>
          <table:table-cell office:value-type="float" office:value="0.000322843" calcext:value-type="float">
            <text:p>0.000322843</text:p>
          </table:table-cell>
          <table:table-cell office:value-type="float" office:value="3.499448378" calcext:value-type="float">
            <text:p>3.499448378</text:p>
          </table:table-cell>
          <table:table-cell office:value-type="float" office:value="0.015496464" calcext:value-type="float">
            <text:p>0.015496464</text:p>
          </table:table-cell>
          <table:table-cell office:value-type="float" office:value="167.973522144" calcext:value-type="float">
            <text:p>167.97352214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807055713" calcext:value-type="float">
            <text:p>1.807055713</text:p>
          </table:table-cell>
          <table:table-cell office:value-type="float" office:value="0.000401041" calcext:value-type="float">
            <text:p>0.000401041</text:p>
          </table:table-cell>
          <table:table-cell office:value-type="float" office:value="3.577523502" calcext:value-type="float">
            <text:p>3.577523502</text:p>
          </table:table-cell>
          <table:table-cell office:value-type="float" office:value="0.019651009" calcext:value-type="float">
            <text:p>0.019651009</text:p>
          </table:table-cell>
          <table:table-cell office:value-type="float" office:value="175.298651598" calcext:value-type="float">
            <text:p>175.29865159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73469204" calcext:value-type="float">
            <text:p>1.973469204</text:p>
          </table:table-cell>
          <table:table-cell office:value-type="float" office:value="0.000460311" calcext:value-type="float">
            <text:p>0.000460311</text:p>
          </table:table-cell>
          <table:table-cell office:value-type="float" office:value="3.746738625" calcext:value-type="float">
            <text:p>3.746738625</text:p>
          </table:table-cell>
          <table:table-cell office:value-type="float" office:value="0.02301555" calcext:value-type="float">
            <text:p>0.02301555</text:p>
          </table:table-cell>
          <table:table-cell office:value-type="float" office:value="187.33693125" calcext:value-type="float">
            <text:p>187.33693125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09543407" calcext:value-type="float">
            <text:p>2.009543407</text:p>
          </table:table-cell>
          <table:table-cell office:value-type="float" office:value="0.000657299" calcext:value-type="float">
            <text:p>0.000657299</text:p>
          </table:table-cell>
          <table:table-cell office:value-type="float" office:value="3.532948205" calcext:value-type="float">
            <text:p>3.532948205</text:p>
          </table:table-cell>
          <table:table-cell office:value-type="float" office:value="0.033522249" calcext:value-type="float">
            <text:p>0.033522249</text:p>
          </table:table-cell>
          <table:table-cell office:value-type="float" office:value="180.180358455" calcext:value-type="float">
            <text:p>180.18035845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126866753" calcext:value-type="float">
            <text:p>2.126866753</text:p>
          </table:table-cell>
          <table:table-cell office:value-type="float" office:value="0.001121819" calcext:value-type="float">
            <text:p>0.001121819</text:p>
          </table:table-cell>
          <table:table-cell office:value-type="float" office:value="3.61389913" calcext:value-type="float">
            <text:p>3.61389913</text:p>
          </table:table-cell>
          <table:table-cell office:value-type="float" office:value="0.058334588" calcext:value-type="float">
            <text:p>0.058334588</text:p>
          </table:table-cell>
          <table:table-cell office:value-type="float" office:value="187.92275476" calcext:value-type="float">
            <text:p>187.92275476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965901857" calcext:value-type="float">
            <text:p>1.965901857</text:p>
          </table:table-cell>
          <table:table-cell office:value-type="float" office:value="0.002549089" calcext:value-type="float">
            <text:p>0.002549089</text:p>
          </table:table-cell>
          <table:table-cell office:value-type="float" office:value="3.616719248" calcext:value-type="float">
            <text:p>3.616719248</text:p>
          </table:table-cell>
          <table:table-cell office:value-type="float" office:value="0.135101717" calcext:value-type="float">
            <text:p>0.135101717</text:p>
          </table:table-cell>
          <table:table-cell office:value-type="float" office:value="191.686120144" calcext:value-type="float">
            <text:p>191.68612014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957561933" calcext:value-type="float">
            <text:p>1.957561933</text:p>
          </table:table-cell>
          <table:table-cell office:value-type="float" office:value="0.002421631" calcext:value-type="float">
            <text:p>0.002421631</text:p>
          </table:table-cell>
          <table:table-cell office:value-type="float" office:value="3.896005087" calcext:value-type="float">
            <text:p>3.896005087</text:p>
          </table:table-cell>
          <table:table-cell office:value-type="float" office:value="0.130768074" calcext:value-type="float">
            <text:p>0.130768074</text:p>
          </table:table-cell>
          <table:table-cell office:value-type="float" office:value="210.384274698" calcext:value-type="float">
            <text:p>210.384274698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16314983" calcext:value-type="float">
            <text:p>2.116314983</text:p>
          </table:table-cell>
          <table:table-cell office:value-type="float" office:value="0.002837078" calcext:value-type="float">
            <text:p>0.002837078</text:p>
          </table:table-cell>
          <table:table-cell office:value-type="float" office:value="3.73389549" calcext:value-type="float">
            <text:p>3.73389549</text:p>
          </table:table-cell>
          <table:table-cell office:value-type="float" office:value="0.15603929" calcext:value-type="float">
            <text:p>0.15603929</text:p>
          </table:table-cell>
          <table:table-cell office:value-type="float" office:value="205.36425195" calcext:value-type="float">
            <text:p>205.3642519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132478804" calcext:value-type="float">
            <text:p>2.132478804</text:p>
          </table:table-cell>
          <table:table-cell office:value-type="float" office:value="0.015020473" calcext:value-type="float">
            <text:p>0.015020473</text:p>
          </table:table-cell>
          <table:table-cell office:value-type="float" office:value="3.866890096" calcext:value-type="float">
            <text:p>3.866890096</text:p>
          </table:table-cell>
          <table:table-cell office:value-type="float" office:value="0.841146488" calcext:value-type="float">
            <text:p>0.841146488</text:p>
          </table:table-cell>
          <table:table-cell office:value-type="float" office:value="216.545845376" calcext:value-type="float">
            <text:p>216.545845376</text:p>
          </table:table-cell>
          <table:table-cell table:number-columns-repeated="7"/>
          <table:table-cell table:style-name="ce2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006403455" calcext:value-type="float">
            <text:p>2.006403455</text:p>
          </table:table-cell>
          <table:table-cell office:value-type="float" office:value="0.022179326" calcext:value-type="float">
            <text:p>0.022179326</text:p>
          </table:table-cell>
          <table:table-cell office:value-type="float" office:value="3.91891905" calcext:value-type="float">
            <text:p>3.91891905</text:p>
          </table:table-cell>
          <table:table-cell office:value-type="float" office:value="1.264221582" calcext:value-type="float">
            <text:p>1.264221582</text:p>
          </table:table-cell>
          <table:table-cell office:value-type="float" office:value="223.37838585" calcext:value-type="float">
            <text:p>223.378385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1" table:formula="of:=[.N62]*([.L63]/[.M63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087703092" calcext:value-type="float">
            <text:p>2.087703092</text:p>
          </table:table-cell>
          <table:table-cell office:value-type="float" office:value="0.037567737" calcext:value-type="float">
            <text:p>0.037567737</text:p>
          </table:table-cell>
          <table:table-cell office:value-type="float" office:value="3.894139239" calcext:value-type="float">
            <text:p>3.894139239</text:p>
          </table:table-cell>
          <table:table-cell office:value-type="float" office:value="2.178928746" calcext:value-type="float">
            <text:p>2.178928746</text:p>
          </table:table-cell>
          <table:table-cell office:value-type="float" office:value="225.860075862" calcext:value-type="float">
            <text:p>225.860075862</text:p>
          </table:table-cell>
          <table:table-cell table:number-columns-repeated="5"/>
          <table:table-cell table:formula="of:=[.L63]+1" office:value-type="float" office:value="2" calcext:value-type="float">
            <text:p>2</text:p>
          </table:table-cell>
          <table:table-cell table:formula="of:=[.M63]+1" office:value-type="float" office:value="3" calcext:value-type="float">
            <text:p>3</text:p>
          </table:table-cell>
          <table:table-cell table:style-name="ce25" table:formula="of:=[.N63]*([.L64]/[.M64])" office:value-type="float" office:value="23.3333333333333" calcext:value-type="float">
            <text:p>23.33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054990268" calcext:value-type="float">
            <text:p>2.054990268</text:p>
          </table:table-cell>
          <table:table-cell office:value-type="float" office:value="0.059004344" calcext:value-type="float">
            <text:p>0.059004344</text:p>
          </table:table-cell>
          <table:table-cell office:value-type="float" office:value="4.010354902" calcext:value-type="float">
            <text:p>4.010354902</text:p>
          </table:table-cell>
          <table:table-cell office:value-type="float" office:value="3.481256296" calcext:value-type="float">
            <text:p>3.481256296</text:p>
          </table:table-cell>
          <table:table-cell office:value-type="float" office:value="236.610939218" calcext:value-type="float">
            <text:p>236.610939218</text:p>
          </table:table-cell>
          <table:table-cell table:number-columns-repeated="5"/>
          <table:table-cell table:formula="of:=[.L64]+1" office:value-type="float" office:value="3" calcext:value-type="float">
            <text:p>3</text:p>
          </table:table-cell>
          <table:table-cell table:formula="of:=[.M64]+1" office:value-type="float" office:value="4" calcext:value-type="float">
            <text:p>4</text:p>
          </table:table-cell>
          <table:table-cell table:style-name="ce51" table:formula="of:=[.N64]*([.L65]/[.M65])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053876034" calcext:value-type="float">
            <text:p>2.053876034</text:p>
          </table:table-cell>
          <table:table-cell office:value-type="float" office:value="0.097283202" calcext:value-type="float">
            <text:p>0.097283202</text:p>
          </table:table-cell>
          <table:table-cell office:value-type="float" office:value="3.809632182" calcext:value-type="float">
            <text:p>3.809632182</text:p>
          </table:table-cell>
          <table:table-cell office:value-type="float" office:value="5.83699212" calcext:value-type="float">
            <text:p>5.83699212</text:p>
          </table:table-cell>
          <table:table-cell office:value-type="float" office:value="228.57793092" calcext:value-type="float">
            <text:p>228.57793092</text:p>
          </table:table-cell>
          <table:table-cell table:number-columns-repeated="5"/>
          <table:table-cell table:formula="of:=[.L65]+1" office:value-type="float" office:value="4" calcext:value-type="float">
            <text:p>4</text:p>
          </table:table-cell>
          <table:table-cell table:formula="of:=[.M65]+1" office:value-type="float" office:value="5" calcext:value-type="float">
            <text:p>5</text:p>
          </table:table-cell>
          <table:table-cell table:style-name="ce25" table:formula="of:=[.N65]*([.L66]/[.M6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122075162" calcext:value-type="float">
            <text:p>2.122075162</text:p>
          </table:table-cell>
          <table:table-cell office:value-type="float" office:value="0.1396248" calcext:value-type="float">
            <text:p>0.1396248</text:p>
          </table:table-cell>
          <table:table-cell office:value-type="float" office:value="3.716073458" calcext:value-type="float">
            <text:p>3.716073458</text:p>
          </table:table-cell>
          <table:table-cell office:value-type="float" office:value="8.5171128" calcext:value-type="float">
            <text:p>8.5171128</text:p>
          </table:table-cell>
          <table:table-cell office:value-type="float" office:value="226.680480938" calcext:value-type="float">
            <text:p>226.680480938</text:p>
          </table:table-cell>
          <table:table-cell table:number-columns-repeated="5"/>
          <table:table-cell table:formula="of:=[.L66]+1" office:value-type="float" office:value="5" calcext:value-type="float">
            <text:p>5</text:p>
          </table:table-cell>
          <table:table-cell table:formula="of:=[.M66]+1" office:value-type="float" office:value="6" calcext:value-type="float">
            <text:p>6</text:p>
          </table:table-cell>
          <table:table-cell table:style-name="ce52" table:formula="of:=[.N66]*([.L67]/[.M67])" office:value-type="float" office:value="11.6666666666667" calcext:value-type="float">
            <text:p>11.666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199927099" calcext:value-type="float">
            <text:p>2.199927099</text:p>
          </table:table-cell>
          <table:table-cell office:value-type="float" office:value="0.217443355" calcext:value-type="float">
            <text:p>0.217443355</text:p>
          </table:table-cell>
          <table:table-cell office:value-type="float" office:value="3.986432386" calcext:value-type="float">
            <text:p>3.986432386</text:p>
          </table:table-cell>
          <table:table-cell office:value-type="float" office:value="13.48148801" calcext:value-type="float">
            <text:p>13.48148801</text:p>
          </table:table-cell>
          <table:table-cell office:value-type="float" office:value="247.158807932" calcext:value-type="float">
            <text:p>247.158807932</text:p>
          </table:table-cell>
          <table:table-cell table:number-columns-repeated="5"/>
          <table:table-cell table:formula="of:=[.L67]+1" office:value-type="float" office:value="6" calcext:value-type="float">
            <text:p>6</text:p>
          </table:table-cell>
          <table:table-cell table:formula="of:=[.M67]+1" office:value-type="float" office:value="7" calcext:value-type="float">
            <text:p>7</text:p>
          </table:table-cell>
          <table:table-cell table:style-name="ce25" table:formula="of:=[.N67]*([.L68]/[.M6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265096157" calcext:value-type="float">
            <text:p>2.265096157</text:p>
          </table:table-cell>
          <table:table-cell office:value-type="float" office:value="0.314089666" calcext:value-type="float">
            <text:p>0.314089666</text:p>
          </table:table-cell>
          <table:table-cell office:value-type="float" office:value="3.647264302" calcext:value-type="float">
            <text:p>3.647264302</text:p>
          </table:table-cell>
          <table:table-cell office:value-type="float" office:value="19.787648958" calcext:value-type="float">
            <text:p>19.787648958</text:p>
          </table:table-cell>
          <table:table-cell office:value-type="float" office:value="229.777651026" calcext:value-type="float">
            <text:p>229.777651026</text:p>
          </table:table-cell>
          <table:table-cell table:number-columns-repeated="5"/>
          <table:table-cell table:formula="of:=[.L68]+1" office:value-type="float" office:value="7" calcext:value-type="float">
            <text:p>7</text:p>
          </table:table-cell>
          <table:table-cell table:formula="of:=[.M68]+1" office:value-type="float" office:value="8" calcext:value-type="float">
            <text:p>8</text:p>
          </table:table-cell>
          <table:table-cell table:style-name="ce52" table:formula="of:=[.N68]*([.L69]/[.M69]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155964487" calcext:value-type="float">
            <text:p>2.155964487</text:p>
          </table:table-cell>
          <table:table-cell office:value-type="float" office:value="0.423332183" calcext:value-type="float">
            <text:p>0.423332183</text:p>
          </table:table-cell>
          <table:table-cell office:value-type="float" office:value="3.615268329" calcext:value-type="float">
            <text:p>3.615268329</text:p>
          </table:table-cell>
          <table:table-cell office:value-type="float" office:value="27.093259712" calcext:value-type="float">
            <text:p>27.093259712</text:p>
          </table:table-cell>
          <table:table-cell office:value-type="float" office:value="231.377173056" calcext:value-type="float">
            <text:p>231.377173056</text:p>
          </table:table-cell>
          <table:table-cell table:number-columns-repeated="5"/>
          <table:table-cell table:formula="of:=[.L69]+1" office:value-type="float" office:value="8" calcext:value-type="float">
            <text:p>8</text:p>
          </table:table-cell>
          <table:table-cell table:formula="of:=[.M69]+1" office:value-type="float" office:value="9" calcext:value-type="float">
            <text:p>9</text:p>
          </table:table-cell>
          <table:table-cell table:style-name="ce52" table:formula="of:=[.N69]*([.L70]/[.M70])" office:value-type="float" office:value="7.77777777777778" calcext:value-type="float">
            <text:p>7.77777777777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13188139" calcext:value-type="float">
            <text:p>2.13188139</text:p>
          </table:table-cell>
          <table:table-cell office:value-type="float" office:value="0.57292871" calcext:value-type="float">
            <text:p>0.57292871</text:p>
          </table:table-cell>
          <table:table-cell office:value-type="float" office:value="3.664347554" calcext:value-type="float">
            <text:p>3.664347554</text:p>
          </table:table-cell>
          <table:table-cell office:value-type="float" office:value="37.24036615" calcext:value-type="float">
            <text:p>37.24036615</text:p>
          </table:table-cell>
          <table:table-cell office:value-type="float" office:value="238.18259101" calcext:value-type="float">
            <text:p>238.18259101</text:p>
          </table:table-cell>
          <table:table-cell table:number-columns-repeated="5"/>
          <table:table-cell table:formula="of:=[.L70]+1" office:value-type="float" office:value="9" calcext:value-type="float">
            <text:p>9</text:p>
          </table:table-cell>
          <table:table-cell table:formula="of:=[.M70]+1" office:value-type="float" office:value="10" calcext:value-type="float">
            <text:p>10</text:p>
          </table:table-cell>
          <table:table-cell table:style-name="ce51" table:formula="of:=[.N70]*([.L71]/[.M7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217530044" calcext:value-type="float">
            <text:p>2.217530044</text:p>
          </table:table-cell>
          <table:table-cell office:value-type="float" office:value="0.823868515" calcext:value-type="float">
            <text:p>0.823868515</text:p>
          </table:table-cell>
          <table:table-cell office:value-type="float" office:value="3.45814973" calcext:value-type="float">
            <text:p>3.45814973</text:p>
          </table:table-cell>
          <table:table-cell office:value-type="float" office:value="54.37532199" calcext:value-type="float">
            <text:p>54.37532199</text:p>
          </table:table-cell>
          <table:table-cell office:value-type="float" office:value="228.23788218" calcext:value-type="float">
            <text:p>228.23788218</text:p>
          </table:table-cell>
          <table:table-cell table:number-columns-repeated="5"/>
          <table:table-cell table:formula="of:=[.L71]+1" office:value-type="float" office:value="10" calcext:value-type="float">
            <text:p>10</text:p>
          </table:table-cell>
          <table:table-cell table:formula="of:=[.M71]+1" office:value-type="float" office:value="11" calcext:value-type="float">
            <text:p>11</text:p>
          </table:table-cell>
          <table:table-cell table:style-name="ce52" table:formula="of:=[.N71]*([.L72]/[.M72])" office:value-type="float" office:value="6.36363636363636" calcext:value-type="float">
            <text:p>6.363636363636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178278708" calcext:value-type="float">
            <text:p>2.178278708</text:p>
          </table:table-cell>
          <table:table-cell office:value-type="float" office:value="1.121225465" calcext:value-type="float">
            <text:p>1.121225465</text:p>
          </table:table-cell>
          <table:table-cell office:value-type="float" office:value="3.023526803" calcext:value-type="float">
            <text:p>3.023526803</text:p>
          </table:table-cell>
          <table:table-cell office:value-type="float" office:value="75.122106155" calcext:value-type="float">
            <text:p>75.122106155</text:p>
          </table:table-cell>
          <table:table-cell office:value-type="float" office:value="202.576295801" calcext:value-type="float">
            <text:p>202.576295801</text:p>
          </table:table-cell>
          <table:table-cell table:number-columns-repeated="5"/>
          <table:table-cell table:formula="of:=[.L72]+1" office:value-type="float" office:value="11" calcext:value-type="float">
            <text:p>11</text:p>
          </table:table-cell>
          <table:table-cell table:formula="of:=[.M72]+1" office:value-type="float" office:value="12" calcext:value-type="float">
            <text:p>12</text:p>
          </table:table-cell>
          <table:table-cell table:style-name="ce52" table:formula="of:=[.N72]*([.L73]/[.M73])" office:value-type="float" office:value="5.83333333333333" calcext:value-type="float">
            <text:p>5.8333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162606125" calcext:value-type="float">
            <text:p>2.162606125</text:p>
          </table:table-cell>
          <table:table-cell office:value-type="float" office:value="1.408380177" calcext:value-type="float">
            <text:p>1.408380177</text:p>
          </table:table-cell>
          <table:table-cell office:value-type="float" office:value="2.860870643" calcext:value-type="float">
            <text:p>2.860870643</text:p>
          </table:table-cell>
          <table:table-cell office:value-type="float" office:value="95.769852036" calcext:value-type="float">
            <text:p>95.769852036</text:p>
          </table:table-cell>
          <table:table-cell office:value-type="float" office:value="194.539203724" calcext:value-type="float">
            <text:p>194.539203724</text:p>
          </table:table-cell>
          <table:table-cell table:number-columns-repeated="5"/>
          <table:table-cell table:formula="of:=[.L73]+1" office:value-type="float" office:value="12" calcext:value-type="float">
            <text:p>12</text:p>
          </table:table-cell>
          <table:table-cell table:formula="of:=[.M73]+1" office:value-type="float" office:value="13" calcext:value-type="float">
            <text:p>13</text:p>
          </table:table-cell>
          <table:table-cell table:style-name="ce51" table:formula="of:=[.N73]*([.L74]/[.M74])" office:value-type="float" office:value="5.38461538461539" calcext:value-type="float">
            <text:p>5.384615384615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029703823" calcext:value-type="float">
            <text:p>2.029703823</text:p>
          </table:table-cell>
          <table:table-cell office:value-type="float" office:value="1.835877572" calcext:value-type="float">
            <text:p>1.835877572</text:p>
          </table:table-cell>
          <table:table-cell office:value-type="float" office:value="2.483114601" calcext:value-type="float">
            <text:p>2.483114601</text:p>
          </table:table-cell>
          <table:table-cell office:value-type="float" office:value="126.675552468" calcext:value-type="float">
            <text:p>126.675552468</text:p>
          </table:table-cell>
          <table:table-cell office:value-type="float" office:value="171.334907469" calcext:value-type="float">
            <text:p>171.334907469</text:p>
          </table:table-cell>
          <table:table-cell table:number-columns-repeated="5"/>
          <table:table-cell table:formula="of:=[.L74]+1" office:value-type="float" office:value="13" calcext:value-type="float">
            <text:p>13</text:p>
          </table:table-cell>
          <table:table-cell table:formula="of:=[.M74]+1" office:value-type="float" office:value="14" calcext:value-type="float">
            <text:p>14</text:p>
          </table:table-cell>
          <table:table-cell table:style-name="ce51" table:formula="of:=[.N74]*([.L75]/[.M7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40183463" calcext:value-type="float">
            <text:p>2.40183463</text:p>
          </table:table-cell>
          <table:table-cell office:value-type="float" office:value="2.234378048" calcext:value-type="float">
            <text:p>2.234378048</text:p>
          </table:table-cell>
          <table:table-cell office:value-type="float" office:value="2.324829889" calcext:value-type="float">
            <text:p>2.324829889</text:p>
          </table:table-cell>
          <table:table-cell office:value-type="float" office:value="156.40646336" calcext:value-type="float">
            <text:p>156.40646336</text:p>
          </table:table-cell>
          <table:table-cell office:value-type="float" office:value="162.73809223" calcext:value-type="float">
            <text:p>162.73809223</text:p>
          </table:table-cell>
          <table:table-cell table:number-columns-repeated="5"/>
          <table:table-cell table:formula="of:=[.L75]+1" office:value-type="float" office:value="14" calcext:value-type="float">
            <text:p>14</text:p>
          </table:table-cell>
          <table:table-cell table:formula="of:=[.M75]+1" office:value-type="float" office:value="15" calcext:value-type="float">
            <text:p>15</text:p>
          </table:table-cell>
          <table:table-cell table:style-name="ce51" table:formula="of:=[.N75]*([.L76]/[.M76])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365809493" calcext:value-type="float">
            <text:p>2.365809493</text:p>
          </table:table-cell>
          <table:table-cell office:value-type="float" office:value="0.000247062" calcext:value-type="float">
            <text:p>0.000247062</text:p>
          </table:table-cell>
          <table:table-cell office:value-type="float" office:value="3.358980248" calcext:value-type="float">
            <text:p>3.358980248</text:p>
          </table:table-cell>
          <table:table-cell office:value-type="float" office:value="0.017541402" calcext:value-type="float">
            <text:p>0.017541402</text:p>
          </table:table-cell>
          <table:table-cell office:value-type="float" office:value="238.487597608" calcext:value-type="float">
            <text:p>238.487597608</text:p>
          </table:table-cell>
          <table:table-cell table:number-columns-repeated="5"/>
          <table:table-cell table:formula="of:=[.L76]+1" office:value-type="float" office:value="15" calcext:value-type="float">
            <text:p>15</text:p>
          </table:table-cell>
          <table:table-cell table:formula="of:=[.M76]+1" office:value-type="float" office:value="16" calcext:value-type="float">
            <text:p>16</text:p>
          </table:table-cell>
          <table:table-cell table:style-name="ce52" table:formula="of:=[.N76]*([.L77]/[.M77])"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186087284" calcext:value-type="float">
            <text:p>2.186087284</text:p>
          </table:table-cell>
          <table:table-cell office:value-type="float" office:value="0.00019217" calcext:value-type="float">
            <text:p>0.00019217</text:p>
          </table:table-cell>
          <table:table-cell office:value-type="float" office:value="3.458047946" calcext:value-type="float">
            <text:p>3.458047946</text:p>
          </table:table-cell>
          <table:table-cell office:value-type="float" office:value="0.01383624" calcext:value-type="float">
            <text:p>0.01383624</text:p>
          </table:table-cell>
          <table:table-cell office:value-type="float" office:value="248.979452112" calcext:value-type="float">
            <text:p>248.979452112</text:p>
          </table:table-cell>
          <table:table-cell table:number-columns-repeated="5"/>
          <table:table-cell table:formula="of:=[.L77]+1" office:value-type="float" office:value="16" calcext:value-type="float">
            <text:p>16</text:p>
          </table:table-cell>
          <table:table-cell table:formula="of:=[.M77]+1" office:value-type="float" office:value="17" calcext:value-type="float">
            <text:p>17</text:p>
          </table:table-cell>
          <table:table-cell table:style-name="ce52" table:formula="of:=[.N77]*([.L78]/[.M78])" office:value-type="float" office:value="4.11764705882353" calcext:value-type="float">
            <text:p>4.117647058823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39837031" calcext:value-type="float">
            <text:p>2.39837031</text:p>
          </table:table-cell>
          <table:table-cell office:value-type="float" office:value="0.000189384" calcext:value-type="float">
            <text:p>0.000189384</text:p>
          </table:table-cell>
          <table:table-cell office:value-type="float" office:value="3.399576288" calcext:value-type="float">
            <text:p>3.399576288</text:p>
          </table:table-cell>
          <table:table-cell office:value-type="float" office:value="0.013825032" calcext:value-type="float">
            <text:p>0.013825032</text:p>
          </table:table-cell>
          <table:table-cell office:value-type="float" office:value="248.169069024" calcext:value-type="float">
            <text:p>248.169069024</text:p>
          </table:table-cell>
          <table:table-cell table:number-columns-repeated="5"/>
          <table:table-cell table:formula="of:=[.L78]+1" office:value-type="float" office:value="17" calcext:value-type="float">
            <text:p>17</text:p>
          </table:table-cell>
          <table:table-cell table:formula="of:=[.M78]+1" office:value-type="float" office:value="18" calcext:value-type="float">
            <text:p>18</text:p>
          </table:table-cell>
          <table:table-cell table:style-name="ce52" table:formula="of:=[.N78]*([.L79]/[.M79])" office:value-type="float" office:value="3.88888888888889" calcext:value-type="float">
            <text:p>3.888888888888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255128278" calcext:value-type="float">
            <text:p>2.255128278</text:p>
          </table:table-cell>
          <table:table-cell office:value-type="float" office:value="0.000322864" calcext:value-type="float">
            <text:p>0.000322864</text:p>
          </table:table-cell>
          <table:table-cell office:value-type="float" office:value="3.368143696" calcext:value-type="float">
            <text:p>3.368143696</text:p>
          </table:table-cell>
          <table:table-cell office:value-type="float" office:value="0.023891936" calcext:value-type="float">
            <text:p>0.023891936</text:p>
          </table:table-cell>
          <table:table-cell office:value-type="float" office:value="249.242633504" calcext:value-type="float">
            <text:p>249.242633504</text:p>
          </table:table-cell>
          <table:table-cell table:number-columns-repeated="5"/>
          <table:table-cell table:formula="of:=[.L79]+1" office:value-type="float" office:value="18" calcext:value-type="float">
            <text:p>18</text:p>
          </table:table-cell>
          <table:table-cell table:formula="of:=[.M79]+1" office:value-type="float" office:value="19" calcext:value-type="float">
            <text:p>19</text:p>
          </table:table-cell>
          <table:table-cell table:style-name="ce52" table:formula="of:=[.N79]*([.L80]/[.M80])" office:value-type="float" office:value="3.68421052631579" calcext:value-type="float">
            <text:p>3.684210526315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208674789" calcext:value-type="float">
            <text:p>2.208674789</text:p>
          </table:table-cell>
          <table:table-cell office:value-type="float" office:value="0.000210203" calcext:value-type="float">
            <text:p>0.000210203</text:p>
          </table:table-cell>
          <table:table-cell office:value-type="float" office:value="3.409456684" calcext:value-type="float">
            <text:p>3.409456684</text:p>
          </table:table-cell>
          <table:table-cell office:value-type="float" office:value="0.015765225" calcext:value-type="float">
            <text:p>0.015765225</text:p>
          </table:table-cell>
          <table:table-cell office:value-type="float" office:value="255.7092513" calcext:value-type="float">
            <text:p>255.7092513</text:p>
          </table:table-cell>
          <table:table-cell table:number-columns-repeated="5"/>
          <table:table-cell table:formula="of:=[.L80]+1" office:value-type="float" office:value="19" calcext:value-type="float">
            <text:p>19</text:p>
          </table:table-cell>
          <table:table-cell table:formula="of:=[.M80]+1" office:value-type="float" office:value="20" calcext:value-type="float">
            <text:p>20</text:p>
          </table:table-cell>
          <table:table-cell table:formula="of:=[.N80]*([.L81]/[.M81]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199941054" calcext:value-type="float">
            <text:p>2.199941054</text:p>
          </table:table-cell>
          <table:table-cell office:value-type="float" office:value="0.000314348" calcext:value-type="float">
            <text:p>0.000314348</text:p>
          </table:table-cell>
          <table:table-cell office:value-type="float" office:value="3.538383465" calcext:value-type="float">
            <text:p>3.538383465</text:p>
          </table:table-cell>
          <table:table-cell office:value-type="float" office:value="0.023890448" calcext:value-type="float">
            <text:p>0.023890448</text:p>
          </table:table-cell>
          <table:table-cell office:value-type="float" office:value="268.91714334" calcext:value-type="float">
            <text:p>268.91714334</text:p>
          </table:table-cell>
          <table:table-cell table:number-columns-repeated="5"/>
          <table:table-cell table:formula="of:=[.L81]+1" office:value-type="float" office:value="20" calcext:value-type="float">
            <text:p>20</text:p>
          </table:table-cell>
          <table:table-cell table:formula="of:=[.M81]+1" office:value-type="float" office:value="21" calcext:value-type="float">
            <text:p>21</text:p>
          </table:table-cell>
          <table:table-cell table:formula="of:=[.N81]*([.L82]/[.M82])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180638611" calcext:value-type="float">
            <text:p>2.180638611</text:p>
          </table:table-cell>
          <table:table-cell office:value-type="float" office:value="0.00018717" calcext:value-type="float">
            <text:p>0.00018717</text:p>
          </table:table-cell>
          <table:table-cell office:value-type="float" office:value="3.376357488" calcext:value-type="float">
            <text:p>3.376357488</text:p>
          </table:table-cell>
          <table:table-cell office:value-type="float" office:value="0.01441209" calcext:value-type="float">
            <text:p>0.01441209</text:p>
          </table:table-cell>
          <table:table-cell office:value-type="float" office:value="259.979526576" calcext:value-type="float">
            <text:p>259.979526576</text:p>
          </table:table-cell>
          <table:table-cell table:number-columns-repeated="5"/>
          <table:table-cell table:formula="of:=[.L82]+1" office:value-type="float" office:value="21" calcext:value-type="float">
            <text:p>21</text:p>
          </table:table-cell>
          <table:table-cell table:formula="of:=[.M82]+1" office:value-type="float" office:value="22" calcext:value-type="float">
            <text:p>22</text:p>
          </table:table-cell>
          <table:table-cell table:formula="of:=[.N82]*([.L83]/[.M83])" office:value-type="float" office:value="3.18181818181818" calcext:value-type="float">
            <text:p>3.181818181818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441777152" calcext:value-type="float">
            <text:p>2.441777152</text:p>
          </table:table-cell>
          <table:table-cell office:value-type="float" office:value="0.000296225" calcext:value-type="float">
            <text:p>0.000296225</text:p>
          </table:table-cell>
          <table:table-cell office:value-type="float" office:value="3.574958294" calcext:value-type="float">
            <text:p>3.574958294</text:p>
          </table:table-cell>
          <table:table-cell office:value-type="float" office:value="0.02310555" calcext:value-type="float">
            <text:p>0.02310555</text:p>
          </table:table-cell>
          <table:table-cell office:value-type="float" office:value="278.846746932" calcext:value-type="float">
            <text:p>278.846746932</text:p>
          </table:table-cell>
          <table:table-cell table:number-columns-repeated="5"/>
          <table:table-cell table:formula="of:=[.L83]+1" office:value-type="float" office:value="22" calcext:value-type="float">
            <text:p>22</text:p>
          </table:table-cell>
          <table:table-cell table:formula="of:=[.M83]+1" office:value-type="float" office:value="23" calcext:value-type="float">
            <text:p>23</text:p>
          </table:table-cell>
          <table:table-cell table:formula="of:=[.N83]*([.L84]/[.M84])" office:value-type="float" office:value="3.04347826086957" calcext:value-type="float">
            <text:p>3.043478260869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014918433" calcext:value-type="float">
            <text:p>2.014918433</text:p>
          </table:table-cell>
          <table:table-cell office:value-type="float" office:value="0.000218579" calcext:value-type="float">
            <text:p>0.000218579</text:p>
          </table:table-cell>
          <table:table-cell office:value-type="float" office:value="3.613610486" calcext:value-type="float">
            <text:p>3.613610486</text:p>
          </table:table-cell>
          <table:table-cell office:value-type="float" office:value="0.017267741" calcext:value-type="float">
            <text:p>0.017267741</text:p>
          </table:table-cell>
          <table:table-cell office:value-type="float" office:value="285.475228394" calcext:value-type="float">
            <text:p>285.475228394</text:p>
          </table:table-cell>
          <table:table-cell table:number-columns-repeated="5"/>
          <table:table-cell table:formula="of:=[.L84]+1" office:value-type="float" office:value="23" calcext:value-type="float">
            <text:p>23</text:p>
          </table:table-cell>
          <table:table-cell table:formula="of:=[.M84]+1" office:value-type="float" office:value="24" calcext:value-type="float">
            <text:p>24</text:p>
          </table:table-cell>
          <table:table-cell table:formula="of:=[.N84]*([.L85]/[.M85])" office:value-type="float" office:value="2.91666666666667" calcext:value-type="float">
            <text:p>2.91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4936638" calcext:value-type="float">
            <text:p>1.94936638</text:p>
          </table:table-cell>
          <table:table-cell office:value-type="float" office:value="0.000234248" calcext:value-type="float">
            <text:p>0.000234248</text:p>
          </table:table-cell>
          <table:table-cell office:value-type="float" office:value="3.585784238" calcext:value-type="float">
            <text:p>3.585784238</text:p>
          </table:table-cell>
          <table:table-cell office:value-type="float" office:value="0.01873984" calcext:value-type="float">
            <text:p>0.01873984</text:p>
          </table:table-cell>
          <table:table-cell office:value-type="float" office:value="286.86273904" calcext:value-type="float">
            <text:p>286.86273904</text:p>
          </table:table-cell>
          <table:table-cell table:number-columns-repeated="5"/>
          <table:table-cell table:formula="of:=[.L85]+1" office:value-type="float" office:value="24" calcext:value-type="float">
            <text:p>24</text:p>
          </table:table-cell>
          <table:table-cell table:formula="of:=[.M85]+1" office:value-type="float" office:value="25" calcext:value-type="float">
            <text:p>25</text:p>
          </table:table-cell>
          <table:table-cell table:formula="of:=[.N85]*([.L86]/[.M86]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964114317" calcext:value-type="float">
            <text:p>1.964114317</text:p>
          </table:table-cell>
          <table:table-cell office:value-type="float" office:value="0.000224781" calcext:value-type="float">
            <text:p>0.000224781</text:p>
          </table:table-cell>
          <table:table-cell office:value-type="float" office:value="3.583422243" calcext:value-type="float">
            <text:p>3.583422243</text:p>
          </table:table-cell>
          <table:table-cell office:value-type="float" office:value="0.018207261" calcext:value-type="float">
            <text:p>0.018207261</text:p>
          </table:table-cell>
          <table:table-cell office:value-type="float" office:value="290.257201683" calcext:value-type="float">
            <text:p>290.257201683</text:p>
          </table:table-cell>
          <table:table-cell table:number-columns-repeated="5"/>
          <table:table-cell table:formula="of:=[.L86]+1" office:value-type="float" office:value="25" calcext:value-type="float">
            <text:p>25</text:p>
          </table:table-cell>
          <table:table-cell table:formula="of:=[.M86]+1" office:value-type="float" office:value="26" calcext:value-type="float">
            <text:p>26</text:p>
          </table:table-cell>
          <table:table-cell table:formula="of:=[.N86]*([.L87]/[.M87])" office:value-type="float" office:value="2.69230769230769" calcext:value-type="float">
            <text:p>2.692307692307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013658822" calcext:value-type="float">
            <text:p>2.013658822</text:p>
          </table:table-cell>
          <table:table-cell office:value-type="float" office:value="0.000180758" calcext:value-type="float">
            <text:p>0.000180758</text:p>
          </table:table-cell>
          <table:table-cell office:value-type="float" office:value="3.850755845" calcext:value-type="float">
            <text:p>3.850755845</text:p>
          </table:table-cell>
          <table:table-cell office:value-type="float" office:value="0.014822156" calcext:value-type="float">
            <text:p>0.014822156</text:p>
          </table:table-cell>
          <table:table-cell office:value-type="float" office:value="315.76197929" calcext:value-type="float">
            <text:p>315.76197929</text:p>
          </table:table-cell>
          <table:table-cell table:number-columns-repeated="5"/>
          <table:table-cell table:formula="of:=[.L87]+1" office:value-type="float" office:value="26" calcext:value-type="float">
            <text:p>26</text:p>
          </table:table-cell>
          <table:table-cell table:formula="of:=[.M87]+1" office:value-type="float" office:value="27" calcext:value-type="float">
            <text:p>27</text:p>
          </table:table-cell>
          <table:table-cell table:formula="of:=[.N87]*([.L88]/[.M88])" office:value-type="float" office:value="2.59259259259259" calcext:value-type="float">
            <text:p>2.592592592592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958478339" calcext:value-type="float">
            <text:p>1.958478339</text:p>
          </table:table-cell>
          <table:table-cell office:value-type="float" office:value="0.000309448" calcext:value-type="float">
            <text:p>0.000309448</text:p>
          </table:table-cell>
          <table:table-cell office:value-type="float" office:value="3.617741173" calcext:value-type="float">
            <text:p>3.617741173</text:p>
          </table:table-cell>
          <table:table-cell office:value-type="float" office:value="0.025684184" calcext:value-type="float">
            <text:p>0.025684184</text:p>
          </table:table-cell>
          <table:table-cell office:value-type="float" office:value="300.272517359" calcext:value-type="float">
            <text:p>300.272517359</text:p>
          </table:table-cell>
          <table:table-cell table:number-columns-repeated="5"/>
          <table:table-cell table:formula="of:=[.L88]+1" office:value-type="float" office:value="27" calcext:value-type="float">
            <text:p>27</text:p>
          </table:table-cell>
          <table:table-cell table:formula="of:=[.M88]+1" office:value-type="float" office:value="28" calcext:value-type="float">
            <text:p>28</text:p>
          </table:table-cell>
          <table:table-cell table:formula="of:=[.N88]*([.L89]/[.M89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04593062" calcext:value-type="float">
            <text:p>2.04593062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3.754985663" calcext:value-type="float">
            <text:p>3.754985663</text:p>
          </table:table-cell>
          <table:table-cell office:value-type="float" office:value="0.017114244" calcext:value-type="float">
            <text:p>0.017114244</text:p>
          </table:table-cell>
          <table:table-cell office:value-type="float" office:value="315.418795692" calcext:value-type="float">
            <text:p>315.418795692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189325092" calcext:value-type="float">
            <text:p>2.189325092</text:p>
          </table:table-cell>
          <table:table-cell office:value-type="float" office:value="0.000162464" calcext:value-type="float">
            <text:p>0.000162464</text:p>
          </table:table-cell>
          <table:table-cell office:value-type="float" office:value="3.663560253" calcext:value-type="float">
            <text:p>3.663560253</text:p>
          </table:table-cell>
          <table:table-cell office:value-type="float" office:value="0.01380944" calcext:value-type="float">
            <text:p>0.01380944</text:p>
          </table:table-cell>
          <table:table-cell office:value-type="float" office:value="311.402621505" calcext:value-type="float">
            <text:p>311.40262150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097450842" calcext:value-type="float">
            <text:p>2.097450842</text:p>
          </table:table-cell>
          <table:table-cell office:value-type="float" office:value="0.000197179" calcext:value-type="float">
            <text:p>0.000197179</text:p>
          </table:table-cell>
          <table:table-cell office:value-type="float" office:value="3.797762743" calcext:value-type="float">
            <text:p>3.797762743</text:p>
          </table:table-cell>
          <table:table-cell office:value-type="float" office:value="0.016957394" calcext:value-type="float">
            <text:p>0.016957394</text:p>
          </table:table-cell>
          <table:table-cell office:value-type="float" office:value="326.607595898" calcext:value-type="float">
            <text:p>326.607595898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227982335" calcext:value-type="float">
            <text:p>2.227982335</text:p>
          </table:table-cell>
          <table:table-cell office:value-type="float" office:value="0.000237454" calcext:value-type="float">
            <text:p>0.000237454</text:p>
          </table:table-cell>
          <table:table-cell office:value-type="float" office:value="4.274789942" calcext:value-type="float">
            <text:p>4.274789942</text:p>
          </table:table-cell>
          <table:table-cell office:value-type="float" office:value="0.020658498" calcext:value-type="float">
            <text:p>0.020658498</text:p>
          </table:table-cell>
          <table:table-cell office:value-type="float" office:value="371.906724954" calcext:value-type="float">
            <text:p>371.90672495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093980344" calcext:value-type="float">
            <text:p>2.093980344</text:p>
          </table:table-cell>
          <table:table-cell office:value-type="float" office:value="0.000200986" calcext:value-type="float">
            <text:p>0.000200986</text:p>
          </table:table-cell>
          <table:table-cell office:value-type="float" office:value="3.696063931" calcext:value-type="float">
            <text:p>3.696063931</text:p>
          </table:table-cell>
          <table:table-cell office:value-type="float" office:value="0.017686768" calcext:value-type="float">
            <text:p>0.017686768</text:p>
          </table:table-cell>
          <table:table-cell office:value-type="float" office:value="325.253625928" calcext:value-type="float">
            <text:p>325.25362592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128093044" calcext:value-type="float">
            <text:p>2.128093044</text:p>
          </table:table-cell>
          <table:table-cell office:value-type="float" office:value="0.00023533" calcext:value-type="float">
            <text:p>0.00023533</text:p>
          </table:table-cell>
          <table:table-cell office:value-type="float" office:value="3.761559053" calcext:value-type="float">
            <text:p>3.761559053</text:p>
          </table:table-cell>
          <table:table-cell office:value-type="float" office:value="0.02094437" calcext:value-type="float">
            <text:p>0.02094437</text:p>
          </table:table-cell>
          <table:table-cell office:value-type="float" office:value="334.778755717" calcext:value-type="float">
            <text:p>334.778755717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098987472" calcext:value-type="float">
            <text:p>2.098987472</text:p>
          </table:table-cell>
          <table:table-cell office:value-type="float" office:value="0.000198111" calcext:value-type="float">
            <text:p>0.000198111</text:p>
          </table:table-cell>
          <table:table-cell office:value-type="float" office:value="4.295435178" calcext:value-type="float">
            <text:p>4.295435178</text:p>
          </table:table-cell>
          <table:table-cell office:value-type="float" office:value="0.01782999" calcext:value-type="float">
            <text:p>0.01782999</text:p>
          </table:table-cell>
          <table:table-cell office:value-type="float" office:value="386.58916602" calcext:value-type="float">
            <text:p>386.58916602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209667885" calcext:value-type="float">
            <text:p>2.209667885</text:p>
          </table:table-cell>
          <table:table-cell office:value-type="float" office:value="0.000273221" calcext:value-type="float">
            <text:p>0.000273221</text:p>
          </table:table-cell>
          <table:table-cell office:value-type="float" office:value="4.052648436" calcext:value-type="float">
            <text:p>4.052648436</text:p>
          </table:table-cell>
          <table:table-cell office:value-type="float" office:value="0.024863111" calcext:value-type="float">
            <text:p>0.024863111</text:p>
          </table:table-cell>
          <table:table-cell office:value-type="float" office:value="368.791007676" calcext:value-type="float">
            <text:p>368.79100767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188806886" calcext:value-type="float">
            <text:p>2.188806886</text:p>
          </table:table-cell>
          <table:table-cell office:value-type="float" office:value="0.000231322" calcext:value-type="float">
            <text:p>0.000231322</text:p>
          </table:table-cell>
          <table:table-cell office:value-type="float" office:value="4.029793719" calcext:value-type="float">
            <text:p>4.029793719</text:p>
          </table:table-cell>
          <table:table-cell office:value-type="float" office:value="0.021281624" calcext:value-type="float">
            <text:p>0.021281624</text:p>
          </table:table-cell>
          <table:table-cell office:value-type="float" office:value="370.741022148" calcext:value-type="float">
            <text:p>370.741022148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215615704" calcext:value-type="float">
            <text:p>2.215615704</text:p>
          </table:table-cell>
          <table:table-cell office:value-type="float" office:value="0.000175458" calcext:value-type="float">
            <text:p>0.000175458</text:p>
          </table:table-cell>
          <table:table-cell office:value-type="float" office:value="4.074160591" calcext:value-type="float">
            <text:p>4.074160591</text:p>
          </table:table-cell>
          <table:table-cell office:value-type="float" office:value="0.016317594" calcext:value-type="float">
            <text:p>0.016317594</text:p>
          </table:table-cell>
          <table:table-cell office:value-type="float" office:value="378.896934963" calcext:value-type="float">
            <text:p>378.89693496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125304196" calcext:value-type="float">
            <text:p>2.125304196</text:p>
          </table:table-cell>
          <table:table-cell office:value-type="float" office:value="0.000267531" calcext:value-type="float">
            <text:p>0.000267531</text:p>
          </table:table-cell>
          <table:table-cell office:value-type="float" office:value="4.178073917" calcext:value-type="float">
            <text:p>4.178073917</text:p>
          </table:table-cell>
          <table:table-cell office:value-type="float" office:value="0.025147914" calcext:value-type="float">
            <text:p>0.025147914</text:p>
          </table:table-cell>
          <table:table-cell office:value-type="float" office:value="392.738948198" calcext:value-type="float">
            <text:p>392.738948198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176231458" calcext:value-type="float">
            <text:p>2.176231458</text:p>
          </table:table-cell>
          <table:table-cell office:value-type="float" office:value="0.000185217" calcext:value-type="float">
            <text:p>0.000185217</text:p>
          </table:table-cell>
          <table:table-cell office:value-type="float" office:value="4.366838126" calcext:value-type="float">
            <text:p>4.366838126</text:p>
          </table:table-cell>
          <table:table-cell office:value-type="float" office:value="0.017595615" calcext:value-type="float">
            <text:p>0.017595615</text:p>
          </table:table-cell>
          <table:table-cell office:value-type="float" office:value="414.84962197" calcext:value-type="float">
            <text:p>414.84962197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405300988" calcext:value-type="float">
            <text:p>2.405300988</text:p>
          </table:table-cell>
          <table:table-cell office:value-type="float" office:value="0.000178514" calcext:value-type="float">
            <text:p>0.000178514</text:p>
          </table:table-cell>
          <table:table-cell office:value-type="float" office:value="4.487329342" calcext:value-type="float">
            <text:p>4.487329342</text:p>
          </table:table-cell>
          <table:table-cell office:value-type="float" office:value="0.017137344" calcext:value-type="float">
            <text:p>0.017137344</text:p>
          </table:table-cell>
          <table:table-cell office:value-type="float" office:value="430.783616832" calcext:value-type="float">
            <text:p>430.7836168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243129566" calcext:value-type="float">
            <text:p>2.243129566</text:p>
          </table:table-cell>
          <table:table-cell office:value-type="float" office:value="0.000200145" calcext:value-type="float">
            <text:p>0.000200145</text:p>
          </table:table-cell>
          <table:table-cell office:value-type="float" office:value="4.281710422" calcext:value-type="float">
            <text:p>4.281710422</text:p>
          </table:table-cell>
          <table:table-cell office:value-type="float" office:value="0.019414065" calcext:value-type="float">
            <text:p>0.019414065</text:p>
          </table:table-cell>
          <table:table-cell office:value-type="float" office:value="415.325910934" calcext:value-type="float">
            <text:p>415.32591093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26551479" calcext:value-type="float">
            <text:p>2.26551479</text:p>
          </table:table-cell>
          <table:table-cell office:value-type="float" office:value="0.000168746" calcext:value-type="float">
            <text:p>0.000168746</text:p>
          </table:table-cell>
          <table:table-cell office:value-type="float" office:value="4.598293221" calcext:value-type="float">
            <text:p>4.598293221</text:p>
          </table:table-cell>
          <table:table-cell office:value-type="float" office:value="0.016537108" calcext:value-type="float">
            <text:p>0.016537108</text:p>
          </table:table-cell>
          <table:table-cell office:value-type="float" office:value="450.632735658" calcext:value-type="float">
            <text:p>450.63273565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263650726" calcext:value-type="float">
            <text:p>2.263650726</text:p>
          </table:table-cell>
          <table:table-cell office:value-type="float" office:value="0.000195947" calcext:value-type="float">
            <text:p>0.000195947</text:p>
          </table:table-cell>
          <table:table-cell office:value-type="float" office:value="4.391389095" calcext:value-type="float">
            <text:p>4.391389095</text:p>
          </table:table-cell>
          <table:table-cell office:value-type="float" office:value="0.019398753" calcext:value-type="float">
            <text:p>0.019398753</text:p>
          </table:table-cell>
          <table:table-cell office:value-type="float" office:value="434.747520405" calcext:value-type="float">
            <text:p>434.74752040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40491476" calcext:value-type="float">
            <text:p>2.240491476</text:p>
          </table:table-cell>
          <table:table-cell office:value-type="float" office:value="0.000182953" calcext:value-type="float">
            <text:p>0.000182953</text:p>
          </table:table-cell>
          <table:table-cell office:value-type="float" office:value="4.543590312" calcext:value-type="float">
            <text:p>4.543590312</text:p>
          </table:table-cell>
          <table:table-cell office:value-type="float" office:value="0.0182953" calcext:value-type="float">
            <text:p>0.0182953</text:p>
          </table:table-cell>
          <table:table-cell office:value-type="float" office:value="454.3590312" calcext:value-type="float">
            <text:p>454.3590312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409785219" calcext:value-type="float">
            <text:p>2.409785219</text:p>
          </table:table-cell>
          <table:table-cell office:value-type="float" office:value="0.000155602" calcext:value-type="float">
            <text:p>0.000155602</text:p>
          </table:table-cell>
          <table:table-cell office:value-type="float" office:value="4.635782656" calcext:value-type="float">
            <text:p>4.635782656</text:p>
          </table:table-cell>
          <table:table-cell office:value-type="float" office:value="0.015715802" calcext:value-type="float">
            <text:p>0.015715802</text:p>
          </table:table-cell>
          <table:table-cell office:value-type="float" office:value="468.214048256" calcext:value-type="float">
            <text:p>468.21404825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326323252" calcext:value-type="float">
            <text:p>2.326323252</text:p>
          </table:table-cell>
          <table:table-cell office:value-type="float" office:value="0.000181259" calcext:value-type="float">
            <text:p>0.000181259</text:p>
          </table:table-cell>
          <table:table-cell office:value-type="float" office:value="4.626216808" calcext:value-type="float">
            <text:p>4.626216808</text:p>
          </table:table-cell>
          <table:table-cell office:value-type="float" office:value="0.018488418" calcext:value-type="float">
            <text:p>0.018488418</text:p>
          </table:table-cell>
          <table:table-cell office:value-type="float" office:value="471.874114416" calcext:value-type="float">
            <text:p>471.8741144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229629125" calcext:value-type="float">
            <text:p>2.229629125</text:p>
          </table:table-cell>
          <table:table-cell office:value-type="float" office:value="0.000221805" calcext:value-type="float">
            <text:p>0.000221805</text:p>
          </table:table-cell>
          <table:table-cell office:value-type="float" office:value="4.709958523" calcext:value-type="float">
            <text:p>4.709958523</text:p>
          </table:table-cell>
          <table:table-cell office:value-type="float" office:value="0.022845915" calcext:value-type="float">
            <text:p>0.022845915</text:p>
          </table:table-cell>
          <table:table-cell office:value-type="float" office:value="485.125727869" calcext:value-type="float">
            <text:p>485.12572786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368929893" calcext:value-type="float">
            <text:p>2.368929893</text:p>
          </table:table-cell>
          <table:table-cell office:value-type="float" office:value="0.00024094" calcext:value-type="float">
            <text:p>0.00024094</text:p>
          </table:table-cell>
          <table:table-cell office:value-type="float" office:value="4.592226316" calcext:value-type="float">
            <text:p>4.592226316</text:p>
          </table:table-cell>
          <table:table-cell office:value-type="float" office:value="0.02505776" calcext:value-type="float">
            <text:p>0.02505776</text:p>
          </table:table-cell>
          <table:table-cell office:value-type="float" office:value="477.591536864" calcext:value-type="float">
            <text:p>477.5915368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530702124" calcext:value-type="float">
            <text:p>2.530702124</text:p>
          </table:table-cell>
          <table:table-cell office:value-type="float" office:value="0.000192701" calcext:value-type="float">
            <text:p>0.000192701</text:p>
          </table:table-cell>
          <table:table-cell office:value-type="float" office:value="4.855884132" calcext:value-type="float">
            <text:p>4.855884132</text:p>
          </table:table-cell>
          <table:table-cell office:value-type="float" office:value="0.020233605" calcext:value-type="float">
            <text:p>0.020233605</text:p>
          </table:table-cell>
          <table:table-cell office:value-type="float" office:value="509.86783386" calcext:value-type="float">
            <text:p>509.8678338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511992567" calcext:value-type="float">
            <text:p>2.511992567</text:p>
          </table:table-cell>
          <table:table-cell office:value-type="float" office:value="0.000181169" calcext:value-type="float">
            <text:p>0.000181169</text:p>
          </table:table-cell>
          <table:table-cell office:value-type="float" office:value="4.836191557" calcext:value-type="float">
            <text:p>4.836191557</text:p>
          </table:table-cell>
          <table:table-cell office:value-type="float" office:value="0.019203914" calcext:value-type="float">
            <text:p>0.019203914</text:p>
          </table:table-cell>
          <table:table-cell office:value-type="float" office:value="512.636305042" calcext:value-type="float">
            <text:p>512.636305042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372649825" calcext:value-type="float">
            <text:p>2.372649825</text:p>
          </table:table-cell>
          <table:table-cell office:value-type="float" office:value="0.000173324" calcext:value-type="float">
            <text:p>0.000173324</text:p>
          </table:table-cell>
          <table:table-cell office:value-type="float" office:value="4.781014098" calcext:value-type="float">
            <text:p>4.781014098</text:p>
          </table:table-cell>
          <table:table-cell office:value-type="float" office:value="0.018545668" calcext:value-type="float">
            <text:p>0.018545668</text:p>
          </table:table-cell>
          <table:table-cell office:value-type="float" office:value="511.568508486" calcext:value-type="float">
            <text:p>511.56850848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434733156" calcext:value-type="float">
            <text:p>2.434733156</text:p>
          </table:table-cell>
          <table:table-cell office:value-type="float" office:value="0.000239158" calcext:value-type="float">
            <text:p>0.000239158</text:p>
          </table:table-cell>
          <table:table-cell office:value-type="float" office:value="4.915378219" calcext:value-type="float">
            <text:p>4.915378219</text:p>
          </table:table-cell>
          <table:table-cell office:value-type="float" office:value="0.025829064" calcext:value-type="float">
            <text:p>0.025829064</text:p>
          </table:table-cell>
          <table:table-cell office:value-type="float" office:value="530.860847652" calcext:value-type="float">
            <text:p>530.860847652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569990917" calcext:value-type="float">
            <text:p>2.569990917</text:p>
          </table:table-cell>
          <table:table-cell office:value-type="float" office:value="0.000196137" calcext:value-type="float">
            <text:p>0.000196137</text:p>
          </table:table-cell>
          <table:table-cell office:value-type="float" office:value="4.737382402" calcext:value-type="float">
            <text:p>4.737382402</text:p>
          </table:table-cell>
          <table:table-cell office:value-type="float" office:value="0.021378933" calcext:value-type="float">
            <text:p>0.021378933</text:p>
          </table:table-cell>
          <table:table-cell office:value-type="float" office:value="516.374681818" calcext:value-type="float">
            <text:p>516.374681818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654794916" calcext:value-type="float">
            <text:p>2.654794916</text:p>
          </table:table-cell>
          <table:table-cell office:value-type="float" office:value="0.000200415" calcext:value-type="float">
            <text:p>0.000200415</text:p>
          </table:table-cell>
          <table:table-cell office:value-type="float" office:value="5.124303325" calcext:value-type="float">
            <text:p>5.124303325</text:p>
          </table:table-cell>
          <table:table-cell office:value-type="float" office:value="0.02204565" calcext:value-type="float">
            <text:p>0.02204565</text:p>
          </table:table-cell>
          <table:table-cell office:value-type="float" office:value="563.67336575" calcext:value-type="float">
            <text:p>563.6733657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531423304" calcext:value-type="float">
            <text:p>2.531423304</text:p>
          </table:table-cell>
          <table:table-cell office:value-type="float" office:value="0.000205565" calcext:value-type="float">
            <text:p>0.000205565</text:p>
          </table:table-cell>
          <table:table-cell office:value-type="float" office:value="4.954432689" calcext:value-type="float">
            <text:p>4.954432689</text:p>
          </table:table-cell>
          <table:table-cell office:value-type="float" office:value="0.022817715" calcext:value-type="float">
            <text:p>0.022817715</text:p>
          </table:table-cell>
          <table:table-cell office:value-type="float" office:value="549.942028479" calcext:value-type="float">
            <text:p>549.94202847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585825555" calcext:value-type="float">
            <text:p>2.585825555</text:p>
          </table:table-cell>
          <table:table-cell office:value-type="float" office:value="0.000205484" calcext:value-type="float">
            <text:p>0.000205484</text:p>
          </table:table-cell>
          <table:table-cell office:value-type="float" office:value="5.07943229" calcext:value-type="float">
            <text:p>5.07943229</text:p>
          </table:table-cell>
          <table:table-cell office:value-type="float" office:value="0.023014208" calcext:value-type="float">
            <text:p>0.023014208</text:p>
          </table:table-cell>
          <table:table-cell office:value-type="float" office:value="568.89641648" calcext:value-type="float">
            <text:p>568.89641648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671699125" calcext:value-type="float">
            <text:p>2.671699125</text:p>
          </table:table-cell>
          <table:table-cell office:value-type="float" office:value="0.000259065" calcext:value-type="float">
            <text:p>0.000259065</text:p>
          </table:table-cell>
          <table:table-cell office:value-type="float" office:value="5.149844453" calcext:value-type="float">
            <text:p>5.149844453</text:p>
          </table:table-cell>
          <table:table-cell office:value-type="float" office:value="0.029274345" calcext:value-type="float">
            <text:p>0.029274345</text:p>
          </table:table-cell>
          <table:table-cell office:value-type="float" office:value="581.932423189" calcext:value-type="float">
            <text:p>581.932423189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663959816" calcext:value-type="float">
            <text:p>2.663959816</text:p>
          </table:table-cell>
          <table:table-cell office:value-type="float" office:value="0.000172873" calcext:value-type="float">
            <text:p>0.000172873</text:p>
          </table:table-cell>
          <table:table-cell office:value-type="float" office:value="3.586216598" calcext:value-type="float">
            <text:p>3.586216598</text:p>
          </table:table-cell>
          <table:table-cell office:value-type="float" office:value="0.019707522" calcext:value-type="float">
            <text:p>0.019707522</text:p>
          </table:table-cell>
          <table:table-cell office:value-type="float" office:value="408.828692172" calcext:value-type="float">
            <text:p>408.82869217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706896787" calcext:value-type="float">
            <text:p>2.706896787</text:p>
          </table:table-cell>
          <table:table-cell office:value-type="float" office:value="0.000199183" calcext:value-type="float">
            <text:p>0.000199183</text:p>
          </table:table-cell>
          <table:table-cell office:value-type="float" office:value="3.746043506" calcext:value-type="float">
            <text:p>3.746043506</text:p>
          </table:table-cell>
          <table:table-cell office:value-type="float" office:value="0.022906045" calcext:value-type="float">
            <text:p>0.022906045</text:p>
          </table:table-cell>
          <table:table-cell office:value-type="float" office:value="430.79500319" calcext:value-type="float">
            <text:p>430.79500319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560366006" calcext:value-type="float">
            <text:p>2.560366006</text:p>
          </table:table-cell>
          <table:table-cell office:value-type="float" office:value="0.000207188" calcext:value-type="float">
            <text:p>0.000207188</text:p>
          </table:table-cell>
          <table:table-cell office:value-type="float" office:value="3.67584868" calcext:value-type="float">
            <text:p>3.67584868</text:p>
          </table:table-cell>
          <table:table-cell office:value-type="float" office:value="0.024033808" calcext:value-type="float">
            <text:p>0.024033808</text:p>
          </table:table-cell>
          <table:table-cell office:value-type="float" office:value="426.39844688" calcext:value-type="float">
            <text:p>426.39844688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535128892" calcext:value-type="float">
            <text:p>2.535128892</text:p>
          </table:table-cell>
          <table:table-cell office:value-type="float" office:value="0.000207288" calcext:value-type="float">
            <text:p>0.000207288</text:p>
          </table:table-cell>
          <table:table-cell office:value-type="float" office:value="3.747206252" calcext:value-type="float">
            <text:p>3.747206252</text:p>
          </table:table-cell>
          <table:table-cell office:value-type="float" office:value="0.024252696" calcext:value-type="float">
            <text:p>0.024252696</text:p>
          </table:table-cell>
          <table:table-cell office:value-type="float" office:value="438.423131484" calcext:value-type="float">
            <text:p>438.423131484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83039534" calcext:value-type="float">
            <text:p>2.83039534</text:p>
          </table:table-cell>
          <table:table-cell office:value-type="float" office:value="0.000167574" calcext:value-type="float">
            <text:p>0.000167574</text:p>
          </table:table-cell>
          <table:table-cell office:value-type="float" office:value="3.888297628" calcext:value-type="float">
            <text:p>3.888297628</text:p>
          </table:table-cell>
          <table:table-cell office:value-type="float" office:value="0.019773732" calcext:value-type="float">
            <text:p>0.019773732</text:p>
          </table:table-cell>
          <table:table-cell office:value-type="float" office:value="458.819120104" calcext:value-type="float">
            <text:p>458.81912010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648839431" calcext:value-type="float">
            <text:p>2.648839431</text:p>
          </table:table-cell>
          <table:table-cell office:value-type="float" office:value="0.000177462" calcext:value-type="float">
            <text:p>0.000177462</text:p>
          </table:table-cell>
          <table:table-cell office:value-type="float" office:value="3.864627836" calcext:value-type="float">
            <text:p>3.864627836</text:p>
          </table:table-cell>
          <table:table-cell office:value-type="float" office:value="0.021117978" calcext:value-type="float">
            <text:p>0.021117978</text:p>
          </table:table-cell>
          <table:table-cell office:value-type="float" office:value="459.890712484" calcext:value-type="float">
            <text:p>459.89071248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739791923" calcext:value-type="float">
            <text:p>2.739791923</text:p>
          </table:table-cell>
          <table:table-cell office:value-type="float" office:value="0.00022963" calcext:value-type="float">
            <text:p>0.00022963</text:p>
          </table:table-cell>
          <table:table-cell office:value-type="float" office:value="3.858351735" calcext:value-type="float">
            <text:p>3.858351735</text:p>
          </table:table-cell>
          <table:table-cell office:value-type="float" office:value="0.0275556" calcext:value-type="float">
            <text:p>0.0275556</text:p>
          </table:table-cell>
          <table:table-cell office:value-type="float" office:value="463.0022082" calcext:value-type="float">
            <text:p>463.0022082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629641756" calcext:value-type="float">
            <text:p>2.629641756</text:p>
          </table:table-cell>
          <table:table-cell office:value-type="float" office:value="0.000185116" calcext:value-type="float">
            <text:p>0.000185116</text:p>
          </table:table-cell>
          <table:table-cell office:value-type="float" office:value="3.956638339" calcext:value-type="float">
            <text:p>3.956638339</text:p>
          </table:table-cell>
          <table:table-cell office:value-type="float" office:value="0.022399036" calcext:value-type="float">
            <text:p>0.022399036</text:p>
          </table:table-cell>
          <table:table-cell office:value-type="float" office:value="478.753239019" calcext:value-type="float">
            <text:p>478.75323901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693744415" calcext:value-type="float">
            <text:p>2.693744415</text:p>
          </table:table-cell>
          <table:table-cell office:value-type="float" office:value="0.000218428" calcext:value-type="float">
            <text:p>0.000218428</text:p>
          </table:table-cell>
          <table:table-cell office:value-type="float" office:value="3.962586058" calcext:value-type="float">
            <text:p>3.962586058</text:p>
          </table:table-cell>
          <table:table-cell office:value-type="float" office:value="0.026648216" calcext:value-type="float">
            <text:p>0.026648216</text:p>
          </table:table-cell>
          <table:table-cell office:value-type="float" office:value="483.435499076" calcext:value-type="float">
            <text:p>483.435499076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078744975" calcext:value-type="float">
            <text:p>2.078744975</text:p>
          </table:table-cell>
          <table:table-cell office:value-type="float" office:value="0.000189565" calcext:value-type="float">
            <text:p>0.000189565</text:p>
          </table:table-cell>
          <table:table-cell office:value-type="float" office:value="3.979795415" calcext:value-type="float">
            <text:p>3.979795415</text:p>
          </table:table-cell>
          <table:table-cell office:value-type="float" office:value="0.023316495" calcext:value-type="float">
            <text:p>0.023316495</text:p>
          </table:table-cell>
          <table:table-cell office:value-type="float" office:value="489.514836045" calcext:value-type="float">
            <text:p>489.51483604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987109195" calcext:value-type="float">
            <text:p>1.987109195</text:p>
          </table:table-cell>
          <table:table-cell office:value-type="float" office:value="0.0001606" calcext:value-type="float">
            <text:p>0.0001606</text:p>
          </table:table-cell>
          <table:table-cell office:value-type="float" office:value="3.916753773" calcext:value-type="float">
            <text:p>3.916753773</text:p>
          </table:table-cell>
          <table:table-cell office:value-type="float" office:value="0.0199144" calcext:value-type="float">
            <text:p>0.0199144</text:p>
          </table:table-cell>
          <table:table-cell office:value-type="float" office:value="485.677467852" calcext:value-type="float">
            <text:p>485.67746785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08934617" calcext:value-type="float">
            <text:p>2.108934617</text:p>
          </table:table-cell>
          <table:table-cell office:value-type="float" office:value="0.000180237" calcext:value-type="float">
            <text:p>0.000180237</text:p>
          </table:table-cell>
          <table:table-cell office:value-type="float" office:value="4.000169935" calcext:value-type="float">
            <text:p>4.000169935</text:p>
          </table:table-cell>
          <table:table-cell office:value-type="float" office:value="0.022529625" calcext:value-type="float">
            <text:p>0.022529625</text:p>
          </table:table-cell>
          <table:table-cell office:value-type="float" office:value="500.021241875" calcext:value-type="float">
            <text:p>500.02124187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042669264" calcext:value-type="float">
            <text:p>2.042669264</text:p>
          </table:table-cell>
          <table:table-cell office:value-type="float" office:value="0.000205535" calcext:value-type="float">
            <text:p>0.000205535</text:p>
          </table:table-cell>
          <table:table-cell office:value-type="float" office:value="3.977638833" calcext:value-type="float">
            <text:p>3.977638833</text:p>
          </table:table-cell>
          <table:table-cell office:value-type="float" office:value="0.02589741" calcext:value-type="float">
            <text:p>0.02589741</text:p>
          </table:table-cell>
          <table:table-cell office:value-type="float" office:value="501.182492958" calcext:value-type="float">
            <text:p>501.182492958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050989039" calcext:value-type="float">
            <text:p>2.050989039</text:p>
          </table:table-cell>
          <table:table-cell office:value-type="float" office:value="0.000268603" calcext:value-type="float">
            <text:p>0.000268603</text:p>
          </table:table-cell>
          <table:table-cell office:value-type="float" office:value="3.895162301" calcext:value-type="float">
            <text:p>3.895162301</text:p>
          </table:table-cell>
          <table:table-cell office:value-type="float" office:value="0.034112581" calcext:value-type="float">
            <text:p>0.034112581</text:p>
          </table:table-cell>
          <table:table-cell office:value-type="float" office:value="494.685612227" calcext:value-type="float">
            <text:p>494.6856122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6" office:value-type="float" office:value="2.082159817" calcext:value-type="float">
            <text:p>2.082159817</text:p>
          </table:table-cell>
          <table:table-cell table:style-name="ce42" office:value-type="float" office:value="0.000204292" calcext:value-type="float">
            <text:p>0.000204292</text:p>
          </table:table-cell>
          <table:table-cell table:style-name="ce42" office:value-type="float" office:value="4.045000481" calcext:value-type="float">
            <text:p>4.045000481</text:p>
          </table:table-cell>
          <table:table-cell table:style-name="ce42" office:value-type="float" office:value="0.026149376" calcext:value-type="float">
            <text:p>0.026149376</text:p>
          </table:table-cell>
          <table:table-cell table:style-name="ce48" office:value-type="float" office:value="517.760061568" calcext:value-type="float">
            <text:p>517.760061568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7" office:value-type="float" office:value="2.10453791110937" calcext:value-type="float">
            <text:p>2.10453791110937</text:p>
          </table:table-cell>
          <table:table-cell table:style-name="ce43" office:value-type="float" office:value="0.244986341179687" calcext:value-type="float">
            <text:p>0.244986341179687</text:p>
          </table:table-cell>
          <table:table-cell table:style-name="ce43" office:value-type="float" office:value="3.56530967550781" calcext:value-type="float">
            <text:p>3.56530967550781</text:p>
          </table:table-cell>
          <table:table-cell table:style-name="ce43" office:value-type="float" office:value="7.54776306717187" calcext:value-type="float">
            <text:p>7.54776306717187</text:p>
          </table:table-cell>
          <table:table-cell table:style-name="ce49" office:value-type="float" office:value="251.488023929727" calcext:value-type="float">
            <text:p>251.488023929727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_bench.cr_1'.A1:'Pivot Table_bench.cr_1'.F135" table:buttons="'Pivot Table_bench.cr_1'.A1 'Pivot Table_bench.cr_1'.A2 'Pivot Table_bench.cr_1'.A3 'Pivot Table_bench.cr_1'.A6 'Pivot Table_bench.cr_1'.B5" table:show-filter-button="false" table:drill-down-on-double-click="false">
          <table:source-cell-range table:cell-range-address="'bench.cr'.A1:'bench.cr'.K257"/>
          <table:data-pilot-field table:source-field-name="batch_timestamp" table:orientation="page" table:used-hierarchy="0" table:function="auto" loext:ignore-selected-page="true" table:selected-page="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_loops" table:orientation="page" table:used-hierarchy="0" table:function="auto" loext:ignore-selected-page="true" table:selected-page="35">
            <table:data-pilot-level table:show-empty="false" calcext:repeat-item-labels="false">
              <table:data-pilot-members>
                <table:data-pilot-member table:name="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page" table:used-hierarchy="0" table:function="auto" loext:ignore-selected-page="true" table:selected-page="fib">
            <table:data-pilot-level table:show-empty="false" calcext:repeat-item-labels="false">
              <table:data-pilot-members>
                <table:data-pilot-member table:name="array_360" table:display="fals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1:12:29.003687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1T01:13:08.835003491</dc:date>
    <meta:editing-duration>PT29M49S</meta:editing-duration>
    <meta:editing-cycles>5</meta:editing-cycles>
    <meta:document-statistic meta:table-count="2" meta:cell-count="3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aa61a" draw:fill-color="#faa6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dc578" draw:fill-color="#fdc57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974cm" svg:height="24.172cm" xlink:href=".." xlink:type="simple" loext:data-pilot-source="DataPilot1" chart:class="chart:line" chart:style-name="ch1">
        <chart:title svg:x="16.271cm" svg:y="1.519cm" chart:style-name="ch2">
          <text:p>35 loops of Fibonacci w/ CRYSTAL_WORKERS = X</text:p>
        </chart:title>
        <chart:subtitle svg:x="17.223cm" svg:y="2.781cm" chart:style-name="ch3">
          <text:p>AMD Ryzen 7 1700X Eight-Core Processor × 16</text:p>
        </chart:subtitle>
        <chart:legend svg:x="6.203cm" svg:y="20.563cm" style:legend-expansion="custom" chartooo:width="30.567cm" chartooo:height="2.226cm" style:legend-expansion-aspect-ratio="13.7318059299191" chart:style-name="ch4"/>
        <chart:plot-area chart:style-name="ch5" table:cell-range-address="PivotChart" chart:data-source-has-labels="column" svg:x="0.858cm" svg:y="3.634cm" svg:width="41.067cm" svg:height="16.872cm">
          <chartooo:coordinate-region svg:x="2.141cm" svg:y="3.834cm" svg:width="39.784cm" svg:height="15.748cm"/>
          <chart:axis chart:dimension="x" chart:name="primary-x" chart:style-name="ch6" chartooo:axis-type="auto">
            <chartooo:date-scale/>
            <chart:categories table:cell-range-address="PT@categories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PT@data 0" chart:label-cell-address="PT@label 0" chart:class="chart:line">
            <chart:data-point chart:repeated="128"/>
          </chart:series>
          <chart:series chart:style-name="ch10" chart:values-cell-range-address="PT@data 1" chart:label-cell-address="PT@label 1" chart:class="chart:line">
            <chart:data-point chart:repeated="128"/>
          </chart:series>
          <chart:series chart:style-name="ch11" chart:values-cell-range-address="PT@data 2" chart:label-cell-address="PT@label 2" chart:class="chart:line">
            <chart:data-point chart:repeated="128"/>
          </chart:series>
          <chart:series chart:style-name="ch12" chart:values-cell-range-address="PT@data 3" chart:label-cell-address="PT@label 3" chart:class="chart:line">
            <chart:data-point chart:repeated="128"/>
          </chart:series>
          <chart:series chart:style-name="ch13" chart:values-cell-range-address="PT@data 4" chart:label-cell-address="PT@label 4" chart:class="chart:line">
            <chart:data-point chart:repeated="1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ormal</text:p>
                <draw:g>
                  <svg:desc>PT@label 0</svg:desc>
                </draw:g>
              </table:table-cell>
              <table:table-cell office:value-type="string">
                <text:p>Average - fibers_any_thread</text:p>
                <draw:g>
                  <svg:desc>PT@label 1</svg:desc>
                </draw:g>
              </table:table-cell>
              <table:table-cell office:value-type="string">
                <text:p>Average - fibers_same_thread</text:p>
                <draw:g>
                  <svg:desc>PT@label 2</svg:desc>
                </draw:g>
              </table:table-cell>
              <table:table-cell office:value-type="string">
                <text:p>Average - fibers_any_thread_times_worker</text:p>
                <draw:g>
                  <svg:desc>PT@label 3</svg:desc>
                </draw:g>
              </table:table-cell>
              <table:table-cell office:value-type="string">
                <text:p>Average - fibers_same_thread_times_worker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.691499271">
                <text:p>1.691499271</text:p>
                <draw:g>
                  <svg:desc>PT@data 0</svg:desc>
                </draw:g>
              </table:table-cell>
              <table:table-cell office:value-type="float" office:value="1.671863053">
                <text:p>1.671863053</text:p>
                <draw:g>
                  <svg:desc>PT@data 1</svg:desc>
                </draw:g>
              </table:table-cell>
              <table:table-cell office:value-type="float" office:value="1.672653121">
                <text:p>1.672653121</text:p>
                <draw:g>
                  <svg:desc>PT@data 2</svg:desc>
                </draw:g>
              </table:table-cell>
              <table:table-cell office:value-type="float" office:value="1.671863053">
                <text:p>1.671863053</text:p>
                <draw:g>
                  <svg:desc>PT@data 3</svg:desc>
                </draw:g>
              </table:table-cell>
              <table:table-cell office:value-type="float" office:value="1.672653121">
                <text:p>1.672653121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926245">
                <text:p>1.94926245</text:p>
              </table:table-cell>
              <table:table-cell office:value-type="float" office:value="1.73565838">
                <text:p>1.73565838</text:p>
              </table:table-cell>
              <table:table-cell office:value-type="float" office:value="1.760170441">
                <text:p>1.760170441</text:p>
              </table:table-cell>
              <table:table-cell office:value-type="float" office:value="3.47131676">
                <text:p>3.47131676</text:p>
              </table:table-cell>
              <table:table-cell office:value-type="float" office:value="3.520340882">
                <text:p>3.520340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17125937">
                <text:p>1.717125937</text:p>
              </table:table-cell>
              <table:table-cell office:value-type="float" office:value="0.975915568">
                <text:p>0.975915568</text:p>
              </table:table-cell>
              <table:table-cell office:value-type="float" office:value="1.930792866">
                <text:p>1.930792866</text:p>
              </table:table-cell>
              <table:table-cell office:value-type="float" office:value="2.927746704">
                <text:p>2.927746704</text:p>
              </table:table-cell>
              <table:table-cell office:value-type="float" office:value="5.792378598">
                <text:p>5.792378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2645511">
                <text:p>1.782645511</text:p>
              </table:table-cell>
              <table:table-cell office:value-type="float" office:value="0.701916873">
                <text:p>0.701916873</text:p>
              </table:table-cell>
              <table:table-cell office:value-type="float" office:value="2.08259564">
                <text:p>2.08259564</text:p>
              </table:table-cell>
              <table:table-cell office:value-type="float" office:value="2.807667492">
                <text:p>2.807667492</text:p>
              </table:table-cell>
              <table:table-cell office:value-type="float" office:value="8.33038256">
                <text:p>8.33038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74848664">
                <text:p>1.774848664</text:p>
              </table:table-cell>
              <table:table-cell office:value-type="float" office:value="1.334475663">
                <text:p>1.334475663</text:p>
              </table:table-cell>
              <table:table-cell office:value-type="float" office:value="1.653266181">
                <text:p>1.653266181</text:p>
              </table:table-cell>
              <table:table-cell office:value-type="float" office:value="6.672378315">
                <text:p>6.672378315</text:p>
              </table:table-cell>
              <table:table-cell office:value-type="float" office:value="8.266330905">
                <text:p>8.266330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047094">
                <text:p>1.635047094</text:p>
              </table:table-cell>
              <table:table-cell office:value-type="float" office:value="0.45784438">
                <text:p>0.45784438</text:p>
              </table:table-cell>
              <table:table-cell office:value-type="float" office:value="2.404858134">
                <text:p>2.404858134</text:p>
              </table:table-cell>
              <table:table-cell office:value-type="float" office:value="2.74706628">
                <text:p>2.74706628</text:p>
              </table:table-cell>
              <table:table-cell office:value-type="float" office:value="14.429148804">
                <text:p>14.429148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3982566">
                <text:p>1.553982566</text:p>
              </table:table-cell>
              <table:table-cell office:value-type="float" office:value="1.362285274">
                <text:p>1.362285274</text:p>
              </table:table-cell>
              <table:table-cell office:value-type="float" office:value="1.580878248">
                <text:p>1.580878248</text:p>
              </table:table-cell>
              <table:table-cell office:value-type="float" office:value="9.535996918">
                <text:p>9.535996918</text:p>
              </table:table-cell>
              <table:table-cell office:value-type="float" office:value="11.066147736">
                <text:p>11.066147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655373">
                <text:p>1.66655373</text:p>
              </table:table-cell>
              <table:table-cell office:value-type="float" office:value="0.306529268">
                <text:p>0.306529268</text:p>
              </table:table-cell>
              <table:table-cell office:value-type="float" office:value="2.689122335">
                <text:p>2.689122335</text:p>
              </table:table-cell>
              <table:table-cell office:value-type="float" office:value="2.452234144">
                <text:p>2.452234144</text:p>
              </table:table-cell>
              <table:table-cell office:value-type="float" office:value="21.51297868">
                <text:p>21.51297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40513979">
                <text:p>1.540513979</text:p>
              </table:table-cell>
              <table:table-cell office:value-type="float" office:value="0.214757759">
                <text:p>0.214757759</text:p>
              </table:table-cell>
              <table:table-cell office:value-type="float" office:value="2.825374104">
                <text:p>2.825374104</text:p>
              </table:table-cell>
              <table:table-cell office:value-type="float" office:value="1.932819831">
                <text:p>1.932819831</text:p>
              </table:table-cell>
              <table:table-cell office:value-type="float" office:value="25.428366936">
                <text:p>25.428366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48392012">
                <text:p>1.648392012</text:p>
              </table:table-cell>
              <table:table-cell office:value-type="float" office:value="1.540873481">
                <text:p>1.540873481</text:p>
              </table:table-cell>
              <table:table-cell office:value-type="float" office:value="1.715903432">
                <text:p>1.715903432</text:p>
              </table:table-cell>
              <table:table-cell office:value-type="float" office:value="15.40873481">
                <text:p>15.40873481</text:p>
              </table:table-cell>
              <table:table-cell office:value-type="float" office:value="17.15903432">
                <text:p>17.15903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7721813">
                <text:p>1.577721813</text:p>
              </table:table-cell>
              <table:table-cell office:value-type="float" office:value="0.573323765">
                <text:p>0.573323765</text:p>
              </table:table-cell>
              <table:table-cell office:value-type="float" office:value="2.414045614">
                <text:p>2.414045614</text:p>
              </table:table-cell>
              <table:table-cell office:value-type="float" office:value="6.306561415">
                <text:p>6.306561415</text:p>
              </table:table-cell>
              <table:table-cell office:value-type="float" office:value="26.554501754">
                <text:p>26.554501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31755236">
                <text:p>1.631755236</text:p>
              </table:table-cell>
              <table:table-cell office:value-type="float" office:value="0.069960461">
                <text:p>0.069960461</text:p>
              </table:table-cell>
              <table:table-cell office:value-type="float" office:value="3.006414963">
                <text:p>3.006414963</text:p>
              </table:table-cell>
              <table:table-cell office:value-type="float" office:value="0.839525532">
                <text:p>0.839525532</text:p>
              </table:table-cell>
              <table:table-cell office:value-type="float" office:value="36.076979556">
                <text:p>36.076979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6541532">
                <text:p>1.86541532</text:p>
              </table:table-cell>
              <table:table-cell office:value-type="float" office:value="0.423459667">
                <text:p>0.423459667</text:p>
              </table:table-cell>
              <table:table-cell office:value-type="float" office:value="2.773559544">
                <text:p>2.773559544</text:p>
              </table:table-cell>
              <table:table-cell office:value-type="float" office:value="5.504975671">
                <text:p>5.504975671</text:p>
              </table:table-cell>
              <table:table-cell office:value-type="float" office:value="36.056274072">
                <text:p>36.056274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570879">
                <text:p>1.67570879</text:p>
              </table:table-cell>
              <table:table-cell office:value-type="float" office:value="1.598027876">
                <text:p>1.598027876</text:p>
              </table:table-cell>
              <table:table-cell office:value-type="float" office:value="1.857546709">
                <text:p>1.857546709</text:p>
              </table:table-cell>
              <table:table-cell office:value-type="float" office:value="22.372390264">
                <text:p>22.372390264</text:p>
              </table:table-cell>
              <table:table-cell office:value-type="float" office:value="26.005653926">
                <text:p>26.005653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4414009">
                <text:p>1.664414009</text:p>
              </table:table-cell>
              <table:table-cell office:value-type="float" office:value="0.083542603">
                <text:p>0.083542603</text:p>
              </table:table-cell>
              <table:table-cell office:value-type="float" office:value="3.172015793">
                <text:p>3.172015793</text:p>
              </table:table-cell>
              <table:table-cell office:value-type="float" office:value="1.253139045">
                <text:p>1.253139045</text:p>
              </table:table-cell>
              <table:table-cell office:value-type="float" office:value="47.580236895">
                <text:p>47.580236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0118099">
                <text:p>1.870118099</text:p>
              </table:table-cell>
              <table:table-cell office:value-type="float" office:value="0.320429955">
                <text:p>0.320429955</text:p>
              </table:table-cell>
              <table:table-cell office:value-type="float" office:value="2.95949006">
                <text:p>2.95949006</text:p>
              </table:table-cell>
              <table:table-cell office:value-type="float" office:value="5.12687928">
                <text:p>5.12687928</text:p>
              </table:table-cell>
              <table:table-cell office:value-type="float" office:value="47.35184096">
                <text:p>47.35184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10326253">
                <text:p>1.810326253</text:p>
              </table:table-cell>
              <table:table-cell office:value-type="float" office:value="1.092221262">
                <text:p>1.092221262</text:p>
              </table:table-cell>
              <table:table-cell office:value-type="float" office:value="2.305828999">
                <text:p>2.305828999</text:p>
              </table:table-cell>
              <table:table-cell office:value-type="float" office:value="18.567761454">
                <text:p>18.567761454</text:p>
              </table:table-cell>
              <table:table-cell office:value-type="float" office:value="39.199092983">
                <text:p>39.19909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03131436">
                <text:p>1.903131436</text:p>
              </table:table-cell>
              <table:table-cell office:value-type="float" office:value="0.008010838">
                <text:p>0.008010838</text:p>
              </table:table-cell>
              <table:table-cell office:value-type="float" office:value="3.049774588">
                <text:p>3.049774588</text:p>
              </table:table-cell>
              <table:table-cell office:value-type="float" office:value="0.144195084">
                <text:p>0.144195084</text:p>
              </table:table-cell>
              <table:table-cell office:value-type="float" office:value="54.895942584">
                <text:p>54.895942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6717956">
                <text:p>1.746717956</text:p>
              </table:table-cell>
              <table:table-cell office:value-type="float" office:value="0.025533763">
                <text:p>0.025533763</text:p>
              </table:table-cell>
              <table:table-cell office:value-type="float" office:value="2.949979998">
                <text:p>2.949979998</text:p>
              </table:table-cell>
              <table:table-cell office:value-type="float" office:value="0.485141497">
                <text:p>0.485141497</text:p>
              </table:table-cell>
              <table:table-cell office:value-type="float" office:value="56.049619962">
                <text:p>56.049619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77011868">
                <text:p>1.877011868</text:p>
              </table:table-cell>
              <table:table-cell office:value-type="float" office:value="0.077669785">
                <text:p>0.077669785</text:p>
              </table:table-cell>
              <table:table-cell office:value-type="float" office:value="2.918801326">
                <text:p>2.918801326</text:p>
              </table:table-cell>
              <table:table-cell office:value-type="float" office:value="1.5533957">
                <text:p>1.5533957</text:p>
              </table:table-cell>
              <table:table-cell office:value-type="float" office:value="58.37602652">
                <text:p>58.37602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3912688">
                <text:p>1.743912688</text:p>
              </table:table-cell>
              <table:table-cell office:value-type="float" office:value="0.291261443">
                <text:p>0.291261443</text:p>
              </table:table-cell>
              <table:table-cell office:value-type="float" office:value="3.005147084">
                <text:p>3.005147084</text:p>
              </table:table-cell>
              <table:table-cell office:value-type="float" office:value="6.116490303">
                <text:p>6.116490303</text:p>
              </table:table-cell>
              <table:table-cell office:value-type="float" office:value="63.108088764">
                <text:p>63.108088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46102261">
                <text:p>1.646102261</text:p>
              </table:table-cell>
              <table:table-cell office:value-type="float" office:value="0.613398492">
                <text:p>0.613398492</text:p>
              </table:table-cell>
              <table:table-cell office:value-type="float" office:value="2.541462858">
                <text:p>2.541462858</text:p>
              </table:table-cell>
              <table:table-cell office:value-type="float" office:value="13.494766824">
                <text:p>13.494766824</text:p>
              </table:table-cell>
              <table:table-cell office:value-type="float" office:value="55.912182876">
                <text:p>55.912182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0225811">
                <text:p>1.80225811</text:p>
              </table:table-cell>
              <table:table-cell office:value-type="float" office:value="1.487686364">
                <text:p>1.487686364</text:p>
              </table:table-cell>
              <table:table-cell office:value-type="float" office:value="2.198509102">
                <text:p>2.198509102</text:p>
              </table:table-cell>
              <table:table-cell office:value-type="float" office:value="34.216786372">
                <text:p>34.216786372</text:p>
              </table:table-cell>
              <table:table-cell office:value-type="float" office:value="50.565709346">
                <text:p>50.565709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87260254">
                <text:p>1.887260254</text:p>
              </table:table-cell>
              <table:table-cell office:value-type="float" office:value="0.000217567">
                <text:p>0.000217567</text:p>
              </table:table-cell>
              <table:table-cell office:value-type="float" office:value="3.280038521">
                <text:p>3.280038521</text:p>
              </table:table-cell>
              <table:table-cell office:value-type="float" office:value="0.005221608">
                <text:p>0.005221608</text:p>
              </table:table-cell>
              <table:table-cell office:value-type="float" office:value="78.720924504">
                <text:p>78.720924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0540653">
                <text:p>1.80540653</text:p>
              </table:table-cell>
              <table:table-cell office:value-type="float" office:value="0.000395249">
                <text:p>0.000395249</text:p>
              </table:table-cell>
              <table:table-cell office:value-type="float" office:value="3.479618474">
                <text:p>3.479618474</text:p>
              </table:table-cell>
              <table:table-cell office:value-type="float" office:value="0.009881225">
                <text:p>0.009881225</text:p>
              </table:table-cell>
              <table:table-cell office:value-type="float" office:value="86.99046185">
                <text:p>86.99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45089785">
                <text:p>2.045089785</text:p>
              </table:table-cell>
              <table:table-cell office:value-type="float" office:value="0.000821738">
                <text:p>0.000821738</text:p>
              </table:table-cell>
              <table:table-cell office:value-type="float" office:value="3.672676555">
                <text:p>3.672676555</text:p>
              </table:table-cell>
              <table:table-cell office:value-type="float" office:value="0.021365188">
                <text:p>0.021365188</text:p>
              </table:table-cell>
              <table:table-cell office:value-type="float" office:value="95.48959043">
                <text:p>95.48959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9735695">
                <text:p>1.909735695</text:p>
              </table:table-cell>
              <table:table-cell office:value-type="float" office:value="0.003291948">
                <text:p>0.003291948</text:p>
              </table:table-cell>
              <table:table-cell office:value-type="float" office:value="3.784906803">
                <text:p>3.784906803</text:p>
              </table:table-cell>
              <table:table-cell office:value-type="float" office:value="0.088882596">
                <text:p>0.088882596</text:p>
              </table:table-cell>
              <table:table-cell office:value-type="float" office:value="102.192483681">
                <text:p>102.1924836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85575182">
                <text:p>1.885575182</text:p>
              </table:table-cell>
              <table:table-cell office:value-type="float" office:value="0.012205456">
                <text:p>0.012205456</text:p>
              </table:table-cell>
              <table:table-cell office:value-type="float" office:value="3.763078152">
                <text:p>3.763078152</text:p>
              </table:table-cell>
              <table:table-cell office:value-type="float" office:value="0.341752768">
                <text:p>0.341752768</text:p>
              </table:table-cell>
              <table:table-cell office:value-type="float" office:value="105.366188256">
                <text:p>105.366188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1989492">
                <text:p>2.091989492</text:p>
              </table:table-cell>
              <table:table-cell office:value-type="float" office:value="0.041649143">
                <text:p>0.041649143</text:p>
              </table:table-cell>
              <table:table-cell office:value-type="float" office:value="3.729512904">
                <text:p>3.729512904</text:p>
              </table:table-cell>
              <table:table-cell office:value-type="float" office:value="1.207825147">
                <text:p>1.207825147</text:p>
              </table:table-cell>
              <table:table-cell office:value-type="float" office:value="108.155874216">
                <text:p>108.155874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80219744">
                <text:p>1.880219744</text:p>
              </table:table-cell>
              <table:table-cell office:value-type="float" office:value="0.095487883">
                <text:p>0.095487883</text:p>
              </table:table-cell>
              <table:table-cell office:value-type="float" office:value="3.62263351">
                <text:p>3.62263351</text:p>
              </table:table-cell>
              <table:table-cell office:value-type="float" office:value="2.86463649">
                <text:p>2.86463649</text:p>
              </table:table-cell>
              <table:table-cell office:value-type="float" office:value="108.6790053">
                <text:p>108.6790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26003028">
                <text:p>1.826003028</text:p>
              </table:table-cell>
              <table:table-cell office:value-type="float" office:value="0.223866252">
                <text:p>0.223866252</text:p>
              </table:table-cell>
              <table:table-cell office:value-type="float" office:value="3.826106656">
                <text:p>3.826106656</text:p>
              </table:table-cell>
              <table:table-cell office:value-type="float" office:value="6.939853812">
                <text:p>6.939853812</text:p>
              </table:table-cell>
              <table:table-cell office:value-type="float" office:value="118.609306336">
                <text:p>118.609306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243935">
                <text:p>1.82243935</text:p>
              </table:table-cell>
              <table:table-cell office:value-type="float" office:value="0.438111442">
                <text:p>0.438111442</text:p>
              </table:table-cell>
              <table:table-cell office:value-type="float" office:value="3.308858786">
                <text:p>3.308858786</text:p>
              </table:table-cell>
              <table:table-cell office:value-type="float" office:value="14.019566144">
                <text:p>14.019566144</text:p>
              </table:table-cell>
              <table:table-cell office:value-type="float" office:value="105.883481152">
                <text:p>105.883481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06565094">
                <text:p>2.106565094</text:p>
              </table:table-cell>
              <table:table-cell office:value-type="float" office:value="0.807573384">
                <text:p>0.807573384</text:p>
              </table:table-cell>
              <table:table-cell office:value-type="float" office:value="3.202621212">
                <text:p>3.202621212</text:p>
              </table:table-cell>
              <table:table-cell office:value-type="float" office:value="26.649921672">
                <text:p>26.649921672</text:p>
              </table:table-cell>
              <table:table-cell office:value-type="float" office:value="105.686499996">
                <text:p>105.68649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46076678">
                <text:p>2.146076678</text:p>
              </table:table-cell>
              <table:table-cell office:value-type="float" office:value="1.310148143">
                <text:p>1.310148143</text:p>
              </table:table-cell>
              <table:table-cell office:value-type="float" office:value="2.643138342">
                <text:p>2.643138342</text:p>
              </table:table-cell>
              <table:table-cell office:value-type="float" office:value="44.545036862">
                <text:p>44.545036862</text:p>
              </table:table-cell>
              <table:table-cell office:value-type="float" office:value="89.866703628">
                <text:p>89.866703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613783">
                <text:p>2.01613783</text:p>
              </table:table-cell>
              <table:table-cell office:value-type="float" office:value="2.109981245">
                <text:p>2.109981245</text:p>
              </table:table-cell>
              <table:table-cell office:value-type="float" office:value="2.510108642">
                <text:p>2.510108642</text:p>
              </table:table-cell>
              <table:table-cell office:value-type="float" office:value="73.849343575">
                <text:p>73.849343575</text:p>
              </table:table-cell>
              <table:table-cell office:value-type="float" office:value="87.85380247">
                <text:p>87.85380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2367686">
                <text:p>1.852367686</text:p>
              </table:table-cell>
              <table:table-cell office:value-type="float" office:value="0.00021359">
                <text:p>0.00021359</text:p>
              </table:table-cell>
              <table:table-cell office:value-type="float" office:value="3.893378571">
                <text:p>3.893378571</text:p>
              </table:table-cell>
              <table:table-cell office:value-type="float" office:value="0.00768924">
                <text:p>0.00768924</text:p>
              </table:table-cell>
              <table:table-cell office:value-type="float" office:value="140.161628556">
                <text:p>140.161628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18356928">
                <text:p>1.918356928</text:p>
              </table:table-cell>
              <table:table-cell office:value-type="float" office:value="0.000205554">
                <text:p>0.000205554</text:p>
              </table:table-cell>
              <table:table-cell office:value-type="float" office:value="3.946318891">
                <text:p>3.946318891</text:p>
              </table:table-cell>
              <table:table-cell office:value-type="float" office:value="0.007605498">
                <text:p>0.007605498</text:p>
              </table:table-cell>
              <table:table-cell office:value-type="float" office:value="146.013798967">
                <text:p>146.013798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21512732">
                <text:p>1.921512732</text:p>
              </table:table-cell>
              <table:table-cell office:value-type="float" office:value="0.000195165">
                <text:p>0.000195165</text:p>
              </table:table-cell>
              <table:table-cell office:value-type="float" office:value="3.523199308">
                <text:p>3.523199308</text:p>
              </table:table-cell>
              <table:table-cell office:value-type="float" office:value="0.00741627">
                <text:p>0.00741627</text:p>
              </table:table-cell>
              <table:table-cell office:value-type="float" office:value="133.881573704">
                <text:p>133.881573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95753398">
                <text:p>2.095753398</text:p>
              </table:table-cell>
              <table:table-cell office:value-type="float" office:value="0.000211506">
                <text:p>0.000211506</text:p>
              </table:table-cell>
              <table:table-cell office:value-type="float" office:value="3.569011982">
                <text:p>3.569011982</text:p>
              </table:table-cell>
              <table:table-cell office:value-type="float" office:value="0.008248734">
                <text:p>0.008248734</text:p>
              </table:table-cell>
              <table:table-cell office:value-type="float" office:value="139.191467298">
                <text:p>139.191467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26552495">
                <text:p>2.226552495</text:p>
              </table:table-cell>
              <table:table-cell office:value-type="float" office:value="0.000176921">
                <text:p>0.000176921</text:p>
              </table:table-cell>
              <table:table-cell office:value-type="float" office:value="3.221997538">
                <text:p>3.221997538</text:p>
              </table:table-cell>
              <table:table-cell office:value-type="float" office:value="0.00707684">
                <text:p>0.00707684</text:p>
              </table:table-cell>
              <table:table-cell office:value-type="float" office:value="128.87990152">
                <text:p>128.87990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02401156">
                <text:p>1.902401156</text:p>
              </table:table-cell>
              <table:table-cell office:value-type="float" office:value="0.000247693">
                <text:p>0.000247693</text:p>
              </table:table-cell>
              <table:table-cell office:value-type="float" office:value="3.309466298">
                <text:p>3.309466298</text:p>
              </table:table-cell>
              <table:table-cell office:value-type="float" office:value="0.010155413">
                <text:p>0.010155413</text:p>
              </table:table-cell>
              <table:table-cell office:value-type="float" office:value="135.688118218">
                <text:p>135.6881182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3236916">
                <text:p>1.963236916</text:p>
              </table:table-cell>
              <table:table-cell office:value-type="float" office:value="0.000227256">
                <text:p>0.000227256</text:p>
              </table:table-cell>
              <table:table-cell office:value-type="float" office:value="3.256842342">
                <text:p>3.256842342</text:p>
              </table:table-cell>
              <table:table-cell office:value-type="float" office:value="0.009544752">
                <text:p>0.009544752</text:p>
              </table:table-cell>
              <table:table-cell office:value-type="float" office:value="136.787378364">
                <text:p>136.787378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43327408">
                <text:p>1.943327408</text:p>
              </table:table-cell>
              <table:table-cell office:value-type="float" office:value="0.000191318">
                <text:p>0.000191318</text:p>
              </table:table-cell>
              <table:table-cell office:value-type="float" office:value="3.142827026">
                <text:p>3.142827026</text:p>
              </table:table-cell>
              <table:table-cell office:value-type="float" office:value="0.008226674">
                <text:p>0.008226674</text:p>
              </table:table-cell>
              <table:table-cell office:value-type="float" office:value="135.141562118">
                <text:p>135.141562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6900224">
                <text:p>2.106900224</text:p>
              </table:table-cell>
              <table:table-cell office:value-type="float" office:value="0.000179345">
                <text:p>0.000179345</text:p>
              </table:table-cell>
              <table:table-cell office:value-type="float" office:value="3.439895986">
                <text:p>3.439895986</text:p>
              </table:table-cell>
              <table:table-cell office:value-type="float" office:value="0.00789118">
                <text:p>0.00789118</text:p>
              </table:table-cell>
              <table:table-cell office:value-type="float" office:value="151.355423384">
                <text:p>151.355423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70692241">
                <text:p>2.070692241</text:p>
              </table:table-cell>
              <table:table-cell office:value-type="float" office:value="0.000209672">
                <text:p>0.000209672</text:p>
              </table:table-cell>
              <table:table-cell office:value-type="float" office:value="3.324494296">
                <text:p>3.324494296</text:p>
              </table:table-cell>
              <table:table-cell office:value-type="float" office:value="0.00943524">
                <text:p>0.00943524</text:p>
              </table:table-cell>
              <table:table-cell office:value-type="float" office:value="149.60224332">
                <text:p>149.60224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9747659">
                <text:p>2.339747659</text:p>
              </table:table-cell>
              <table:table-cell office:value-type="float" office:value="0.000188633">
                <text:p>0.000188633</text:p>
              </table:table-cell>
              <table:table-cell office:value-type="float" office:value="3.414244524">
                <text:p>3.414244524</text:p>
              </table:table-cell>
              <table:table-cell office:value-type="float" office:value="0.008677118">
                <text:p>0.008677118</text:p>
              </table:table-cell>
              <table:table-cell office:value-type="float" office:value="157.055248104">
                <text:p>157.055248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6067682">
                <text:p>1.846067682</text:p>
              </table:table-cell>
              <table:table-cell office:value-type="float" office:value="0.000387154">
                <text:p>0.000387154</text:p>
              </table:table-cell>
              <table:table-cell office:value-type="float" office:value="3.447894301">
                <text:p>3.447894301</text:p>
              </table:table-cell>
              <table:table-cell office:value-type="float" office:value="0.018196238">
                <text:p>0.018196238</text:p>
              </table:table-cell>
              <table:table-cell office:value-type="float" office:value="162.051032147">
                <text:p>162.051032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9632317">
                <text:p>1.929632317</text:p>
              </table:table-cell>
              <table:table-cell office:value-type="float" office:value="0.000322843">
                <text:p>0.000322843</text:p>
              </table:table-cell>
              <table:table-cell office:value-type="float" office:value="3.499448378">
                <text:p>3.499448378</text:p>
              </table:table-cell>
              <table:table-cell office:value-type="float" office:value="0.015496464">
                <text:p>0.015496464</text:p>
              </table:table-cell>
              <table:table-cell office:value-type="float" office:value="167.973522144">
                <text:p>167.973522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07055713">
                <text:p>1.807055713</text:p>
              </table:table-cell>
              <table:table-cell office:value-type="float" office:value="0.000401041">
                <text:p>0.000401041</text:p>
              </table:table-cell>
              <table:table-cell office:value-type="float" office:value="3.577523502">
                <text:p>3.577523502</text:p>
              </table:table-cell>
              <table:table-cell office:value-type="float" office:value="0.019651009">
                <text:p>0.019651009</text:p>
              </table:table-cell>
              <table:table-cell office:value-type="float" office:value="175.298651598">
                <text:p>175.298651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73469204">
                <text:p>1.973469204</text:p>
              </table:table-cell>
              <table:table-cell office:value-type="float" office:value="0.000460311">
                <text:p>0.000460311</text:p>
              </table:table-cell>
              <table:table-cell office:value-type="float" office:value="3.746738625">
                <text:p>3.746738625</text:p>
              </table:table-cell>
              <table:table-cell office:value-type="float" office:value="0.02301555">
                <text:p>0.02301555</text:p>
              </table:table-cell>
              <table:table-cell office:value-type="float" office:value="187.33693125">
                <text:p>187.3369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09543407">
                <text:p>2.009543407</text:p>
              </table:table-cell>
              <table:table-cell office:value-type="float" office:value="0.000657299">
                <text:p>0.000657299</text:p>
              </table:table-cell>
              <table:table-cell office:value-type="float" office:value="3.532948205">
                <text:p>3.532948205</text:p>
              </table:table-cell>
              <table:table-cell office:value-type="float" office:value="0.033522249">
                <text:p>0.033522249</text:p>
              </table:table-cell>
              <table:table-cell office:value-type="float" office:value="180.180358455">
                <text:p>180.180358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26866753">
                <text:p>2.126866753</text:p>
              </table:table-cell>
              <table:table-cell office:value-type="float" office:value="0.001121819">
                <text:p>0.001121819</text:p>
              </table:table-cell>
              <table:table-cell office:value-type="float" office:value="3.61389913">
                <text:p>3.61389913</text:p>
              </table:table-cell>
              <table:table-cell office:value-type="float" office:value="0.058334588">
                <text:p>0.058334588</text:p>
              </table:table-cell>
              <table:table-cell office:value-type="float" office:value="187.92275476">
                <text:p>187.92275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65901857">
                <text:p>1.965901857</text:p>
              </table:table-cell>
              <table:table-cell office:value-type="float" office:value="0.002549089">
                <text:p>0.002549089</text:p>
              </table:table-cell>
              <table:table-cell office:value-type="float" office:value="3.616719248">
                <text:p>3.616719248</text:p>
              </table:table-cell>
              <table:table-cell office:value-type="float" office:value="0.135101717">
                <text:p>0.135101717</text:p>
              </table:table-cell>
              <table:table-cell office:value-type="float" office:value="191.686120144">
                <text:p>191.686120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57561933">
                <text:p>1.957561933</text:p>
              </table:table-cell>
              <table:table-cell office:value-type="float" office:value="0.002421631">
                <text:p>0.002421631</text:p>
              </table:table-cell>
              <table:table-cell office:value-type="float" office:value="3.896005087">
                <text:p>3.896005087</text:p>
              </table:table-cell>
              <table:table-cell office:value-type="float" office:value="0.130768074">
                <text:p>0.130768074</text:p>
              </table:table-cell>
              <table:table-cell office:value-type="float" office:value="210.384274698">
                <text:p>210.384274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16314983">
                <text:p>2.116314983</text:p>
              </table:table-cell>
              <table:table-cell office:value-type="float" office:value="0.002837078">
                <text:p>0.002837078</text:p>
              </table:table-cell>
              <table:table-cell office:value-type="float" office:value="3.73389549">
                <text:p>3.73389549</text:p>
              </table:table-cell>
              <table:table-cell office:value-type="float" office:value="0.15603929">
                <text:p>0.15603929</text:p>
              </table:table-cell>
              <table:table-cell office:value-type="float" office:value="205.36425195">
                <text:p>205.36425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32478804">
                <text:p>2.132478804</text:p>
              </table:table-cell>
              <table:table-cell office:value-type="float" office:value="0.015020473">
                <text:p>0.015020473</text:p>
              </table:table-cell>
              <table:table-cell office:value-type="float" office:value="3.866890096">
                <text:p>3.866890096</text:p>
              </table:table-cell>
              <table:table-cell office:value-type="float" office:value="0.841146488">
                <text:p>0.841146488</text:p>
              </table:table-cell>
              <table:table-cell office:value-type="float" office:value="216.545845376">
                <text:p>216.545845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06403455">
                <text:p>2.006403455</text:p>
              </table:table-cell>
              <table:table-cell office:value-type="float" office:value="0.022179326">
                <text:p>0.022179326</text:p>
              </table:table-cell>
              <table:table-cell office:value-type="float" office:value="3.91891905">
                <text:p>3.91891905</text:p>
              </table:table-cell>
              <table:table-cell office:value-type="float" office:value="1.264221582">
                <text:p>1.264221582</text:p>
              </table:table-cell>
              <table:table-cell office:value-type="float" office:value="223.37838585">
                <text:p>223.37838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87703092">
                <text:p>2.087703092</text:p>
              </table:table-cell>
              <table:table-cell office:value-type="float" office:value="0.037567737">
                <text:p>0.037567737</text:p>
              </table:table-cell>
              <table:table-cell office:value-type="float" office:value="3.894139239">
                <text:p>3.894139239</text:p>
              </table:table-cell>
              <table:table-cell office:value-type="float" office:value="2.178928746">
                <text:p>2.178928746</text:p>
              </table:table-cell>
              <table:table-cell office:value-type="float" office:value="225.860075862">
                <text:p>225.8600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54990268">
                <text:p>2.054990268</text:p>
              </table:table-cell>
              <table:table-cell office:value-type="float" office:value="0.059004344">
                <text:p>0.059004344</text:p>
              </table:table-cell>
              <table:table-cell office:value-type="float" office:value="4.010354902">
                <text:p>4.010354902</text:p>
              </table:table-cell>
              <table:table-cell office:value-type="float" office:value="3.481256296">
                <text:p>3.481256296</text:p>
              </table:table-cell>
              <table:table-cell office:value-type="float" office:value="236.610939218">
                <text:p>236.610939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53876034">
                <text:p>2.053876034</text:p>
              </table:table-cell>
              <table:table-cell office:value-type="float" office:value="0.097283202">
                <text:p>0.097283202</text:p>
              </table:table-cell>
              <table:table-cell office:value-type="float" office:value="3.809632182">
                <text:p>3.809632182</text:p>
              </table:table-cell>
              <table:table-cell office:value-type="float" office:value="5.83699212">
                <text:p>5.83699212</text:p>
              </table:table-cell>
              <table:table-cell office:value-type="float" office:value="228.57793092">
                <text:p>228.57793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22075162">
                <text:p>2.122075162</text:p>
              </table:table-cell>
              <table:table-cell office:value-type="float" office:value="0.1396248">
                <text:p>0.1396248</text:p>
              </table:table-cell>
              <table:table-cell office:value-type="float" office:value="3.716073458">
                <text:p>3.716073458</text:p>
              </table:table-cell>
              <table:table-cell office:value-type="float" office:value="8.5171128">
                <text:p>8.5171128</text:p>
              </table:table-cell>
              <table:table-cell office:value-type="float" office:value="226.680480938">
                <text:p>226.680480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99927099">
                <text:p>2.199927099</text:p>
              </table:table-cell>
              <table:table-cell office:value-type="float" office:value="0.217443355">
                <text:p>0.217443355</text:p>
              </table:table-cell>
              <table:table-cell office:value-type="float" office:value="3.986432386">
                <text:p>3.986432386</text:p>
              </table:table-cell>
              <table:table-cell office:value-type="float" office:value="13.48148801">
                <text:p>13.48148801</text:p>
              </table:table-cell>
              <table:table-cell office:value-type="float" office:value="247.158807932">
                <text:p>247.158807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5096157">
                <text:p>2.265096157</text:p>
              </table:table-cell>
              <table:table-cell office:value-type="float" office:value="0.314089666">
                <text:p>0.314089666</text:p>
              </table:table-cell>
              <table:table-cell office:value-type="float" office:value="3.647264302">
                <text:p>3.647264302</text:p>
              </table:table-cell>
              <table:table-cell office:value-type="float" office:value="19.787648958">
                <text:p>19.787648958</text:p>
              </table:table-cell>
              <table:table-cell office:value-type="float" office:value="229.777651026">
                <text:p>229.777651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55964487">
                <text:p>2.155964487</text:p>
              </table:table-cell>
              <table:table-cell office:value-type="float" office:value="0.423332183">
                <text:p>0.423332183</text:p>
              </table:table-cell>
              <table:table-cell office:value-type="float" office:value="3.615268329">
                <text:p>3.615268329</text:p>
              </table:table-cell>
              <table:table-cell office:value-type="float" office:value="27.093259712">
                <text:p>27.093259712</text:p>
              </table:table-cell>
              <table:table-cell office:value-type="float" office:value="231.377173056">
                <text:p>231.377173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3188139">
                <text:p>2.13188139</text:p>
              </table:table-cell>
              <table:table-cell office:value-type="float" office:value="0.57292871">
                <text:p>0.57292871</text:p>
              </table:table-cell>
              <table:table-cell office:value-type="float" office:value="3.664347554">
                <text:p>3.664347554</text:p>
              </table:table-cell>
              <table:table-cell office:value-type="float" office:value="37.24036615">
                <text:p>37.24036615</text:p>
              </table:table-cell>
              <table:table-cell office:value-type="float" office:value="238.18259101">
                <text:p>238.18259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17530044">
                <text:p>2.217530044</text:p>
              </table:table-cell>
              <table:table-cell office:value-type="float" office:value="0.823868515">
                <text:p>0.823868515</text:p>
              </table:table-cell>
              <table:table-cell office:value-type="float" office:value="3.45814973">
                <text:p>3.45814973</text:p>
              </table:table-cell>
              <table:table-cell office:value-type="float" office:value="54.37532199">
                <text:p>54.37532199</text:p>
              </table:table-cell>
              <table:table-cell office:value-type="float" office:value="228.23788218">
                <text:p>228.23788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78278708">
                <text:p>2.178278708</text:p>
              </table:table-cell>
              <table:table-cell office:value-type="float" office:value="1.121225465">
                <text:p>1.121225465</text:p>
              </table:table-cell>
              <table:table-cell office:value-type="float" office:value="3.023526803">
                <text:p>3.023526803</text:p>
              </table:table-cell>
              <table:table-cell office:value-type="float" office:value="75.122106155">
                <text:p>75.122106155</text:p>
              </table:table-cell>
              <table:table-cell office:value-type="float" office:value="202.576295801">
                <text:p>202.576295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2606125">
                <text:p>2.162606125</text:p>
              </table:table-cell>
              <table:table-cell office:value-type="float" office:value="1.408380177">
                <text:p>1.408380177</text:p>
              </table:table-cell>
              <table:table-cell office:value-type="float" office:value="2.860870643">
                <text:p>2.860870643</text:p>
              </table:table-cell>
              <table:table-cell office:value-type="float" office:value="95.769852036">
                <text:p>95.769852036</text:p>
              </table:table-cell>
              <table:table-cell office:value-type="float" office:value="194.539203724">
                <text:p>194.539203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29703823">
                <text:p>2.029703823</text:p>
              </table:table-cell>
              <table:table-cell office:value-type="float" office:value="1.835877572">
                <text:p>1.835877572</text:p>
              </table:table-cell>
              <table:table-cell office:value-type="float" office:value="2.483114601">
                <text:p>2.483114601</text:p>
              </table:table-cell>
              <table:table-cell office:value-type="float" office:value="126.675552468">
                <text:p>126.675552468</text:p>
              </table:table-cell>
              <table:table-cell office:value-type="float" office:value="171.334907469">
                <text:p>171.334907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0183463">
                <text:p>2.40183463</text:p>
              </table:table-cell>
              <table:table-cell office:value-type="float" office:value="2.234378048">
                <text:p>2.234378048</text:p>
              </table:table-cell>
              <table:table-cell office:value-type="float" office:value="2.324829889">
                <text:p>2.324829889</text:p>
              </table:table-cell>
              <table:table-cell office:value-type="float" office:value="156.40646336">
                <text:p>156.40646336</text:p>
              </table:table-cell>
              <table:table-cell office:value-type="float" office:value="162.73809223">
                <text:p>162.73809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5809493">
                <text:p>2.365809493</text:p>
              </table:table-cell>
              <table:table-cell office:value-type="float" office:value="0.000247062">
                <text:p>0.000247062</text:p>
              </table:table-cell>
              <table:table-cell office:value-type="float" office:value="3.358980248">
                <text:p>3.358980248</text:p>
              </table:table-cell>
              <table:table-cell office:value-type="float" office:value="0.017541402">
                <text:p>0.017541402</text:p>
              </table:table-cell>
              <table:table-cell office:value-type="float" office:value="238.487597608">
                <text:p>238.487597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86087284">
                <text:p>2.186087284</text:p>
              </table:table-cell>
              <table:table-cell office:value-type="float" office:value="0.00019217">
                <text:p>0.00019217</text:p>
              </table:table-cell>
              <table:table-cell office:value-type="float" office:value="3.458047946">
                <text:p>3.458047946</text:p>
              </table:table-cell>
              <table:table-cell office:value-type="float" office:value="0.01383624">
                <text:p>0.01383624</text:p>
              </table:table-cell>
              <table:table-cell office:value-type="float" office:value="248.979452112">
                <text:p>248.979452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9837031">
                <text:p>2.39837031</text:p>
              </table:table-cell>
              <table:table-cell office:value-type="float" office:value="0.000189384">
                <text:p>0.000189384</text:p>
              </table:table-cell>
              <table:table-cell office:value-type="float" office:value="3.399576288">
                <text:p>3.399576288</text:p>
              </table:table-cell>
              <table:table-cell office:value-type="float" office:value="0.013825032">
                <text:p>0.013825032</text:p>
              </table:table-cell>
              <table:table-cell office:value-type="float" office:value="248.169069024">
                <text:p>248.169069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55128278">
                <text:p>2.255128278</text:p>
              </table:table-cell>
              <table:table-cell office:value-type="float" office:value="0.000322864">
                <text:p>0.000322864</text:p>
              </table:table-cell>
              <table:table-cell office:value-type="float" office:value="3.368143696">
                <text:p>3.368143696</text:p>
              </table:table-cell>
              <table:table-cell office:value-type="float" office:value="0.023891936">
                <text:p>0.023891936</text:p>
              </table:table-cell>
              <table:table-cell office:value-type="float" office:value="249.242633504">
                <text:p>249.242633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08674789">
                <text:p>2.208674789</text:p>
              </table:table-cell>
              <table:table-cell office:value-type="float" office:value="0.000210203">
                <text:p>0.000210203</text:p>
              </table:table-cell>
              <table:table-cell office:value-type="float" office:value="3.409456684">
                <text:p>3.409456684</text:p>
              </table:table-cell>
              <table:table-cell office:value-type="float" office:value="0.015765225">
                <text:p>0.015765225</text:p>
              </table:table-cell>
              <table:table-cell office:value-type="float" office:value="255.7092513">
                <text:p>255.7092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99941054">
                <text:p>2.199941054</text:p>
              </table:table-cell>
              <table:table-cell office:value-type="float" office:value="0.000314348">
                <text:p>0.000314348</text:p>
              </table:table-cell>
              <table:table-cell office:value-type="float" office:value="3.538383465">
                <text:p>3.538383465</text:p>
              </table:table-cell>
              <table:table-cell office:value-type="float" office:value="0.023890448">
                <text:p>0.023890448</text:p>
              </table:table-cell>
              <table:table-cell office:value-type="float" office:value="268.91714334">
                <text:p>268.91714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80638611">
                <text:p>2.180638611</text:p>
              </table:table-cell>
              <table:table-cell office:value-type="float" office:value="0.00018717">
                <text:p>0.00018717</text:p>
              </table:table-cell>
              <table:table-cell office:value-type="float" office:value="3.376357488">
                <text:p>3.376357488</text:p>
              </table:table-cell>
              <table:table-cell office:value-type="float" office:value="0.01441209">
                <text:p>0.01441209</text:p>
              </table:table-cell>
              <table:table-cell office:value-type="float" office:value="259.979526576">
                <text:p>259.979526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41777152">
                <text:p>2.441777152</text:p>
              </table:table-cell>
              <table:table-cell office:value-type="float" office:value="0.000296225">
                <text:p>0.000296225</text:p>
              </table:table-cell>
              <table:table-cell office:value-type="float" office:value="3.574958294">
                <text:p>3.574958294</text:p>
              </table:table-cell>
              <table:table-cell office:value-type="float" office:value="0.02310555">
                <text:p>0.02310555</text:p>
              </table:table-cell>
              <table:table-cell office:value-type="float" office:value="278.846746932">
                <text:p>278.846746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14918433">
                <text:p>2.014918433</text:p>
              </table:table-cell>
              <table:table-cell office:value-type="float" office:value="0.000218579">
                <text:p>0.000218579</text:p>
              </table:table-cell>
              <table:table-cell office:value-type="float" office:value="3.613610486">
                <text:p>3.613610486</text:p>
              </table:table-cell>
              <table:table-cell office:value-type="float" office:value="0.017267741">
                <text:p>0.017267741</text:p>
              </table:table-cell>
              <table:table-cell office:value-type="float" office:value="285.475228394">
                <text:p>285.4752283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4936638">
                <text:p>1.94936638</text:p>
              </table:table-cell>
              <table:table-cell office:value-type="float" office:value="0.000234248">
                <text:p>0.000234248</text:p>
              </table:table-cell>
              <table:table-cell office:value-type="float" office:value="3.585784238">
                <text:p>3.585784238</text:p>
              </table:table-cell>
              <table:table-cell office:value-type="float" office:value="0.01873984">
                <text:p>0.01873984</text:p>
              </table:table-cell>
              <table:table-cell office:value-type="float" office:value="286.86273904">
                <text:p>286.86273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114317">
                <text:p>1.964114317</text:p>
              </table:table-cell>
              <table:table-cell office:value-type="float" office:value="0.000224781">
                <text:p>0.000224781</text:p>
              </table:table-cell>
              <table:table-cell office:value-type="float" office:value="3.583422243">
                <text:p>3.583422243</text:p>
              </table:table-cell>
              <table:table-cell office:value-type="float" office:value="0.018207261">
                <text:p>0.018207261</text:p>
              </table:table-cell>
              <table:table-cell office:value-type="float" office:value="290.257201683">
                <text:p>290.257201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13658822">
                <text:p>2.013658822</text:p>
              </table:table-cell>
              <table:table-cell office:value-type="float" office:value="0.000180758">
                <text:p>0.000180758</text:p>
              </table:table-cell>
              <table:table-cell office:value-type="float" office:value="3.850755845">
                <text:p>3.850755845</text:p>
              </table:table-cell>
              <table:table-cell office:value-type="float" office:value="0.014822156">
                <text:p>0.014822156</text:p>
              </table:table-cell>
              <table:table-cell office:value-type="float" office:value="315.76197929">
                <text:p>315.76197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58478339">
                <text:p>1.958478339</text:p>
              </table:table-cell>
              <table:table-cell office:value-type="float" office:value="0.000309448">
                <text:p>0.000309448</text:p>
              </table:table-cell>
              <table:table-cell office:value-type="float" office:value="3.617741173">
                <text:p>3.617741173</text:p>
              </table:table-cell>
              <table:table-cell office:value-type="float" office:value="0.025684184">
                <text:p>0.025684184</text:p>
              </table:table-cell>
              <table:table-cell office:value-type="float" office:value="300.272517359">
                <text:p>300.2725173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4593062">
                <text:p>2.04593062</text:p>
              </table:table-cell>
              <table:table-cell office:value-type="float" office:value="0.000203741">
                <text:p>0.000203741</text:p>
              </table:table-cell>
              <table:table-cell office:value-type="float" office:value="3.754985663">
                <text:p>3.754985663</text:p>
              </table:table-cell>
              <table:table-cell office:value-type="float" office:value="0.017114244">
                <text:p>0.017114244</text:p>
              </table:table-cell>
              <table:table-cell office:value-type="float" office:value="315.418795692">
                <text:p>315.418795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89325092">
                <text:p>2.189325092</text:p>
              </table:table-cell>
              <table:table-cell office:value-type="float" office:value="0.000162464">
                <text:p>0.000162464</text:p>
              </table:table-cell>
              <table:table-cell office:value-type="float" office:value="3.663560253">
                <text:p>3.663560253</text:p>
              </table:table-cell>
              <table:table-cell office:value-type="float" office:value="0.01380944">
                <text:p>0.01380944</text:p>
              </table:table-cell>
              <table:table-cell office:value-type="float" office:value="311.402621505">
                <text:p>311.402621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97450842">
                <text:p>2.097450842</text:p>
              </table:table-cell>
              <table:table-cell office:value-type="float" office:value="0.000197179">
                <text:p>0.000197179</text:p>
              </table:table-cell>
              <table:table-cell office:value-type="float" office:value="3.797762743">
                <text:p>3.797762743</text:p>
              </table:table-cell>
              <table:table-cell office:value-type="float" office:value="0.016957394">
                <text:p>0.016957394</text:p>
              </table:table-cell>
              <table:table-cell office:value-type="float" office:value="326.607595898">
                <text:p>326.607595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27982335">
                <text:p>2.227982335</text:p>
              </table:table-cell>
              <table:table-cell office:value-type="float" office:value="0.000237454">
                <text:p>0.000237454</text:p>
              </table:table-cell>
              <table:table-cell office:value-type="float" office:value="4.274789942">
                <text:p>4.274789942</text:p>
              </table:table-cell>
              <table:table-cell office:value-type="float" office:value="0.020658498">
                <text:p>0.020658498</text:p>
              </table:table-cell>
              <table:table-cell office:value-type="float" office:value="371.906724954">
                <text:p>371.906724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93980344">
                <text:p>2.093980344</text:p>
              </table:table-cell>
              <table:table-cell office:value-type="float" office:value="0.000200986">
                <text:p>0.000200986</text:p>
              </table:table-cell>
              <table:table-cell office:value-type="float" office:value="3.696063931">
                <text:p>3.696063931</text:p>
              </table:table-cell>
              <table:table-cell office:value-type="float" office:value="0.017686768">
                <text:p>0.017686768</text:p>
              </table:table-cell>
              <table:table-cell office:value-type="float" office:value="325.253625928">
                <text:p>325.253625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28093044">
                <text:p>2.128093044</text:p>
              </table:table-cell>
              <table:table-cell office:value-type="float" office:value="0.00023533">
                <text:p>0.00023533</text:p>
              </table:table-cell>
              <table:table-cell office:value-type="float" office:value="3.761559053">
                <text:p>3.761559053</text:p>
              </table:table-cell>
              <table:table-cell office:value-type="float" office:value="0.02094437">
                <text:p>0.02094437</text:p>
              </table:table-cell>
              <table:table-cell office:value-type="float" office:value="334.778755717">
                <text:p>334.778755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98987472">
                <text:p>2.098987472</text:p>
              </table:table-cell>
              <table:table-cell office:value-type="float" office:value="0.000198111">
                <text:p>0.000198111</text:p>
              </table:table-cell>
              <table:table-cell office:value-type="float" office:value="4.295435178">
                <text:p>4.295435178</text:p>
              </table:table-cell>
              <table:table-cell office:value-type="float" office:value="0.01782999">
                <text:p>0.01782999</text:p>
              </table:table-cell>
              <table:table-cell office:value-type="float" office:value="386.58916602">
                <text:p>386.58916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09667885">
                <text:p>2.209667885</text:p>
              </table:table-cell>
              <table:table-cell office:value-type="float" office:value="0.000273221">
                <text:p>0.000273221</text:p>
              </table:table-cell>
              <table:table-cell office:value-type="float" office:value="4.052648436">
                <text:p>4.052648436</text:p>
              </table:table-cell>
              <table:table-cell office:value-type="float" office:value="0.024863111">
                <text:p>0.024863111</text:p>
              </table:table-cell>
              <table:table-cell office:value-type="float" office:value="368.791007676">
                <text:p>368.791007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8806886">
                <text:p>2.188806886</text:p>
              </table:table-cell>
              <table:table-cell office:value-type="float" office:value="0.000231322">
                <text:p>0.000231322</text:p>
              </table:table-cell>
              <table:table-cell office:value-type="float" office:value="4.029793719">
                <text:p>4.029793719</text:p>
              </table:table-cell>
              <table:table-cell office:value-type="float" office:value="0.021281624">
                <text:p>0.021281624</text:p>
              </table:table-cell>
              <table:table-cell office:value-type="float" office:value="370.741022148">
                <text:p>370.741022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15615704">
                <text:p>2.215615704</text:p>
              </table:table-cell>
              <table:table-cell office:value-type="float" office:value="0.000175458">
                <text:p>0.000175458</text:p>
              </table:table-cell>
              <table:table-cell office:value-type="float" office:value="4.074160591">
                <text:p>4.074160591</text:p>
              </table:table-cell>
              <table:table-cell office:value-type="float" office:value="0.016317594">
                <text:p>0.016317594</text:p>
              </table:table-cell>
              <table:table-cell office:value-type="float" office:value="378.896934963">
                <text:p>378.896934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25304196">
                <text:p>2.125304196</text:p>
              </table:table-cell>
              <table:table-cell office:value-type="float" office:value="0.000267531">
                <text:p>0.000267531</text:p>
              </table:table-cell>
              <table:table-cell office:value-type="float" office:value="4.178073917">
                <text:p>4.178073917</text:p>
              </table:table-cell>
              <table:table-cell office:value-type="float" office:value="0.025147914">
                <text:p>0.025147914</text:p>
              </table:table-cell>
              <table:table-cell office:value-type="float" office:value="392.738948198">
                <text:p>392.738948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76231458">
                <text:p>2.176231458</text:p>
              </table:table-cell>
              <table:table-cell office:value-type="float" office:value="0.000185217">
                <text:p>0.000185217</text:p>
              </table:table-cell>
              <table:table-cell office:value-type="float" office:value="4.366838126">
                <text:p>4.366838126</text:p>
              </table:table-cell>
              <table:table-cell office:value-type="float" office:value="0.017595615">
                <text:p>0.017595615</text:p>
              </table:table-cell>
              <table:table-cell office:value-type="float" office:value="414.84962197">
                <text:p>414.8496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05300988">
                <text:p>2.405300988</text:p>
              </table:table-cell>
              <table:table-cell office:value-type="float" office:value="0.000178514">
                <text:p>0.000178514</text:p>
              </table:table-cell>
              <table:table-cell office:value-type="float" office:value="4.487329342">
                <text:p>4.487329342</text:p>
              </table:table-cell>
              <table:table-cell office:value-type="float" office:value="0.017137344">
                <text:p>0.017137344</text:p>
              </table:table-cell>
              <table:table-cell office:value-type="float" office:value="430.783616832">
                <text:p>430.783616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43129566">
                <text:p>2.243129566</text:p>
              </table:table-cell>
              <table:table-cell office:value-type="float" office:value="0.000200145">
                <text:p>0.000200145</text:p>
              </table:table-cell>
              <table:table-cell office:value-type="float" office:value="4.281710422">
                <text:p>4.281710422</text:p>
              </table:table-cell>
              <table:table-cell office:value-type="float" office:value="0.019414065">
                <text:p>0.019414065</text:p>
              </table:table-cell>
              <table:table-cell office:value-type="float" office:value="415.325910934">
                <text:p>415.325910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551479">
                <text:p>2.26551479</text:p>
              </table:table-cell>
              <table:table-cell office:value-type="float" office:value="0.000168746">
                <text:p>0.000168746</text:p>
              </table:table-cell>
              <table:table-cell office:value-type="float" office:value="4.598293221">
                <text:p>4.598293221</text:p>
              </table:table-cell>
              <table:table-cell office:value-type="float" office:value="0.016537108">
                <text:p>0.016537108</text:p>
              </table:table-cell>
              <table:table-cell office:value-type="float" office:value="450.632735658">
                <text:p>450.6327356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63650726">
                <text:p>2.263650726</text:p>
              </table:table-cell>
              <table:table-cell office:value-type="float" office:value="0.000195947">
                <text:p>0.000195947</text:p>
              </table:table-cell>
              <table:table-cell office:value-type="float" office:value="4.391389095">
                <text:p>4.391389095</text:p>
              </table:table-cell>
              <table:table-cell office:value-type="float" office:value="0.019398753">
                <text:p>0.019398753</text:p>
              </table:table-cell>
              <table:table-cell office:value-type="float" office:value="434.747520405">
                <text:p>434.747520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40491476">
                <text:p>2.240491476</text:p>
              </table:table-cell>
              <table:table-cell office:value-type="float" office:value="0.000182953">
                <text:p>0.000182953</text:p>
              </table:table-cell>
              <table:table-cell office:value-type="float" office:value="4.543590312">
                <text:p>4.543590312</text:p>
              </table:table-cell>
              <table:table-cell office:value-type="float" office:value="0.0182953">
                <text:p>0.0182953</text:p>
              </table:table-cell>
              <table:table-cell office:value-type="float" office:value="454.3590312">
                <text:p>454.3590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09785219">
                <text:p>2.409785219</text:p>
              </table:table-cell>
              <table:table-cell office:value-type="float" office:value="0.000155602">
                <text:p>0.000155602</text:p>
              </table:table-cell>
              <table:table-cell office:value-type="float" office:value="4.635782656">
                <text:p>4.635782656</text:p>
              </table:table-cell>
              <table:table-cell office:value-type="float" office:value="0.015715802">
                <text:p>0.015715802</text:p>
              </table:table-cell>
              <table:table-cell office:value-type="float" office:value="468.214048256">
                <text:p>468.2140482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26323252">
                <text:p>2.326323252</text:p>
              </table:table-cell>
              <table:table-cell office:value-type="float" office:value="0.000181259">
                <text:p>0.000181259</text:p>
              </table:table-cell>
              <table:table-cell office:value-type="float" office:value="4.626216808">
                <text:p>4.626216808</text:p>
              </table:table-cell>
              <table:table-cell office:value-type="float" office:value="0.018488418">
                <text:p>0.018488418</text:p>
              </table:table-cell>
              <table:table-cell office:value-type="float" office:value="471.874114416">
                <text:p>471.874114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29629125">
                <text:p>2.229629125</text:p>
              </table:table-cell>
              <table:table-cell office:value-type="float" office:value="0.000221805">
                <text:p>0.000221805</text:p>
              </table:table-cell>
              <table:table-cell office:value-type="float" office:value="4.709958523">
                <text:p>4.709958523</text:p>
              </table:table-cell>
              <table:table-cell office:value-type="float" office:value="0.022845915">
                <text:p>0.022845915</text:p>
              </table:table-cell>
              <table:table-cell office:value-type="float" office:value="485.125727869">
                <text:p>485.1257278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68929893">
                <text:p>2.368929893</text:p>
              </table:table-cell>
              <table:table-cell office:value-type="float" office:value="0.00024094">
                <text:p>0.00024094</text:p>
              </table:table-cell>
              <table:table-cell office:value-type="float" office:value="4.592226316">
                <text:p>4.592226316</text:p>
              </table:table-cell>
              <table:table-cell office:value-type="float" office:value="0.02505776">
                <text:p>0.02505776</text:p>
              </table:table-cell>
              <table:table-cell office:value-type="float" office:value="477.591536864">
                <text:p>477.5915368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30702124">
                <text:p>2.530702124</text:p>
              </table:table-cell>
              <table:table-cell office:value-type="float" office:value="0.000192701">
                <text:p>0.000192701</text:p>
              </table:table-cell>
              <table:table-cell office:value-type="float" office:value="4.855884132">
                <text:p>4.855884132</text:p>
              </table:table-cell>
              <table:table-cell office:value-type="float" office:value="0.020233605">
                <text:p>0.020233605</text:p>
              </table:table-cell>
              <table:table-cell office:value-type="float" office:value="509.86783386">
                <text:p>509.86783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11992567">
                <text:p>2.511992567</text:p>
              </table:table-cell>
              <table:table-cell office:value-type="float" office:value="0.000181169">
                <text:p>0.000181169</text:p>
              </table:table-cell>
              <table:table-cell office:value-type="float" office:value="4.836191557">
                <text:p>4.836191557</text:p>
              </table:table-cell>
              <table:table-cell office:value-type="float" office:value="0.019203914">
                <text:p>0.019203914</text:p>
              </table:table-cell>
              <table:table-cell office:value-type="float" office:value="512.636305042">
                <text:p>512.6363050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72649825">
                <text:p>2.372649825</text:p>
              </table:table-cell>
              <table:table-cell office:value-type="float" office:value="0.000173324">
                <text:p>0.000173324</text:p>
              </table:table-cell>
              <table:table-cell office:value-type="float" office:value="4.781014098">
                <text:p>4.781014098</text:p>
              </table:table-cell>
              <table:table-cell office:value-type="float" office:value="0.018545668">
                <text:p>0.018545668</text:p>
              </table:table-cell>
              <table:table-cell office:value-type="float" office:value="511.568508486">
                <text:p>511.568508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34733156">
                <text:p>2.434733156</text:p>
              </table:table-cell>
              <table:table-cell office:value-type="float" office:value="0.000239158">
                <text:p>0.000239158</text:p>
              </table:table-cell>
              <table:table-cell office:value-type="float" office:value="4.915378219">
                <text:p>4.915378219</text:p>
              </table:table-cell>
              <table:table-cell office:value-type="float" office:value="0.025829064">
                <text:p>0.025829064</text:p>
              </table:table-cell>
              <table:table-cell office:value-type="float" office:value="530.860847652">
                <text:p>530.860847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69990917">
                <text:p>2.569990917</text:p>
              </table:table-cell>
              <table:table-cell office:value-type="float" office:value="0.000196137">
                <text:p>0.000196137</text:p>
              </table:table-cell>
              <table:table-cell office:value-type="float" office:value="4.737382402">
                <text:p>4.737382402</text:p>
              </table:table-cell>
              <table:table-cell office:value-type="float" office:value="0.021378933">
                <text:p>0.021378933</text:p>
              </table:table-cell>
              <table:table-cell office:value-type="float" office:value="516.374681818">
                <text:p>516.374681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4794916">
                <text:p>2.654794916</text:p>
              </table:table-cell>
              <table:table-cell office:value-type="float" office:value="0.000200415">
                <text:p>0.000200415</text:p>
              </table:table-cell>
              <table:table-cell office:value-type="float" office:value="5.124303325">
                <text:p>5.124303325</text:p>
              </table:table-cell>
              <table:table-cell office:value-type="float" office:value="0.02204565">
                <text:p>0.02204565</text:p>
              </table:table-cell>
              <table:table-cell office:value-type="float" office:value="563.67336575">
                <text:p>563.67336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31423304">
                <text:p>2.531423304</text:p>
              </table:table-cell>
              <table:table-cell office:value-type="float" office:value="0.000205565">
                <text:p>0.000205565</text:p>
              </table:table-cell>
              <table:table-cell office:value-type="float" office:value="4.954432689">
                <text:p>4.954432689</text:p>
              </table:table-cell>
              <table:table-cell office:value-type="float" office:value="0.022817715">
                <text:p>0.022817715</text:p>
              </table:table-cell>
              <table:table-cell office:value-type="float" office:value="549.942028479">
                <text:p>549.942028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85825555">
                <text:p>2.585825555</text:p>
              </table:table-cell>
              <table:table-cell office:value-type="float" office:value="0.000205484">
                <text:p>0.000205484</text:p>
              </table:table-cell>
              <table:table-cell office:value-type="float" office:value="5.07943229">
                <text:p>5.07943229</text:p>
              </table:table-cell>
              <table:table-cell office:value-type="float" office:value="0.023014208">
                <text:p>0.023014208</text:p>
              </table:table-cell>
              <table:table-cell office:value-type="float" office:value="568.89641648">
                <text:p>568.89641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71699125">
                <text:p>2.671699125</text:p>
              </table:table-cell>
              <table:table-cell office:value-type="float" office:value="0.000259065">
                <text:p>0.000259065</text:p>
              </table:table-cell>
              <table:table-cell office:value-type="float" office:value="5.149844453">
                <text:p>5.149844453</text:p>
              </table:table-cell>
              <table:table-cell office:value-type="float" office:value="0.029274345">
                <text:p>0.029274345</text:p>
              </table:table-cell>
              <table:table-cell office:value-type="float" office:value="581.932423189">
                <text:p>581.9324231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63959816">
                <text:p>2.663959816</text:p>
              </table:table-cell>
              <table:table-cell office:value-type="float" office:value="0.000172873">
                <text:p>0.000172873</text:p>
              </table:table-cell>
              <table:table-cell office:value-type="float" office:value="3.586216598">
                <text:p>3.586216598</text:p>
              </table:table-cell>
              <table:table-cell office:value-type="float" office:value="0.019707522">
                <text:p>0.019707522</text:p>
              </table:table-cell>
              <table:table-cell office:value-type="float" office:value="408.828692172">
                <text:p>408.8286921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06896787">
                <text:p>2.706896787</text:p>
              </table:table-cell>
              <table:table-cell office:value-type="float" office:value="0.000199183">
                <text:p>0.000199183</text:p>
              </table:table-cell>
              <table:table-cell office:value-type="float" office:value="3.746043506">
                <text:p>3.746043506</text:p>
              </table:table-cell>
              <table:table-cell office:value-type="float" office:value="0.022906045">
                <text:p>0.022906045</text:p>
              </table:table-cell>
              <table:table-cell office:value-type="float" office:value="430.79500319">
                <text:p>430.79500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560366006">
                <text:p>2.560366006</text:p>
              </table:table-cell>
              <table:table-cell office:value-type="float" office:value="0.000207188">
                <text:p>0.000207188</text:p>
              </table:table-cell>
              <table:table-cell office:value-type="float" office:value="3.67584868">
                <text:p>3.67584868</text:p>
              </table:table-cell>
              <table:table-cell office:value-type="float" office:value="0.024033808">
                <text:p>0.024033808</text:p>
              </table:table-cell>
              <table:table-cell office:value-type="float" office:value="426.39844688">
                <text:p>426.39844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35128892">
                <text:p>2.535128892</text:p>
              </table:table-cell>
              <table:table-cell office:value-type="float" office:value="0.000207288">
                <text:p>0.000207288</text:p>
              </table:table-cell>
              <table:table-cell office:value-type="float" office:value="3.747206252">
                <text:p>3.747206252</text:p>
              </table:table-cell>
              <table:table-cell office:value-type="float" office:value="0.024252696">
                <text:p>0.024252696</text:p>
              </table:table-cell>
              <table:table-cell office:value-type="float" office:value="438.423131484">
                <text:p>438.423131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3039534">
                <text:p>2.83039534</text:p>
              </table:table-cell>
              <table:table-cell office:value-type="float" office:value="0.000167574">
                <text:p>0.000167574</text:p>
              </table:table-cell>
              <table:table-cell office:value-type="float" office:value="3.888297628">
                <text:p>3.888297628</text:p>
              </table:table-cell>
              <table:table-cell office:value-type="float" office:value="0.019773732">
                <text:p>0.019773732</text:p>
              </table:table-cell>
              <table:table-cell office:value-type="float" office:value="458.819120104">
                <text:p>458.819120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48839431">
                <text:p>2.648839431</text:p>
              </table:table-cell>
              <table:table-cell office:value-type="float" office:value="0.000177462">
                <text:p>0.000177462</text:p>
              </table:table-cell>
              <table:table-cell office:value-type="float" office:value="3.864627836">
                <text:p>3.864627836</text:p>
              </table:table-cell>
              <table:table-cell office:value-type="float" office:value="0.021117978">
                <text:p>0.021117978</text:p>
              </table:table-cell>
              <table:table-cell office:value-type="float" office:value="459.890712484">
                <text:p>459.8907124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39791923">
                <text:p>2.739791923</text:p>
              </table:table-cell>
              <table:table-cell office:value-type="float" office:value="0.00022963">
                <text:p>0.00022963</text:p>
              </table:table-cell>
              <table:table-cell office:value-type="float" office:value="3.858351735">
                <text:p>3.858351735</text:p>
              </table:table-cell>
              <table:table-cell office:value-type="float" office:value="0.0275556">
                <text:p>0.0275556</text:p>
              </table:table-cell>
              <table:table-cell office:value-type="float" office:value="463.0022082">
                <text:p>463.00220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29641756">
                <text:p>2.629641756</text:p>
              </table:table-cell>
              <table:table-cell office:value-type="float" office:value="0.000185116">
                <text:p>0.000185116</text:p>
              </table:table-cell>
              <table:table-cell office:value-type="float" office:value="3.956638339">
                <text:p>3.956638339</text:p>
              </table:table-cell>
              <table:table-cell office:value-type="float" office:value="0.022399036">
                <text:p>0.022399036</text:p>
              </table:table-cell>
              <table:table-cell office:value-type="float" office:value="478.753239019">
                <text:p>478.753239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93744415">
                <text:p>2.693744415</text:p>
              </table:table-cell>
              <table:table-cell office:value-type="float" office:value="0.000218428">
                <text:p>0.000218428</text:p>
              </table:table-cell>
              <table:table-cell office:value-type="float" office:value="3.962586058">
                <text:p>3.962586058</text:p>
              </table:table-cell>
              <table:table-cell office:value-type="float" office:value="0.026648216">
                <text:p>0.026648216</text:p>
              </table:table-cell>
              <table:table-cell office:value-type="float" office:value="483.435499076">
                <text:p>483.435499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78744975">
                <text:p>2.078744975</text:p>
              </table:table-cell>
              <table:table-cell office:value-type="float" office:value="0.000189565">
                <text:p>0.000189565</text:p>
              </table:table-cell>
              <table:table-cell office:value-type="float" office:value="3.979795415">
                <text:p>3.979795415</text:p>
              </table:table-cell>
              <table:table-cell office:value-type="float" office:value="0.023316495">
                <text:p>0.023316495</text:p>
              </table:table-cell>
              <table:table-cell office:value-type="float" office:value="489.514836045">
                <text:p>489.514836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87109195">
                <text:p>1.987109195</text:p>
              </table:table-cell>
              <table:table-cell office:value-type="float" office:value="0.0001606">
                <text:p>0.0001606</text:p>
              </table:table-cell>
              <table:table-cell office:value-type="float" office:value="3.916753773">
                <text:p>3.916753773</text:p>
              </table:table-cell>
              <table:table-cell office:value-type="float" office:value="0.0199144">
                <text:p>0.0199144</text:p>
              </table:table-cell>
              <table:table-cell office:value-type="float" office:value="485.677467852">
                <text:p>485.677467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08934617">
                <text:p>2.108934617</text:p>
              </table:table-cell>
              <table:table-cell office:value-type="float" office:value="0.000180237">
                <text:p>0.000180237</text:p>
              </table:table-cell>
              <table:table-cell office:value-type="float" office:value="4.000169935">
                <text:p>4.000169935</text:p>
              </table:table-cell>
              <table:table-cell office:value-type="float" office:value="0.022529625">
                <text:p>0.022529625</text:p>
              </table:table-cell>
              <table:table-cell office:value-type="float" office:value="500.021241875">
                <text:p>500.021241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42669264">
                <text:p>2.042669264</text:p>
              </table:table-cell>
              <table:table-cell office:value-type="float" office:value="0.000205535">
                <text:p>0.000205535</text:p>
              </table:table-cell>
              <table:table-cell office:value-type="float" office:value="3.977638833">
                <text:p>3.977638833</text:p>
              </table:table-cell>
              <table:table-cell office:value-type="float" office:value="0.02589741">
                <text:p>0.02589741</text:p>
              </table:table-cell>
              <table:table-cell office:value-type="float" office:value="501.182492958">
                <text:p>501.182492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50989039">
                <text:p>2.050989039</text:p>
              </table:table-cell>
              <table:table-cell office:value-type="float" office:value="0.000268603">
                <text:p>0.000268603</text:p>
              </table:table-cell>
              <table:table-cell office:value-type="float" office:value="3.895162301">
                <text:p>3.895162301</text:p>
              </table:table-cell>
              <table:table-cell office:value-type="float" office:value="0.034112581">
                <text:p>0.034112581</text:p>
              </table:table-cell>
              <table:table-cell office:value-type="float" office:value="494.685612227">
                <text:p>494.685612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82159817">
                <text:p>2.082159817</text:p>
              </table:table-cell>
              <table:table-cell office:value-type="float" office:value="0.000204292">
                <text:p>0.000204292</text:p>
              </table:table-cell>
              <table:table-cell office:value-type="float" office:value="4.045000481">
                <text:p>4.045000481</text:p>
              </table:table-cell>
              <table:table-cell office:value-type="float" office:value="0.026149376">
                <text:p>0.026149376</text:p>
              </table:table-cell>
              <table:table-cell office:value-type="float" office:value="517.760061568">
                <text:p>517.760061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